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38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38" table:style-name="ta1">
        <office:forms form:automatic-focus="false" form:apply-design-mode="false"/>
        <table:table-column table:style-name="co1" table:number-columns-repeated="32" table:default-cell-style-name="ce2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mputer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Segment</text:p>
          </table:table-cell>
          <table:table-cell table:style-name="ce1" office:value-type="string">
            <text:p>Total Cores</text:p>
          </table:table-cell>
          <table:table-cell table:style-name="ce1" office:value-type="string">
            <text:p>Accelerator Cores</text:p>
          </table:table-cell>
          <table:table-cell table:style-name="ce1" office:value-type="string">
            <text:p>Rmax</text:p>
          </table:table-cell>
          <table:table-cell table:style-name="ce1" office:value-type="string">
            <text:p>Rpeak</text:p>
          </table:table-cell>
          <table:table-cell table:style-name="ce1" office:value-type="string">
            <text:p>Effeciency (%)</text:p>
          </table:table-cell>
          <table:table-cell table:style-name="ce1" office:value-type="string">
            <text:p>Nmax</text:p>
          </table:table-cell>
          <table:table-cell table:style-name="ce1" office:value-type="string">
            <text:p>Nhalf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Mflops/Watt</text:p>
          </table:table-cell>
          <table:table-cell table:style-name="ce1" office:value-type="string">
            <text:p>Architecture</text:p>
          </table:table-cell>
          <table:table-cell table:style-name="ce1" office:value-type="string">
            <text:p>Processor</text:p>
          </table:table-cell>
          <table:table-cell table:style-name="ce1" office:value-type="string">
            <text:p>Processor Technology</text:p>
          </table:table-cell>
          <table:table-cell table:style-name="ce1" office:value-type="string">
            <text:p>Processor Speed (MHz)</text:p>
          </table:table-cell>
          <table:table-cell table:style-name="ce1" office:value-type="string">
            <text:p>Operating System</text:p>
          </table:table-cell>
          <table:table-cell table:style-name="ce1" office:value-type="string">
            <text:p>OS Family</text:p>
          </table:table-cell>
          <table:table-cell table:style-name="ce1" office:value-type="string">
            <text:p>Accelerator</text:p>
          </table:table-cell>
          <table:table-cell table:style-name="ce1" office:value-type="string">
            <text:p>Cores per Socket</text:p>
          </table:table-cell>
          <table:table-cell table:style-name="ce1" office:value-type="string">
            <text:p>Processor Generation</text:p>
          </table:table-cell>
          <table:table-cell table:style-name="ce1" office:value-type="string">
            <text:p>System Model</text:p>
          </table:table-cell>
          <table:table-cell table:style-name="ce1" office:value-type="string">
            <text:p>System Family</text:p>
          </table:table-cell>
          <table:table-cell table:style-name="ce1" office:value-type="string">
            <text:p>Interconnect Family</text:p>
          </table:table-cell>
          <table:table-cell table:style-name="ce1" office:value-type="string">
            <text:p>Interconnect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Continent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K computer, SPARC64 VIIIfx 2.0GHz, Tofu interconnect</text:p>
          </table:table-cell>
          <table:table-cell office:value-type="string">
            <text:p>RIKEN Advanced Institute for Computational Science (AICS)</text:p>
          </table:table-cell>
          <table:table-cell office:value-type="string">
            <text:p>Fujitsu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705024">
            <text:p>705024</text:p>
          </table:table-cell>
          <table:table-cell office:value-type="float" office:value="0">
            <text:p>0</text:p>
          </table:table-cell>
          <table:table-cell office:value-type="float" office:value="10510000">
            <text:p>10510000</text:p>
          </table:table-cell>
          <table:table-cell office:value-type="float" office:value="11280384">
            <text:p>11280384</text:p>
          </table:table-cell>
          <table:table-cell office:value-type="float" office:value="93.17">
            <text:p>93,17</text:p>
          </table:table-cell>
          <table:table-cell office:value-type="float" office:value="11870208">
            <text:p>11870208</text:p>
          </table:table-cell>
          <table:table-cell office:value-type="float" office:value="0">
            <text:p>0</text:p>
          </table:table-cell>
          <table:table-cell office:value-type="float" office:value="12659.89">
            <text:p>12659,89</text:p>
          </table:table-cell>
          <table:table-cell office:value-type="float" office:value="830.18">
            <text:p>830,18</text:p>
          </table:table-cell>
          <table:table-cell office:value-type="string">
            <text:p>Cluster</text:p>
          </table:table-cell>
          <table:table-cell office:value-type="string">
            <text:p>SPARC64 VIIIfx 8C 2.00GHz</text:p>
          </table:table-cell>
          <table:table-cell office:value-type="string">
            <text:p>Sparc</text:p>
          </table:table-cell>
          <table:table-cell office:value-type="float" office:value="2000">
            <text:p>2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SPARC64 VIIIfx</text:p>
          </table:table-cell>
          <table:table-cell office:value-type="string">
            <text:p>K computer</text:p>
          </table:table-cell>
          <table:table-cell office:value-type="string">
            <text:p>Fujitsu Cluster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ianhe-1A</text:p>
          </table:table-cell>
          <table:table-cell office:value-type="string">
            <text:p>NUDT YH MPP, Xeon X5670 6C 2.93 GHz, NVIDIA 2050</text:p>
          </table:table-cell>
          <table:table-cell office:value-type="string">
            <text:p>National Supercomputing Center in Tianjin</text:p>
          </table:table-cell>
          <table:table-cell office:value-type="string">
            <text:p>NUDT</text:p>
          </table:table-cell>
          <table:table-cell office:value-type="string">
            <text:p>China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186368">
            <text:p>186368</text:p>
          </table:table-cell>
          <table:table-cell office:value-type="float" office:value="100352">
            <text:p>100352</text:p>
          </table:table-cell>
          <table:table-cell office:value-type="float" office:value="2566000">
            <text:p>2566000</text:p>
          </table:table-cell>
          <table:table-cell office:value-type="float" office:value="4701000">
            <text:p>4701000</text:p>
          </table:table-cell>
          <table:table-cell office:value-type="float" office:value="54.58">
            <text:p>54,58</text:p>
          </table:table-cell>
          <table:table-cell office:value-type="float" office:value="3600000">
            <text:p>3600000</text:p>
          </table:table-cell>
          <table:table-cell office:value-type="float" office:value="1000000">
            <text:p>1000000</text:p>
          </table:table-cell>
          <table:table-cell office:value-type="float" office:value="4040">
            <text:p>4040</text:p>
          </table:table-cell>
          <table:table-cell office:value-type="float" office:value="635.15">
            <text:p>635,15</text:p>
          </table:table-cell>
          <table:table-cell office:value-type="string">
            <text:p>MPP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NUDT YH MPP</text:p>
          </table:table-cell>
          <table:table-cell office:value-type="string">
            <text:p>NUDT MPP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aguar</text:p>
          </table:table-cell>
          <table:table-cell office:value-type="string">
            <text:p>Cray XT5-HE Opteron 6-core 2.6 GHz</text:p>
          </table:table-cell>
          <table:table-cell office:value-type="string">
            <text:p>DOE/SC/Oak Ridge National Laboratory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224162">
            <text:p>224162</text:p>
          </table:table-cell>
          <table:table-cell office:value-type="float" office:value="0">
            <text:p>0</text:p>
          </table:table-cell>
          <table:table-cell office:value-type="float" office:value="1759000">
            <text:p>1759000</text:p>
          </table:table-cell>
          <table:table-cell office:value-type="float" office:value="2331000">
            <text:p>2331000</text:p>
          </table:table-cell>
          <table:table-cell office:value-type="float" office:value="75.46">
            <text:p>75,46</text:p>
          </table:table-cell>
          <table:table-cell office:value-type="float" office:value="5474272">
            <text:p>5474272</text:p>
          </table:table-cell>
          <table:table-cell office:value-type="float" office:value="0">
            <text:p>0</text:p>
          </table:table-cell>
          <table:table-cell office:value-type="float" office:value="6950">
            <text:p>6950</text:p>
          </table:table-cell>
          <table:table-cell office:value-type="float" office:value="253.09">
            <text:p>253,09</text:p>
          </table:table-cell>
          <table:table-cell office:value-type="string">
            <text:p>MPP</text:p>
          </table:table-cell>
          <table:table-cell office:value-type="string">
            <text:p>Opteron Six Core 6C 2.60GHz</text:p>
          </table:table-cell>
          <table:table-cell office:value-type="string">
            <text:p>AMD x86_64</text:p>
          </table:table-cell>
          <table:table-cell office:value-type="float" office:value="2600">
            <text:p>2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Opteron Six Core</text:p>
          </table:table-cell>
          <table:table-cell office:value-type="string">
            <text:p>Cray XT5-HE</text:p>
          </table:table-cell>
          <table:table-cell office:value-type="string">
            <text:p>Cray XT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bulae</text:p>
          </table:table-cell>
          <table:table-cell office:value-type="string">
            <text:p>Dawning TC3600 Blade System, Xeon X5650 6C 2.66GHz, Infiniband QDR, NVIDIA 2050</text:p>
          </table:table-cell>
          <table:table-cell office:value-type="string">
            <text:p>National Supercomputing Centre in Shenzhen (NSCS)</text:p>
          </table:table-cell>
          <table:table-cell office:value-type="string">
            <text:p>Dawning</text:p>
          </table:table-cell>
          <table:table-cell office:value-type="string">
            <text:p>China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120640">
            <text:p>120640</text:p>
          </table:table-cell>
          <table:table-cell office:value-type="float" office:value="64960">
            <text:p>64960</text:p>
          </table:table-cell>
          <table:table-cell office:value-type="float" office:value="1271000">
            <text:p>1271000</text:p>
          </table:table-cell>
          <table:table-cell office:value-type="float" office:value="2984300">
            <text:p>2984300</text:p>
          </table:table-cell>
          <table:table-cell office:value-type="float" office:value="42.59">
            <text:p>42,59</text:p>
          </table:table-cell>
          <table:table-cell office:value-type="float" office:value="2359296">
            <text:p>2359296</text:p>
          </table:table-cell>
          <table:table-cell office:value-type="float" office:value="0">
            <text:p>0</text:p>
          </table:table-cell>
          <table:table-cell office:value-type="float" office:value="2580">
            <text:p>2580</text:p>
          </table:table-cell>
          <table:table-cell office:value-type="float" office:value="492.64">
            <text:p>492,64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Dawning TC3600 Blade System</text:p>
          </table:table-cell>
          <table:table-cell office:value-type="string">
            <text:p>Dawning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SUBAME 2.0</text:p>
          </table:table-cell>
          <table:table-cell office:value-type="string">
            <text:p>HP ProLiant SL390s G7 Xeon 6C X5670, Nvidia GPU, Linux/Windows</text:p>
          </table:table-cell>
          <table:table-cell office:value-type="string">
            <text:p>GSIC Center, Tokyo Institute of Technology</text:p>
          </table:table-cell>
          <table:table-cell office:value-type="string">
            <text:p>NEC/HP</text:p>
          </table:table-cell>
          <table:table-cell office:value-type="string">
            <text:p>Japan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73278">
            <text:p>73278</text:p>
          </table:table-cell>
          <table:table-cell office:value-type="float" office:value="56994">
            <text:p>56994</text:p>
          </table:table-cell>
          <table:table-cell office:value-type="float" office:value="1192000">
            <text:p>1192000</text:p>
          </table:table-cell>
          <table:table-cell office:value-type="float" office:value="2287630">
            <text:p>2287630</text:p>
          </table:table-cell>
          <table:table-cell office:value-type="float" office:value="52.11">
            <text:p>52,11</text:p>
          </table:table-cell>
          <table:table-cell office:value-type="float" office:value="2490368">
            <text:p>2490368</text:p>
          </table:table-cell>
          <table:table-cell office:value-type="float" office:value="0">
            <text:p>0</text:p>
          </table:table-cell>
          <table:table-cell office:value-type="float" office:value="1398.61">
            <text:p>1398,61</text:p>
          </table:table-cell>
          <table:table-cell office:value-type="float" office:value="852.27">
            <text:p>852,27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SL390s G7</text:p>
          </table:table-cell>
          <table:table-cell office:value-type="string">
            <text:p>HP Cluster Platform 3000S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elo</text:p>
          </table:table-cell>
          <table:table-cell office:value-type="string">
            <text:p>Cray XE6, Opteron 6136 8C 2.40GHz, Custom</text:p>
          </table:table-cell>
          <table:table-cell office:value-type="string">
            <text:p>DOE/NNSA/LANL/SNL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42272">
            <text:p>142272</text:p>
          </table:table-cell>
          <table:table-cell office:value-type="float" office:value="0">
            <text:p>0</text:p>
          </table:table-cell>
          <table:table-cell office:value-type="float" office:value="1110000">
            <text:p>1110000</text:p>
          </table:table-cell>
          <table:table-cell office:value-type="float" office:value="1365811.2">
            <text:p>1365811,2</text:p>
          </table:table-cell>
          <table:table-cell office:value-type="float" office:value="81.27">
            <text:p>81,27</text:p>
          </table:table-cell>
          <table:table-cell table:number-columns-repeated="2" office:value-type="float" office:value="0">
            <text:p>0</text:p>
          </table:table-cell>
          <table:table-cell office:value-type="float" office:value="3980">
            <text:p>3980</text:p>
          </table:table-cell>
          <table:table-cell office:value-type="float" office:value="278.89">
            <text:p>278,89</text:p>
          </table:table-cell>
          <table:table-cell office:value-type="string">
            <text:p>MPP</text:p>
          </table:table-cell>
          <table:table-cell office:value-type="string">
            <text:p>Opteron 6136 8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leiades</text:p>
          </table:table-cell>
          <table:table-cell office:value-type="string">
            <text:p>SGI Altix ICE 8200EX/8400EX, Xeon HT QC 3.0/Xeon 5570/5670 2.93 Ghz, Infiniband</text:p>
          </table:table-cell>
          <table:table-cell office:value-type="string">
            <text:p>NASA/Ames Research Center/NAS</text:p>
          </table:table-cell>
          <table:table-cell office:value-type="string">
            <text:p>SGI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11104">
            <text:p>111104</text:p>
          </table:table-cell>
          <table:table-cell office:value-type="float" office:value="0">
            <text:p>0</text:p>
          </table:table-cell>
          <table:table-cell office:value-type="float" office:value="1088000">
            <text:p>1088000</text:p>
          </table:table-cell>
          <table:table-cell office:value-type="float" office:value="1315328">
            <text:p>1315328</text:p>
          </table:table-cell>
          <table:table-cell office:value-type="float" office:value="82.72">
            <text:p>82,72</text:p>
          </table:table-cell>
          <table:table-cell office:value-type="float" office:value="3344040">
            <text:p>3344040</text:p>
          </table:table-cell>
          <table:table-cell office:value-type="float" office:value="0">
            <text:p>0</text:p>
          </table:table-cell>
          <table:table-cell office:value-type="float" office:value="4102">
            <text:p>4102</text:p>
          </table:table-cell>
          <table:table-cell office:value-type="float" office:value="265.24">
            <text:p>265,24</text:p>
          </table:table-cell>
          <table:table-cell office:value-type="string">
            <text:p>MPP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SGI Altix ICE 8200EX/8400EX</text:p>
          </table:table-cell>
          <table:table-cell office:value-type="string">
            <text:p>SGI Alti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pper</text:p>
          </table:table-cell>
          <table:table-cell office:value-type="string">
            <text:p>Cray XE6, Opteron 6172 12C 2.10GHz, Custom</text:p>
          </table:table-cell>
          <table:table-cell office:value-type="string">
            <text:p>DOE/SC/LBNL/NERSC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153408">
            <text:p>153408</text:p>
          </table:table-cell>
          <table:table-cell office:value-type="float" office:value="0">
            <text:p>0</text:p>
          </table:table-cell>
          <table:table-cell office:value-type="float" office:value="1054000">
            <text:p>1054000</text:p>
          </table:table-cell>
          <table:table-cell office:value-type="float" office:value="1288627.2">
            <text:p>1288627,2</text:p>
          </table:table-cell>
          <table:table-cell office:value-type="float" office:value="81.79">
            <text:p>81,79</text:p>
          </table:table-cell>
          <table:table-cell office:value-type="float" office:value="4537344">
            <text:p>4537344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362.2">
            <text:p>362,2</text:p>
          </table:table-cell>
          <table:table-cell office:value-type="string">
            <text:p>MPP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era-100</text:p>
          </table:table-cell>
          <table:table-cell office:value-type="string">
            <text:p>Bull bullx super-node S6010/S6030</text:p>
          </table:table-cell>
          <table:table-cell office:value-type="string">
            <text:p>Commissariat a l'Energie Atomique (CEA)</text:p>
          </table:table-cell>
          <table:table-cell office:value-type="string">
            <text:p>Bull SA</text:p>
          </table:table-cell>
          <table:table-cell office:value-type="string">
            <text:p>France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138368">
            <text:p>138368</text:p>
          </table:table-cell>
          <table:table-cell office:value-type="float" office:value="0">
            <text:p>0</text:p>
          </table:table-cell>
          <table:table-cell office:value-type="float" office:value="1050000">
            <text:p>1050000</text:p>
          </table:table-cell>
          <table:table-cell office:value-type="float" office:value="1254550">
            <text:p>1254550</text:p>
          </table:table-cell>
          <table:table-cell office:value-type="float" office:value="83.7">
            <text:p>83,7</text:p>
          </table:table-cell>
          <table:table-cell office:value-type="float" office:value="4926336">
            <text:p>4926336</text:p>
          </table:table-cell>
          <table:table-cell office:value-type="float" office:value="0">
            <text:p>0</text:p>
          </table:table-cell>
          <table:table-cell office:value-type="float" office:value="4590">
            <text:p>4590</text:p>
          </table:table-cell>
          <table:table-cell office:value-type="float" office:value="228.76">
            <text:p>228,76</text:p>
          </table:table-cell>
          <table:table-cell office:value-type="string">
            <text:p>Cluster</text:p>
          </table:table-cell>
          <table:table-cell office:value-type="string">
            <text:p>Xeon X7560 8C 2.26GHz</text:p>
          </table:table-cell>
          <table:table-cell office:value-type="string">
            <text:p>Intel Nehalem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Xeon 75xx (Nehalem-EX)</text:p>
          </table:table-cell>
          <table:table-cell office:value-type="string">
            <text:p>bullx super-node S6010/S6030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oadrunner</text:p>
          </table:table-cell>
          <table:table-cell office:value-type="string">
            <text:p>BladeCenter QS22/LS21 Cluster, PowerXCell 8i 3.2 Ghz / Opteron DC 1.8 GHz, Voltaire Infiniband</text:p>
          </table:table-cell>
          <table:table-cell office:value-type="string">
            <text:p>DOE/NNSA/LANL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22400">
            <text:p>122400</text:p>
          </table:table-cell>
          <table:table-cell office:value-type="float" office:value="110160">
            <text:p>110160</text:p>
          </table:table-cell>
          <table:table-cell office:value-type="float" office:value="1042000">
            <text:p>1042000</text:p>
          </table:table-cell>
          <table:table-cell office:value-type="float" office:value="1375776">
            <text:p>1375776</text:p>
          </table:table-cell>
          <table:table-cell office:value-type="float" office:value="75.74">
            <text:p>75,74</text:p>
          </table:table-cell>
          <table:table-cell office:value-type="float" office:value="2249343">
            <text:p>2249343</text:p>
          </table:table-cell>
          <table:table-cell office:value-type="float" office:value="0">
            <text:p>0</text:p>
          </table:table-cell>
          <table:table-cell office:value-type="float" office:value="2345">
            <text:p>2345</text:p>
          </table:table-cell>
          <table:table-cell office:value-type="float" office:value="444.35">
            <text:p>444,35</text:p>
          </table:table-cell>
          <table:table-cell office:value-type="string">
            <text:p>Cluster</text:p>
          </table:table-cell>
          <table:table-cell office:value-type="string">
            <text:p>PowerXCell 8i 9C 3.20GHz</text:p>
          </table:table-cell>
          <table:table-cell office:value-type="string">
            <text:p>Power</text:p>
          </table:table-cell>
          <table:table-cell office:value-type="float" office:value="3200">
            <text:p>3200</text:p>
          </table:table-cell>
          <table:table-cell table:number-columns-repeated="2" office:value-type="string">
            <text:p>Linux</text:p>
          </table:table-cell>
          <table:table-cell office:value-type="string">
            <text:p>IBM PowerXCell 8i</text:p>
          </table:table-cell>
          <table:table-cell office:value-type="float" office:value="9">
            <text:p>9</text:p>
          </table:table-cell>
          <table:table-cell office:value-type="string">
            <text:p>PowerXCell 8i</text:p>
          </table:table-cell>
          <table:table-cell office:value-type="string">
            <text:p>BladeCenter Q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raken XT5</text:p>
          </table:table-cell>
          <table:table-cell office:value-type="string">
            <text:p>Cray XT5-HE Opteron Six Core 2.6 GHz</text:p>
          </table:table-cell>
          <table:table-cell office:value-type="string">
            <text:p>National Institute for Computational Sciences/University of Tennessee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112800">
            <text:p>112800</text:p>
          </table:table-cell>
          <table:table-cell office:value-type="float" office:value="0">
            <text:p>0</text:p>
          </table:table-cell>
          <table:table-cell office:value-type="float" office:value="919100">
            <text:p>919100</text:p>
          </table:table-cell>
          <table:table-cell office:value-type="float" office:value="1173000">
            <text:p>1173000</text:p>
          </table:table-cell>
          <table:table-cell office:value-type="float" office:value="78.35">
            <text:p>78,35</text:p>
          </table:table-cell>
          <table:table-cell office:value-type="float" office:value="3844936">
            <text:p>3844936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  <table:table-cell office:value-type="float" office:value="297.44">
            <text:p>297,44</text:p>
          </table:table-cell>
          <table:table-cell office:value-type="string">
            <text:p>MPP</text:p>
          </table:table-cell>
          <table:table-cell office:value-type="string">
            <text:p>Opteron Six Core 6C 2.60GHz</text:p>
          </table:table-cell>
          <table:table-cell office:value-type="string">
            <text:p>AMD x86_64</text:p>
          </table:table-cell>
          <table:table-cell office:value-type="float" office:value="2600">
            <text:p>2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Opteron Six Core</text:p>
          </table:table-cell>
          <table:table-cell office:value-type="string">
            <text:p>Cray XT5-HE</text:p>
          </table:table-cell>
          <table:table-cell office:value-type="string">
            <text:p>Cray XT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ERMIT</text:p>
          </table:table-cell>
          <table:table-cell office:value-type="string">
            <text:p>Cray XE6, Opteron 6276 16C 2.30 GHz, Cray Gemini interconnect</text:p>
          </table:table-cell>
          <table:table-cell office:value-type="string">
            <text:p>HWW/Universitaet Stuttgart</text:p>
          </table:table-cell>
          <table:table-cell office:value-type="string">
            <text:p>Cray Inc.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3472">
            <text:p>113472</text:p>
          </table:table-cell>
          <table:table-cell office:value-type="float" office:value="0">
            <text:p>0</text:p>
          </table:table-cell>
          <table:table-cell office:value-type="float" office:value="831400">
            <text:p>831400</text:p>
          </table:table-cell>
          <table:table-cell office:value-type="float" office:value="1043942.4">
            <text:p>1043942,4</text:p>
          </table:table-cell>
          <table:table-cell office:value-type="float" office:value="79.64">
            <text:p>79,64</text:p>
          </table:table-cell>
          <table:table-cell office:value-type="float" office:value="3555552">
            <text:p>3555552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276 16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office:value-type="string">
            <text:p>Cray Linux Environment 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Opteron 6200 Series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ray Interconnect</text:p>
          </table:table-cell>
          <table:table-cell office:value-type="string">
            <text:p>Cray Gemini interconnec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UGENE</text:p>
          </table:table-cell>
          <table:table-cell office:value-type="string">
            <text:p>Blue Gene/P Solution</text:p>
          </table:table-cell>
          <table:table-cell office:value-type="string">
            <text:p>Forschungszentrum Juelich (FZJ)</text:p>
          </table:table-cell>
          <table:table-cell office:value-type="string">
            <text:p>IBM</text:p>
          </table:table-cell>
          <table:table-cell office:value-type="string">
            <text:p>Germany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294912">
            <text:p>294912</text:p>
          </table:table-cell>
          <table:table-cell office:value-type="float" office:value="0">
            <text:p>0</text:p>
          </table:table-cell>
          <table:table-cell office:value-type="float" office:value="825500">
            <text:p>825500</text:p>
          </table:table-cell>
          <table:table-cell office:value-type="float" office:value="1002701">
            <text:p>1002701</text:p>
          </table:table-cell>
          <table:table-cell office:value-type="float" office:value="82.33">
            <text:p>82,33</text:p>
          </table:table-cell>
          <table:table-cell table:number-columns-repeated="2" office:value-type="float" office:value="0">
            <text:p>0</text:p>
          </table:table-cell>
          <table:table-cell office:value-type="float" office:value="2268">
            <text:p>2268</text:p>
          </table:table-cell>
          <table:table-cell office:value-type="float" office:value="363.98">
            <text:p>363,98</text:p>
          </table:table-cell>
          <table:table-cell office:value-type="string">
            <text:p>MPP</text:p>
          </table:table-cell>
          <table:table-cell office:value-type="string">
            <text:p>PowerPC 450 4C 850MHz</text:p>
          </table:table-cell>
          <table:table-cell office:value-type="string">
            <text:p>Power</text:p>
          </table:table-cell>
          <table:table-cell office:value-type="float" office:value="850">
            <text:p>85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PowerPC 450</text:p>
          </table:table-cell>
          <table:table-cell office:value-type="string">
            <text:p>BlueGene/P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nway Blue Light</text:p>
          </table:table-cell>
          <table:table-cell office:value-type="string">
            <text:p>Sunway BlueLight MPP, ShenWei processor SW1600 975.00 MHz, Infiniband QDR</text:p>
          </table:table-cell>
          <table:table-cell office:value-type="string">
            <text:p>National Supercomputing Center in Jinan</text:p>
          </table:table-cell>
          <table:table-cell office:value-type="string">
            <text:p>National Research Center of Parallel Computer Engineering &amp; Technology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37200">
            <text:p>137200</text:p>
          </table:table-cell>
          <table:table-cell office:value-type="float" office:value="0">
            <text:p>0</text:p>
          </table:table-cell>
          <table:table-cell office:value-type="float" office:value="795900">
            <text:p>795900</text:p>
          </table:table-cell>
          <table:table-cell office:value-type="float" office:value="1070160">
            <text:p>1070160</text:p>
          </table:table-cell>
          <table:table-cell office:value-type="float" office:value="74.37">
            <text:p>74,37</text:p>
          </table:table-cell>
          <table:table-cell office:value-type="float" office:value="3375120">
            <text:p>3375120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741.06">
            <text:p>741,06</text:p>
          </table:table-cell>
          <table:table-cell office:value-type="string">
            <text:p>Cluster</text:p>
          </table:table-cell>
          <table:table-cell office:value-type="string">
            <text:p>ShenWei processor SW1600 16C 975MHz</text:p>
          </table:table-cell>
          <table:table-cell office:value-type="string">
            <text:p>Others</text:p>
          </table:table-cell>
          <table:table-cell office:value-type="float" office:value="975">
            <text:p>975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ShenWei</text:p>
          </table:table-cell>
          <table:table-cell table:number-columns-repeated="2" office:value-type="string">
            <text:p>Sunway BlueLight MPP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Zin</text:p>
          </table:table-cell>
          <table:table-cell office:value-type="string">
            <text:p>Xtreme-X GreenBlade GB512X, Xeon E5 (Sandy Bridge - EP) 8C 2.60GHz, Infiniband QDR</text:p>
          </table:table-cell>
          <table:table-cell office:value-type="string">
            <text:p>Lawrence Livermore National Laboratory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46208">
            <text:p>46208</text:p>
          </table:table-cell>
          <table:table-cell office:value-type="float" office:value="0">
            <text:p>0</text:p>
          </table:table-cell>
          <table:table-cell office:value-type="float" office:value="773700">
            <text:p>773700</text:p>
          </table:table-cell>
          <table:table-cell office:value-type="float" office:value="961126.4">
            <text:p>961126,4</text:p>
          </table:table-cell>
          <table:table-cell office:value-type="float" office:value="80.5">
            <text:p>80,5</text:p>
          </table:table-cell>
          <table:table-cell office:value-type="float" office:value="3260400">
            <text:p>3260400</text:p>
          </table:table-cell>
          <table:table-cell office:value-type="float" office:value="1630200">
            <text:p>1630200</text:p>
          </table:table-cell>
          <table:table-cell office:value-type="float" office:value="924.16">
            <text:p>924,16</text:p>
          </table:table-cell>
          <table:table-cell office:value-type="float" office:value="837.19">
            <text:p>837,19</text:p>
          </table:table-cell>
          <table:table-cell office:value-type="string">
            <text:p>Cluster</text:p>
          </table:table-cell>
          <table:table-cell office:value-type="string">
            <text:p>Xeon E5 (Sandy Bridge - EP) 8C 2.60GHz</text:p>
          </table:table-cell>
          <table:table-cell office:value-type="string">
            <text:p>Intel SandyBridge</text:p>
          </table:table-cell>
          <table:table-cell office:value-type="float" office:value="2600">
            <text:p>2600</text:p>
          </table:table-cell>
          <table:table-cell office:value-type="string">
            <text:p>RHEL 6.2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office:value-type="string">
            <text:p>Xtreme-X GreenBlade GB512X</text:p>
          </table:table-cell>
          <table:table-cell office:value-type="string">
            <text:p>Appro Xtreme-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ianhe-1A Hunan Solution</text:p>
          </table:table-cell>
          <table:table-cell office:value-type="string">
            <text:p>NUDT YH MPP, Xeon X5670 6C 2.93 GHz, Proprietary, NVIDIA 2050</text:p>
          </table:table-cell>
          <table:table-cell office:value-type="string">
            <text:p>National Super Computer Center in Hunan</text:p>
          </table:table-cell>
          <table:table-cell office:value-type="string">
            <text:p>NUDT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53248">
            <text:p>53248</text:p>
          </table:table-cell>
          <table:table-cell office:value-type="float" office:value="28672">
            <text:p>28672</text:p>
          </table:table-cell>
          <table:table-cell office:value-type="float" office:value="771700">
            <text:p>771700</text:p>
          </table:table-cell>
          <table:table-cell office:value-type="float" office:value="1342750.72">
            <text:p>1342750,72</text:p>
          </table:table-cell>
          <table:table-cell office:value-type="float" office:value="57.47">
            <text:p>57,47</text:p>
          </table:table-cell>
          <table:table-cell office:value-type="float" office:value="2200000">
            <text:p>2200000</text:p>
          </table:table-cell>
          <table:table-cell office:value-type="float" office:value="0">
            <text:p>0</text:p>
          </table:table-cell>
          <table:table-cell office:value-type="float" office:value="1155.07">
            <text:p>1155,07</text:p>
          </table:table-cell>
          <table:table-cell office:value-type="float" office:value="668.1">
            <text:p>668,1</text:p>
          </table:table-cell>
          <table:table-cell office:value-type="string">
            <text:p>MPP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NUDT YH MPP</text:p>
          </table:table-cell>
          <table:table-cell office:value-type="string">
            <text:p>NUDT MPP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lueGene/Q, Power BQC 16C 1.60 GHz, Custom</text:p>
          </table:table-cell>
          <table:table-cell office:value-type="string">
            <text:p>DOE/NNSA/LLNL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65536">
            <text:p>65536</text:p>
          </table:table-cell>
          <table:table-cell office:value-type="float" office:value="0">
            <text:p>0</text:p>
          </table:table-cell>
          <table:table-cell office:value-type="float" office:value="677104">
            <text:p>677104</text:p>
          </table:table-cell>
          <table:table-cell office:value-type="float" office:value="838861">
            <text:p>838861</text:p>
          </table:table-cell>
          <table:table-cell office:value-type="float" office:value="80.72">
            <text:p>80,72</text:p>
          </table:table-cell>
          <table:table-cell office:value-type="float" office:value="2719743">
            <text:p>2719743</text:p>
          </table:table-cell>
          <table:table-cell office:value-type="float" office:value="0">
            <text:p>0</text:p>
          </table:table-cell>
          <table:table-cell office:value-type="float" office:value="340.5">
            <text:p>340,5</text:p>
          </table:table-cell>
          <table:table-cell office:value-type="float" office:value="1988.56">
            <text:p>1988,56</text:p>
          </table:table-cell>
          <table:table-cell office:value-type="string">
            <text:p>MPP</text:p>
          </table:table-cell>
          <table:table-cell office:value-type="string">
            <text:p>Power BQC 16C 1.60GHz</text:p>
          </table:table-cell>
          <table:table-cell office:value-type="string">
            <text:p>PowerPC</text:p>
          </table:table-cell>
          <table:table-cell office:value-type="float" office:value="1600">
            <text:p>1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Power BQC</text:p>
          </table:table-cell>
          <table:table-cell office:value-type="string">
            <text:p>BlueGene/Q</text:p>
          </table:table-cell>
          <table:table-cell office:value-type="string">
            <text:p>IBM BlueGen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omonosov</text:p>
          </table:table-cell>
          <table:table-cell office:value-type="string">
            <text:p>T-Platforms T-Blade2/1.1, Xeon X5570/X5670 2.93 GHz, Nvidia 2070 GPU, Infiniband QDR</text:p>
          </table:table-cell>
          <table:table-cell office:value-type="string">
            <text:p>Moscow State University - Research Computing Center</text:p>
          </table:table-cell>
          <table:table-cell office:value-type="string">
            <text:p>T-Platforms</text:p>
          </table:table-cell>
          <table:table-cell office:value-type="string">
            <text:p>Russi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33072">
            <text:p>33072</text:p>
          </table:table-cell>
          <table:table-cell office:value-type="float" office:value="21756">
            <text:p>21756</text:p>
          </table:table-cell>
          <table:table-cell office:value-type="float" office:value="674105">
            <text:p>674105</text:p>
          </table:table-cell>
          <table:table-cell office:value-type="float" office:value="1373060">
            <text:p>1373060</text:p>
          </table:table-cell>
          <table:table-cell office:value-type="float" office:value="49.1">
            <text:p>49,1</text:p>
          </table:table-cell>
          <table:table-cell office:value-type="float" office:value="2073599">
            <text:p>2073599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240.75">
            <text:p>240,75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7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T-Platforms T-Blade2</text:p>
          </table:table-cell>
          <table:table-cell office:value-type="string">
            <text:p>T-Platforms Cluster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ECToR</text:p>
          </table:table-cell>
          <table:table-cell office:value-type="string">
            <text:p>Cray XE6, Opteron 6276 16C 2.30 GHz, Cray Gemini interconnect</text:p>
          </table:table-cell>
          <table:table-cell office:value-type="string">
            <text:p>University of Edinburgh</text:p>
          </table:table-cell>
          <table:table-cell office:value-type="string">
            <text:p>Cray Inc.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90112">
            <text:p>90112</text:p>
          </table:table-cell>
          <table:table-cell office:value-type="float" office:value="0">
            <text:p>0</text:p>
          </table:table-cell>
          <table:table-cell office:value-type="float" office:value="660243">
            <text:p>660243</text:p>
          </table:table-cell>
          <table:table-cell office:value-type="float" office:value="829030.4">
            <text:p>829030,4</text:p>
          </table:table-cell>
          <table:table-cell office:value-type="float" office:value="79.64">
            <text:p>79,6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276 16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office:value-type="string">
            <text:p>Cray Linux Environment 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Opteron 6200 Series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ray Interconnect</text:p>
          </table:table-cell>
          <table:table-cell office:value-type="string">
            <text:p>Cray Gemini interconnec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aea C2</text:p>
          </table:table-cell>
          <table:table-cell office:value-type="string">
            <text:p>Cray XE6, Opteron 6276 16C 2.30GHz, Cray Gemini interconnect</text:p>
          </table:table-cell>
          <table:table-cell office:value-type="string">
            <text:p>NOAA/Oak Ridge National Laboratory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77824">
            <text:p>77824</text:p>
          </table:table-cell>
          <table:table-cell office:value-type="float" office:value="0">
            <text:p>0</text:p>
          </table:table-cell>
          <table:table-cell office:value-type="float" office:value="565700">
            <text:p>565700</text:p>
          </table:table-cell>
          <table:table-cell office:value-type="float" office:value="715981">
            <text:p>715981</text:p>
          </table:table-cell>
          <table:table-cell office:value-type="float" office:value="79.01">
            <text:p>79,01</text:p>
          </table:table-cell>
          <table:table-cell table:number-columns-repeated="2" office:value-type="float" office:value="0">
            <text:p>0</text:p>
          </table:table-cell>
          <table:table-cell office:value-type="float" office:value="972">
            <text:p>972</text:p>
          </table:table-cell>
          <table:table-cell office:value-type="float" office:value="582">
            <text:p>582</text:p>
          </table:table-cell>
          <table:table-cell office:value-type="string">
            <text:p>MPP</text:p>
          </table:table-cell>
          <table:table-cell office:value-type="string">
            <text:p>Opteron 6276 16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office:value-type="string">
            <text:p>Cray Linux Environment 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Opteron 6200 Series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ray Interconnect</text:p>
          </table:table-cell>
          <table:table-cell office:value-type="string">
            <text:p>Cray Gemini interconnec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ole-8.5</text:p>
          </table:table-cell>
          <table:table-cell office:value-type="string">
            <text:p>Mole-8.5 Cluster, Xeon X5520 4C 2.27 GHz, Infiniband QDR, NVIDIA 2050</text:p>
          </table:table-cell>
          <table:table-cell office:value-type="string">
            <text:p>Institute of Process Engineering, Chinese Academy of Sciences</text:p>
          </table:table-cell>
          <table:table-cell office:value-type="string">
            <text:p>IPE, Nvidia, Tyan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29440">
            <text:p>29440</text:p>
          </table:table-cell>
          <table:table-cell office:value-type="float" office:value="0">
            <text:p>0</text:p>
          </table:table-cell>
          <table:table-cell office:value-type="float" office:value="496500">
            <text:p>496500</text:p>
          </table:table-cell>
          <table:table-cell office:value-type="float" office:value="1012650">
            <text:p>1012650</text:p>
          </table:table-cell>
          <table:table-cell office:value-type="float" office:value="49.03">
            <text:p>49,03</text:p>
          </table:table-cell>
          <table:table-cell office:value-type="float" office:value="768000">
            <text:p>768000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919.44">
            <text:p>919,44</text:p>
          </table:table-cell>
          <table:table-cell office:value-type="string">
            <text:p>Cluster</text:p>
          </table:table-cell>
          <table:table-cell office:value-type="string">
            <text:p>Xeon X5520 4C 2.27GHz</text:p>
          </table:table-cell>
          <table:table-cell office:value-type="string">
            <text:p>Intel EM64T</text:p>
          </table:table-cell>
          <table:table-cell office:value-type="float" office:value="2267">
            <text:p>2267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table:number-columns-repeated="2" office:value-type="string">
            <text:p>Mole-8.5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lueGene/L</text:p>
          </table:table-cell>
          <table:table-cell office:value-type="string">
            <text:p>eServer Blue Gene Solution</text:p>
          </table:table-cell>
          <table:table-cell office:value-type="string">
            <text:p>DOE/NNSA/LLNL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7">
            <text:p>2007</text:p>
          </table:table-cell>
          <table:table-cell office:value-type="string">
            <text:p>Research</text:p>
          </table:table-cell>
          <table:table-cell office:value-type="float" office:value="212992">
            <text:p>212992</text:p>
          </table:table-cell>
          <table:table-cell office:value-type="float" office:value="0">
            <text:p>0</text:p>
          </table:table-cell>
          <table:table-cell office:value-type="float" office:value="478200">
            <text:p>478200</text:p>
          </table:table-cell>
          <table:table-cell office:value-type="float" office:value="596378">
            <text:p>596378</text:p>
          </table:table-cell>
          <table:table-cell office:value-type="float" office:value="80.18">
            <text:p>80,18</text:p>
          </table:table-cell>
          <table:table-cell office:value-type="float" office:value="2456063">
            <text:p>2456063</text:p>
          </table:table-cell>
          <table:table-cell office:value-type="float" office:value="0">
            <text:p>0</text:p>
          </table:table-cell>
          <table:table-cell office:value-type="float" office:value="2329">
            <text:p>2329</text:p>
          </table:table-cell>
          <table:table-cell office:value-type="float" office:value="205.32">
            <text:p>205,32</text:p>
          </table:table-cell>
          <table:table-cell office:value-type="string">
            <text:p>MPP</text:p>
          </table:table-cell>
          <table:table-cell office:value-type="string">
            <text:p>PowerPC 440 2C 700MHz</text:p>
          </table:table-cell>
          <table:table-cell office:value-type="string">
            <text:p>Power</text:p>
          </table:table-cell>
          <table:table-cell office:value-type="float" office:value="700">
            <text:p>70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PC 440</text:p>
          </table:table-cell>
          <table:table-cell office:value-type="string">
            <text:p>BlueGene/L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ntrepid</text:p>
          </table:table-cell>
          <table:table-cell office:value-type="string">
            <text:p>Blue Gene/P Solution</text:p>
          </table:table-cell>
          <table:table-cell office:value-type="string">
            <text:p>DOE/SC/Argonne National Laboratory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7">
            <text:p>2007</text:p>
          </table:table-cell>
          <table:table-cell office:value-type="string">
            <text:p>Research</text:p>
          </table:table-cell>
          <table:table-cell office:value-type="float" office:value="163840">
            <text:p>163840</text:p>
          </table:table-cell>
          <table:table-cell office:value-type="float" office:value="0">
            <text:p>0</text:p>
          </table:table-cell>
          <table:table-cell office:value-type="float" office:value="458611">
            <text:p>458611</text:p>
          </table:table-cell>
          <table:table-cell office:value-type="float" office:value="557056">
            <text:p>557056</text:p>
          </table:table-cell>
          <table:table-cell office:value-type="float" office:value="82.33">
            <text:p>82,33</text:p>
          </table:table-cell>
          <table:table-cell table:number-columns-repeated="2" office:value-type="float" office:value="0">
            <text:p>0</text:p>
          </table:table-cell>
          <table:table-cell office:value-type="float" office:value="1260">
            <text:p>1260</text:p>
          </table:table-cell>
          <table:table-cell office:value-type="float" office:value="363.98">
            <text:p>363,98</text:p>
          </table:table-cell>
          <table:table-cell office:value-type="string">
            <text:p>MPP</text:p>
          </table:table-cell>
          <table:table-cell office:value-type="string">
            <text:p>PowerPC 450 4C 850MHz</text:p>
          </table:table-cell>
          <table:table-cell office:value-type="string">
            <text:p>Power</text:p>
          </table:table-cell>
          <table:table-cell office:value-type="float" office:value="850">
            <text:p>85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PowerPC 450</text:p>
          </table:table-cell>
          <table:table-cell office:value-type="string">
            <text:p>BlueGene/P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ed Sky</text:p>
          </table:table-cell>
          <table:table-cell office:value-type="string">
            <text:p>Sun Blade x6275, Xeon X55xx 2.93 Ghz, Infiniband</text:p>
          </table:table-cell>
          <table:table-cell office:value-type="string">
            <text:p>Sandia National Laboratories / National Renewable Energy Laboratory</text:p>
          </table:table-cell>
          <table:table-cell office:value-type="string">
            <text:p>Sun Microsystems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42440">
            <text:p>42440</text:p>
          </table:table-cell>
          <table:table-cell office:value-type="float" office:value="0">
            <text:p>0</text:p>
          </table:table-cell>
          <table:table-cell office:value-type="float" office:value="433500">
            <text:p>433500</text:p>
          </table:table-cell>
          <table:table-cell office:value-type="float" office:value="497396">
            <text:p>497396</text:p>
          </table:table-cell>
          <table:table-cell office:value-type="float" office:value="87.15">
            <text:p>87,15</text:p>
          </table:table-cell>
          <table:table-cell office:value-type="float" office:value="2504421">
            <text:p>250442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office:value-type="string">
            <text:p>CentOS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un Blade x6275</text:p>
          </table:table-cell>
          <table:table-cell office:value-type="string">
            <text:p>Sun Blade System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anger</text:p>
          </table:table-cell>
          <table:table-cell office:value-type="string">
            <text:p>SunBlade x6420, Opteron QC 2.3 Ghz, Infiniband</text:p>
          </table:table-cell>
          <table:table-cell office:value-type="string">
            <text:p>Texas Advanced Computing Center/Univ. of Texas</text:p>
          </table:table-cell>
          <table:table-cell office:value-type="string">
            <text:p>Sun Microsystems</text:p>
          </table:table-cell>
          <table:table-cell office:value-type="string">
            <text:p>United States</text:p>
          </table:table-cell>
          <table:table-cell office:value-type="float" office:value="2008">
            <text:p>2008</text:p>
          </table:table-cell>
          <table:table-cell office:value-type="string">
            <text:p>Academic</text:p>
          </table:table-cell>
          <table:table-cell office:value-type="float" office:value="62976">
            <text:p>62976</text:p>
          </table:table-cell>
          <table:table-cell office:value-type="float" office:value="0">
            <text:p>0</text:p>
          </table:table-cell>
          <table:table-cell office:value-type="float" office:value="433200">
            <text:p>433200</text:p>
          </table:table-cell>
          <table:table-cell office:value-type="float" office:value="579379.2">
            <text:p>579379,2</text:p>
          </table:table-cell>
          <table:table-cell office:value-type="float" office:value="74.77">
            <text:p>74,77</text:p>
          </table:table-cell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216.6">
            <text:p>216,6</text:p>
          </table:table-cell>
          <table:table-cell office:value-type="string">
            <text:p>Cluster</text:p>
          </table:table-cell>
          <table:table-cell office:value-type="string">
            <text:p>Opteron Quad Core 4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Sun Blade x6420</text:p>
          </table:table-cell>
          <table:table-cell office:value-type="string">
            <text:p>Sun Blade System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awn</text:p>
          </table:table-cell>
          <table:table-cell office:value-type="string">
            <text:p>Blue Gene/P Solution</text:p>
          </table:table-cell>
          <table:table-cell office:value-type="string">
            <text:p>DOE/NNSA/LLNL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47456">
            <text:p>147456</text:p>
          </table:table-cell>
          <table:table-cell office:value-type="float" office:value="0">
            <text:p>0</text:p>
          </table:table-cell>
          <table:table-cell office:value-type="float" office:value="415700">
            <text:p>415700</text:p>
          </table:table-cell>
          <table:table-cell office:value-type="float" office:value="501350">
            <text:p>501350</text:p>
          </table:table-cell>
          <table:table-cell office:value-type="float" office:value="82.92">
            <text:p>82,92</text:p>
          </table:table-cell>
          <table:table-cell office:value-type="float" office:value="2958335">
            <text:p>2958335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366.58">
            <text:p>366,58</text:p>
          </table:table-cell>
          <table:table-cell office:value-type="string">
            <text:p>MPP</text:p>
          </table:table-cell>
          <table:table-cell office:value-type="string">
            <text:p>PowerPC 450 4C 850MHz</text:p>
          </table:table-cell>
          <table:table-cell office:value-type="string">
            <text:p>Power</text:p>
          </table:table-cell>
          <table:table-cell office:value-type="float" office:value="850">
            <text:p>85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PowerPC 450</text:p>
          </table:table-cell>
          <table:table-cell office:value-type="string">
            <text:p>BlueGene/P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ull Benchmarks SuperComputer II</text:p>
          </table:table-cell>
          <table:table-cell office:value-type="string">
            <text:p>Bullx B510, Xeon E5 (Sandy Bridge - EP) 8C 2.70GHz, Infiniband QDR</text:p>
          </table:table-cell>
          <table:table-cell office:value-type="string">
            <text:p>Bull</text:p>
          </table:table-cell>
          <table:table-cell office:value-type="string">
            <text:p>Bull SA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Vendor</text:p>
          </table:table-cell>
          <table:table-cell office:value-type="float" office:value="20480">
            <text:p>20480</text:p>
          </table:table-cell>
          <table:table-cell office:value-type="float" office:value="0">
            <text:p>0</text:p>
          </table:table-cell>
          <table:table-cell office:value-type="float" office:value="360868">
            <text:p>360868</text:p>
          </table:table-cell>
          <table:table-cell office:value-type="float" office:value="442368">
            <text:p>442368</text:p>
          </table:table-cell>
          <table:table-cell office:value-type="float" office:value="81.58">
            <text:p>81,58</text:p>
          </table:table-cell>
          <table:table-cell office:value-type="float" office:value="2568384">
            <text:p>2568384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 (Sandy Bridge - EP) 8C 2.70GHz</text:p>
          </table:table-cell>
          <table:table-cell office:value-type="string">
            <text:p>Intel SandyBridge</text:p>
          </table:table-cell>
          <table:table-cell office:value-type="float" office:value="2700">
            <text:p>2700</text:p>
          </table:table-cell>
          <table:table-cell office:value-type="string">
            <text:p>bullx SUperCOmputer Suite A.E.2.1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office:value-type="string">
            <text:p>Bullx B510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elios</text:p>
          </table:table-cell>
          <table:table-cell office:value-type="string">
            <text:p>Bullx B510, Xeon E5 (Sandy Bridge - EP) 8C 2.70GHz, Infiniband QDR</text:p>
          </table:table-cell>
          <table:table-cell office:value-type="string">
            <text:p>International Fusion Energy Research Centre (IFERC), EU(F4E) - Japan Broader Approach collaboration</text:p>
          </table:table-cell>
          <table:table-cell office:value-type="string">
            <text:p>Bull SA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20480">
            <text:p>20480</text:p>
          </table:table-cell>
          <table:table-cell office:value-type="float" office:value="0">
            <text:p>0</text:p>
          </table:table-cell>
          <table:table-cell office:value-type="float" office:value="360868">
            <text:p>360868</text:p>
          </table:table-cell>
          <table:table-cell office:value-type="float" office:value="442368">
            <text:p>442368</text:p>
          </table:table-cell>
          <table:table-cell office:value-type="float" office:value="81.58">
            <text:p>81,58</text:p>
          </table:table-cell>
          <table:table-cell office:value-type="float" office:value="2568384">
            <text:p>2568384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 (Sandy Bridge - EP) 8C 2.70GHz</text:p>
          </table:table-cell>
          <table:table-cell office:value-type="string">
            <text:p>Intel SandyBridge</text:p>
          </table:table-cell>
          <table:table-cell office:value-type="float" office:value="2700">
            <text:p>2700</text:p>
          </table:table-cell>
          <table:table-cell office:value-type="string">
            <text:p>bullx SUperCOmputer Suite A.E.2.1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office:value-type="string">
            <text:p>Bullx B510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BlueGene/Q, Power BQC 16C 1.60 GHz, Custom</text:p>
          </table:table-cell>
          <table:table-cell office:value-type="string">
            <text:p>IBM - Roches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Vendor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office:value-type="float" office:value="339834">
            <text:p>339834</text:p>
          </table:table-cell>
          <table:table-cell office:value-type="float" office:value="419430.4">
            <text:p>419430,4</text:p>
          </table:table-cell>
          <table:table-cell office:value-type="float" office:value="81.02">
            <text:p>81,02</text:p>
          </table:table-cell>
          <table:table-cell office:value-type="float" office:value="1949695">
            <text:p>1949695</text:p>
          </table:table-cell>
          <table:table-cell office:value-type="float" office:value="0">
            <text:p>0</text:p>
          </table:table-cell>
          <table:table-cell office:value-type="float" office:value="170.25">
            <text:p>170,25</text:p>
          </table:table-cell>
          <table:table-cell office:value-type="float" office:value="1996.09">
            <text:p>1996,09</text:p>
          </table:table-cell>
          <table:table-cell office:value-type="string">
            <text:p>MPP</text:p>
          </table:table-cell>
          <table:table-cell office:value-type="string">
            <text:p>Power BQC 16C 1.60GHz</text:p>
          </table:table-cell>
          <table:table-cell office:value-type="string">
            <text:p>PowerPC</text:p>
          </table:table-cell>
          <table:table-cell office:value-type="float" office:value="1600">
            <text:p>1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Power BQC</text:p>
          </table:table-cell>
          <table:table-cell office:value-type="string">
            <text:p>BlueGene/Q</text:p>
          </table:table-cell>
          <table:table-cell office:value-type="string">
            <text:p>IBM BlueGen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aptor</text:p>
          </table:table-cell>
          <table:table-cell office:value-type="string">
            <text:p>Cray XE6 8-core 2.4 GHz</text:p>
          </table:table-cell>
          <table:table-cell office:value-type="string">
            <text:p>Air Force Research Laboratory - ARFL DSRC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42712">
            <text:p>42712</text:p>
          </table:table-cell>
          <table:table-cell office:value-type="float" office:value="0">
            <text:p>0</text:p>
          </table:table-cell>
          <table:table-cell office:value-type="float" office:value="336300">
            <text:p>336300</text:p>
          </table:table-cell>
          <table:table-cell office:value-type="float" office:value="410035.2">
            <text:p>410035,2</text:p>
          </table:table-cell>
          <table:table-cell office:value-type="float" office:value="82.02">
            <text:p>82,0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136 8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aeon</text:p>
          </table:table-cell>
          <table:table-cell office:value-type="string">
            <text:p>Cray XE6 12-core 2.1 GHz</text:p>
          </table:table-cell>
          <table:table-cell office:value-type="string">
            <text:p>Korea Meteorological Administration</text:p>
          </table:table-cell>
          <table:table-cell office:value-type="string">
            <text:p>Cray Inc.</text:p>
          </table:table-cell>
          <table:table-cell office:value-type="string">
            <text:p>Korea, South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45120">
            <text:p>45120</text:p>
          </table:table-cell>
          <table:table-cell office:value-type="float" office:value="0">
            <text:p>0</text:p>
          </table:table-cell>
          <table:table-cell office:value-type="float" office:value="316400">
            <text:p>316400</text:p>
          </table:table-cell>
          <table:table-cell office:value-type="float" office:value="379008">
            <text:p>379008</text:p>
          </table:table-cell>
          <table:table-cell office:value-type="float" office:value="83.48">
            <text:p>83,48</text:p>
          </table:table-cell>
          <table:table-cell table:number-columns-repeated="2" office:value-type="float" office:value="0">
            <text:p>0</text:p>
          </table:table-cell>
          <table:table-cell office:value-type="float" office:value="1711.6">
            <text:p>1711,6</text:p>
          </table:table-cell>
          <table:table-cell office:value-type="float" office:value="184.86">
            <text:p>184,86</text:p>
          </table:table-cell>
          <table:table-cell office:value-type="string">
            <text:p>MPP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aedam</text:p>
          </table:table-cell>
          <table:table-cell office:value-type="string">
            <text:p>Cray XE6 12-core 2.1 GHz</text:p>
          </table:table-cell>
          <table:table-cell office:value-type="string">
            <text:p>Korea Meteorological Administration</text:p>
          </table:table-cell>
          <table:table-cell office:value-type="string">
            <text:p>Cray Inc.</text:p>
          </table:table-cell>
          <table:table-cell office:value-type="string">
            <text:p>Korea, South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45120">
            <text:p>45120</text:p>
          </table:table-cell>
          <table:table-cell office:value-type="float" office:value="0">
            <text:p>0</text:p>
          </table:table-cell>
          <table:table-cell office:value-type="float" office:value="316400">
            <text:p>316400</text:p>
          </table:table-cell>
          <table:table-cell office:value-type="float" office:value="379008">
            <text:p>379008</text:p>
          </table:table-cell>
          <table:table-cell office:value-type="float" office:value="83.48">
            <text:p>83,48</text:p>
          </table:table-cell>
          <table:table-cell table:number-columns-repeated="2" office:value-type="float" office:value="0">
            <text:p>0</text:p>
          </table:table-cell>
          <table:table-cell office:value-type="float" office:value="1711.6">
            <text:p>1711,6</text:p>
          </table:table-cell>
          <table:table-cell office:value-type="float" office:value="184.86">
            <text:p>184,86</text:p>
          </table:table-cell>
          <table:table-cell office:value-type="string">
            <text:p>MPP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LOEWE-CSC</text:p>
          </table:table-cell>
          <table:table-cell office:value-type="string">
            <text:p>Supermicro Cluster, QC Opteron 2.1 GHz, ATI Radeon GPU, Infiniband</text:p>
          </table:table-cell>
          <table:table-cell office:value-type="string">
            <text:p>Universitaet Frankfurt</text:p>
          </table:table-cell>
          <table:table-cell office:value-type="string">
            <text:p>Clustervision/Supermicro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16368">
            <text:p>16368</text:p>
          </table:table-cell>
          <table:table-cell office:value-type="float" office:value="0">
            <text:p>0</text:p>
          </table:table-cell>
          <table:table-cell office:value-type="float" office:value="299300">
            <text:p>299300</text:p>
          </table:table-cell>
          <table:table-cell office:value-type="float" office:value="508499.2">
            <text:p>508499,2</text:p>
          </table:table-cell>
          <table:table-cell office:value-type="float" office:value="58.86">
            <text:p>58,86</text:p>
          </table:table-cell>
          <table:table-cell office:value-type="float" office:value="2095104">
            <text:p>2095104</text:p>
          </table:table-cell>
          <table:table-cell office:value-type="float" office:value="0">
            <text:p>0</text:p>
          </table:table-cell>
          <table:table-cell office:value-type="float" office:value="416.78">
            <text:p>416,78</text:p>
          </table:table-cell>
          <table:table-cell office:value-type="float" office:value="718.12">
            <text:p>718,12</text:p>
          </table:table-cell>
          <table:table-cell office:value-type="string">
            <text:p>Cluster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ATI GPU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SuperServer 2022TG-GIBQRF</text:p>
          </table:table-cell>
          <table:table-cell office:value-type="string">
            <text:p>Supermicro SuperServ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onte Rosa</text:p>
          </table:table-cell>
          <table:table-cell office:value-type="string">
            <text:p>Cray XE6, Opteron 6272 16C 2.10 GHz, Cray Gemini interconnect</text:p>
          </table:table-cell>
          <table:table-cell office:value-type="string">
            <text:p>Swiss Scientific Computing Center (CSCS)</text:p>
          </table:table-cell>
          <table:table-cell office:value-type="string">
            <text:p>Cray Inc.</text:p>
          </table:table-cell>
          <table:table-cell office:value-type="string">
            <text:p>Switzerland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47872">
            <text:p>47872</text:p>
          </table:table-cell>
          <table:table-cell office:value-type="float" office:value="0">
            <text:p>0</text:p>
          </table:table-cell>
          <table:table-cell office:value-type="float" office:value="297000">
            <text:p>297000</text:p>
          </table:table-cell>
          <table:table-cell office:value-type="float" office:value="402124.8">
            <text:p>402124,8</text:p>
          </table:table-cell>
          <table:table-cell office:value-type="float" office:value="73.86">
            <text:p>73,8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272 16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Opteron 6200 Series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ray Interconnect</text:p>
          </table:table-cell>
          <table:table-cell office:value-type="string">
            <text:p>Cray Gemini interconnec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ray XE6 12-core 2.2 GHz</text:p>
          </table:table-cell>
          <table:table-cell office:value-type="string">
            <text:p>Government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Classified</text:p>
          </table:table-cell>
          <table:table-cell office:value-type="float" office:value="45504">
            <text:p>45504</text:p>
          </table:table-cell>
          <table:table-cell office:value-type="float" office:value="0">
            <text:p>0</text:p>
          </table:table-cell>
          <table:table-cell office:value-type="float" office:value="295500">
            <text:p>295500</text:p>
          </table:table-cell>
          <table:table-cell office:value-type="float" office:value="400435">
            <text:p>400435</text:p>
          </table:table-cell>
          <table:table-cell office:value-type="float" office:value="73.79">
            <text:p>73,7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174 12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UROPA</text:p>
          </table:table-cell>
          <table:table-cell office:value-type="string">
            <text:p>Sun Constellation, NovaScale R422-E2, Intel Xeon X5570, 2.93 GHz, Sun M9/Mellanox <text:s/>QDR Infiniband/Partec Parastation</text:p>
          </table:table-cell>
          <table:table-cell office:value-type="string">
            <text:p>Forschungszentrum Juelich (FZJ)</text:p>
          </table:table-cell>
          <table:table-cell office:value-type="string">
            <text:p>Bull SA</text:p>
          </table:table-cell>
          <table:table-cell office:value-type="string">
            <text:p>Germany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26304">
            <text:p>26304</text:p>
          </table:table-cell>
          <table:table-cell office:value-type="float" office:value="0">
            <text:p>0</text:p>
          </table:table-cell>
          <table:table-cell office:value-type="float" office:value="274800">
            <text:p>274800</text:p>
          </table:table-cell>
          <table:table-cell office:value-type="float" office:value="308282.88">
            <text:p>308282,88</text:p>
          </table:table-cell>
          <table:table-cell office:value-type="float" office:value="89.14">
            <text:p>89,14</text:p>
          </table:table-cell>
          <table:table-cell table:number-columns-repeated="2" office:value-type="float" office:value="0">
            <text:p>0</text:p>
          </table:table-cell>
          <table:table-cell office:value-type="float" office:value="1549">
            <text:p>1549</text:p>
          </table:table-cell>
          <table:table-cell office:value-type="float" office:value="177.4">
            <text:p>177,4</text:p>
          </table:table-cell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office:value-type="string">
            <text:p>SUSE Linux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NovaScale R422-E2/Sun Blade 6048 system</text:p>
          </table:table-cell>
          <table:table-cell office:value-type="string">
            <text:p>Sun-Bull-ParTec Cluster</text:p>
          </table:table-cell>
          <table:table-cell office:value-type="string">
            <text:p>Infiniband</text:p>
          </table:table-cell>
          <table:table-cell office:value-type="string">
            <text:p>Infiniband QDR Sun M9 / Mellanox / ParTec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achyonII</text:p>
          </table:table-cell>
          <table:table-cell office:value-type="string">
            <text:p>Sun Blade x6048, <text:s/>X6275, IB QDR M9 switch, Sun HPC stack Linux edition</text:p>
          </table:table-cell>
          <table:table-cell office:value-type="string">
            <text:p>KISTI Supercomputing Center</text:p>
          </table:table-cell>
          <table:table-cell office:value-type="string">
            <text:p>Sun Microsystems</text:p>
          </table:table-cell>
          <table:table-cell office:value-type="string">
            <text:p>Korea, South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26232">
            <text:p>26232</text:p>
          </table:table-cell>
          <table:table-cell office:value-type="float" office:value="0">
            <text:p>0</text:p>
          </table:table-cell>
          <table:table-cell office:value-type="float" office:value="274800">
            <text:p>274800</text:p>
          </table:table-cell>
          <table:table-cell office:value-type="float" office:value="307439.04">
            <text:p>307439,04</text:p>
          </table:table-cell>
          <table:table-cell office:value-type="float" office:value="89.38">
            <text:p>89,38</text:p>
          </table:table-cell>
          <table:table-cell table:number-columns-repeated="2"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215.53">
            <text:p>215,53</text:p>
          </table:table-cell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office:value-type="string">
            <text:p>CentOS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un Blade 6048</text:p>
          </table:table-cell>
          <table:table-cell office:value-type="string">
            <text:p>Sun Blade System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ranklin</text:p>
          </table:table-cell>
          <table:table-cell office:value-type="string">
            <text:p>Cray XT4 QuadCore 2.3 GHz</text:p>
          </table:table-cell>
          <table:table-cell office:value-type="string">
            <text:p>DOE/SC/LBNL/NERSC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38642">
            <text:p>38642</text:p>
          </table:table-cell>
          <table:table-cell office:value-type="float" office:value="0">
            <text:p>0</text:p>
          </table:table-cell>
          <table:table-cell office:value-type="float" office:value="266300">
            <text:p>266300</text:p>
          </table:table-cell>
          <table:table-cell office:value-type="float" office:value="355506">
            <text:p>355506</text:p>
          </table:table-cell>
          <table:table-cell office:value-type="float" office:value="74.91">
            <text:p>74,91</text:p>
          </table:table-cell>
          <table:table-cell office:value-type="float" office:value="1612399">
            <text:p>1612399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office:value-type="float" office:value="231.57">
            <text:p>231,57</text:p>
          </table:table-cell>
          <table:table-cell office:value-type="string">
            <text:p>MPP</text:p>
          </table:table-cell>
          <table:table-cell office:value-type="string">
            <text:p>Opteron Quad Core 4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office:value-type="string">
            <text:p>CNL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Cray XT4 QuadCore</text:p>
          </table:table-cell>
          <table:table-cell office:value-type="string">
            <text:p>Cray XT</text:p>
          </table:table-cell>
          <table:table-cell office:value-type="string">
            <text:p>Proprietary Network</text:p>
          </table:table-cell>
          <table:table-cell office:value-type="string">
            <text:p>XT4 Internal Interconnec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Lonestar 4</text:p>
          </table:table-cell>
          <table:table-cell office:value-type="string">
            <text:p>Dell PowerEdge M610 Cluster, Xeon 5680 3.3Ghz, Infiniband QDR</text:p>
          </table:table-cell>
          <table:table-cell office:value-type="string">
            <text:p>Texas Advanced Computing Center/Univ. of Texas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22656">
            <text:p>22656</text:p>
          </table:table-cell>
          <table:table-cell office:value-type="float" office:value="0">
            <text:p>0</text:p>
          </table:table-cell>
          <table:table-cell office:value-type="float" office:value="251800">
            <text:p>251800</text:p>
          </table:table-cell>
          <table:table-cell office:value-type="float" office:value="301777">
            <text:p>301777</text:p>
          </table:table-cell>
          <table:table-cell office:value-type="float" office:value="83.44">
            <text:p>83,44</text:p>
          </table:table-cell>
          <table:table-cell office:value-type="float" office:value="2128224">
            <text:p>2128224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80 6C 3.33GHz</text:p>
          </table:table-cell>
          <table:table-cell office:value-type="string">
            <text:p>Intel Nehalem</text:p>
          </table:table-cell>
          <table:table-cell office:value-type="float" office:value="3330">
            <text:p>33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PowerEdge M610 Cluster</text:p>
          </table:table-cell>
          <table:table-cell office:value-type="string">
            <text:p>Dell PowerEdge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HP POD - Cluster Platform 3000 BL260c G6, X5675 3.06 GHz, Infiniband</text:p>
          </table:table-cell>
          <table:table-cell office:value-type="string">
            <text:p>Airbus</text:p>
          </table:table-cell>
          <table:table-cell office:value-type="string">
            <text:p>Hewlett-Packard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24192">
            <text:p>24192</text:p>
          </table:table-cell>
          <table:table-cell office:value-type="float" office:value="0">
            <text:p>0</text:p>
          </table:table-cell>
          <table:table-cell office:value-type="float" office:value="243900">
            <text:p>243900</text:p>
          </table:table-cell>
          <table:table-cell office:value-type="float" office:value="296110">
            <text:p>296110</text:p>
          </table:table-cell>
          <table:table-cell office:value-type="float" office:value="82.37">
            <text:p>82,3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260c G6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Rackable C2112-4G3 Cluster, Opteron 12 Core 2.10 GHz, Infiniband QDR</text:p>
          </table:table-cell>
          <table:table-cell office:value-type="string">
            <text:p>Calcul Canada/Calcul Québec/Université de Sherbrooke</text:p>
          </table:table-cell>
          <table:table-cell office:value-type="string">
            <text:p>SGI</text:p>
          </table:table-cell>
          <table:table-cell office:value-type="string">
            <text:p>Canad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37728">
            <text:p>37728</text:p>
          </table:table-cell>
          <table:table-cell office:value-type="float" office:value="0">
            <text:p>0</text:p>
          </table:table-cell>
          <table:table-cell office:value-type="float" office:value="240300">
            <text:p>240300</text:p>
          </table:table-cell>
          <table:table-cell office:value-type="float" office:value="316915.2">
            <text:p>316915,2</text:p>
          </table:table-cell>
          <table:table-cell office:value-type="float" office:value="75.82">
            <text:p>75,82</text:p>
          </table:table-cell>
          <table:table-cell office:value-type="float" office:value="2030280">
            <text:p>203028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Rackable C2112-4G3 Cluster</text:p>
          </table:table-cell>
          <table:table-cell office:value-type="string">
            <text:p>Rackable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mazon EC2 Cluster Compute Instances</text:p>
          </table:table-cell>
          <table:table-cell office:value-type="string">
            <text:p>Amazon EC2 Cluster, Xeon 8C 2.60GHz, 10G Ethernet</text:p>
          </table:table-cell>
          <table:table-cell office:value-type="string">
            <text:p>Amazon Web Services</text:p>
          </table:table-cell>
          <table:table-cell office:value-type="string">
            <text:p>Self-made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7024">
            <text:p>17024</text:p>
          </table:table-cell>
          <table:table-cell office:value-type="float" office:value="0">
            <text:p>0</text:p>
          </table:table-cell>
          <table:table-cell office:value-type="float" office:value="240090">
            <text:p>240090</text:p>
          </table:table-cell>
          <table:table-cell office:value-type="float" office:value="354099.2">
            <text:p>354099,2</text:p>
          </table:table-cell>
          <table:table-cell office:value-type="float" office:value="67.8">
            <text:p>67,8</text:p>
          </table:table-cell>
          <table:table-cell office:value-type="float" office:value="2691392">
            <text:p>2691392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 (Sandy Bridge - EP) 8C 2.60GHz</text:p>
          </table:table-cell>
          <table:table-cell office:value-type="string">
            <text:p>Intel SandyBridge</text:p>
          </table:table-cell>
          <table:table-cell office:value-type="float" office:value="2600">
            <text:p>2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office:value-type="string">
            <text:p>Amazon EC2 Cluster</text:p>
          </table:table-cell>
          <table:table-cell office:value-type="string">
            <text:p>NOW - Inte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ade</text:p>
          </table:table-cell>
          <table:table-cell office:value-type="string">
            <text:p>SGI Altix ICE 8200EX, Xeon E5472 3.0/X5560 2.8 GHz</text:p>
          </table:table-cell>
          <table:table-cell office:value-type="string">
            <text:p>Grand Equipement National de Calcul Intensif - Centre Informatique National de l'Enseignement Suprieur (GENCI-CINES)</text:p>
          </table:table-cell>
          <table:table-cell office:value-type="string">
            <text:p>SGI</text:p>
          </table:table-cell>
          <table:table-cell office:value-type="string">
            <text:p>France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23040">
            <text:p>23040</text:p>
          </table:table-cell>
          <table:table-cell office:value-type="float" office:value="0">
            <text:p>0</text:p>
          </table:table-cell>
          <table:table-cell office:value-type="float" office:value="237800">
            <text:p>237800</text:p>
          </table:table-cell>
          <table:table-cell office:value-type="float" office:value="267878.4">
            <text:p>267878,4</text:p>
          </table:table-cell>
          <table:table-cell office:value-type="float" office:value="88.77">
            <text:p>88,77</text:p>
          </table:table-cell>
          <table:table-cell office:value-type="float" office:value="2487240">
            <text:p>2487240</text:p>
          </table:table-cell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223.5">
            <text:p>223,5</text:p>
          </table:table-cell>
          <table:table-cell office:value-type="string">
            <text:p>MPP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office:value-type="string">
            <text:p>SLES10 + SGI ProPack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SGI Altix ICE 8200EX</text:p>
          </table:table-cell>
          <table:table-cell office:value-type="string">
            <text:p>SGI Altix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Lindgren</text:p>
          </table:table-cell>
          <table:table-cell office:value-type="string">
            <text:p>Cray XE6, Opteron 12 Core 2.10 GHz, Custom</text:p>
          </table:table-cell>
          <table:table-cell office:value-type="string">
            <text:p>KTH - Royal Institute of Technology</text:p>
          </table:table-cell>
          <table:table-cell office:value-type="string">
            <text:p>Cray Inc.</text:p>
          </table:table-cell>
          <table:table-cell office:value-type="string">
            <text:p>Sweden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36384">
            <text:p>36384</text:p>
          </table:table-cell>
          <table:table-cell office:value-type="float" office:value="0">
            <text:p>0</text:p>
          </table:table-cell>
          <table:table-cell office:value-type="float" office:value="237200">
            <text:p>237200</text:p>
          </table:table-cell>
          <table:table-cell office:value-type="float" office:value="305625.6">
            <text:p>305625,6</text:p>
          </table:table-cell>
          <table:table-cell office:value-type="float" office:value="77.61">
            <text:p>77,6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una</text:p>
          </table:table-cell>
          <table:table-cell office:value-type="string">
            <text:p>Xtreme-X GreenBlade GB512X, Xeon E5 (Sandy Bridge - EP) 8C 2.60GHz, Infiniband QDR</text:p>
          </table:table-cell>
          <table:table-cell office:value-type="string">
            <text:p>Los Alamos National Laboratory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4080">
            <text:p>14080</text:p>
          </table:table-cell>
          <table:table-cell office:value-type="float" office:value="0">
            <text:p>0</text:p>
          </table:table-cell>
          <table:table-cell office:value-type="float" office:value="236100">
            <text:p>236100</text:p>
          </table:table-cell>
          <table:table-cell office:value-type="float" office:value="292864">
            <text:p>292864</text:p>
          </table:table-cell>
          <table:table-cell office:value-type="float" office:value="80.62">
            <text:p>80,62</text:p>
          </table:table-cell>
          <table:table-cell office:value-type="float" office:value="1569456">
            <text:p>1569456</text:p>
          </table:table-cell>
          <table:table-cell office:value-type="float" office:value="784728">
            <text:p>784728</text:p>
          </table:table-cell>
          <table:table-cell office:value-type="float" office:value="281.6">
            <text:p>281,6</text:p>
          </table:table-cell>
          <table:table-cell office:value-type="float" office:value="838.42">
            <text:p>838,42</text:p>
          </table:table-cell>
          <table:table-cell office:value-type="string">
            <text:p>Cluster</text:p>
          </table:table-cell>
          <table:table-cell office:value-type="string">
            <text:p>Xeon E5 (Sandy Bridge - EP) 8C 2.60GHz</text:p>
          </table:table-cell>
          <table:table-cell office:value-type="string">
            <text:p>Intel SandyBridge</text:p>
          </table:table-cell>
          <table:table-cell office:value-type="float" office:value="2600">
            <text:p>2600</text:p>
          </table:table-cell>
          <table:table-cell office:value-type="string">
            <text:p>RHEL 6.2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office:value-type="string">
            <text:p>Xtreme-X GreenBlade GB512X</text:p>
          </table:table-cell>
          <table:table-cell office:value-type="string">
            <text:p>Appro Xtreme-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ustang</text:p>
          </table:table-cell>
          <table:table-cell office:value-type="string">
            <text:p>Xtreme-X 1320H-LANL, Opteron 12 Core 2.30 GHz, Infiniband QDR</text:p>
          </table:table-cell>
          <table:table-cell office:value-type="string">
            <text:p>Los Alamos National Laboratory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37056">
            <text:p>37056</text:p>
          </table:table-cell>
          <table:table-cell office:value-type="float" office:value="0">
            <text:p>0</text:p>
          </table:table-cell>
          <table:table-cell office:value-type="float" office:value="230600">
            <text:p>230600</text:p>
          </table:table-cell>
          <table:table-cell office:value-type="float" office:value="340915">
            <text:p>340915</text:p>
          </table:table-cell>
          <table:table-cell office:value-type="float" office:value="67.64">
            <text:p>67,64</text:p>
          </table:table-cell>
          <table:table-cell office:value-type="float" office:value="2240000">
            <text:p>2240000</text:p>
          </table:table-cell>
          <table:table-cell office:value-type="float" office:value="1120000">
            <text:p>1120000</text:p>
          </table:table-cell>
          <table:table-cell office:value-type="float" office:value="540.4">
            <text:p>540,4</text:p>
          </table:table-cell>
          <table:table-cell office:value-type="float" office:value="426.72">
            <text:p>426,72</text:p>
          </table:table-cell>
          <table:table-cell office:value-type="string">
            <text:p>Cluster</text:p>
          </table:table-cell>
          <table:table-cell office:value-type="string">
            <text:p>Opteron 6176 12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office:value-type="string">
            <text:p>RHEL 6.1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Xtreme-X 1320H-LANL</text:p>
          </table:table-cell>
          <table:table-cell office:value-type="string">
            <text:p>Appro Xtreme-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WTH Compute Cluster (RCC)</text:p>
          </table:table-cell>
          <table:table-cell office:value-type="string">
            <text:p>Bullx B500 Cluster, Xeon X56xx 3.06Ghz, QDR Infiniband</text:p>
          </table:table-cell>
          <table:table-cell office:value-type="string">
            <text:p>Universitaet Aachen/RWTH</text:p>
          </table:table-cell>
          <table:table-cell office:value-type="string">
            <text:p>Bull SA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25448">
            <text:p>25448</text:p>
          </table:table-cell>
          <table:table-cell office:value-type="float" office:value="0">
            <text:p>0</text:p>
          </table:table-cell>
          <table:table-cell office:value-type="float" office:value="219838">
            <text:p>219838</text:p>
          </table:table-cell>
          <table:table-cell office:value-type="float" office:value="270538">
            <text:p>270538</text:p>
          </table:table-cell>
          <table:table-cell office:value-type="float" office:value="81.26">
            <text:p>81,26</text:p>
          </table:table-cell>
          <table:table-cell office:value-type="float" office:value="2145920">
            <text:p>214592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ullx B500 Cluster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ordon</text:p>
          </table:table-cell>
          <table:table-cell office:value-type="string">
            <text:p>Xtreme-X GreenBlade GB512X, Xeon E5 (Sandy Bridge - EP) 8C 2.60GHz, Infiniband QDR</text:p>
          </table:table-cell>
          <table:table-cell office:value-type="string">
            <text:p>UCSD/San Diego Supercomputer Center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12608">
            <text:p>12608</text:p>
          </table:table-cell>
          <table:table-cell office:value-type="float" office:value="0">
            <text:p>0</text:p>
          </table:table-cell>
          <table:table-cell office:value-type="float" office:value="218100">
            <text:p>218100</text:p>
          </table:table-cell>
          <table:table-cell office:value-type="float" office:value="262246">
            <text:p>262246</text:p>
          </table:table-cell>
          <table:table-cell office:value-type="float" office:value="83.17">
            <text:p>83,17</text:p>
          </table:table-cell>
          <table:table-cell office:value-type="float" office:value="1941632">
            <text:p>1941632</text:p>
          </table:table-cell>
          <table:table-cell office:value-type="float" office:value="970816">
            <text:p>970816</text:p>
          </table:table-cell>
          <table:table-cell office:value-type="float" office:value="252.16">
            <text:p>252,16</text:p>
          </table:table-cell>
          <table:table-cell office:value-type="float" office:value="864.93">
            <text:p>864,93</text:p>
          </table:table-cell>
          <table:table-cell office:value-type="string">
            <text:p>Cluster</text:p>
          </table:table-cell>
          <table:table-cell office:value-type="string">
            <text:p>Xeon E5 (Sandy Bridge - EP) 8C 2.60GHz</text:p>
          </table:table-cell>
          <table:table-cell office:value-type="string">
            <text:p>Intel SandyBridge</text:p>
          </table:table-cell>
          <table:table-cell office:value-type="float" office:value="2600">
            <text:p>2600</text:p>
          </table:table-cell>
          <table:table-cell office:value-type="string">
            <text:p>RHEL 6.2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office:value-type="string">
            <text:p>Xtreme-X GreenBlade GB512X</text:p>
          </table:table-cell>
          <table:table-cell office:value-type="string">
            <text:p>Appro Xtreme-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up</text:p>
          </table:table-cell>
          <table:table-cell office:value-type="string">
            <text:p>Cray XT6 12-core 2.1 GHz</text:p>
          </table:table-cell>
          <table:table-cell office:value-type="string">
            <text:p>INPE (National Institute for Space Research)</text:p>
          </table:table-cell>
          <table:table-cell office:value-type="string">
            <text:p>Cray Inc.</text:p>
          </table:table-cell>
          <table:table-cell office:value-type="string">
            <text:p>Brazil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30720">
            <text:p>30720</text:p>
          </table:table-cell>
          <table:table-cell office:value-type="float" office:value="0">
            <text:p>0</text:p>
          </table:table-cell>
          <table:table-cell office:value-type="float" office:value="205100">
            <text:p>205100</text:p>
          </table:table-cell>
          <table:table-cell office:value-type="float" office:value="258048">
            <text:p>258048</text:p>
          </table:table-cell>
          <table:table-cell office:value-type="float" office:value="79.48">
            <text:p>79,4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ray XT6</text:p>
          </table:table-cell>
          <table:table-cell office:value-type="string">
            <text:p>Cray XT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Sou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andia/Cray Red Storm</text:p>
          </table:table-cell>
          <table:table-cell office:value-type="string">
            <text:p>Cray XT3/XT4</text:p>
          </table:table-cell>
          <table:table-cell office:value-type="string">
            <text:p>Sandia National Laboratories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38208">
            <text:p>38208</text:p>
          </table:table-cell>
          <table:table-cell office:value-type="float" office:value="0">
            <text:p>0</text:p>
          </table:table-cell>
          <table:table-cell office:value-type="float" office:value="204200">
            <text:p>204200</text:p>
          </table:table-cell>
          <table:table-cell office:value-type="float" office:value="284000">
            <text:p>284000</text:p>
          </table:table-cell>
          <table:table-cell office:value-type="float" office:value="71.9">
            <text:p>71,9</text:p>
          </table:table-cell>
          <table:table-cell table:number-columns-repeated="2" office:value-type="float" office:value="0">
            <text:p>0</text:p>
          </table:table-cell>
          <table:table-cell office:value-type="float" office:value="2506">
            <text:p>2506</text:p>
          </table:table-cell>
          <table:table-cell office:value-type="float" office:value="81.48">
            <text:p>81,48</text:p>
          </table:table-cell>
          <table:table-cell office:value-type="string">
            <text:p>MPP</text:p>
          </table:table-cell>
          <table:table-cell office:value-type="string">
            <text:p>Opteron Dual Core 2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Opteron Dual Core</text:p>
          </table:table-cell>
          <table:table-cell office:value-type="string">
            <text:p>Cray XT3/XT4</text:p>
          </table:table-cell>
          <table:table-cell office:value-type="string">
            <text:p>Cray XT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aea</text:p>
          </table:table-cell>
          <table:table-cell office:value-type="string">
            <text:p>Cray XT6-HE, Opteron 6100 12C 2.1GHz</text:p>
          </table:table-cell>
          <table:table-cell office:value-type="string">
            <text:p>NOAA/Oak Ridge National Laboratory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30912">
            <text:p>30912</text:p>
          </table:table-cell>
          <table:table-cell office:value-type="float" office:value="0">
            <text:p>0</text:p>
          </table:table-cell>
          <table:table-cell office:value-type="float" office:value="194400">
            <text:p>194400</text:p>
          </table:table-cell>
          <table:table-cell office:value-type="float" office:value="259660.8">
            <text:p>259660,8</text:p>
          </table:table-cell>
          <table:table-cell office:value-type="float" office:value="74.87">
            <text:p>74,87</text:p>
          </table:table-cell>
          <table:table-cell office:value-type="float" office:value="2624384">
            <text:p>2624384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office:value-type="float" office:value="318.69">
            <text:p>318,69</text:p>
          </table:table-cell>
          <table:table-cell office:value-type="string">
            <text:p>MPP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ray XT6-HE</text:p>
          </table:table-cell>
          <table:table-cell office:value-type="string">
            <text:p>Cray XT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BX900 Xeon X5570 2.93GHz , Infiniband QDR</text:p>
          </table:table-cell>
          <table:table-cell office:value-type="string">
            <text:p>Japan Atomic Energy Agency (JAEA)</text:p>
          </table:table-cell>
          <table:table-cell office:value-type="string">
            <text:p>Fujitsu</text:p>
          </table:table-cell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7072">
            <text:p>17072</text:p>
          </table:table-cell>
          <table:table-cell office:value-type="float" office:value="0">
            <text:p>0</text:p>
          </table:table-cell>
          <table:table-cell office:value-type="float" office:value="191400">
            <text:p>191400</text:p>
          </table:table-cell>
          <table:table-cell office:value-type="float" office:value="200080">
            <text:p>200080</text:p>
          </table:table-cell>
          <table:table-cell office:value-type="float" office:value="95.66">
            <text:p>95,66</text:p>
          </table:table-cell>
          <table:table-cell office:value-type="float" office:value="2401344">
            <text:p>2401344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230.32">
            <text:p>230,32</text:p>
          </table:table-cell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table:number-columns-repeated="2" office:value-type="string">
            <text:p>Fujitsu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haheen</text:p>
          </table:table-cell>
          <table:table-cell office:value-type="string">
            <text:p>Blue Gene/P Solution</text:p>
          </table:table-cell>
          <table:table-cell office:value-type="string">
            <text:p>King Abdullah University of Science and Technology</text:p>
          </table:table-cell>
          <table:table-cell office:value-type="string">
            <text:p>IBM</text:p>
          </table:table-cell>
          <table:table-cell office:value-type="string">
            <text:p>Saudi Arabia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65536">
            <text:p>65536</text:p>
          </table:table-cell>
          <table:table-cell office:value-type="float" office:value="0">
            <text:p>0</text:p>
          </table:table-cell>
          <table:table-cell office:value-type="float" office:value="190900">
            <text:p>190900</text:p>
          </table:table-cell>
          <table:table-cell office:value-type="float" office:value="222822.4">
            <text:p>222822,4</text:p>
          </table:table-cell>
          <table:table-cell office:value-type="float" office:value="85.67">
            <text:p>85,67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378.77">
            <text:p>378,77</text:p>
          </table:table-cell>
          <table:table-cell office:value-type="string">
            <text:p>MPP</text:p>
          </table:table-cell>
          <table:table-cell office:value-type="string">
            <text:p>PowerPC 450 4C 850MHz</text:p>
          </table:table-cell>
          <table:table-cell office:value-type="string">
            <text:p>Power</text:p>
          </table:table-cell>
          <table:table-cell office:value-type="float" office:value="850">
            <text:p>85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PowerPC 450</text:p>
          </table:table-cell>
          <table:table-cell office:value-type="string">
            <text:p>BlueGene/P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We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arter</text:p>
          </table:table-cell>
          <table:table-cell office:value-type="string">
            <text:p>Cluster Platform 3000 SL6500, Xeon E5 (Sandy Bridge - EP) 8C 2.60GHz, FDR Infiniband</text:p>
          </table:table-cell>
          <table:table-cell office:value-type="string">
            <text:p>Purdue Universit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10368">
            <text:p>10368</text:p>
          </table:table-cell>
          <table:table-cell office:value-type="float" office:value="0">
            <text:p>0</text:p>
          </table:table-cell>
          <table:table-cell office:value-type="float" office:value="186900">
            <text:p>186900</text:p>
          </table:table-cell>
          <table:table-cell office:value-type="float" office:value="215654.4">
            <text:p>215654,4</text:p>
          </table:table-cell>
          <table:table-cell office:value-type="float" office:value="86.67">
            <text:p>86,67</text:p>
          </table:table-cell>
          <table:table-cell office:value-type="float" office:value="1471712">
            <text:p>1471712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 (Sandy Bridge - EP) 8C 2.60GHz</text:p>
          </table:table-cell>
          <table:table-cell office:value-type="string">
            <text:p>Intel SandyBridge</text:p>
          </table:table-cell>
          <table:table-cell office:value-type="float" office:value="2600">
            <text:p>2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office:value-type="string">
            <text:p>Cluster Platform 3000 SL6500</text:p>
          </table:table-cell>
          <table:table-cell office:value-type="string">
            <text:p>HP Cluster Platform 3000SL</text:p>
          </table:table-cell>
          <table:table-cell office:value-type="string">
            <text:p>Infiniband</text:p>
          </table:table-cell>
          <table:table-cell office:value-type="string">
            <text:p>FDR 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Power 775, POWER7 8C 3.83GHz, Custom</text:p>
          </table:table-cell>
          <table:table-cell office:value-type="string">
            <text:p>ECMWF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8192">
            <text:p>8192</text:p>
          </table:table-cell>
          <table:table-cell office:value-type="float" office:value="0">
            <text:p>0</text:p>
          </table:table-cell>
          <table:table-cell office:value-type="float" office:value="185100">
            <text:p>185100</text:p>
          </table:table-cell>
          <table:table-cell office:value-type="float" office:value="251396.1">
            <text:p>251396,1</text:p>
          </table:table-cell>
          <table:table-cell office:value-type="float" office:value="73.63">
            <text:p>73,63</text:p>
          </table:table-cell>
          <table:table-cell office:value-type="float" office:value="1433088">
            <text:p>1433088</text:p>
          </table:table-cell>
          <table:table-cell office:value-type="float" office:value="0">
            <text:p>0</text:p>
          </table:table-cell>
          <table:table-cell office:value-type="float" office:value="501.47">
            <text:p>501,47</text:p>
          </table:table-cell>
          <table:table-cell office:value-type="float" office:value="369.11">
            <text:p>369,11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Power 775, POWER7 8C 3.84 GHz, Custom</text:p>
          </table:table-cell>
          <table:table-cell office:value-type="string">
            <text:p>Environment Canada</text:p>
          </table:table-cell>
          <table:table-cell office:value-type="string">
            <text:p>IBM</text:p>
          </table:table-cell>
          <table:table-cell office:value-type="string">
            <text:p>Canada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8192">
            <text:p>8192</text:p>
          </table:table-cell>
          <table:table-cell office:value-type="float" office:value="0">
            <text:p>0</text:p>
          </table:table-cell>
          <table:table-cell office:value-type="float" office:value="185100">
            <text:p>185100</text:p>
          </table:table-cell>
          <table:table-cell office:value-type="float" office:value="251396.1">
            <text:p>251396,1</text:p>
          </table:table-cell>
          <table:table-cell office:value-type="float" office:value="73.63">
            <text:p>73,63</text:p>
          </table:table-cell>
          <table:table-cell office:value-type="float" office:value="1433088">
            <text:p>1433088</text:p>
          </table:table-cell>
          <table:table-cell office:value-type="float" office:value="0">
            <text:p>0</text:p>
          </table:table-cell>
          <table:table-cell office:value-type="float" office:value="501.47">
            <text:p>501,47</text:p>
          </table:table-cell>
          <table:table-cell office:value-type="float" office:value="369.11">
            <text:p>369,11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Power 775, POWER7 8C 3.84 GHz, Custom</text:p>
          </table:table-cell>
          <table:table-cell office:value-type="string">
            <text:p>Environment Canada</text:p>
          </table:table-cell>
          <table:table-cell office:value-type="string">
            <text:p>IBM</text:p>
          </table:table-cell>
          <table:table-cell office:value-type="string">
            <text:p>Canada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8192">
            <text:p>8192</text:p>
          </table:table-cell>
          <table:table-cell office:value-type="float" office:value="0">
            <text:p>0</text:p>
          </table:table-cell>
          <table:table-cell office:value-type="float" office:value="185100">
            <text:p>185100</text:p>
          </table:table-cell>
          <table:table-cell office:value-type="float" office:value="251396.1">
            <text:p>251396,1</text:p>
          </table:table-cell>
          <table:table-cell office:value-type="float" office:value="73.63">
            <text:p>73,63</text:p>
          </table:table-cell>
          <table:table-cell office:value-type="float" office:value="1433088">
            <text:p>1433088</text:p>
          </table:table-cell>
          <table:table-cell office:value-type="float" office:value="0">
            <text:p>0</text:p>
          </table:table-cell>
          <table:table-cell office:value-type="float" office:value="501.47">
            <text:p>501,47</text:p>
          </table:table-cell>
          <table:table-cell office:value-type="float" office:value="369.11">
            <text:p>369,11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agic Cube</text:p>
          </table:table-cell>
          <table:table-cell office:value-type="string">
            <text:p>Dawning 5000A, QC Opteron 1.9 Ghz, Infiniband, Windows HPC 2008</text:p>
          </table:table-cell>
          <table:table-cell office:value-type="string">
            <text:p>Shanghai Supercomputer Center</text:p>
          </table:table-cell>
          <table:table-cell office:value-type="string">
            <text:p>Dawning</text:p>
          </table:table-cell>
          <table:table-cell office:value-type="string">
            <text:p>China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30720">
            <text:p>30720</text:p>
          </table:table-cell>
          <table:table-cell office:value-type="float" office:value="0">
            <text:p>0</text:p>
          </table:table-cell>
          <table:table-cell office:value-type="float" office:value="180600">
            <text:p>180600</text:p>
          </table:table-cell>
          <table:table-cell office:value-type="float" office:value="233472">
            <text:p>233472</text:p>
          </table:table-cell>
          <table:table-cell office:value-type="float" office:value="77.35">
            <text:p>77,3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Quad Core 4C 1.90GHz</text:p>
          </table:table-cell>
          <table:table-cell office:value-type="string">
            <text:p>AMD x86_64</text:p>
          </table:table-cell>
          <table:table-cell office:value-type="float" office:value="1900">
            <text:p>1900</text:p>
          </table:table-cell>
          <table:table-cell office:value-type="string">
            <text:p>Windows HPC 2008</text:p>
          </table:table-cell>
          <table:table-cell office:value-type="string">
            <text:p>Windows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Dawning 5000A</text:p>
          </table:table-cell>
          <table:table-cell office:value-type="string">
            <text:p>Dawning Cluster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Cluster Platform 3000 BL2x220, L54xx 2.5 Ghz, Infiniband</text:p>
          </table:table-cell>
          <table:table-cell office:value-type="string">
            <text:p>Government</text:p>
          </table:table-cell>
          <table:table-cell office:value-type="string">
            <text:p>Hewlett-Packard</text:p>
          </table:table-cell>
          <table:table-cell office:value-type="string">
            <text:p>France</text:p>
          </table:table-cell>
          <table:table-cell office:value-type="float" office:value="2009">
            <text:p>2009</text:p>
          </table:table-cell>
          <table:table-cell office:value-type="string">
            <text:p>Government</text:p>
          </table:table-cell>
          <table:table-cell office:value-type="float" office:value="24704">
            <text:p>24704</text:p>
          </table:table-cell>
          <table:table-cell office:value-type="float" office:value="0">
            <text:p>0</text:p>
          </table:table-cell>
          <table:table-cell office:value-type="float" office:value="179634.4">
            <text:p>179634,4</text:p>
          </table:table-cell>
          <table:table-cell office:value-type="float" office:value="247040">
            <text:p>247040</text:p>
          </table:table-cell>
          <table:table-cell office:value-type="float" office:value="72.71">
            <text:p>72,7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420 4C 2.50GHz</text:p>
          </table:table-cell>
          <table:table-cell office:value-type="string">
            <text:p>Intel Core</text:p>
          </table:table-cell>
          <table:table-cell office:value-type="float" office:value="2500">
            <text:p>25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band DDR 4x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LPS</text:p>
          </table:table-cell>
          <table:table-cell office:value-type="string">
            <text:p>Acer AR585 F1 Cluster, Opteron 12C 2.2GHz, QDR infiniband</text:p>
          </table:table-cell>
          <table:table-cell office:value-type="string">
            <text:p>Taiwan National Center for High-performance Computing</text:p>
          </table:table-cell>
          <table:table-cell office:value-type="string">
            <text:p>Acer Group</text:p>
          </table:table-cell>
          <table:table-cell office:value-type="string">
            <text:p>Taiwan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26244">
            <text:p>26244</text:p>
          </table:table-cell>
          <table:table-cell office:value-type="float" office:value="0">
            <text:p>0</text:p>
          </table:table-cell>
          <table:table-cell office:value-type="float" office:value="177100">
            <text:p>177100</text:p>
          </table:table-cell>
          <table:table-cell office:value-type="float" office:value="231859">
            <text:p>231859</text:p>
          </table:table-cell>
          <table:table-cell office:value-type="float" office:value="76.38">
            <text:p>76,38</text:p>
          </table:table-cell>
          <table:table-cell office:value-type="float" office:value="2301696">
            <text:p>230169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4 12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Acer AR585 F1 Cluster</text:p>
          </table:table-cell>
          <table:table-cell office:value-type="string">
            <text:p>Acer Group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hama</text:p>
          </table:table-cell>
          <table:table-cell office:value-type="string">
            <text:p>Xtreme-X GreenBlade GB512X, Xeon E5 (Sandy Bridge - EP) 8C 2.60GHz, Infiniband QDR</text:p>
          </table:table-cell>
          <table:table-cell office:value-type="string">
            <text:p>Sandia National Laboratories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9936">
            <text:p>9936</text:p>
          </table:table-cell>
          <table:table-cell office:value-type="float" office:value="0">
            <text:p>0</text:p>
          </table:table-cell>
          <table:table-cell office:value-type="float" office:value="176700">
            <text:p>176700</text:p>
          </table:table-cell>
          <table:table-cell office:value-type="float" office:value="206668.8">
            <text:p>206668,8</text:p>
          </table:table-cell>
          <table:table-cell office:value-type="float" office:value="85.5">
            <text:p>85,5</text:p>
          </table:table-cell>
          <table:table-cell office:value-type="float" office:value="1483440">
            <text:p>1483440</text:p>
          </table:table-cell>
          <table:table-cell office:value-type="float" office:value="741720">
            <text:p>741720</text:p>
          </table:table-cell>
          <table:table-cell office:value-type="float" office:value="198.72">
            <text:p>198,72</text:p>
          </table:table-cell>
          <table:table-cell office:value-type="float" office:value="889.19">
            <text:p>889,19</text:p>
          </table:table-cell>
          <table:table-cell office:value-type="string">
            <text:p>Cluster</text:p>
          </table:table-cell>
          <table:table-cell office:value-type="string">
            <text:p>Xeon E5 (Sandy Bridge - EP) 8C 2.60GHz</text:p>
          </table:table-cell>
          <table:table-cell office:value-type="string">
            <text:p>Intel SandyBridge</text:p>
          </table:table-cell>
          <table:table-cell office:value-type="float" office:value="2600">
            <text:p>2600</text:p>
          </table:table-cell>
          <table:table-cell office:value-type="string">
            <text:p>RHEL 6.2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office:value-type="string">
            <text:p>Xtreme-X GreenBlade GB512X</text:p>
          </table:table-cell>
          <table:table-cell office:value-type="string">
            <text:p>Appro Xtreme-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Power 775, POWER7 8C 3.84 GHz, Custom</text:p>
          </table:table-cell>
          <table:table-cell office:value-type="string">
            <text:p>United Kingdom Meteorological Office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174900">
            <text:p>174900</text:p>
          </table:table-cell>
          <table:table-cell office:value-type="float" office:value="235683.84">
            <text:p>235683,84</text:p>
          </table:table-cell>
          <table:table-cell office:value-type="float" office:value="74.21">
            <text:p>74,21</text:p>
          </table:table-cell>
          <table:table-cell table:number-columns-repeated="2" office:value-type="float" office:value="0">
            <text:p>0</text:p>
          </table:table-cell>
          <table:table-cell office:value-type="float" office:value="470.13">
            <text:p>470,13</text:p>
          </table:table-cell>
          <table:table-cell office:value-type="float" office:value="372.02">
            <text:p>372,02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Power 775, POWER7 8C 3.84 GHz, Custom</text:p>
          </table:table-cell>
          <table:table-cell office:value-type="string">
            <text:p>United Kingdom Meteorological Office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174900">
            <text:p>174900</text:p>
          </table:table-cell>
          <table:table-cell office:value-type="float" office:value="235683.84">
            <text:p>235683,84</text:p>
          </table:table-cell>
          <table:table-cell office:value-type="float" office:value="74.21">
            <text:p>74,21</text:p>
          </table:table-cell>
          <table:table-cell table:number-columns-repeated="2" office:value-type="float" office:value="0">
            <text:p>0</text:p>
          </table:table-cell>
          <table:table-cell office:value-type="float" office:value="470.13">
            <text:p>470,13</text:p>
          </table:table-cell>
          <table:table-cell office:value-type="float" office:value="372.02">
            <text:p>372,02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BlueGene/Q, Power BQC 16C 1.60 GHz, Custom</text:p>
          </table:table-cell>
          <table:table-cell office:value-type="string">
            <text:p>IBM - Roches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Vendor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72494">
            <text:p>172494</text:p>
          </table:table-cell>
          <table:table-cell office:value-type="float" office:value="209715.2">
            <text:p>209715,2</text:p>
          </table:table-cell>
          <table:table-cell office:value-type="float" office:value="82.25">
            <text:p>82,25</text:p>
          </table:table-cell>
          <table:table-cell office:value-type="float" office:value="1376255">
            <text:p>1376255</text:p>
          </table:table-cell>
          <table:table-cell office:value-type="float" office:value="0">
            <text:p>0</text:p>
          </table:table-cell>
          <table:table-cell office:value-type="float" office:value="85.12">
            <text:p>85,12</text:p>
          </table:table-cell>
          <table:table-cell office:value-type="float" office:value="2026.48">
            <text:p>2026,48</text:p>
          </table:table-cell>
          <table:table-cell office:value-type="string">
            <text:p>MPP</text:p>
          </table:table-cell>
          <table:table-cell office:value-type="string">
            <text:p>Power BQC 16C 1.60GHz</text:p>
          </table:table-cell>
          <table:table-cell office:value-type="string">
            <text:p>PowerPC</text:p>
          </table:table-cell>
          <table:table-cell office:value-type="float" office:value="1600">
            <text:p>1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Power BQC</text:p>
          </table:table-cell>
          <table:table-cell office:value-type="string">
            <text:p>BlueGene/Q</text:p>
          </table:table-cell>
          <table:table-cell office:value-type="string">
            <text:p>IBM BlueGen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BlueGene/Q, Power BQC 16C 1.60 GHz, Custom</text:p>
          </table:table-cell>
          <table:table-cell office:value-type="string">
            <text:p>IBM Thomas J. Watson Research Cen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72494">
            <text:p>172494</text:p>
          </table:table-cell>
          <table:table-cell office:value-type="float" office:value="209715.2">
            <text:p>209715,2</text:p>
          </table:table-cell>
          <table:table-cell office:value-type="float" office:value="82.25">
            <text:p>82,25</text:p>
          </table:table-cell>
          <table:table-cell office:value-type="float" office:value="1376255">
            <text:p>1376255</text:p>
          </table:table-cell>
          <table:table-cell office:value-type="float" office:value="0">
            <text:p>0</text:p>
          </table:table-cell>
          <table:table-cell office:value-type="float" office:value="85.12">
            <text:p>85,12</text:p>
          </table:table-cell>
          <table:table-cell office:value-type="float" office:value="2026.48">
            <text:p>2026,48</text:p>
          </table:table-cell>
          <table:table-cell office:value-type="string">
            <text:p>MPP</text:p>
          </table:table-cell>
          <table:table-cell office:value-type="string">
            <text:p>Power BQC 16C 1.60GHz</text:p>
          </table:table-cell>
          <table:table-cell office:value-type="string">
            <text:p>PowerPC</text:p>
          </table:table-cell>
          <table:table-cell office:value-type="float" office:value="1600">
            <text:p>1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Power BQC</text:p>
          </table:table-cell>
          <table:table-cell office:value-type="string">
            <text:p>BlueGene/Q</text:p>
          </table:table-cell>
          <table:table-cell office:value-type="string">
            <text:p>IBM BlueGen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Ivanhoe</text:p>
          </table:table-cell>
          <table:table-cell office:value-type="string">
            <text:p>iDataPlex, Xeon X56xx 6C 2.93 GHz, Infiniband</text:p>
          </table:table-cell>
          <table:table-cell office:value-type="string">
            <text:p>EDF R&amp;D</text:p>
          </table:table-cell>
          <table:table-cell office:value-type="string">
            <text:p>IBM</text:p>
          </table:table-cell>
          <table:table-cell office:value-type="string">
            <text:p>France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6320">
            <text:p>16320</text:p>
          </table:table-cell>
          <table:table-cell office:value-type="float" office:value="0">
            <text:p>0</text:p>
          </table:table-cell>
          <table:table-cell office:value-type="float" office:value="168800">
            <text:p>168800</text:p>
          </table:table-cell>
          <table:table-cell office:value-type="float" office:value="191270.4">
            <text:p>191270,4</text:p>
          </table:table-cell>
          <table:table-cell office:value-type="float" office:value="88.25">
            <text:p>88,25</text:p>
          </table:table-cell>
          <table:table-cell office:value-type="float" office:value="1958400">
            <text:p>1958400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GPC</text:p>
          </table:table-cell>
          <table:table-cell office:value-type="string">
            <text:p>iDataPlex, Xeon E55xx QC 2.53 GHz, GigE</text:p>
          </table:table-cell>
          <table:table-cell office:value-type="string">
            <text:p>SciNet/University of Toronto</text:p>
          </table:table-cell>
          <table:table-cell office:value-type="string">
            <text:p>IBM</text:p>
          </table:table-cell>
          <table:table-cell office:value-type="string">
            <text:p>Canada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30240">
            <text:p>30240</text:p>
          </table:table-cell>
          <table:table-cell office:value-type="float" office:value="0">
            <text:p>0</text:p>
          </table:table-cell>
          <table:table-cell office:value-type="float" office:value="168600">
            <text:p>168600</text:p>
          </table:table-cell>
          <table:table-cell office:value-type="float" office:value="306028.8">
            <text:p>306028,8</text:p>
          </table:table-cell>
          <table:table-cell office:value-type="float" office:value="55.09">
            <text:p>55,09</text:p>
          </table:table-cell>
          <table:table-cell table:number-columns-repeated="2" office:value-type="float" office:value="0">
            <text:p>0</text:p>
          </table:table-cell>
          <table:table-cell office:value-type="float" office:value="869">
            <text:p>869</text:p>
          </table:table-cell>
          <table:table-cell office:value-type="float" office:value="194.02">
            <text:p>194,02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ierra</text:p>
          </table:table-cell>
          <table:table-cell office:value-type="string">
            <text:p>Dell Xanadu 3 Cluster, Xeon X5660 2.8 Ghz, QLogic InfiniBand QDR</text:p>
          </table:table-cell>
          <table:table-cell office:value-type="string">
            <text:p>Lawrence Livermore National Laboratory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21756">
            <text:p>21756</text:p>
          </table:table-cell>
          <table:table-cell office:value-type="float" office:value="0">
            <text:p>0</text:p>
          </table:table-cell>
          <table:table-cell office:value-type="float" office:value="166700">
            <text:p>166700</text:p>
          </table:table-cell>
          <table:table-cell office:value-type="float" office:value="243667">
            <text:p>243667</text:p>
          </table:table-cell>
          <table:table-cell office:value-type="float" office:value="68.41">
            <text:p>68,41</text:p>
          </table:table-cell>
          <table:table-cell office:value-type="float" office:value="1973166">
            <text:p>197316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Dell Xanadu 3 Cluster</text:p>
          </table:table-cell>
          <table:table-cell office:value-type="string">
            <text:p>Dell Xanadu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Cray XT5 QC 2.4 GHz</text:p>
          </table:table-cell>
          <table:table-cell office:value-type="string">
            <text:p>Government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Government</text:p>
          </table:table-cell>
          <table:table-cell office:value-type="float" office:value="20960">
            <text:p>20960</text:p>
          </table:table-cell>
          <table:table-cell office:value-type="float" office:value="0">
            <text:p>0</text:p>
          </table:table-cell>
          <table:table-cell office:value-type="float" office:value="165600">
            <text:p>165600</text:p>
          </table:table-cell>
          <table:table-cell office:value-type="float" office:value="201216">
            <text:p>201216</text:p>
          </table:table-cell>
          <table:table-cell office:value-type="float" office:value="82.3">
            <text:p>82,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Quad Core 4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office:value-type="string">
            <text:p>CNL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Cray XT5 QuadCore</text:p>
          </table:table-cell>
          <table:table-cell office:value-type="string">
            <text:p>Cray XT</text:p>
          </table:table-cell>
          <table:table-cell office:value-type="string">
            <text:p>Proprietary Network</text:p>
          </table:table-cell>
          <table:table-cell office:value-type="string">
            <text:p>XT4 Internal Interconnec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iDataPlex DX360M3, Xeon X5670 6C 2.93 GHz, Infiniband QDR</text:p>
          </table:table-cell>
          <table:table-cell office:value-type="string">
            <text:p>Vestas Wind Systems A/S</text:p>
          </table:table-cell>
          <table:table-cell office:value-type="string">
            <text:p>IBM</text:p>
          </table:table-cell>
          <table:table-cell office:value-type="string">
            <text:p>Denmark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5672">
            <text:p>15672</text:p>
          </table:table-cell>
          <table:table-cell office:value-type="float" office:value="0">
            <text:p>0</text:p>
          </table:table-cell>
          <table:table-cell office:value-type="float" office:value="162098">
            <text:p>162098</text:p>
          </table:table-cell>
          <table:table-cell office:value-type="float" office:value="183675.84">
            <text:p>183675,84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489.75">
            <text:p>489,75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SGI Altix ICE 8400EX, Xeon X56xx (Westmere-EP) 3.47 GHz, Infiniband QDR</text:p>
          </table:table-cell>
          <table:table-cell office:value-type="string">
            <text:p>NOAA Environmental Security Computer Center</text:p>
          </table:table-cell>
          <table:table-cell office:value-type="string">
            <text:p>SGI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27648">
            <text:p>27648</text:p>
          </table:table-cell>
          <table:table-cell office:value-type="float" office:value="0">
            <text:p>0</text:p>
          </table:table-cell>
          <table:table-cell office:value-type="float" office:value="161800">
            <text:p>161800</text:p>
          </table:table-cell>
          <table:table-cell office:value-type="float" office:value="382648.32">
            <text:p>382648,32</text:p>
          </table:table-cell>
          <table:table-cell office:value-type="float" office:value="42.28">
            <text:p>42,2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Xeon X5690 6C 3.47GHz</text:p>
          </table:table-cell>
          <table:table-cell office:value-type="string">
            <text:p>Intel Nehalem</text:p>
          </table:table-cell>
          <table:table-cell office:value-type="float" office:value="3470">
            <text:p>347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SGI Altix ICE 8400EX</text:p>
          </table:table-cell>
          <table:table-cell office:value-type="string">
            <text:p>SGI Alti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SGI Altix ICE 8400EX Xeon X5570 4-core 2.93 GHz, Infiniband</text:p>
          </table:table-cell>
          <table:table-cell office:value-type="string">
            <text:p>University of Tokyo/Institute for Solid State Physics</text:p>
          </table:table-cell>
          <table:table-cell office:value-type="string">
            <text:p>SGI</text:p>
          </table:table-cell>
          <table:table-cell office:value-type="string">
            <text:p>Japan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15360">
            <text:p>15360</text:p>
          </table:table-cell>
          <table:table-cell office:value-type="float" office:value="0">
            <text:p>0</text:p>
          </table:table-cell>
          <table:table-cell office:value-type="float" office:value="161800">
            <text:p>161800</text:p>
          </table:table-cell>
          <table:table-cell office:value-type="float" office:value="180019.2">
            <text:p>180019,2</text:p>
          </table:table-cell>
          <table:table-cell office:value-type="float" office:value="89.88">
            <text:p>89,88</text:p>
          </table:table-cell>
          <table:table-cell office:value-type="float" office:value="2351496">
            <text:p>2351496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225.03">
            <text:p>225,03</text:p>
          </table:table-cell>
          <table:table-cell office:value-type="string">
            <text:p>MPP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GI Altix ICE 8400EX</text:p>
          </table:table-cell>
          <table:table-cell office:value-type="string">
            <text:p>SGI Alti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iamond</text:p>
          </table:table-cell>
          <table:table-cell office:value-type="string">
            <text:p>SGI Altix ICR 8200 Enh. LX, Xeon X5560 2.8Ghz</text:p>
          </table:table-cell>
          <table:table-cell office:value-type="string">
            <text:p>ERDC DSRC</text:p>
          </table:table-cell>
          <table:table-cell office:value-type="string">
            <text:p>SGI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5360">
            <text:p>15360</text:p>
          </table:table-cell>
          <table:table-cell office:value-type="float" office:value="0">
            <text:p>0</text:p>
          </table:table-cell>
          <table:table-cell office:value-type="float" office:value="160200">
            <text:p>160200</text:p>
          </table:table-cell>
          <table:table-cell office:value-type="float" office:value="172032">
            <text:p>172032</text:p>
          </table:table-cell>
          <table:table-cell office:value-type="float" office:value="93.12">
            <text:p>93,12</text:p>
          </table:table-cell>
          <table:table-cell office:value-type="float" office:value="2280600">
            <text:p>2280600</text:p>
          </table:table-cell>
          <table:table-cell office:value-type="float" office:value="0">
            <text:p>0</text:p>
          </table:table-cell>
          <table:table-cell office:value-type="float" office:value="774">
            <text:p>774</text:p>
          </table:table-cell>
          <table:table-cell office:value-type="float" office:value="206.98">
            <text:p>206,98</text:p>
          </table:table-cell>
          <table:table-cell office:value-type="string">
            <text:p>MPP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office:value-type="string">
            <text:p>SLES10 + SGI ProPack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GI Altix ICE 8200 Enhanced LX</text:p>
          </table:table-cell>
          <table:table-cell office:value-type="string">
            <text:p>SGI Altix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Power 775, Power7 3.836 GHz</text:p>
          </table:table-cell>
          <table:table-cell office:value-type="string">
            <text:p>IBM Poughkeepsie Benchmarking Cen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Vendor</text:p>
          </table:table-cell>
          <table:table-cell office:value-type="float" office:value="6912">
            <text:p>6912</text:p>
          </table:table-cell>
          <table:table-cell office:value-type="float" office:value="0">
            <text:p>0</text:p>
          </table:table-cell>
          <table:table-cell office:value-type="float" office:value="159600">
            <text:p>159600</text:p>
          </table:table-cell>
          <table:table-cell office:value-type="float" office:value="212115">
            <text:p>212115</text:p>
          </table:table-cell>
          <table:table-cell office:value-type="float" office:value="75.24">
            <text:p>75,24</text:p>
          </table:table-cell>
          <table:table-cell table:number-columns-repeated="2" office:value-type="float" office:value="0">
            <text:p>0</text:p>
          </table:table-cell>
          <table:table-cell office:value-type="float" office:value="423.12">
            <text:p>423,12</text:p>
          </table:table-cell>
          <table:table-cell office:value-type="float" office:value="377.2">
            <text:p>377,2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era-100 Hybrid</text:p>
          </table:table-cell>
          <table:table-cell office:value-type="string">
            <text:p>Bullx B505, Xeon E56xx (Westmere-EP) 2.40 GHz, Infiniband QDR</text:p>
          </table:table-cell>
          <table:table-cell office:value-type="string">
            <text:p>Commissariat a l'Energie Atomique (CEA)</text:p>
          </table:table-cell>
          <table:table-cell office:value-type="string">
            <text:p>Bull SA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7020">
            <text:p>7020</text:p>
          </table:table-cell>
          <table:table-cell office:value-type="float" office:value="5460">
            <text:p>5460</text:p>
          </table:table-cell>
          <table:table-cell office:value-type="float" office:value="154000">
            <text:p>154000</text:p>
          </table:table-cell>
          <table:table-cell office:value-type="float" office:value="274560">
            <text:p>274560</text:p>
          </table:table-cell>
          <table:table-cell office:value-type="float" office:value="56.09">
            <text:p>56,09</text:p>
          </table:table-cell>
          <table:table-cell office:value-type="float" office:value="536576">
            <text:p>53657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Bullx B505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rnet</text:p>
          </table:table-cell>
          <table:table-cell office:value-type="string">
            <text:p>Cray XE6 8-core 2.4 GHz</text:p>
          </table:table-cell>
          <table:table-cell office:value-type="string">
            <text:p>ERDC DSRC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20176">
            <text:p>20176</text:p>
          </table:table-cell>
          <table:table-cell office:value-type="float" office:value="0">
            <text:p>0</text:p>
          </table:table-cell>
          <table:table-cell office:value-type="float" office:value="153000">
            <text:p>153000</text:p>
          </table:table-cell>
          <table:table-cell office:value-type="float" office:value="193689.6">
            <text:p>193689,6</text:p>
          </table:table-cell>
          <table:table-cell office:value-type="float" office:value="78.99">
            <text:p>78,9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136 8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VSC-2</text:p>
          </table:table-cell>
          <table:table-cell office:value-type="string">
            <text:p>Megware Saxonid 6100, Opteron 8C 2.2 GHz, Infiniband QDR</text:p>
          </table:table-cell>
          <table:table-cell office:value-type="string">
            <text:p>Vienna Scientific Cluster</text:p>
          </table:table-cell>
          <table:table-cell office:value-type="string">
            <text:p>Megware</text:p>
          </table:table-cell>
          <table:table-cell office:value-type="string">
            <text:p>Austri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20776">
            <text:p>20776</text:p>
          </table:table-cell>
          <table:table-cell office:value-type="float" office:value="0">
            <text:p>0</text:p>
          </table:table-cell>
          <table:table-cell office:value-type="float" office:value="152900">
            <text:p>152900</text:p>
          </table:table-cell>
          <table:table-cell office:value-type="float" office:value="182829">
            <text:p>182829</text:p>
          </table:table-cell>
          <table:table-cell office:value-type="float" office:value="83.63">
            <text:p>83,63</text:p>
          </table:table-cell>
          <table:table-cell office:value-type="float" office:value="1994496">
            <text:p>199449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32HE 8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Saxonid 6100</text:p>
          </table:table-cell>
          <table:table-cell office:value-type="string">
            <text:p>Megware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RI</text:p>
          </table:table-cell>
          <table:table-cell office:value-type="string">
            <text:p>PowerEdge C6100 Cluster, Xeon X5660 2.8 Ghz, Infiniband</text:p>
          </table:table-cell>
          <table:table-cell office:value-type="string">
            <text:p>University of Colorado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15648">
            <text:p>15648</text:p>
          </table:table-cell>
          <table:table-cell office:value-type="float" office:value="0">
            <text:p>0</text:p>
          </table:table-cell>
          <table:table-cell office:value-type="float" office:value="152200">
            <text:p>152200</text:p>
          </table:table-cell>
          <table:table-cell office:value-type="float" office:value="175257.6">
            <text:p>175257,6</text:p>
          </table:table-cell>
          <table:table-cell office:value-type="float" office:value="86.84">
            <text:p>86,84</text:p>
          </table:table-cell>
          <table:table-cell office:value-type="float" office:value="1757600">
            <text:p>17576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PowerEdge C6100 Cluster</text:p>
          </table:table-cell>
          <table:table-cell office:value-type="string">
            <text:p>Dell PowerEdge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HPC</text:p>
          </table:table-cell>
          <table:table-cell office:value-type="string">
            <text:p>PowerEdge 1950/SunFire X2200/IBM dx340/dx360/HP SL160/DL165, Xeon/Opteron 2.3-2.67GHz, Myrinet 10G</text:p>
          </table:table-cell>
          <table:table-cell office:value-type="string">
            <text:p>University of Southern California</text:p>
          </table:table-cell>
          <table:table-cell office:value-type="string">
            <text:p>Dell/Sun/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20925">
            <text:p>20925</text:p>
          </table:table-cell>
          <table:table-cell office:value-type="float" office:value="0">
            <text:p>0</text:p>
          </table:table-cell>
          <table:table-cell office:value-type="float" office:value="149900">
            <text:p>149900</text:p>
          </table:table-cell>
          <table:table-cell office:value-type="float" office:value="196465">
            <text:p>196465</text:p>
          </table:table-cell>
          <table:table-cell office:value-type="float" office:value="76.3">
            <text:p>76,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10 4C 2.33GHz</text:p>
          </table:table-cell>
          <table:table-cell office:value-type="string">
            <text:p>Intel Core</text:p>
          </table:table-cell>
          <table:table-cell office:value-type="float" office:value="2333">
            <text:p>2333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PowerEdge 1950/SunFire X2200/iDataPlex Cluster</text:p>
          </table:table-cell>
          <table:table-cell office:value-type="string">
            <text:p>Dell/Sun/IBM Cluster</text:p>
          </table:table-cell>
          <table:table-cell office:value-type="string">
            <text:p>Myrinet</text:p>
          </table:table-cell>
          <table:table-cell office:value-type="string">
            <text:p>Myrinet 10G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Zeus</text:p>
          </table:table-cell>
          <table:table-cell office:value-type="string">
            <text:p>Cray XE6, Opteron 6272 16C 2.10 GHz, Cray Gemini interconnect</text:p>
          </table:table-cell>
          <table:table-cell table:number-columns-repeated="2"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Vendor</text:p>
          </table:table-cell>
          <table:table-cell office:value-type="float" office:value="23104">
            <text:p>23104</text:p>
          </table:table-cell>
          <table:table-cell office:value-type="float" office:value="0">
            <text:p>0</text:p>
          </table:table-cell>
          <table:table-cell office:value-type="float" office:value="146000">
            <text:p>146000</text:p>
          </table:table-cell>
          <table:table-cell office:value-type="float" office:value="194073.6">
            <text:p>194073,6</text:p>
          </table:table-cell>
          <table:table-cell office:value-type="float" office:value="75.23">
            <text:p>75,2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272 16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Opteron 6200 Series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ray Interconnect</text:p>
          </table:table-cell>
          <table:table-cell office:value-type="string">
            <text:p>Cray Gemini interconnec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Sunway 4000H Cluster, Xeon X56xx (Westmere-EP) 2.93 GHz, Infiniband QDR</text:p>
          </table:table-cell>
          <table:table-cell office:value-type="string">
            <text:p>Government</text:p>
          </table:table-cell>
          <table:table-cell office:value-type="string">
            <text:p>National Research Center of Parallel Computer Engineering &amp; Technology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4280">
            <text:p>14280</text:p>
          </table:table-cell>
          <table:table-cell office:value-type="float" office:value="0">
            <text:p>0</text:p>
          </table:table-cell>
          <table:table-cell office:value-type="float" office:value="145600">
            <text:p>145600</text:p>
          </table:table-cell>
          <table:table-cell office:value-type="float" office:value="167362">
            <text:p>167362</text:p>
          </table:table-cell>
          <table:table-cell office:value-type="float" office:value="87">
            <text:p>87</text:p>
          </table:table-cell>
          <table:table-cell office:value-type="float" office:value="1720320">
            <text:p>172032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Sunway 4000H Cluster</text:p>
          </table:table-cell>
          <table:table-cell office:value-type="string">
            <text:p>Sunway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iDataPlex DX360M3, Xeon E5645 6C 2.40 GHz, Infiniband QDR, NVIDIA 2070</text:p>
          </table:table-cell>
          <table:table-cell office:value-type="string">
            <text:p>CINECA / SCS - SuperComputing Solution</text:p>
          </table:table-cell>
          <table:table-cell office:value-type="string">
            <text:p>IBM</text:p>
          </table:table-cell>
          <table:table-cell office:value-type="string">
            <text:p>Italy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0240">
            <text:p>10240</text:p>
          </table:table-cell>
          <table:table-cell office:value-type="float" office:value="7168">
            <text:p>7168</text:p>
          </table:table-cell>
          <table:table-cell office:value-type="float" office:value="142700">
            <text:p>142700</text:p>
          </table:table-cell>
          <table:table-cell office:value-type="float" office:value="293171">
            <text:p>293171</text:p>
          </table:table-cell>
          <table:table-cell office:value-type="float" office:value="48.67">
            <text:p>48,67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91.88">
            <text:p>891,88</text:p>
          </table:table-cell>
          <table:table-cell office:value-type="string">
            <text:p>Cluster</text:p>
          </table:table-cell>
          <table:table-cell office:value-type="string">
            <text:p>Xeon E5645 6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70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Sou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uillimin</text:p>
          </table:table-cell>
          <table:table-cell office:value-type="string">
            <text:p>iDataPlex DX360M3, Xeon 2.66, Infiniband</text:p>
          </table:table-cell>
          <table:table-cell office:value-type="string">
            <text:p>CLUMEQ - McGill University</text:p>
          </table:table-cell>
          <table:table-cell office:value-type="string">
            <text:p>IBM</text:p>
          </table:table-cell>
          <table:table-cell office:value-type="string">
            <text:p>Canada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14400">
            <text:p>14400</text:p>
          </table:table-cell>
          <table:table-cell office:value-type="float" office:value="0">
            <text:p>0</text:p>
          </table:table-cell>
          <table:table-cell office:value-type="float" office:value="136300">
            <text:p>136300</text:p>
          </table:table-cell>
          <table:table-cell office:value-type="float" office:value="153216">
            <text:p>153216</text:p>
          </table:table-cell>
          <table:table-cell office:value-type="float" office:value="88.96">
            <text:p>88,96</text:p>
          </table:table-cell>
          <table:table-cell office:value-type="float" office:value="1532160">
            <text:p>1532160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404.45">
            <text:p>404,45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Encanto</text:p>
          </table:table-cell>
          <table:table-cell office:value-type="string">
            <text:p>SGI Altix ICE 8200, Xeon quad core 3.0 GHz</text:p>
          </table:table-cell>
          <table:table-cell office:value-type="string">
            <text:p>New Mexico Computing Applications Center (NMCAC)</text:p>
          </table:table-cell>
          <table:table-cell office:value-type="string">
            <text:p>SGI</text:p>
          </table:table-cell>
          <table:table-cell office:value-type="string">
            <text:p>United States</text:p>
          </table:table-cell>
          <table:table-cell office:value-type="float" office:value="2007">
            <text:p>2007</text:p>
          </table:table-cell>
          <table:table-cell office:value-type="string">
            <text:p>Research</text:p>
          </table:table-cell>
          <table:table-cell office:value-type="float" office:value="14336">
            <text:p>14336</text:p>
          </table:table-cell>
          <table:table-cell office:value-type="float" office:value="0">
            <text:p>0</text:p>
          </table:table-cell>
          <table:table-cell office:value-type="float" office:value="133200">
            <text:p>133200</text:p>
          </table:table-cell>
          <table:table-cell office:value-type="float" office:value="172032">
            <text:p>172032</text:p>
          </table:table-cell>
          <table:table-cell office:value-type="float" office:value="77.43">
            <text:p>77,43</text:p>
          </table:table-cell>
          <table:table-cell office:value-type="float" office:value="1800100">
            <text:p>1800100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154.7">
            <text:p>154,7</text:p>
          </table:table-cell>
          <table:table-cell office:value-type="string">
            <text:p>MPP</text:p>
          </table:table-cell>
          <table:table-cell office:value-type="string">
            <text:p>Xeon 53xx (Clovertown)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office:value-type="string">
            <text:p>SLES10 + SGI ProPack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300-series "Clovertown"</text:p>
          </table:table-cell>
          <table:table-cell office:value-type="string">
            <text:p>SGI Altix ICE 8200</text:p>
          </table:table-cell>
          <table:table-cell office:value-type="string">
            <text:p>SGI Alti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EKA</text:p>
          </table:table-cell>
          <table:table-cell office:value-type="string">
            <text:p>Cluster Platform 3000 BL460c, Xeon 53xx 3GHz, Infiniband</text:p>
          </table:table-cell>
          <table:table-cell office:value-type="string">
            <text:p>Computational Research Laboratories, TATA SONS</text:p>
          </table:table-cell>
          <table:table-cell office:value-type="string">
            <text:p>Hewlett-Packard</text:p>
          </table:table-cell>
          <table:table-cell office:value-type="string">
            <text:p>India</text:p>
          </table:table-cell>
          <table:table-cell office:value-type="float" office:value="2008">
            <text:p>2008</text:p>
          </table:table-cell>
          <table:table-cell office:value-type="string">
            <text:p>Industry</text:p>
          </table:table-cell>
          <table:table-cell office:value-type="float" office:value="14384">
            <text:p>14384</text:p>
          </table:table-cell>
          <table:table-cell office:value-type="float" office:value="0">
            <text:p>0</text:p>
          </table:table-cell>
          <table:table-cell office:value-type="float" office:value="132800">
            <text:p>132800</text:p>
          </table:table-cell>
          <table:table-cell office:value-type="float" office:value="172608">
            <text:p>172608</text:p>
          </table:table-cell>
          <table:table-cell office:value-type="float" office:value="76.94">
            <text:p>76,94</text:p>
          </table:table-cell>
          <table:table-cell office:value-type="float" office:value="1850000">
            <text:p>1850000</text:p>
          </table:table-cell>
          <table:table-cell office:value-type="float" office:value="250000">
            <text:p>250000</text:p>
          </table:table-cell>
          <table:table-cell office:value-type="float" office:value="786">
            <text:p>786</text:p>
          </table:table-cell>
          <table:table-cell office:value-type="float" office:value="168.96">
            <text:p>168,96</text:p>
          </table:table-cell>
          <table:table-cell office:value-type="string">
            <text:p>Cluster</text:p>
          </table:table-cell>
          <table:table-cell office:value-type="string">
            <text:p>Xeon 53xx (Clovertown)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300-series "Clovertown"</text:p>
          </table:table-cell>
          <table:table-cell office:value-type="string">
            <text:p>Cluster Platform 3000 BL460c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South-central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Juno</text:p>
          </table:table-cell>
          <table:table-cell office:value-type="string">
            <text:p>Appro XtremeServer 1143H, Opteron QC 2.2Ghz, Infiniband</text:p>
          </table:table-cell>
          <table:table-cell office:value-type="string">
            <text:p>Lawrence Livermore National Laboratory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18224">
            <text:p>18224</text:p>
          </table:table-cell>
          <table:table-cell office:value-type="float" office:value="0">
            <text:p>0</text:p>
          </table:table-cell>
          <table:table-cell office:value-type="float" office:value="131600">
            <text:p>131600</text:p>
          </table:table-cell>
          <table:table-cell office:value-type="float" office:value="162200">
            <text:p>162200</text:p>
          </table:table-cell>
          <table:table-cell office:value-type="float" office:value="81.13">
            <text:p>81,13</text:p>
          </table:table-cell>
          <table:table-cell office:value-type="float" office:value="1854663">
            <text:p>1854663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Quad Core 4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office:value-type="string">
            <text:p>Redhat Linux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Appro XtremeServer 1143H</text:p>
          </table:table-cell>
          <table:table-cell office:value-type="string">
            <text:p>Appro XtremeServ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HP ProLiant SL390s G7 Xeon 6C X5650, Infiniband</text:p>
          </table:table-cell>
          <table:table-cell office:value-type="string">
            <text:p>eni</text:p>
          </table:table-cell>
          <table:table-cell office:value-type="string">
            <text:p>Hewlett-Packard</text:p>
          </table:table-cell>
          <table:table-cell office:value-type="string">
            <text:p>Italy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5360">
            <text:p>15360</text:p>
          </table:table-cell>
          <table:table-cell office:value-type="float" office:value="0">
            <text:p>0</text:p>
          </table:table-cell>
          <table:table-cell office:value-type="float" office:value="131200">
            <text:p>131200</text:p>
          </table:table-cell>
          <table:table-cell office:value-type="float" office:value="163430.4">
            <text:p>163430,4</text:p>
          </table:table-cell>
          <table:table-cell office:value-type="float" office:value="80.28">
            <text:p>80,2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SL390s G7</text:p>
          </table:table-cell>
          <table:table-cell office:value-type="string">
            <text:p>HP Cluster Platform 3000S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Sou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Zeus</text:p>
          </table:table-cell>
          <table:table-cell office:value-type="string">
            <text:p>Cluster Platform 3000 BL 2x220, Xeon X5650 6C 2.66 GHz, Infiniband</text:p>
          </table:table-cell>
          <table:table-cell office:value-type="string">
            <text:p>Cyfronet</text:p>
          </table:table-cell>
          <table:table-cell office:value-type="string">
            <text:p>Hewlett-Packard</text:p>
          </table:table-cell>
          <table:table-cell office:value-type="string">
            <text:p>Poland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15264">
            <text:p>15264</text:p>
          </table:table-cell>
          <table:table-cell office:value-type="float" office:value="0">
            <text:p>0</text:p>
          </table:table-cell>
          <table:table-cell office:value-type="float" office:value="128790">
            <text:p>128790</text:p>
          </table:table-cell>
          <table:table-cell office:value-type="float" office:value="162408.96">
            <text:p>162408,96</text:p>
          </table:table-cell>
          <table:table-cell office:value-type="float" office:value="79.3">
            <text:p>79,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errillos</text:p>
          </table:table-cell>
          <table:table-cell office:value-type="string">
            <text:p>BladeCenter QS22/LS21 Cluster, PowerXCell 8i 3.2 Ghz / Opteron DC 1.8 GHz, Infiniband</text:p>
          </table:table-cell>
          <table:table-cell office:value-type="string">
            <text:p>DOE/NNSA/LANL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4400">
            <text:p>14400</text:p>
          </table:table-cell>
          <table:table-cell office:value-type="float" office:value="0">
            <text:p>0</text:p>
          </table:table-cell>
          <table:table-cell office:value-type="float" office:value="126500">
            <text:p>126500</text:p>
          </table:table-cell>
          <table:table-cell office:value-type="float" office:value="161856">
            <text:p>161856</text:p>
          </table:table-cell>
          <table:table-cell office:value-type="float" office:value="78.16">
            <text:p>78,16</text:p>
          </table:table-cell>
          <table:table-cell office:value-type="float" office:value="805759">
            <text:p>805759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458.33">
            <text:p>458,33</text:p>
          </table:table-cell>
          <table:table-cell office:value-type="string">
            <text:p>Cluster</text:p>
          </table:table-cell>
          <table:table-cell office:value-type="string">
            <text:p>PowerXCell 8i 9C 3.20GHz</text:p>
          </table:table-cell>
          <table:table-cell office:value-type="string">
            <text:p>Power</text:p>
          </table:table-cell>
          <table:table-cell office:value-type="float" office:value="3200">
            <text:p>3200</text:p>
          </table:table-cell>
          <table:table-cell table:number-columns-repeated="2" office:value-type="string">
            <text:p>Linux</text:p>
          </table:table-cell>
          <table:table-cell office:value-type="string">
            <text:p>IBM PowerXCell 8i</text:p>
          </table:table-cell>
          <table:table-cell office:value-type="float" office:value="9">
            <text:p>9</text:p>
          </table:table-cell>
          <table:table-cell office:value-type="string">
            <text:p>PowerXCell 8i</text:p>
          </table:table-cell>
          <table:table-cell office:value-type="string">
            <text:p>BladeCenter Q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Jet</text:p>
          </table:table-cell>
          <table:table-cell office:value-type="string">
            <text:p>Raytheon/Aspen Cluster, Xeon X5560/X5650 2.8/2.66 Ghz, QDR Infinband</text:p>
          </table:table-cell>
          <table:table-cell office:value-type="string">
            <text:p>NOAA/ESRL/GSD</text:p>
          </table:table-cell>
          <table:table-cell office:value-type="string">
            <text:p>Raytheon/Aspen Systems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13732">
            <text:p>13732</text:p>
          </table:table-cell>
          <table:table-cell office:value-type="float" office:value="0">
            <text:p>0</text:p>
          </table:table-cell>
          <table:table-cell office:value-type="float" office:value="126500">
            <text:p>126500</text:p>
          </table:table-cell>
          <table:table-cell office:value-type="float" office:value="148116">
            <text:p>148116</text:p>
          </table:table-cell>
          <table:table-cell office:value-type="float" office:value="85.41">
            <text:p>85,41</text:p>
          </table:table-cell>
          <table:table-cell office:value-type="float" office:value="1664080">
            <text:p>1664080</text:p>
          </table:table-cell>
          <table:table-cell office:value-type="float" office:value="257000">
            <text:p>25700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Raytheon/Aspen Systems Cluster</text:p>
          </table:table-cell>
          <table:table-cell office:value-type="string">
            <text:p>NOW - Inte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Vayu</text:p>
          </table:table-cell>
          <table:table-cell office:value-type="string">
            <text:p>Sun Blade x6048, Xeon X5570 2.93 Ghz, Infiniband QDR</text:p>
          </table:table-cell>
          <table:table-cell office:value-type="string">
            <text:p>National Computational Infrastructure National Facility (NCI-NF)</text:p>
          </table:table-cell>
          <table:table-cell office:value-type="string">
            <text:p>Oracle</text:p>
          </table:table-cell>
          <table:table-cell office:value-type="string">
            <text:p>Australia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11936">
            <text:p>11936</text:p>
          </table:table-cell>
          <table:table-cell office:value-type="float" office:value="0">
            <text:p>0</text:p>
          </table:table-cell>
          <table:table-cell office:value-type="float" office:value="126399.82">
            <text:p>126399,82</text:p>
          </table:table-cell>
          <table:table-cell office:value-type="float" office:value="139889.92">
            <text:p>139889,92</text:p>
          </table:table-cell>
          <table:table-cell office:value-type="float" office:value="90.36">
            <text:p>90,3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office:value-type="string">
            <text:p>CentOS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un Blade 6048</text:p>
          </table:table-cell>
          <table:table-cell office:value-type="string">
            <text:p>Sun Blade System</text:p>
          </table:table-cell>
          <table:table-cell table:number-columns-repeated="2" office:value-type="string">
            <text:p>Infiniband</text:p>
          </table:table-cell>
          <table:table-cell office:value-type="string">
            <text:p>Australia and New Zealand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Cray XE6 12-core 2.1 GHz</text:p>
          </table:table-cell>
          <table:table-cell office:value-type="string">
            <text:p>University of Chicago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17856">
            <text:p>17856</text:p>
          </table:table-cell>
          <table:table-cell office:value-type="float" office:value="0">
            <text:p>0</text:p>
          </table:table-cell>
          <table:table-cell office:value-type="float" office:value="125800">
            <text:p>125800</text:p>
          </table:table-cell>
          <table:table-cell office:value-type="float" office:value="149990">
            <text:p>149990</text:p>
          </table:table-cell>
          <table:table-cell office:value-type="float" office:value="83.87">
            <text:p>83,87</text:p>
          </table:table-cell>
          <table:table-cell table:number-columns-repeated="2" office:value-type="float" office:value="0">
            <text:p>0</text:p>
          </table:table-cell>
          <table:table-cell office:value-type="float" office:value="677.4">
            <text:p>677,4</text:p>
          </table:table-cell>
          <table:table-cell office:value-type="float" office:value="185.71">
            <text:p>185,71</text:p>
          </table:table-cell>
          <table:table-cell office:value-type="string">
            <text:p>MPP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lackthorn</text:p>
          </table:table-cell>
          <table:table-cell office:value-type="string">
            <text:p>Bullx B500 Cluster, Xeon X56xx 2.8Ghz, QDR Infiniband</text:p>
          </table:table-cell>
          <table:table-cell office:value-type="string">
            <text:p>Atomic Weapons Establishment</text:p>
          </table:table-cell>
          <table:table-cell office:value-type="string">
            <text:p>Bull SA</text:p>
          </table:table-cell>
          <table:table-cell office:value-type="string">
            <text:p>United Kingdom</text:p>
          </table:table-cell>
          <table:table-cell office:value-type="float" office:value="2010">
            <text:p>2010</text:p>
          </table:table-cell>
          <table:table-cell office:value-type="string">
            <text:p>Classified</text:p>
          </table:table-cell>
          <table:table-cell office:value-type="float" office:value="12936">
            <text:p>12936</text:p>
          </table:table-cell>
          <table:table-cell office:value-type="float" office:value="0">
            <text:p>0</text:p>
          </table:table-cell>
          <table:table-cell office:value-type="float" office:value="124600">
            <text:p>124600</text:p>
          </table:table-cell>
          <table:table-cell office:value-type="float" office:value="145152">
            <text:p>145152</text:p>
          </table:table-cell>
          <table:table-cell office:value-type="float" office:value="85.84">
            <text:p>85,84</text:p>
          </table:table-cell>
          <table:table-cell office:value-type="float" office:value="2304960">
            <text:p>230496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ullx B500 Cluster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arth Simulator</text:p>
          </table:table-cell>
          <table:table-cell office:value-type="string">
            <text:p>SX-9/E/1280M160</text:p>
          </table:table-cell>
          <table:table-cell office:value-type="string">
            <text:p>Japan Agency for Marine -Earth Science and Technology</text:p>
          </table:table-cell>
          <table:table-cell office:value-type="string">
            <text:p>NEC</text:p>
          </table:table-cell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22400">
            <text:p>122400</text:p>
          </table:table-cell>
          <table:table-cell office:value-type="float" office:value="131072">
            <text:p>131072</text:p>
          </table:table-cell>
          <table:table-cell office:value-type="float" office:value="93.38">
            <text:p>93,38</text:p>
          </table:table-cell>
          <table:table-cell office:value-type="float" office:value="1556480">
            <text:p>155648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NEC <text:s/>3.20GHz</text:p>
          </table:table-cell>
          <table:table-cell office:value-type="string">
            <text:p>NEC</text:p>
          </table:table-cell>
          <table:table-cell office:value-type="float" office:value="3200">
            <text:p>3200</text:p>
          </table:table-cell>
          <table:table-cell office:value-type="string">
            <text:p>Super-UX</text:p>
          </table:table-cell>
          <table:table-cell office:value-type="string">
            <text:p>BSD Based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NEC</text:p>
          </table:table-cell>
          <table:table-cell office:value-type="string">
            <text:p>SX-9/E</text:p>
          </table:table-cell>
          <table:table-cell office:value-type="string">
            <text:p>NEC Vector</text:p>
          </table:table-cell>
          <table:table-cell office:value-type="string">
            <text:p>Fat Tree</text:p>
          </table:table-cell>
          <table:table-cell office:value-type="string">
            <text:p>Fat Tree Network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string">
            <text:p>Hitachi SR16000 Model M1/176, POWER7 8C 3.83 GHz, Custom</text:p>
          </table:table-cell>
          <table:table-cell office:value-type="string">
            <text:p>Information Initiative Center, Hokkaido University</text:p>
          </table:table-cell>
          <table:table-cell office:value-type="string">
            <text:p>Hitachi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5504">
            <text:p>5504</text:p>
          </table:table-cell>
          <table:table-cell office:value-type="float" office:value="0">
            <text:p>0</text:p>
          </table:table-cell>
          <table:table-cell office:value-type="float" office:value="121600">
            <text:p>121600</text:p>
          </table:table-cell>
          <table:table-cell office:value-type="float" office:value="168907">
            <text:p>168907</text:p>
          </table:table-cell>
          <table:table-cell office:value-type="float" office:value="71.99">
            <text:p>71,99</text:p>
          </table:table-cell>
          <table:table-cell office:value-type="float" office:value="1400000">
            <text:p>1400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Hitachi SR16000 Model M1/176</text:p>
          </table:table-cell>
          <table:table-cell office:value-type="string">
            <text:p>Hitachi SR16000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HokieSpeed</text:p>
          </table:table-cell>
          <table:table-cell office:value-type="string">
            <text:p>SuperServer <text:s/>2026GT-TRF, Xeon E5645 6C 2.40GHz, Infiniband QDR, NVIDIA 2050</text:p>
          </table:table-cell>
          <table:table-cell office:value-type="string">
            <text:p>Virginia Tech</text:p>
          </table:table-cell>
          <table:table-cell office:value-type="string">
            <text:p>Supermicro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8320">
            <text:p>8320</text:p>
          </table:table-cell>
          <table:table-cell office:value-type="float" office:value="5824">
            <text:p>5824</text:p>
          </table:table-cell>
          <table:table-cell office:value-type="float" office:value="120400">
            <text:p>120400</text:p>
          </table:table-cell>
          <table:table-cell office:value-type="float" office:value="238201.6">
            <text:p>238201,6</text:p>
          </table:table-cell>
          <table:table-cell office:value-type="float" office:value="50.55">
            <text:p>50,55</text:p>
          </table:table-cell>
          <table:table-cell office:value-type="float" office:value="355520">
            <text:p>35552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office:value-type="string">
            <text:p>CentOS</text:p>
          </table:table-cell>
          <table:table-cell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SuperServer 2026GT-TRF</text:p>
          </table:table-cell>
          <table:table-cell office:value-type="string">
            <text:p>Supermicro SuperServ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Blue Gene/P Solution</text:p>
          </table:table-cell>
          <table:table-cell office:value-type="string">
            <text:p>IDRIS</text:p>
          </table:table-cell>
          <table:table-cell office:value-type="string">
            <text:p>IBM</text:p>
          </table:table-cell>
          <table:table-cell office:value-type="string">
            <text:p>France</text:p>
          </table:table-cell>
          <table:table-cell office:value-type="float" office:value="2008">
            <text:p>2008</text:p>
          </table:table-cell>
          <table:table-cell office:value-type="string">
            <text:p>Academic</text:p>
          </table:table-cell>
          <table:table-cell office:value-type="float" office:value="40960">
            <text:p>40960</text:p>
          </table:table-cell>
          <table:table-cell office:value-type="float" office:value="0">
            <text:p>0</text:p>
          </table:table-cell>
          <table:table-cell office:value-type="float" office:value="119310">
            <text:p>119310</text:p>
          </table:table-cell>
          <table:table-cell office:value-type="float" office:value="139264">
            <text:p>139264</text:p>
          </table:table-cell>
          <table:table-cell office:value-type="float" office:value="85.67">
            <text:p>85,67</text:p>
          </table:table-cell>
          <table:table-cell table:number-columns-repeated="2"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378.76">
            <text:p>378,76</text:p>
          </table:table-cell>
          <table:table-cell office:value-type="string">
            <text:p>MPP</text:p>
          </table:table-cell>
          <table:table-cell office:value-type="string">
            <text:p>PowerPC 450 4C 850MHz</text:p>
          </table:table-cell>
          <table:table-cell office:value-type="string">
            <text:p>Power</text:p>
          </table:table-cell>
          <table:table-cell office:value-type="float" office:value="850">
            <text:p>85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PowerPC 450</text:p>
          </table:table-cell>
          <table:table-cell office:value-type="string">
            <text:p>BlueGene/P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Power 575, p6 4.7 GHz, Infiniband</text:p>
          </table:table-cell>
          <table:table-cell office:value-type="string">
            <text:p>DKRZ - Deutsches Klimarechenzentrum</text:p>
          </table:table-cell>
          <table:table-cell office:value-type="string">
            <text:p>IBM</text:p>
          </table:table-cell>
          <table:table-cell office:value-type="string">
            <text:p>Germany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8064">
            <text:p>8064</text:p>
          </table:table-cell>
          <table:table-cell office:value-type="float" office:value="0">
            <text:p>0</text:p>
          </table:table-cell>
          <table:table-cell office:value-type="float" office:value="115900">
            <text:p>115900</text:p>
          </table:table-cell>
          <table:table-cell office:value-type="float" office:value="151603.2">
            <text:p>151603,2</text:p>
          </table:table-cell>
          <table:table-cell office:value-type="float" office:value="76.45">
            <text:p>76,45</text:p>
          </table:table-cell>
          <table:table-cell office:value-type="float" office:value="1128959">
            <text:p>1128959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89.98">
            <text:p>89,98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Power 575, p6 4.7 GHz, Infiniband</text:p>
          </table:table-cell>
          <table:table-cell office:value-type="string">
            <text:p>ECMWF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8320">
            <text:p>8320</text:p>
          </table:table-cell>
          <table:table-cell office:value-type="float" office:value="0">
            <text:p>0</text:p>
          </table:table-cell>
          <table:table-cell office:value-type="float" office:value="115900">
            <text:p>115900</text:p>
          </table:table-cell>
          <table:table-cell office:value-type="float" office:value="156416">
            <text:p>156416</text:p>
          </table:table-cell>
          <table:table-cell office:value-type="float" office:value="74.1">
            <text:p>74,1</text:p>
          </table:table-cell>
          <table:table-cell table:number-columns-repeated="2" office:value-type="float" office:value="0">
            <text:p>0</text:p>
          </table:table-cell>
          <table:table-cell office:value-type="float" office:value="1329">
            <text:p>1329</text:p>
          </table:table-cell>
          <table:table-cell office:value-type="float" office:value="87.21">
            <text:p>87,21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Power 575, p6 4.7 GHz, Infiniband</text:p>
          </table:table-cell>
          <table:table-cell office:value-type="string">
            <text:p>ECMWF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8320">
            <text:p>8320</text:p>
          </table:table-cell>
          <table:table-cell office:value-type="float" office:value="0">
            <text:p>0</text:p>
          </table:table-cell>
          <table:table-cell office:value-type="float" office:value="115900">
            <text:p>115900</text:p>
          </table:table-cell>
          <table:table-cell office:value-type="float" office:value="156416">
            <text:p>156416</text:p>
          </table:table-cell>
          <table:table-cell office:value-type="float" office:value="74.1">
            <text:p>74,1</text:p>
          </table:table-cell>
          <table:table-cell table:number-columns-repeated="2" office:value-type="float" office:value="0">
            <text:p>0</text:p>
          </table:table-cell>
          <table:table-cell office:value-type="float" office:value="1329">
            <text:p>1329</text:p>
          </table:table-cell>
          <table:table-cell office:value-type="float" office:value="87.21">
            <text:p>87,21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Fujitsu FX1, Quadcore <text:s/>SPARC64 VII <text:s/>2.52 GHz, Infiniband DDR</text:p>
          </table:table-cell>
          <table:table-cell office:value-type="string">
            <text:p>JAXA</text:p>
          </table:table-cell>
          <table:table-cell office:value-type="string">
            <text:p>Fujitsu</text:p>
          </table:table-cell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2032">
            <text:p>12032</text:p>
          </table:table-cell>
          <table:table-cell office:value-type="float" office:value="0">
            <text:p>0</text:p>
          </table:table-cell>
          <table:table-cell office:value-type="float" office:value="110600">
            <text:p>110600</text:p>
          </table:table-cell>
          <table:table-cell office:value-type="float" office:value="121282">
            <text:p>121282</text:p>
          </table:table-cell>
          <table:table-cell office:value-type="float" office:value="91.19">
            <text:p>91,19</text:p>
          </table:table-cell>
          <table:table-cell office:value-type="float" office:value="3308800">
            <text:p>3308800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08.43">
            <text:p>108,43</text:p>
          </table:table-cell>
          <table:table-cell office:value-type="string">
            <text:p>Cluster</text:p>
          </table:table-cell>
          <table:table-cell office:value-type="string">
            <text:p>SPARC64 VII 4C 2.50GHz</text:p>
          </table:table-cell>
          <table:table-cell office:value-type="string">
            <text:p>Sparc</text:p>
          </table:table-cell>
          <table:table-cell office:value-type="float" office:value="2500">
            <text:p>2500</text:p>
          </table:table-cell>
          <table:table-cell office:value-type="string">
            <text:p>Open Solaris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SPARC64 VII</text:p>
          </table:table-cell>
          <table:table-cell office:value-type="string">
            <text:p>Fujitsu FX1</text:p>
          </table:table-cell>
          <table:table-cell office:value-type="string">
            <text:p>Fujitsu Cluster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Bullx B505, Xeon E5640 2.67 GHz, Infiniband QDR</text:p>
          </table:table-cell>
          <table:table-cell office:value-type="string">
            <text:p>Tres Grand Centre de calcul du CEA</text:p>
          </table:table-cell>
          <table:table-cell office:value-type="string">
            <text:p>Bull SA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5040">
            <text:p>5040</text:p>
          </table:table-cell>
          <table:table-cell office:value-type="float" office:value="3920">
            <text:p>3920</text:p>
          </table:table-cell>
          <table:table-cell office:value-type="float" office:value="109900">
            <text:p>109900</text:p>
          </table:table-cell>
          <table:table-cell office:value-type="float" office:value="198161.6">
            <text:p>198161,6</text:p>
          </table:table-cell>
          <table:table-cell office:value-type="float" office:value="55.46">
            <text:p>55,46</text:p>
          </table:table-cell>
          <table:table-cell office:value-type="float" office:value="428646">
            <text:p>42864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40 4C 2.67GHz</text:p>
          </table:table-cell>
          <table:table-cell office:value-type="string">
            <text:p>Intel EM64T</text:p>
          </table:table-cell>
          <table:table-cell office:value-type="float" office:value="2670">
            <text:p>267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Bullx B505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SGI Altix ICE 8200 Enhanced LX, Xeon Nehalem quad core 2.8 GHz</text:p>
          </table:table-cell>
          <table:table-cell office:value-type="string">
            <text:p>US Army Research Laboratory (ARL)</text:p>
          </table:table-cell>
          <table:table-cell office:value-type="string">
            <text:p>SGI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0752">
            <text:p>10752</text:p>
          </table:table-cell>
          <table:table-cell office:value-type="float" office:value="0">
            <text:p>0</text:p>
          </table:table-cell>
          <table:table-cell office:value-type="float" office:value="109300">
            <text:p>109300</text:p>
          </table:table-cell>
          <table:table-cell office:value-type="float" office:value="120422.4">
            <text:p>120422,4</text:p>
          </table:table-cell>
          <table:table-cell office:value-type="float" office:value="90.76">
            <text:p>90,76</text:p>
          </table:table-cell>
          <table:table-cell office:value-type="float" office:value="1908480">
            <text:p>1908480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230.11">
            <text:p>230,11</text:p>
          </table:table-cell>
          <table:table-cell office:value-type="string">
            <text:p>MPP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office:value-type="string">
            <text:p>SLES10 + SGI ProPack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GI Altix ICE 8200EX</text:p>
          </table:table-cell>
          <table:table-cell office:value-type="string">
            <text:p>SGI Alti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Endeavor</text:p>
          </table:table-cell>
          <table:table-cell office:value-type="string">
            <text:p>Intel Cluster, Xeon E5 (Sandy Bridge - EP) 8C 2.60GHz, FDR Infiniband</text:p>
          </table:table-cell>
          <table:table-cell table:number-columns-repeated="2" office:value-type="string">
            <text:p>Inte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712">
            <text:p>5712</text:p>
          </table:table-cell>
          <table:table-cell office:value-type="float" office:value="0">
            <text:p>0</text:p>
          </table:table-cell>
          <table:table-cell office:value-type="float" office:value="109200">
            <text:p>109200</text:p>
          </table:table-cell>
          <table:table-cell office:value-type="float" office:value="118810">
            <text:p>118810</text:p>
          </table:table-cell>
          <table:table-cell office:value-type="float" office:value="91.91">
            <text:p>91,91</text:p>
          </table:table-cell>
          <table:table-cell office:value-type="float" office:value="1647576">
            <text:p>1647576</text:p>
          </table:table-cell>
          <table:table-cell office:value-type="float" office:value="0">
            <text:p>0</text:p>
          </table:table-cell>
          <table:table-cell office:value-type="float" office:value="176.4">
            <text:p>176,4</text:p>
          </table:table-cell>
          <table:table-cell office:value-type="float" office:value="619.05">
            <text:p>619,05</text:p>
          </table:table-cell>
          <table:table-cell office:value-type="string">
            <text:p>Cluster</text:p>
          </table:table-cell>
          <table:table-cell office:value-type="string">
            <text:p>Xeon E5 (Sandy Bridge - EP) 8C 2.60GHz</text:p>
          </table:table-cell>
          <table:table-cell office:value-type="string">
            <text:p>Intel SandyBridge</text:p>
          </table:table-cell>
          <table:table-cell office:value-type="float" office:value="2600">
            <text:p>2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table:number-columns-repeated="2" office:value-type="string">
            <text:p>Intel Cluster</text:p>
          </table:table-cell>
          <table:table-cell office:value-type="string">
            <text:p>Infiniband</text:p>
          </table:table-cell>
          <table:table-cell office:value-type="string">
            <text:p>FDR 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Lattice</text:p>
          </table:table-cell>
          <table:table-cell office:value-type="string">
            <text:p>DL170/SL390 , Xeon E5649 2.53GHz/L5520 4C 2.26GHz, Infiniband QDR, NVIDIA 2070</text:p>
          </table:table-cell>
          <table:table-cell office:value-type="string">
            <text:p>Compute Canada/WestGrid/University of Calgary</text:p>
          </table:table-cell>
          <table:table-cell office:value-type="string">
            <text:p>Hewlett-Packard</text:p>
          </table:table-cell>
          <table:table-cell office:value-type="string">
            <text:p>Canad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13672">
            <text:p>13672</text:p>
          </table:table-cell>
          <table:table-cell office:value-type="float" office:value="2520">
            <text:p>2520</text:p>
          </table:table-cell>
          <table:table-cell office:value-type="float" office:value="108701">
            <text:p>108701</text:p>
          </table:table-cell>
          <table:table-cell office:value-type="float" office:value="193514.08">
            <text:p>193514,08</text:p>
          </table:table-cell>
          <table:table-cell office:value-type="float" office:value="56.17">
            <text:p>56,1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520 4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70</text:p>
          </table:table-cell>
          <table:table-cell office:value-type="float" office:value="4">
            <text:p>4</text:p>
          </table:table-cell>
          <table:table-cell office:value-type="string">
            <text:p>Xeon L55xx (Nehalem-EP)</text:p>
          </table:table-cell>
          <table:table-cell office:value-type="string">
            <text:p>DL170/SL390 </text:p>
          </table:table-cell>
          <table:table-cell office:value-type="string">
            <text:p>HP Cluster Platform 3000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GENCI-CCRT-Titane</text:p>
          </table:table-cell>
          <table:table-cell office:value-type="string">
            <text:p>BULL Novascale R422-E2</text:p>
          </table:table-cell>
          <table:table-cell office:value-type="string">
            <text:p>Commissariat a l'Energie Atomique (CEA)/CCRT</text:p>
          </table:table-cell>
          <table:table-cell office:value-type="string">
            <text:p>Bull SA</text:p>
          </table:table-cell>
          <table:table-cell office:value-type="string">
            <text:p>France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11520">
            <text:p>11520</text:p>
          </table:table-cell>
          <table:table-cell office:value-type="float" office:value="0">
            <text:p>0</text:p>
          </table:table-cell>
          <table:table-cell office:value-type="float" office:value="108500">
            <text:p>108500</text:p>
          </table:table-cell>
          <table:table-cell office:value-type="float" office:value="129998">
            <text:p>129998</text:p>
          </table:table-cell>
          <table:table-cell office:value-type="float" office:value="83.46">
            <text:p>83,46</text:p>
          </table:table-cell>
          <table:table-cell office:value-type="float" office:value="1714176">
            <text:p>1714176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227.46">
            <text:p>227,46</text:p>
          </table:table-cell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NovaScale R422-E2</text:p>
          </table:table-cell>
          <table:table-cell office:value-type="string">
            <text:p>Bull Cluster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VS-100K</text:p>
          </table:table-cell>
          <table:table-cell office:value-type="string">
            <text:p>Cluster Platform 3000 BL460c/BL2x220, Xeon 54xx 3 Ghz, Infiniband</text:p>
          </table:table-cell>
          <table:table-cell office:value-type="string">
            <text:p>Joint Supercomputer Center</text:p>
          </table:table-cell>
          <table:table-cell office:value-type="string">
            <text:p>Hewlett-Packard</text:p>
          </table:table-cell>
          <table:table-cell office:value-type="string">
            <text:p>Russia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11680">
            <text:p>11680</text:p>
          </table:table-cell>
          <table:table-cell office:value-type="float" office:value="0">
            <text:p>0</text:p>
          </table:table-cell>
          <table:table-cell office:value-type="float" office:value="107448">
            <text:p>107448</text:p>
          </table:table-cell>
          <table:table-cell office:value-type="float" office:value="140160">
            <text:p>140160</text:p>
          </table:table-cell>
          <table:table-cell office:value-type="float" office:value="76.66">
            <text:p>76,6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4xx (Harpertown)</text:p>
          </table:table-cell>
          <table:table-cell office:value-type="string">
            <text:p>Cluster Platform 3000 BL460c/BL 2x220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band DDR 4x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/>
          <table:table-cell office:value-type="string">
            <text:p>SGI Altix ICE 8200EX, Xeon QC E5472 3.0 GHz/X5570 2.93 GHz</text:p>
          </table:table-cell>
          <table:table-cell office:value-type="string">
            <text:p>HLRN at Universitaet Hannover / RRZN</text:p>
          </table:table-cell>
          <table:table-cell office:value-type="string">
            <text:p>SGI</text:p>
          </table:table-cell>
          <table:table-cell office:value-type="string">
            <text:p>Germany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10240">
            <text:p>10240</text:p>
          </table:table-cell>
          <table:table-cell office:value-type="float" office:value="0">
            <text:p>0</text:p>
          </table:table-cell>
          <table:table-cell office:value-type="float" office:value="107100">
            <text:p>107100</text:p>
          </table:table-cell>
          <table:table-cell office:value-type="float" office:value="120729.6">
            <text:p>120729,6</text:p>
          </table:table-cell>
          <table:table-cell office:value-type="float" office:value="88.71">
            <text:p>88,71</text:p>
          </table:table-cell>
          <table:table-cell office:value-type="float" office:value="1535480">
            <text:p>153548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office:value-type="string">
            <text:p>SLES10 + SGI ProPack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GI Altix ICE 8200EX</text:p>
          </table:table-cell>
          <table:table-cell office:value-type="string">
            <text:p>SGI Altix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office:value-type="string">
            <text:p>SGI Altix ICE 8200EX, Xeon QC E5472 3.0 GHz/X5570 2.93 GHz</text:p>
          </table:table-cell>
          <table:table-cell office:value-type="string">
            <text:p>HLRN at ZIB/Konrad Zuse-Zentrum fuer Informationstechnik</text:p>
          </table:table-cell>
          <table:table-cell office:value-type="string">
            <text:p>SGI</text:p>
          </table:table-cell>
          <table:table-cell office:value-type="string">
            <text:p>Germany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10240">
            <text:p>10240</text:p>
          </table:table-cell>
          <table:table-cell office:value-type="float" office:value="0">
            <text:p>0</text:p>
          </table:table-cell>
          <table:table-cell office:value-type="float" office:value="107100">
            <text:p>107100</text:p>
          </table:table-cell>
          <table:table-cell office:value-type="float" office:value="120729.6">
            <text:p>120729,6</text:p>
          </table:table-cell>
          <table:table-cell office:value-type="float" office:value="88.71">
            <text:p>88,71</text:p>
          </table:table-cell>
          <table:table-cell office:value-type="float" office:value="1535480">
            <text:p>153548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office:value-type="string">
            <text:p>SLES10 + SGI ProPack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GI Altix ICE 8200EX</text:p>
          </table:table-cell>
          <table:table-cell office:value-type="string">
            <text:p>SGI Altix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ull Benchmarks SuperComputer I</text:p>
          </table:table-cell>
          <table:table-cell office:value-type="string">
            <text:p>Bullx B510, Xeon E5 (Sandy Bridge - EP) 8C 2.70GHz, Infiniband QDR</text:p>
          </table:table-cell>
          <table:table-cell office:value-type="string">
            <text:p>Bull</text:p>
          </table:table-cell>
          <table:table-cell office:value-type="string">
            <text:p>Bull SA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Vendor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106998">
            <text:p>106998</text:p>
          </table:table-cell>
          <table:table-cell office:value-type="float" office:value="124416">
            <text:p>12441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 (Sandy Bridge - EP) 8C 2.70GHz</text:p>
          </table:table-cell>
          <table:table-cell office:value-type="string">
            <text:p>Intel SandyBridge</text:p>
          </table:table-cell>
          <table:table-cell office:value-type="float" office:value="2700">
            <text:p>2700</text:p>
          </table:table-cell>
          <table:table-cell office:value-type="string">
            <text:p>bullx SUperCOmputer Suite A.E.2.1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Intel Xeon E5</text:p>
          </table:table-cell>
          <table:table-cell office:value-type="string">
            <text:p>Bullx B510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Keeneland</text:p>
          </table:table-cell>
          <table:table-cell office:value-type="string">
            <text:p>HP ProLiant SL390s G7 Xeon 6C X5660 2.8Ghz, nVidia Fermi, Infiniband QDR</text:p>
          </table:table-cell>
          <table:table-cell office:value-type="string">
            <text:p>Georgia Institute of Technolog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6210">
            <text:p>6210</text:p>
          </table:table-cell>
          <table:table-cell office:value-type="float" office:value="4830">
            <text:p>4830</text:p>
          </table:table-cell>
          <table:table-cell office:value-type="float" office:value="106300">
            <text:p>106300</text:p>
          </table:table-cell>
          <table:table-cell office:value-type="float" office:value="193848.6">
            <text:p>193848,6</text:p>
          </table:table-cell>
          <table:table-cell office:value-type="float" office:value="54.84">
            <text:p>54,84</text:p>
          </table:table-cell>
          <table:table-cell office:value-type="float" office:value="472064">
            <text:p>472064</text:p>
          </table:table-cell>
          <table:table-cell office:value-type="float" office:value="0">
            <text:p>0</text:p>
          </table:table-cell>
          <table:table-cell office:value-type="float" office:value="117.91">
            <text:p>117,91</text:p>
          </table:table-cell>
          <table:table-cell office:value-type="float" office:value="901.54">
            <text:p>901,54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7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SL390s G7</text:p>
          </table:table-cell>
          <table:table-cell office:value-type="string">
            <text:p>HP Cluster Platform 3000S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SGI Altix ICE 8200EX, Xeon quad core 3.0 GHz</text:p>
          </table:table-cell>
          <table:table-cell office:value-type="string">
            <text:p>Total Exploration Production</text:p>
          </table:table-cell>
          <table:table-cell office:value-type="string">
            <text:p>SGI</text:p>
          </table:table-cell>
          <table:table-cell office:value-type="string">
            <text:p>France</text:p>
          </table:table-cell>
          <table:table-cell office:value-type="float" office:value="2008">
            <text:p>2008</text:p>
          </table:table-cell>
          <table:table-cell office:value-type="string">
            <text:p>Industry</text:p>
          </table:table-cell>
          <table:table-cell office:value-type="float" office:value="10240">
            <text:p>10240</text:p>
          </table:table-cell>
          <table:table-cell office:value-type="float" office:value="0">
            <text:p>0</text:p>
          </table:table-cell>
          <table:table-cell office:value-type="float" office:value="106100">
            <text:p>106100</text:p>
          </table:table-cell>
          <table:table-cell office:value-type="float" office:value="122880">
            <text:p>122880</text:p>
          </table:table-cell>
          <table:table-cell office:value-type="float" office:value="86.34">
            <text:p>86,34</text:p>
          </table:table-cell>
          <table:table-cell office:value-type="float" office:value="1535480">
            <text:p>1535480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240.05">
            <text:p>240,05</text:p>
          </table:table-cell>
          <table:table-cell office:value-type="string">
            <text:p>MPP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office:value-type="string">
            <text:p>SLES10 + SGI ProPack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SGI Altix ICE 8200EX</text:p>
          </table:table-cell>
          <table:table-cell office:value-type="string">
            <text:p>SGI Altix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uir</text:p>
          </table:table-cell>
          <table:table-cell office:value-type="string">
            <text:p>Dell Xanadu 3 Cluster, Xeon X5660 2.8 Ghz, QLogic InfiniBand QDR</text:p>
          </table:table-cell>
          <table:table-cell office:value-type="string">
            <text:p>Lawrence Livermore National Laboratory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05900">
            <text:p>105900</text:p>
          </table:table-cell>
          <table:table-cell office:value-type="float" office:value="168000">
            <text:p>168000</text:p>
          </table:table-cell>
          <table:table-cell office:value-type="float" office:value="63.04">
            <text:p>63,04</text:p>
          </table:table-cell>
          <table:table-cell office:value-type="float" office:value="1476000">
            <text:p>1476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Dell Xanadu 3 Cluster</text:p>
          </table:table-cell>
          <table:table-cell office:value-type="string">
            <text:p>Dell Xanadu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/>
          <table:table-cell office:value-type="string">
            <text:p>Bullx B505, Xeon E5649 6C 2.53GHz, Infiniband QDR, NVIDIA 2090</text:p>
          </table:table-cell>
          <table:table-cell office:value-type="string">
            <text:p>Barcelona Supercomputing Center</text:p>
          </table:table-cell>
          <table:table-cell office:value-type="string">
            <text:p>Bull SA</text:p>
          </table:table-cell>
          <table:table-cell office:value-type="string">
            <text:p>Spain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5544">
            <text:p>5544</text:p>
          </table:table-cell>
          <table:table-cell office:value-type="float" office:value="4032">
            <text:p>4032</text:p>
          </table:table-cell>
          <table:table-cell office:value-type="float" office:value="103200">
            <text:p>103200</text:p>
          </table:table-cell>
          <table:table-cell office:value-type="float" office:value="182881.44">
            <text:p>182881,44</text:p>
          </table:table-cell>
          <table:table-cell office:value-type="float" office:value="56.43">
            <text:p>56,43</text:p>
          </table:table-cell>
          <table:table-cell office:value-type="float" office:value="437760">
            <text:p>437760</text:p>
          </table:table-cell>
          <table:table-cell office:value-type="float" office:value="0">
            <text:p>0</text:p>
          </table:table-cell>
          <table:table-cell office:value-type="float" office:value="81.5">
            <text:p>81,5</text:p>
          </table:table-cell>
          <table:table-cell office:value-type="float" office:value="1266.26">
            <text:p>1266,26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Bullx B505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Sou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string">
            <text:p>DeepComp 7000, HS21/x3950 Cluster, Xeon QC HT 3 GHz/2.93 GHz, Infiniband</text:p>
          </table:table-cell>
          <table:table-cell office:value-type="string">
            <text:p>Computer Network Information Center, Chinese Academy of Science</text:p>
          </table:table-cell>
          <table:table-cell office:value-type="string">
            <text:p>Lenovo</text:p>
          </table:table-cell>
          <table:table-cell office:value-type="string">
            <text:p>China</text:p>
          </table:table-cell>
          <table:table-cell office:value-type="float" office:value="2008">
            <text:p>2008</text:p>
          </table:table-cell>
          <table:table-cell office:value-type="string">
            <text:p>Academic</text:p>
          </table:table-cell>
          <table:table-cell office:value-type="float" office:value="12216">
            <text:p>12216</text:p>
          </table:table-cell>
          <table:table-cell office:value-type="float" office:value="0">
            <text:p>0</text:p>
          </table:table-cell>
          <table:table-cell office:value-type="float" office:value="102800">
            <text:p>102800</text:p>
          </table:table-cell>
          <table:table-cell office:value-type="float" office:value="145965">
            <text:p>145965</text:p>
          </table:table-cell>
          <table:table-cell office:value-type="float" office:value="70.43">
            <text:p>70,43</text:p>
          </table:table-cell>
          <table:table-cell office:value-type="float" office:value="1600000">
            <text:p>1600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Lenovo DeepComp 7000</text:p>
          </table:table-cell>
          <table:table-cell office:value-type="string">
            <text:p>Lenovo Cluster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Hera</text:p>
          </table:table-cell>
          <table:table-cell office:value-type="string">
            <text:p>Appro Xtreme-X3 Server - Quad Opteron Quad Core 2.3 GHz, Infiniband</text:p>
          </table:table-cell>
          <table:table-cell office:value-type="string">
            <text:p>Lawrence Livermore National Laboratory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3552">
            <text:p>13552</text:p>
          </table:table-cell>
          <table:table-cell office:value-type="float" office:value="0">
            <text:p>0</text:p>
          </table:table-cell>
          <table:table-cell office:value-type="float" office:value="102200">
            <text:p>102200</text:p>
          </table:table-cell>
          <table:table-cell office:value-type="float" office:value="127200">
            <text:p>127200</text:p>
          </table:table-cell>
          <table:table-cell office:value-type="float" office:value="80.35">
            <text:p>80,35</text:p>
          </table:table-cell>
          <table:table-cell office:value-type="float" office:value="1651780">
            <text:p>165178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Quad Core 4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office:value-type="string">
            <text:p>Redhat Linux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Appro XtremeServers</text:p>
          </table:table-cell>
          <table:table-cell office:value-type="string">
            <text:p>Appro XtremeServer</text:p>
          </table:table-cell>
          <table:table-cell office:value-type="string">
            <text:p>Infiniband</text:p>
          </table:table-cell>
          <table:table-cell office:value-type="string">
            <text:p>Infinband DDR 4x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/>
          <table:table-cell office:value-type="string">
            <text:p>Power 775, POWER7 8C 3.84 GHz, Custom</text:p>
          </table:table-cell>
          <table:table-cell office:value-type="string">
            <text:p>ECMWF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102044">
            <text:p>102044</text:p>
          </table:table-cell>
          <table:table-cell office:value-type="float" office:value="125698.05">
            <text:p>125698,05</text:p>
          </table:table-cell>
          <table:table-cell office:value-type="float" office:value="81.18">
            <text:p>81,18</text:p>
          </table:table-cell>
          <table:table-cell table:number-columns-repeated="2" office:value-type="float" office:value="0">
            <text:p>0</text:p>
          </table:table-cell>
          <table:table-cell office:value-type="float" office:value="250.74">
            <text:p>250,74</text:p>
          </table:table-cell>
          <table:table-cell office:value-type="float" office:value="406.97">
            <text:p>406,97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T2K Open Supercomputer (Todai Combined Cluster)</text:p>
          </table:table-cell>
          <table:table-cell office:value-type="string">
            <text:p>Hitachi opteron QC 2.3 GHz Myrinet 10G</text:p>
          </table:table-cell>
          <table:table-cell office:value-type="string">
            <text:p>Information Technology Center, The University of Tokyo</text:p>
          </table:table-cell>
          <table:table-cell office:value-type="string">
            <text:p>Hitachi</text:p>
          </table:table-cell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15104">
            <text:p>15104</text:p>
          </table:table-cell>
          <table:table-cell office:value-type="float" office:value="0">
            <text:p>0</text:p>
          </table:table-cell>
          <table:table-cell office:value-type="float" office:value="101741">
            <text:p>101741</text:p>
          </table:table-cell>
          <table:table-cell office:value-type="float" office:value="138956">
            <text:p>138956</text:p>
          </table:table-cell>
          <table:table-cell office:value-type="float" office:value="73.22">
            <text:p>73,22</text:p>
          </table:table-cell>
          <table:table-cell office:value-type="float" office:value="1740800">
            <text:p>1740800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122.43">
            <text:p>122,43</text:p>
          </table:table-cell>
          <table:table-cell office:value-type="string">
            <text:p>Cluster</text:p>
          </table:table-cell>
          <table:table-cell office:value-type="string">
            <text:p>Opteron Quad Core 4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table:number-columns-repeated="2" office:value-type="string">
            <text:p>Hitachi Cluster</text:p>
          </table:table-cell>
          <table:table-cell office:value-type="string">
            <text:p>Myrinet</text:p>
          </table:table-cell>
          <table:table-cell office:value-type="string">
            <text:p>Myrinet 10G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/>
          <table:table-cell office:value-type="string">
            <text:p>Cluster Platform 3000 BL2x220, E54xx 3.0 Ghz, Infiniband</text:p>
          </table:table-cell>
          <table:table-cell office:value-type="string">
            <text:p>Kurchatov Institute Moscow</text:p>
          </table:table-cell>
          <table:table-cell office:value-type="string">
            <text:p>Hewlett-Packard</text:p>
          </table:table-cell>
          <table:table-cell office:value-type="string">
            <text:p>Russia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10304">
            <text:p>10304</text:p>
          </table:table-cell>
          <table:table-cell office:value-type="float" office:value="0">
            <text:p>0</text:p>
          </table:table-cell>
          <table:table-cell office:value-type="float" office:value="101213.2">
            <text:p>101213,2</text:p>
          </table:table-cell>
          <table:table-cell office:value-type="float" office:value="123648">
            <text:p>123648</text:p>
          </table:table-cell>
          <table:table-cell office:value-type="float" office:value="81.86">
            <text:p>81,8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Edge</text:p>
          </table:table-cell>
          <table:table-cell office:value-type="string">
            <text:p>Appro GreenBlade Cluster, Xeon X5660 6C 2.80 GHz, Infiniband QDR, NVIDIA 2050</text:p>
          </table:table-cell>
          <table:table-cell office:value-type="string">
            <text:p>Lawrence Livermore National Laboratory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8240">
            <text:p>8240</text:p>
          </table:table-cell>
          <table:table-cell office:value-type="float" office:value="5768">
            <text:p>5768</text:p>
          </table:table-cell>
          <table:table-cell office:value-type="float" office:value="100500">
            <text:p>100500</text:p>
          </table:table-cell>
          <table:table-cell office:value-type="float" office:value="239866">
            <text:p>239866</text:p>
          </table:table-cell>
          <table:table-cell office:value-type="float" office:value="41.9">
            <text:p>41,9</text:p>
          </table:table-cell>
          <table:table-cell office:value-type="float" office:value="1414656">
            <text:p>141465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Appro GreenBlade Cluster</text:p>
          </table:table-cell>
          <table:table-cell office:value-type="string">
            <text:p>Appro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KIF Aurora</text:p>
          </table:table-cell>
          <table:table-cell office:value-type="string">
            <text:p>SKIF Aurora Platform - Intel Xeon X5680, Infiniband QDR</text:p>
          </table:table-cell>
          <table:table-cell office:value-type="string">
            <text:p>South Ural State University</text:p>
          </table:table-cell>
          <table:table-cell office:value-type="string">
            <text:p>RSC SKIF</text:p>
          </table:table-cell>
          <table:table-cell office:value-type="string">
            <text:p>Russi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8832">
            <text:p>8832</text:p>
          </table:table-cell>
          <table:table-cell office:value-type="float" office:value="0">
            <text:p>0</text:p>
          </table:table-cell>
          <table:table-cell office:value-type="float" office:value="100400">
            <text:p>100400</text:p>
          </table:table-cell>
          <table:table-cell office:value-type="float" office:value="117000">
            <text:p>117000</text:p>
          </table:table-cell>
          <table:table-cell office:value-type="float" office:value="85.81">
            <text:p>85,81</text:p>
          </table:table-cell>
          <table:table-cell office:value-type="float" office:value="1042080">
            <text:p>104208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80 6C 3.33GHz</text:p>
          </table:table-cell>
          <table:table-cell office:value-type="string">
            <text:p>Intel Nehalem</text:p>
          </table:table-cell>
          <table:table-cell office:value-type="float" office:value="3330">
            <text:p>33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SKIF Aurora Platform</text:p>
          </table:table-cell>
          <table:table-cell office:value-type="string">
            <text:p>NOW - Inte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VIP</text:p>
          </table:table-cell>
          <table:table-cell office:value-type="string">
            <text:p>Power 575, p6 4.7 GHz, Infiniband</text:p>
          </table:table-cell>
          <table:table-cell office:value-type="string">
            <text:p>Max-Planck-Gesellschaft MPI/IPP</text:p>
          </table:table-cell>
          <table:table-cell office:value-type="string">
            <text:p>IBM</text:p>
          </table:table-cell>
          <table:table-cell office:value-type="string">
            <text:p>Germany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6848">
            <text:p>6848</text:p>
          </table:table-cell>
          <table:table-cell office:value-type="float" office:value="0">
            <text:p>0</text:p>
          </table:table-cell>
          <table:table-cell office:value-type="float" office:value="98423">
            <text:p>98423</text:p>
          </table:table-cell>
          <table:table-cell office:value-type="float" office:value="128742.4">
            <text:p>128742,4</text:p>
          </table:table-cell>
          <table:table-cell office:value-type="float" office:value="76.45">
            <text:p>76,45</text:p>
          </table:table-cell>
          <table:table-cell table:number-columns-repeated="2"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89.88">
            <text:p>89,88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/>
          <table:table-cell office:value-type="string">
            <text:p>xSeries x3650M2 Cluster, Xeon QC E55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7344">
            <text:p>17344</text:p>
          </table:table-cell>
          <table:table-cell office:value-type="float" office:value="0">
            <text:p>0</text:p>
          </table:table-cell>
          <table:table-cell office:value-type="float" office:value="97959">
            <text:p>97959</text:p>
          </table:table-cell>
          <table:table-cell office:value-type="float" office:value="175521.28">
            <text:p>175521,28</text:p>
          </table:table-cell>
          <table:table-cell office:value-type="float" office:value="55.81">
            <text:p>55,81</text:p>
          </table:table-cell>
          <table:table-cell table:number-columns-repeated="2" office:value-type="float" office:value="0">
            <text:p>0</text:p>
          </table:table-cell>
          <table:table-cell office:value-type="float" office:value="526.1">
            <text:p>526,1</text:p>
          </table:table-cell>
          <table:table-cell office:value-type="float" office:value="186.2">
            <text:p>186,2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650M2 Cluster Xeon QC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/>
          <table:table-cell office:value-type="string">
            <text:p>xSeries x3650M2 Cluster, Xeon QC E55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7344">
            <text:p>17344</text:p>
          </table:table-cell>
          <table:table-cell office:value-type="float" office:value="0">
            <text:p>0</text:p>
          </table:table-cell>
          <table:table-cell office:value-type="float" office:value="97959">
            <text:p>97959</text:p>
          </table:table-cell>
          <table:table-cell office:value-type="float" office:value="175521.28">
            <text:p>175521,28</text:p>
          </table:table-cell>
          <table:table-cell office:value-type="float" office:value="55.81">
            <text:p>55,81</text:p>
          </table:table-cell>
          <table:table-cell table:number-columns-repeated="2" office:value-type="float" office:value="0">
            <text:p>0</text:p>
          </table:table-cell>
          <table:table-cell office:value-type="float" office:value="526.1">
            <text:p>526,1</text:p>
          </table:table-cell>
          <table:table-cell office:value-type="float" office:value="186.2">
            <text:p>186,2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650M2 Cluster Xeon QC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RIKEN Intergrated Cluster of Clusters, Xeon X5570 2.93GHz, Infiniband DDR</text:p>
          </table:table-cell>
          <table:table-cell office:value-type="string">
            <text:p>Institute of Physical and Chemical Res. (RIKEN)</text:p>
          </table:table-cell>
          <table:table-cell office:value-type="string">
            <text:p>Fujitsu</text:p>
          </table:table-cell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9048">
            <text:p>9048</text:p>
          </table:table-cell>
          <table:table-cell office:value-type="float" office:value="0">
            <text:p>0</text:p>
          </table:table-cell>
          <table:table-cell office:value-type="float" office:value="97940">
            <text:p>97940</text:p>
          </table:table-cell>
          <table:table-cell office:value-type="float" office:value="106042">
            <text:p>106042</text:p>
          </table:table-cell>
          <table:table-cell office:value-type="float" office:value="92.36">
            <text:p>92,36</text:p>
          </table:table-cell>
          <table:table-cell office:value-type="float" office:value="1287936">
            <text:p>128793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office:value-type="string">
            <text:p>RedHat Enterprise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Fujitsu RX200S5 Cluster</text:p>
          </table:table-cell>
          <table:table-cell office:value-type="string">
            <text:p>Fujitsu Cluster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Cluster Platform 3000 BL2x220, L56xx 2.26 Ghz, Infiniband</text:p>
          </table:table-cell>
          <table:table-cell office:value-type="string">
            <text:p>Government</text:p>
          </table:table-cell>
          <table:table-cell office:value-type="string">
            <text:p>Hewlett-Packard</text:p>
          </table:table-cell>
          <table:table-cell office:value-type="string">
            <text:p>Sweden</text:p>
          </table:table-cell>
          <table:table-cell office:value-type="float" office:value="2011">
            <text:p>2011</text:p>
          </table:table-cell>
          <table:table-cell office:value-type="string">
            <text:p>Government</text:p>
          </table:table-cell>
          <table:table-cell office:value-type="float" office:value="17280">
            <text:p>17280</text:p>
          </table:table-cell>
          <table:table-cell office:value-type="float" office:value="0">
            <text:p>0</text:p>
          </table:table-cell>
          <table:table-cell office:value-type="float" office:value="97500">
            <text:p>97500</text:p>
          </table:table-cell>
          <table:table-cell office:value-type="float" office:value="156211.2">
            <text:p>156211,2</text:p>
          </table:table-cell>
          <table:table-cell office:value-type="float" office:value="62.42">
            <text:p>62,42</text:p>
          </table:table-cell>
          <table:table-cell office:value-type="float" office:value="1700000">
            <text:p>1700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640 6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L56xx (Westmere-EP)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Chinook</text:p>
          </table:table-cell>
          <table:table-cell office:value-type="string">
            <text:p>Cluster Platform 4000 DL185G5, Opteron QC 2.2 GHz, Infiniband DDR</text:p>
          </table:table-cell>
          <table:table-cell office:value-type="string">
            <text:p>DOE/SC/Pacific Northwest National Laborator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18176">
            <text:p>18176</text:p>
          </table:table-cell>
          <table:table-cell office:value-type="float" office:value="0">
            <text:p>0</text:p>
          </table:table-cell>
          <table:table-cell office:value-type="float" office:value="97071">
            <text:p>97071</text:p>
          </table:table-cell>
          <table:table-cell office:value-type="float" office:value="159948.8">
            <text:p>159948,8</text:p>
          </table:table-cell>
          <table:table-cell office:value-type="float" office:value="60.69">
            <text:p>60,69</text:p>
          </table:table-cell>
          <table:table-cell office:value-type="float" office:value="488000">
            <text:p>488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Quad Core 4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HP Cluster Platform 4000 DL185 G5 Cluster</text:p>
          </table:table-cell>
          <table:table-cell office:value-type="string">
            <text:p>HP Cluster Platform 4000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almetto</text:p>
          </table:table-cell>
          <table:table-cell office:value-type="string">
            <text:p>PE1950/SF X2200/iDPx/IBM dx340/HP DL165 Intel 53xx/54xx 2.33, Opteron 2.3, E5410 2.33GHz Myrinet 10G</text:p>
          </table:table-cell>
          <table:table-cell office:value-type="string">
            <text:p>Clemson University</text:p>
          </table:table-cell>
          <table:table-cell office:value-type="string">
            <text:p>Dell/Sun/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13616">
            <text:p>13616</text:p>
          </table:table-cell>
          <table:table-cell office:value-type="float" office:value="0">
            <text:p>0</text:p>
          </table:table-cell>
          <table:table-cell office:value-type="float" office:value="96920">
            <text:p>96920</text:p>
          </table:table-cell>
          <table:table-cell office:value-type="float" office:value="123633">
            <text:p>123633</text:p>
          </table:table-cell>
          <table:table-cell office:value-type="float" office:value="78.39">
            <text:p>78,39</text:p>
          </table:table-cell>
          <table:table-cell office:value-type="float" office:value="1489400">
            <text:p>14894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10 4C 2.33GHz</text:p>
          </table:table-cell>
          <table:table-cell office:value-type="string">
            <text:p>Intel Core</text:p>
          </table:table-cell>
          <table:table-cell office:value-type="float" office:value="2333">
            <text:p>2333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PowerEdge 1950/SunFire X2200/iDataPlex Cluster</text:p>
          </table:table-cell>
          <table:table-cell office:value-type="string">
            <text:p>Dell/Sun/IBM Cluster</text:p>
          </table:table-cell>
          <table:table-cell office:value-type="string">
            <text:p>Myrinet</text:p>
          </table:table-cell>
          <table:table-cell office:value-type="string">
            <text:p>Myrinet 10G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Government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Government</text:p>
          </table:table-cell>
          <table:table-cell office:value-type="float" office:value="17160">
            <text:p>17160</text:p>
          </table:table-cell>
          <table:table-cell office:value-type="float" office:value="0">
            <text:p>0</text:p>
          </table:table-cell>
          <table:table-cell office:value-type="float" office:value="96697">
            <text:p>96697</text:p>
          </table:table-cell>
          <table:table-cell office:value-type="float" office:value="201115.2">
            <text:p>201115,2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546.26">
            <text:p>546,26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Cray XT5 QC 2.4 GHz</text:p>
          </table:table-cell>
          <table:table-cell office:value-type="string">
            <text:p>Naval Oceanographic Office - NAVO DSRC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2720">
            <text:p>12720</text:p>
          </table:table-cell>
          <table:table-cell office:value-type="float" office:value="0">
            <text:p>0</text:p>
          </table:table-cell>
          <table:table-cell office:value-type="float" office:value="96550">
            <text:p>96550</text:p>
          </table:table-cell>
          <table:table-cell office:value-type="float" office:value="122112">
            <text:p>122112</text:p>
          </table:table-cell>
          <table:table-cell office:value-type="float" office:value="79.07">
            <text:p>79,07</text:p>
          </table:table-cell>
          <table:table-cell office:value-type="float" office:value="1652536">
            <text:p>165253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Quad Core 4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office:value-type="string">
            <text:p>CNL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Cray XT5 QuadCore</text:p>
          </table:table-cell>
          <table:table-cell office:value-type="string">
            <text:p>Cray XT</text:p>
          </table:table-cell>
          <table:table-cell office:value-type="string">
            <text:p>Proprietary Network</text:p>
          </table:table-cell>
          <table:table-cell office:value-type="string">
            <text:p>XT4 Internal Interconnec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rontier2 BG/L</text:p>
          </table:table-cell>
          <table:table-cell office:value-type="string">
            <text:p>Blue Gene/P Solution</text:p>
          </table:table-cell>
          <table:table-cell office:value-type="string">
            <text:p>EDF R&amp;D</text:p>
          </table:table-cell>
          <table:table-cell office:value-type="string">
            <text:p>IBM</text:p>
          </table:table-cell>
          <table:table-cell office:value-type="string">
            <text:p>France</text:p>
          </table:table-cell>
          <table:table-cell office:value-type="float" office:value="2008">
            <text:p>2008</text:p>
          </table:table-cell>
          <table:table-cell office:value-type="string">
            <text:p>Industry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office:value-type="float" office:value="95450">
            <text:p>95450</text:p>
          </table:table-cell>
          <table:table-cell office:value-type="float" office:value="111411">
            <text:p>111411</text:p>
          </table:table-cell>
          <table:table-cell office:value-type="float" office:value="85.67">
            <text:p>85,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378.77">
            <text:p>378,77</text:p>
          </table:table-cell>
          <table:table-cell office:value-type="string">
            <text:p>MPP</text:p>
          </table:table-cell>
          <table:table-cell office:value-type="string">
            <text:p>PowerPC 450 4C 850MHz</text:p>
          </table:table-cell>
          <table:table-cell office:value-type="string">
            <text:p>Power</text:p>
          </table:table-cell>
          <table:table-cell office:value-type="float" office:value="850">
            <text:p>85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PowerPC 450</text:p>
          </table:table-cell>
          <table:table-cell office:value-type="string">
            <text:p>BlueGene/P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Cluster Platform 3000 BL2x220, E54xx 3.0 Ghz, Infiniband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Germany</text:p>
          </table:table-cell>
          <table:table-cell office:value-type="float" office:value="2009">
            <text:p>2009</text:p>
          </table:table-cell>
          <table:table-cell office:value-type="string">
            <text:p>Industry</text:p>
          </table:table-cell>
          <table:table-cell office:value-type="float" office:value="10240">
            <text:p>10240</text:p>
          </table:table-cell>
          <table:table-cell office:value-type="float" office:value="0">
            <text:p>0</text:p>
          </table:table-cell>
          <table:table-cell office:value-type="float" office:value="94737.1">
            <text:p>94737,1</text:p>
          </table:table-cell>
          <table:table-cell office:value-type="float" office:value="122880">
            <text:p>122880</text:p>
          </table:table-cell>
          <table:table-cell office:value-type="float" office:value="77.1">
            <text:p>77,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Cluster Platform 3000 BL460c G7, Xeon X5660 2.80 GHz, 10G Ethernet</text:p>
          </table:table-cell>
          <table:table-cell office:value-type="string">
            <text:p>Gaming Compan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712">
            <text:p>11712</text:p>
          </table:table-cell>
          <table:table-cell office:value-type="float" office:value="0">
            <text:p>0</text:p>
          </table:table-cell>
          <table:table-cell office:value-type="float" office:value="94314">
            <text:p>94314</text:p>
          </table:table-cell>
          <table:table-cell office:value-type="float" office:value="131174">
            <text:p>131174</text:p>
          </table:table-cell>
          <table:table-cell office:value-type="float" office:value="71.9">
            <text:p>7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7392">
            <text:p>7392</text:p>
          </table:table-cell>
          <table:table-cell office:value-type="float" office:value="5376">
            <text:p>5376</text:p>
          </table:table-cell>
          <table:table-cell office:value-type="float" office:value="93647">
            <text:p>93647</text:p>
          </table:table-cell>
          <table:table-cell office:value-type="float" office:value="244890">
            <text:p>244890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108.15">
            <text:p>108,15</text:p>
          </table:table-cell>
          <table:table-cell office:value-type="float" office:value="865.9">
            <text:p>865,9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7392">
            <text:p>7392</text:p>
          </table:table-cell>
          <table:table-cell office:value-type="float" office:value="5376">
            <text:p>5376</text:p>
          </table:table-cell>
          <table:table-cell office:value-type="float" office:value="93647">
            <text:p>93647</text:p>
          </table:table-cell>
          <table:table-cell office:value-type="float" office:value="244890">
            <text:p>244890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108.15">
            <text:p>108,15</text:p>
          </table:table-cell>
          <table:table-cell office:value-type="float" office:value="865.9">
            <text:p>865,9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Inspur TS10000 HPC Server, Xeon X56xx 2.93 Ghz, QDR Infiniband</text:p>
          </table:table-cell>
          <table:table-cell office:value-type="string">
            <text:p>Tsinghua University</text:p>
          </table:table-cell>
          <table:table-cell office:value-type="string">
            <text:p>Inspur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9216">
            <text:p>9216</text:p>
          </table:table-cell>
          <table:table-cell office:value-type="float" office:value="0">
            <text:p>0</text:p>
          </table:table-cell>
          <table:table-cell office:value-type="float" office:value="92420">
            <text:p>92420</text:p>
          </table:table-cell>
          <table:table-cell office:value-type="float" office:value="107299">
            <text:p>107299</text:p>
          </table:table-cell>
          <table:table-cell office:value-type="float" office:value="86.13">
            <text:p>86,13</text:p>
          </table:table-cell>
          <table:table-cell office:value-type="float" office:value="1729280">
            <text:p>172928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nspur TS10000 HPC Server</text:p>
          </table:table-cell>
          <table:table-cell office:value-type="string">
            <text:p>Inspur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BGW</text:p>
          </table:table-cell>
          <table:table-cell office:value-type="string">
            <text:p>eServer Blue Gene Solution</text:p>
          </table:table-cell>
          <table:table-cell office:value-type="string">
            <text:p>IBM Thomas J. Watson Research Cen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5">
            <text:p>2005</text:p>
          </table:table-cell>
          <table:table-cell office:value-type="string">
            <text:p>Research</text:p>
          </table:table-cell>
          <table:table-cell office:value-type="float" office:value="40960">
            <text:p>40960</text:p>
          </table:table-cell>
          <table:table-cell office:value-type="float" office:value="0">
            <text:p>0</text:p>
          </table:table-cell>
          <table:table-cell office:value-type="float" office:value="91290">
            <text:p>91290</text:p>
          </table:table-cell>
          <table:table-cell office:value-type="float" office:value="114688">
            <text:p>114688</text:p>
          </table:table-cell>
          <table:table-cell office:value-type="float" office:value="79.6">
            <text:p>79,6</text:p>
          </table:table-cell>
          <table:table-cell office:value-type="float" office:value="983039">
            <text:p>983039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203.77">
            <text:p>203,77</text:p>
          </table:table-cell>
          <table:table-cell office:value-type="string">
            <text:p>MPP</text:p>
          </table:table-cell>
          <table:table-cell office:value-type="string">
            <text:p>PowerPC 440 2C 700MHz</text:p>
          </table:table-cell>
          <table:table-cell office:value-type="string">
            <text:p>Power</text:p>
          </table:table-cell>
          <table:table-cell office:value-type="float" office:value="700">
            <text:p>70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PC 440</text:p>
          </table:table-cell>
          <table:table-cell office:value-type="string">
            <text:p>BlueGene/L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Fission</text:p>
          </table:table-cell>
          <table:table-cell office:value-type="string">
            <text:p>Appro Xtreme-X3 Opteron 2.4GHz, Infiniband QDR</text:p>
          </table:table-cell>
          <table:table-cell office:value-type="string">
            <text:p>Idaho National Laboratory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2480">
            <text:p>12480</text:p>
          </table:table-cell>
          <table:table-cell office:value-type="float" office:value="0">
            <text:p>0</text:p>
          </table:table-cell>
          <table:table-cell office:value-type="float" office:value="91030">
            <text:p>91030</text:p>
          </table:table-cell>
          <table:table-cell office:value-type="float" office:value="119808">
            <text:p>119808</text:p>
          </table:table-cell>
          <table:table-cell office:value-type="float" office:value="75.98">
            <text:p>75,98</text:p>
          </table:table-cell>
          <table:table-cell office:value-type="float" office:value="1630720">
            <text:p>163072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36 8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Appro XtremeServers</text:p>
          </table:table-cell>
          <table:table-cell office:value-type="string">
            <text:p>Appro XtremeServ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string">
            <text:p>Sunway 4000H Cluster, Xeon X56xx (Westmere-EP) 3.06 GHz, Infiniband QDR</text:p>
          </table:table-cell>
          <table:table-cell office:value-type="string">
            <text:p>Government</text:p>
          </table:table-cell>
          <table:table-cell office:value-type="string">
            <text:p>National Research Center of Parallel Computer Engineering &amp; Technology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90850">
            <text:p>90850</text:p>
          </table:table-cell>
          <table:table-cell office:value-type="float" office:value="102816">
            <text:p>102816</text:p>
          </table:table-cell>
          <table:table-cell office:value-type="float" office:value="88.36">
            <text:p>88,36</text:p>
          </table:table-cell>
          <table:table-cell office:value-type="float" office:value="1612800">
            <text:p>16128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Sunway 4000H Cluster</text:p>
          </table:table-cell>
          <table:table-cell office:value-type="string">
            <text:p>Sunway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string">
            <text:p>iDataPlex DX360M3, Xeon X5660 6C 2.80 GHz, Infiniband QDR</text:p>
          </table:table-cell>
          <table:table-cell office:value-type="string">
            <text:p>Geoscienc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072">
            <text:p>9072</text:p>
          </table:table-cell>
          <table:table-cell office:value-type="float" office:value="0">
            <text:p>0</text:p>
          </table:table-cell>
          <table:table-cell office:value-type="float" office:value="89670">
            <text:p>89670</text:p>
          </table:table-cell>
          <table:table-cell office:value-type="float" office:value="101606.4">
            <text:p>101606,4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212.62">
            <text:p>212,62</text:p>
          </table:table-cell>
          <table:table-cell office:value-type="float" office:value="421.74">
            <text:p>421,74</text:p>
          </table:table-cell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/>
          <table:table-cell office:value-type="string">
            <text:p>Cluster Platform 3000 BL460c G7, Xeon X5670 2.93 GHz, Gigabit Ethernet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4856">
            <text:p>14856</text:p>
          </table:table-cell>
          <table:table-cell office:value-type="float" office:value="0">
            <text:p>0</text:p>
          </table:table-cell>
          <table:table-cell office:value-type="float" office:value="89369">
            <text:p>89369</text:p>
          </table:table-cell>
          <table:table-cell office:value-type="float" office:value="174112">
            <text:p>174112</text:p>
          </table:table-cell>
          <table:table-cell office:value-type="float" office:value="51.33">
            <text:p>51,3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string">
            <text:p>Cray XE6 8-core 2.3 GHz</text:p>
          </table:table-cell>
          <table:table-cell office:value-type="string">
            <text:p>University of Alaska - Arctic Region Supercomputing Center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11648">
            <text:p>11648</text:p>
          </table:table-cell>
          <table:table-cell office:value-type="float" office:value="0">
            <text:p>0</text:p>
          </table:table-cell>
          <table:table-cell office:value-type="float" office:value="88920">
            <text:p>88920</text:p>
          </table:table-cell>
          <table:table-cell office:value-type="float" office:value="107161.6">
            <text:p>107161,6</text:p>
          </table:table-cell>
          <table:table-cell office:value-type="float" office:value="82.98">
            <text:p>82,9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Opteron 6134 8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Cray XE6</text:p>
          </table:table-cell>
          <table:table-cell office:value-type="string">
            <text:p>Cray X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string">
            <text:p>BladeCenter HS22 Cluster, Xeon E5540 4C 2.53 GHz, Gigabit Ethernet</text:p>
          </table:table-cell>
          <table:table-cell office:value-type="string">
            <text:p>Financial Institution (P)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5744">
            <text:p>15744</text:p>
          </table:table-cell>
          <table:table-cell office:value-type="float" office:value="0">
            <text:p>0</text:p>
          </table:table-cell>
          <table:table-cell office:value-type="float" office:value="88718">
            <text:p>88718</text:p>
          </table:table-cell>
          <table:table-cell office:value-type="float" office:value="159329.28">
            <text:p>159329,28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497.76">
            <text:p>497,76</text:p>
          </table:table-cell>
          <table:table-cell office:value-type="float" office:value="178.23">
            <text:p>178,2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/>
          <table:table-cell office:value-type="string">
            <text:p>BladeCenter HS22 Cluster, WM Xeon 6-core 2.93Ghz, Infiniband</text:p>
          </table:table-cell>
          <table:table-cell office:value-type="string">
            <text:p>Automotiv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568">
            <text:p>8568</text:p>
          </table:table-cell>
          <table:table-cell office:value-type="float" office:value="0">
            <text:p>0</text:p>
          </table:table-cell>
          <table:table-cell office:value-type="float" office:value="88620">
            <text:p>88620</text:p>
          </table:table-cell>
          <table:table-cell office:value-type="float" office:value="100416.96">
            <text:p>100416,96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240.41">
            <text:p>240,41</text:p>
          </table:table-cell>
          <table:table-cell office:value-type="float" office:value="368.62">
            <text:p>368,6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string">
            <text:p>BladeCenter HS22 Cluster, WM Xeon 6-core 2.93Ghz, Infiniband</text:p>
          </table:table-cell>
          <table:table-cell office:value-type="string">
            <text:p>Automotiv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568">
            <text:p>8568</text:p>
          </table:table-cell>
          <table:table-cell office:value-type="float" office:value="0">
            <text:p>0</text:p>
          </table:table-cell>
          <table:table-cell office:value-type="float" office:value="88620">
            <text:p>88620</text:p>
          </table:table-cell>
          <table:table-cell office:value-type="float" office:value="100416.96">
            <text:p>100416,96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240.41">
            <text:p>240,41</text:p>
          </table:table-cell>
          <table:table-cell office:value-type="float" office:value="368.62">
            <text:p>368,6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string">
            <text:p>Cluster Platform 3000 BL460c G6, Xeon X5570 2.93 GHz, Infiniband</text:p>
          </table:table-cell>
          <table:table-cell office:value-type="string">
            <text:p>Manufacturing Company</text:p>
          </table:table-cell>
          <table:table-cell office:value-type="string">
            <text:p>Hewlett-Packard</text:p>
          </table:table-cell>
          <table:table-cell office:value-type="string">
            <text:p>France</text:p>
          </table:table-cell>
          <table:table-cell office:value-type="float" office:value="2009">
            <text:p>2009</text:p>
          </table:table-cell>
          <table:table-cell office:value-type="string">
            <text:p>Industry</text:p>
          </table:table-cell>
          <table:table-cell office:value-type="float" office:value="8576">
            <text:p>8576</text:p>
          </table:table-cell>
          <table:table-cell office:value-type="float" office:value="0">
            <text:p>0</text:p>
          </table:table-cell>
          <table:table-cell office:value-type="float" office:value="88550">
            <text:p>88550</text:p>
          </table:table-cell>
          <table:table-cell office:value-type="float" office:value="100510.7">
            <text:p>100510,7</text:p>
          </table:table-cell>
          <table:table-cell office:value-type="float" office:value="88.1">
            <text:p>88,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band DDR 4x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string">
            <text:p>Cluster Platform 3000 DL165, Opteron 2.1 GHz 12C, GigE</text:p>
          </table:table-cell>
          <table:table-cell office:value-type="string">
            <text:p>Financial Services Company (G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20784">
            <text:p>20784</text:p>
          </table:table-cell>
          <table:table-cell office:value-type="float" office:value="0">
            <text:p>0</text:p>
          </table:table-cell>
          <table:table-cell office:value-type="float" office:value="87542.8">
            <text:p>87542,8</text:p>
          </table:table-cell>
          <table:table-cell office:value-type="float" office:value="174585.6">
            <text:p>174585,6</text:p>
          </table:table-cell>
          <table:table-cell office:value-type="float" office:value="50.14">
            <text:p>50,1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HP DL165 Cluster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Layon</text:p>
          </table:table-cell>
          <table:table-cell office:value-type="string">
            <text:p>Bull bullx super-node S6010/S6030</text:p>
          </table:table-cell>
          <table:table-cell office:value-type="string">
            <text:p>Bull</text:p>
          </table:table-cell>
          <table:table-cell office:value-type="string">
            <text:p>Bull SA</text:p>
          </table:table-cell>
          <table:table-cell office:value-type="string">
            <text:p>France</text:p>
          </table:table-cell>
          <table:table-cell office:value-type="float" office:value="2010">
            <text:p>2010</text:p>
          </table:table-cell>
          <table:table-cell office:value-type="string">
            <text:p>Vendor</text:p>
          </table:table-cell>
          <table:table-cell office:value-type="float" office:value="11520">
            <text:p>11520</text:p>
          </table:table-cell>
          <table:table-cell office:value-type="float" office:value="0">
            <text:p>0</text:p>
          </table:table-cell>
          <table:table-cell office:value-type="float" office:value="87470">
            <text:p>87470</text:p>
          </table:table-cell>
          <table:table-cell office:value-type="float" office:value="104602">
            <text:p>104602</text:p>
          </table:table-cell>
          <table:table-cell office:value-type="float" office:value="83.62">
            <text:p>83,62</text:p>
          </table:table-cell>
          <table:table-cell office:value-type="float" office:value="1643136">
            <text:p>164313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7560 8C 2.26GHz</text:p>
          </table:table-cell>
          <table:table-cell office:value-type="string">
            <text:p>Intel Nehalem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Xeon 75xx (Nehalem-EX)</text:p>
          </table:table-cell>
          <table:table-cell office:value-type="string">
            <text:p>bullx super-node S6010/S6030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URIE</text:p>
          </table:table-cell>
          <table:table-cell office:value-type="string">
            <text:p>Bullx S6010 Cluster, <text:s/>Xeon 2.26 Ghz 8-core, QDR Infiniband</text:p>
          </table:table-cell>
          <table:table-cell office:value-type="string">
            <text:p>Commissariat a l'Energie Atomique (CEA)</text:p>
          </table:table-cell>
          <table:table-cell office:value-type="string">
            <text:p>Bull SA</text:p>
          </table:table-cell>
          <table:table-cell office:value-type="string">
            <text:p>France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11520">
            <text:p>11520</text:p>
          </table:table-cell>
          <table:table-cell office:value-type="float" office:value="0">
            <text:p>0</text:p>
          </table:table-cell>
          <table:table-cell office:value-type="float" office:value="87470">
            <text:p>87470</text:p>
          </table:table-cell>
          <table:table-cell office:value-type="float" office:value="104417">
            <text:p>104417</text:p>
          </table:table-cell>
          <table:table-cell office:value-type="float" office:value="83.77">
            <text:p>83,77</text:p>
          </table:table-cell>
          <table:table-cell office:value-type="float" office:value="1643136">
            <text:p>164313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7560 8C 2.26GHz</text:p>
          </table:table-cell>
          <table:table-cell office:value-type="string">
            <text:p>Intel Nehalem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Xeon 75xx (Nehalem-EX)</text:p>
          </table:table-cell>
          <table:table-cell office:value-type="string">
            <text:p>bullx super-node S6010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string">
            <text:p>BladeCenter HS22 Cluster, Xeon QC GT 2.53 GHz, GigEthernet</text:p>
          </table:table-cell>
          <table:table-cell office:value-type="string">
            <text:p>Telecommunication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5504">
            <text:p>15504</text:p>
          </table:table-cell>
          <table:table-cell office:value-type="float" office:value="0">
            <text:p>0</text:p>
          </table:table-cell>
          <table:table-cell office:value-type="float" office:value="87365">
            <text:p>87365</text:p>
          </table:table-cell>
          <table:table-cell office:value-type="float" office:value="156900.48">
            <text:p>156900,48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490.18">
            <text:p>490,18</text:p>
          </table:table-cell>
          <table:table-cell office:value-type="float" office:value="178.23">
            <text:p>178,2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string">
            <text:p>HP Pod BL2x220, X5660 2.8 Ghz, Infiniband QDR</text:p>
          </table:table-cell>
          <table:table-cell office:value-type="string">
            <text:p>iVEC</text:p>
          </table:table-cell>
          <table:table-cell office:value-type="string">
            <text:p>Hewlett-Packard</text:p>
          </table:table-cell>
          <table:table-cell office:value-type="string">
            <text:p>Australia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87198.7">
            <text:p>87198,7</text:p>
          </table:table-cell>
          <table:table-cell office:value-type="float" office:value="107520">
            <text:p>107520</text:p>
          </table:table-cell>
          <table:table-cell office:value-type="float" office:value="81.1">
            <text:p>81,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Australia and New Zealand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string">
            <text:p>HP DL160 Cluster G6, Xeon E5640 4C 2.67 GHz, Gigabit Ethernet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6020">
            <text:p>16020</text:p>
          </table:table-cell>
          <table:table-cell office:value-type="float" office:value="0">
            <text:p>0</text:p>
          </table:table-cell>
          <table:table-cell office:value-type="float" office:value="87095">
            <text:p>87095</text:p>
          </table:table-cell>
          <table:table-cell office:value-type="float" office:value="170453">
            <text:p>170453</text:p>
          </table:table-cell>
          <table:table-cell office:value-type="float" office:value="51.1">
            <text:p>51,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40 4C 2.67GHz</text:p>
          </table:table-cell>
          <table:table-cell office:value-type="string">
            <text:p>Intel EM64T</text:p>
          </table:table-cell>
          <table:table-cell office:value-type="float" office:value="2670">
            <text:p>267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string">
            <text:p>Cluster Platform 3000 BL460c G7, Xeon X5650 6C 2.66 GHz, Gigabit Ethernet</text:p>
          </table:table-cell>
          <table:table-cell office:value-type="string">
            <text:p>Financial Institution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5816">
            <text:p>15816</text:p>
          </table:table-cell>
          <table:table-cell office:value-type="float" office:value="0">
            <text:p>0</text:p>
          </table:table-cell>
          <table:table-cell office:value-type="float" office:value="86054">
            <text:p>86054</text:p>
          </table:table-cell>
          <table:table-cell office:value-type="float" office:value="168282.24">
            <text:p>168282,24</text:p>
          </table:table-cell>
          <table:table-cell office:value-type="float" office:value="51.14">
            <text:p>51,1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HEOPS</text:p>
          </table:table-cell>
          <table:table-cell office:value-type="string">
            <text:p>Bullx Supernode/Blade <text:s/>Xeon X5550/X5650 2.66 Ghz, Infiniband</text:p>
          </table:table-cell>
          <table:table-cell office:value-type="string">
            <text:p>University of Cologne, Regional Computing Centre</text:p>
          </table:table-cell>
          <table:table-cell office:value-type="string">
            <text:p>Bull SA</text:p>
          </table:table-cell>
          <table:table-cell office:value-type="string">
            <text:p>Germany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9376">
            <text:p>9376</text:p>
          </table:table-cell>
          <table:table-cell office:value-type="float" office:value="0">
            <text:p>0</text:p>
          </table:table-cell>
          <table:table-cell office:value-type="float" office:value="85900">
            <text:p>85900</text:p>
          </table:table-cell>
          <table:table-cell office:value-type="float" office:value="100171">
            <text:p>100171</text:p>
          </table:table-cell>
          <table:table-cell office:value-type="float" office:value="85.75">
            <text:p>85,75</text:p>
          </table:table-cell>
          <table:table-cell office:value-type="float" office:value="1446480">
            <text:p>144648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ullx Blade/Supernode</text:p>
          </table:table-cell>
          <table:table-cell office:value-type="string">
            <text:p>Bull Bull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/>
          <table:table-cell office:value-type="string">
            <text:p>iDataPlex DX360M3, Xeon X5650 6C 2.66 GHz, Infiniband, NVIDIA 2090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76">
            <text:p>6776</text:p>
          </table:table-cell>
          <table:table-cell office:value-type="float" office:value="4928">
            <text:p>4928</text:p>
          </table:table-cell>
          <table:table-cell office:value-type="float" office:value="85843">
            <text:p>85843</text:p>
          </table:table-cell>
          <table:table-cell office:value-type="float" office:value="224483">
            <text:p>224483</text:p>
          </table:table-cell>
          <table:table-cell office:value-type="float" office:value="38.24">
            <text:p>38,24</text:p>
          </table:table-cell>
          <table:table-cell table:number-columns-repeated="2" office:value-type="float" office:value="0">
            <text:p>0</text:p>
          </table:table-cell>
          <table:table-cell office:value-type="float" office:value="99.14">
            <text:p>99,14</text:p>
          </table:table-cell>
          <table:table-cell office:value-type="float" office:value="865.88">
            <text:p>865,8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/>
          <table:table-cell office:value-type="string">
            <text:p>Cluster Platform 4000 BL685c G7, Opteron 6136 8C 2.40 GHz, Gigabit Ethernet</text:p>
          </table:table-cell>
          <table:table-cell office:value-type="string">
            <text:p>Web Company (C)</text:p>
          </table:table-cell>
          <table:table-cell office:value-type="string">
            <text:p>Hewlett-Packard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7280">
            <text:p>17280</text:p>
          </table:table-cell>
          <table:table-cell office:value-type="float" office:value="0">
            <text:p>0</text:p>
          </table:table-cell>
          <table:table-cell office:value-type="float" office:value="84344">
            <text:p>84344</text:p>
          </table:table-cell>
          <table:table-cell office:value-type="float" office:value="165888">
            <text:p>165888</text:p>
          </table:table-cell>
          <table:table-cell office:value-type="float" office:value="50.84">
            <text:p>50,8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36 8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Cluster Platform 4000 BL685c G7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Graph</text:p>
          </table:table-cell>
          <table:table-cell office:value-type="string">
            <text:p>Appro Xtreme-X3 Opteron 2.0GHz, Infiniband DDR</text:p>
          </table:table-cell>
          <table:table-cell office:value-type="string">
            <text:p>Lawrence Livermore National Laboratory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13440">
            <text:p>13440</text:p>
          </table:table-cell>
          <table:table-cell office:value-type="float" office:value="0">
            <text:p>0</text:p>
          </table:table-cell>
          <table:table-cell office:value-type="float" office:value="83080">
            <text:p>83080</text:p>
          </table:table-cell>
          <table:table-cell office:value-type="float" office:value="107500">
            <text:p>107500</text:p>
          </table:table-cell>
          <table:table-cell office:value-type="float" office:value="77.28">
            <text:p>77,28</text:p>
          </table:table-cell>
          <table:table-cell office:value-type="float" office:value="1370880">
            <text:p>1370880</text:p>
          </table:table-cell>
          <table:table-cell office:value-type="float" office:value="685440">
            <text:p>685440</text:p>
          </table:table-cell>
          <table:table-cell office:value-type="float" office:value="700">
            <text:p>700</text:p>
          </table:table-cell>
          <table:table-cell office:value-type="float" office:value="118.69">
            <text:p>118,69</text:p>
          </table:table-cell>
          <table:table-cell office:value-type="string">
            <text:p>Cluster</text:p>
          </table:table-cell>
          <table:table-cell office:value-type="string">
            <text:p>Opteron Quad Core 4C 2.00GHz</text:p>
          </table:table-cell>
          <table:table-cell office:value-type="string">
            <text:p>AMD x86_64</text:p>
          </table:table-cell>
          <table:table-cell office:value-type="float" office:value="2000">
            <text:p>2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Appro Xtreme-X3</text:p>
          </table:table-cell>
          <table:table-cell office:value-type="string">
            <text:p>Appro XtremeServer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Typhoon</text:p>
          </table:table-cell>
          <table:table-cell office:value-type="string">
            <text:p>Appro Xtreme Opteron 2 GHz, Infiniband QDR</text:p>
          </table:table-cell>
          <table:table-cell office:value-type="string">
            <text:p>Los Alamos National Laboratory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13312">
            <text:p>13312</text:p>
          </table:table-cell>
          <table:table-cell office:value-type="float" office:value="0">
            <text:p>0</text:p>
          </table:table-cell>
          <table:table-cell office:value-type="float" office:value="83050">
            <text:p>83050</text:p>
          </table:table-cell>
          <table:table-cell office:value-type="float" office:value="106500">
            <text:p>106500</text:p>
          </table:table-cell>
          <table:table-cell office:value-type="float" office:value="77.98">
            <text:p>77,98</text:p>
          </table:table-cell>
          <table:table-cell office:value-type="float" office:value="873600">
            <text:p>873600</text:p>
          </table:table-cell>
          <table:table-cell office:value-type="float" office:value="436800">
            <text:p>43680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28 8C 2.00GHz</text:p>
          </table:table-cell>
          <table:table-cell office:value-type="string">
            <text:p>AMD x86_64</text:p>
          </table:table-cell>
          <table:table-cell office:value-type="float" office:value="2000">
            <text:p>2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Appro XtremeServers</text:p>
          </table:table-cell>
          <table:table-cell office:value-type="string">
            <text:p>Appro XtremeServ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New York Blue</text:p>
          </table:table-cell>
          <table:table-cell office:value-type="string">
            <text:p>eServer Blue Gene Solution</text:p>
          </table:table-cell>
          <table:table-cell office:value-type="string">
            <text:p>Stony Brook/BNL, New York Center for Computational Sciences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7">
            <text:p>2007</text:p>
          </table:table-cell>
          <table:table-cell office:value-type="string">
            <text:p>Research</text:p>
          </table:table-cell>
          <table:table-cell office:value-type="float" office:value="36864">
            <text:p>36864</text:p>
          </table:table-cell>
          <table:table-cell office:value-type="float" office:value="0">
            <text:p>0</text:p>
          </table:table-cell>
          <table:table-cell office:value-type="float" office:value="82161">
            <text:p>82161</text:p>
          </table:table-cell>
          <table:table-cell office:value-type="float" office:value="103219.2">
            <text:p>103219,2</text:p>
          </table:table-cell>
          <table:table-cell office:value-type="float" office:value="79.6">
            <text:p>79,6</text:p>
          </table:table-cell>
          <table:table-cell table:number-columns-repeated="2"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203.87">
            <text:p>203,87</text:p>
          </table:table-cell>
          <table:table-cell office:value-type="string">
            <text:p>MPP</text:p>
          </table:table-cell>
          <table:table-cell office:value-type="string">
            <text:p>PowerPC 440 2C 700MHz</text:p>
          </table:table-cell>
          <table:table-cell office:value-type="string">
            <text:p>Power</text:p>
          </table:table-cell>
          <table:table-cell office:value-type="float" office:value="700">
            <text:p>70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PC 440</text:p>
          </table:table-cell>
          <table:table-cell office:value-type="string">
            <text:p>BlueGene/L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string">
            <text:p>iDataPlex DX360M3, Xeon E5649 6C 2.53 GHz, Gigabit Ethernet</text:p>
          </table:table-cell>
          <table:table-cell office:value-type="string">
            <text:p>Financial Services (H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4544">
            <text:p>14544</text:p>
          </table:table-cell>
          <table:table-cell office:value-type="float" office:value="0">
            <text:p>0</text:p>
          </table:table-cell>
          <table:table-cell office:value-type="float" office:value="81956">
            <text:p>81956</text:p>
          </table:table-cell>
          <table:table-cell office:value-type="float" office:value="147185">
            <text:p>147185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418.14">
            <text:p>418,14</text:p>
          </table:table-cell>
          <table:table-cell office:value-type="float" office:value="196">
            <text:p>196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/>
          <table:table-cell office:value-type="string">
            <text:p>BladeCenter HS21 Cluster, Xeon QC HT 2.83 GHz, Infiniband</text:p>
          </table:table-cell>
          <table:table-cell office:value-type="string">
            <text:p>Defens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9648">
            <text:p>9648</text:p>
          </table:table-cell>
          <table:table-cell office:value-type="float" office:value="0">
            <text:p>0</text:p>
          </table:table-cell>
          <table:table-cell office:value-type="float" office:value="81664">
            <text:p>81664</text:p>
          </table:table-cell>
          <table:table-cell office:value-type="float" office:value="109215.36">
            <text:p>109215,36</text:p>
          </table:table-cell>
          <table:table-cell office:value-type="float" office:value="74.77">
            <text:p>74,77</text:p>
          </table:table-cell>
          <table:table-cell table:number-columns-repeated="2" office:value-type="float" office:value="0">
            <text:p>0</text:p>
          </table:table-cell>
          <table:table-cell office:value-type="float" office:value="380.23">
            <text:p>380,23</text:p>
          </table:table-cell>
          <table:table-cell office:value-type="float" office:value="214.78">
            <text:p>214,78</text:p>
          </table:table-cell>
          <table:table-cell office:value-type="string">
            <text:p>Cluster</text:p>
          </table:table-cell>
          <table:table-cell office:value-type="string">
            <text:p>Xeon E54440 4C 2.83GHz</text:p>
          </table:table-cell>
          <table:table-cell office:value-type="string">
            <text:p>Intel Core</text:p>
          </table:table-cell>
          <table:table-cell office:value-type="float" office:value="2830">
            <text:p>28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BladeCenter HS21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/>
          <table:table-cell office:value-type="string">
            <text:p>BladeCenter HS21 Cluster, Xeon QC HT 2.83 GHz, Infiniband</text:p>
          </table:table-cell>
          <table:table-cell office:value-type="string">
            <text:p>Defens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9648">
            <text:p>9648</text:p>
          </table:table-cell>
          <table:table-cell office:value-type="float" office:value="0">
            <text:p>0</text:p>
          </table:table-cell>
          <table:table-cell office:value-type="float" office:value="81664">
            <text:p>81664</text:p>
          </table:table-cell>
          <table:table-cell office:value-type="float" office:value="109215.36">
            <text:p>109215,36</text:p>
          </table:table-cell>
          <table:table-cell office:value-type="float" office:value="74.77">
            <text:p>74,77</text:p>
          </table:table-cell>
          <table:table-cell table:number-columns-repeated="2" office:value-type="float" office:value="0">
            <text:p>0</text:p>
          </table:table-cell>
          <table:table-cell office:value-type="float" office:value="380.23">
            <text:p>380,23</text:p>
          </table:table-cell>
          <table:table-cell office:value-type="float" office:value="214.78">
            <text:p>214,78</text:p>
          </table:table-cell>
          <table:table-cell office:value-type="string">
            <text:p>Cluster</text:p>
          </table:table-cell>
          <table:table-cell office:value-type="string">
            <text:p>Xeon E54440 4C 2.83GHz</text:p>
          </table:table-cell>
          <table:table-cell office:value-type="string">
            <text:p>Intel Core</text:p>
          </table:table-cell>
          <table:table-cell office:value-type="float" office:value="2830">
            <text:p>28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BladeCenter HS21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/>
          <table:table-cell office:value-type="string">
            <text:p>BladeCenter HS21 Cluster, Xeon QC HT 2.83 GHz, Infiniband</text:p>
          </table:table-cell>
          <table:table-cell office:value-type="string">
            <text:p>Defens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9648">
            <text:p>9648</text:p>
          </table:table-cell>
          <table:table-cell office:value-type="float" office:value="0">
            <text:p>0</text:p>
          </table:table-cell>
          <table:table-cell office:value-type="float" office:value="81664">
            <text:p>81664</text:p>
          </table:table-cell>
          <table:table-cell office:value-type="float" office:value="109215.36">
            <text:p>109215,36</text:p>
          </table:table-cell>
          <table:table-cell office:value-type="float" office:value="74.77">
            <text:p>74,77</text:p>
          </table:table-cell>
          <table:table-cell table:number-columns-repeated="2" office:value-type="float" office:value="0">
            <text:p>0</text:p>
          </table:table-cell>
          <table:table-cell office:value-type="float" office:value="380.23">
            <text:p>380,23</text:p>
          </table:table-cell>
          <table:table-cell office:value-type="float" office:value="214.78">
            <text:p>214,78</text:p>
          </table:table-cell>
          <table:table-cell office:value-type="string">
            <text:p>Cluster</text:p>
          </table:table-cell>
          <table:table-cell office:value-type="string">
            <text:p>Xeon E54440 4C 2.83GHz</text:p>
          </table:table-cell>
          <table:table-cell office:value-type="string">
            <text:p>Intel Core</text:p>
          </table:table-cell>
          <table:table-cell office:value-type="float" office:value="2830">
            <text:p>28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BladeCenter HS21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string">
            <text:p>BladeCenter HS21 Cluster, Xeon QC HT 2.83 GHz, Infiniband</text:p>
          </table:table-cell>
          <table:table-cell office:value-type="string">
            <text:p>Defens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9648">
            <text:p>9648</text:p>
          </table:table-cell>
          <table:table-cell office:value-type="float" office:value="0">
            <text:p>0</text:p>
          </table:table-cell>
          <table:table-cell office:value-type="float" office:value="81664">
            <text:p>81664</text:p>
          </table:table-cell>
          <table:table-cell office:value-type="float" office:value="109215.36">
            <text:p>109215,36</text:p>
          </table:table-cell>
          <table:table-cell office:value-type="float" office:value="74.77">
            <text:p>74,77</text:p>
          </table:table-cell>
          <table:table-cell table:number-columns-repeated="2" office:value-type="float" office:value="0">
            <text:p>0</text:p>
          </table:table-cell>
          <table:table-cell office:value-type="float" office:value="380.23">
            <text:p>380,23</text:p>
          </table:table-cell>
          <table:table-cell office:value-type="float" office:value="214.78">
            <text:p>214,78</text:p>
          </table:table-cell>
          <table:table-cell office:value-type="string">
            <text:p>Cluster</text:p>
          </table:table-cell>
          <table:table-cell office:value-type="string">
            <text:p>Xeon E54440 4C 2.83GHz</text:p>
          </table:table-cell>
          <table:table-cell office:value-type="string">
            <text:p>Intel Core</text:p>
          </table:table-cell>
          <table:table-cell office:value-type="float" office:value="2830">
            <text:p>28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BladeCenter HS21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string">
            <text:p>BladeCenter HS22 Cluster, Xeon QC GT 2.93 GHz, GigEthernet</text:p>
          </table:table-cell>
          <table:table-cell office:value-type="string">
            <text:p>Semiconductor Company (C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4328">
            <text:p>14328</text:p>
          </table:table-cell>
          <table:table-cell office:value-type="float" office:value="0">
            <text:p>0</text:p>
          </table:table-cell>
          <table:table-cell office:value-type="float" office:value="80739">
            <text:p>80739</text:p>
          </table:table-cell>
          <table:table-cell office:value-type="float" office:value="167924.16">
            <text:p>167924,16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166.13">
            <text:p>166,13</text:p>
          </table:table-cell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Mana</text:p>
          </table:table-cell>
          <table:table-cell office:value-type="string">
            <text:p>Dell PowerEdge M610 Cluster, Nehalem-EP 2.8Ghz, Infiniband</text:p>
          </table:table-cell>
          <table:table-cell office:value-type="string">
            <text:p>Maui High-Performance Computing Center (MHPCC)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9210">
            <text:p>9210</text:p>
          </table:table-cell>
          <table:table-cell office:value-type="float" office:value="0">
            <text:p>0</text:p>
          </table:table-cell>
          <table:table-cell office:value-type="float" office:value="80580">
            <text:p>80580</text:p>
          </table:table-cell>
          <table:table-cell office:value-type="float" office:value="103219">
            <text:p>103219</text:p>
          </table:table-cell>
          <table:table-cell office:value-type="float" office:value="78.07">
            <text:p>78,0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PowerEdge M610 Cluster</text:p>
          </table:table-cell>
          <table:table-cell office:value-type="string">
            <text:p>Dell PowerEdge Clus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KillDevil</text:p>
          </table:table-cell>
          <table:table-cell office:value-type="string">
            <text:p>PowerEdge C6100 Cluster, Xeon X56xx (Westmere-EP) 2.93 GHz, Infiniband QDR</text:p>
          </table:table-cell>
          <table:table-cell office:value-type="string">
            <text:p>University of North Carolina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8040">
            <text:p>8040</text:p>
          </table:table-cell>
          <table:table-cell office:value-type="float" office:value="0">
            <text:p>0</text:p>
          </table:table-cell>
          <table:table-cell office:value-type="float" office:value="79800">
            <text:p>79800</text:p>
          </table:table-cell>
          <table:table-cell office:value-type="float" office:value="94228.8">
            <text:p>94228,8</text:p>
          </table:table-cell>
          <table:table-cell office:value-type="float" office:value="84.69">
            <text:p>84,69</text:p>
          </table:table-cell>
          <table:table-cell office:value-type="float" office:value="1800000">
            <text:p>1800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office:value-type="string">
            <text:p>RedHat Enterprise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PowerEdge C6100 Cluster</text:p>
          </table:table-cell>
          <table:table-cell office:value-type="string">
            <text:p>Dell PowerEdge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/>
          <table:table-cell office:value-type="string">
            <text:p>Cluster Platform 4000 BL465c G7, Opteron 6176 12C 2.30 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6944">
            <text:p>16944</text:p>
          </table:table-cell>
          <table:table-cell office:value-type="float" office:value="0">
            <text:p>0</text:p>
          </table:table-cell>
          <table:table-cell office:value-type="float" office:value="79363">
            <text:p>79363</text:p>
          </table:table-cell>
          <table:table-cell office:value-type="float" office:value="155885">
            <text:p>155885</text:p>
          </table:table-cell>
          <table:table-cell office:value-type="float" office:value="50.91">
            <text:p>50,9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6 12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4000 BL465c G7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ASE Cluster</text:p>
          </table:table-cell>
          <table:table-cell office:value-type="string">
            <text:p>Oracle Blade Server X6275, <text:s/>X5670 2.93 GHz, Infiniband QDR</text:p>
          </table:table-cell>
          <table:table-cell office:value-type="string">
            <text:p>DLR - CASE</text:p>
          </table:table-cell>
          <table:table-cell office:value-type="string">
            <text:p>Oracle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79340">
            <text:p>79340</text:p>
          </table:table-cell>
          <table:table-cell office:value-type="float" office:value="91130">
            <text:p>91130</text:p>
          </table:table-cell>
          <table:table-cell office:value-type="float" office:value="87.06">
            <text:p>87,0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Oracle Blade x6275</text:p>
          </table:table-cell>
          <table:table-cell office:value-type="string">
            <text:p>Sun Blade System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/>
          <table:table-cell office:value-type="string">
            <text:p>Power 575, p6 4.7 GHz, Infiniband</text:p>
          </table:table-cell>
          <table:table-cell office:value-type="string">
            <text:p>CINECA</text:p>
          </table:table-cell>
          <table:table-cell office:value-type="string">
            <text:p>IBM</text:p>
          </table:table-cell>
          <table:table-cell office:value-type="string">
            <text:p>Italy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5376">
            <text:p>5376</text:p>
          </table:table-cell>
          <table:table-cell office:value-type="float" office:value="0">
            <text:p>0</text:p>
          </table:table-cell>
          <table:table-cell office:value-type="float" office:value="78680">
            <text:p>78680</text:p>
          </table:table-cell>
          <table:table-cell office:value-type="float" office:value="101068.8">
            <text:p>101068,8</text:p>
          </table:table-cell>
          <table:table-cell office:value-type="float" office:value="77.85">
            <text:p>77,85</text:p>
          </table:table-cell>
          <table:table-cell office:value-type="float" office:value="907199">
            <text:p>907199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91.59">
            <text:p>91,59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Sou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string">
            <text:p>Power 575, p6 4.7 GHz, Infiniband</text:p>
          </table:table-cell>
          <table:table-cell office:value-type="string">
            <text:p>Naval Oceanographic Office - NAVO DSRC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5440">
            <text:p>5440</text:p>
          </table:table-cell>
          <table:table-cell office:value-type="float" office:value="0">
            <text:p>0</text:p>
          </table:table-cell>
          <table:table-cell office:value-type="float" office:value="78680">
            <text:p>78680</text:p>
          </table:table-cell>
          <table:table-cell office:value-type="float" office:value="102272">
            <text:p>102272</text:p>
          </table:table-cell>
          <table:table-cell office:value-type="float" office:value="76.93">
            <text:p>76,93</text:p>
          </table:table-cell>
          <table:table-cell table:number-columns-repeated="2" office:value-type="float" office:value="0">
            <text:p>0</text:p>
          </table:table-cell>
          <table:table-cell office:value-type="float" office:value="869">
            <text:p>869</text:p>
          </table:table-cell>
          <table:table-cell office:value-type="float" office:value="90.54">
            <text:p>90,54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822">
            <text:p>12822</text:p>
          </table:table-cell>
          <table:table-cell office:value-type="float" office:value="0">
            <text:p>0</text:p>
          </table:table-cell>
          <table:table-cell office:value-type="float" office:value="77745.1">
            <text:p>77745,1</text:p>
          </table:table-cell>
          <table:table-cell office:value-type="float" office:value="150273.8">
            <text:p>150273,8</text:p>
          </table:table-cell>
          <table:table-cell office:value-type="float" office:value="51.74">
            <text:p>51,7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/>
          <table:table-cell office:value-type="string">
            <text:p>BladeCenter HS22 Cluster, WM Xeon 6-core 2.93Ghz, GigE</text:p>
          </table:table-cell>
          <table:table-cell office:value-type="string">
            <text:p>Communications</text:p>
          </table:table-cell>
          <table:table-cell office:value-type="string">
            <text:p>IBM</text:p>
          </table:table-cell>
          <table:table-cell office:value-type="string">
            <text:p>Israel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788">
            <text:p>13788</text:p>
          </table:table-cell>
          <table:table-cell office:value-type="float" office:value="0">
            <text:p>0</text:p>
          </table:table-cell>
          <table:table-cell office:value-type="float" office:value="77696">
            <text:p>77696</text:p>
          </table:table-cell>
          <table:table-cell office:value-type="float" office:value="161595">
            <text:p>161595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86.88">
            <text:p>386,88</text:p>
          </table:table-cell>
          <table:table-cell office:value-type="float" office:value="200.83">
            <text:p>200,83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2K Open Supercomputer</text:p>
          </table:table-cell>
          <table:table-cell office:value-type="string">
            <text:p>Appro Xtreme-X3 Server - Quad Opteron Quad Core 2.3 GHz, Infiniband</text:p>
          </table:table-cell>
          <table:table-cell office:value-type="string">
            <text:p>Center for Computational Sciences, University of Tsukuba</text:p>
          </table:table-cell>
          <table:table-cell office:value-type="string">
            <text:p>Appro International</text:p>
          </table:table-cell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10368">
            <text:p>10368</text:p>
          </table:table-cell>
          <table:table-cell office:value-type="float" office:value="0">
            <text:p>0</text:p>
          </table:table-cell>
          <table:table-cell office:value-type="float" office:value="77280">
            <text:p>77280</text:p>
          </table:table-cell>
          <table:table-cell office:value-type="float" office:value="95385">
            <text:p>95385</text:p>
          </table:table-cell>
          <table:table-cell office:value-type="float" office:value="81.02">
            <text:p>81,02</text:p>
          </table:table-cell>
          <table:table-cell office:value-type="float" office:value="1562400">
            <text:p>1562400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115.17">
            <text:p>115,17</text:p>
          </table:table-cell>
          <table:table-cell office:value-type="string">
            <text:p>Cluster</text:p>
          </table:table-cell>
          <table:table-cell office:value-type="string">
            <text:p>Opteron Quad Core 4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office:value-type="string">
            <text:p>Redhat Linux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Appro XtremeServers</text:p>
          </table:table-cell>
          <table:table-cell office:value-type="string">
            <text:p>Appro XtremeServer</text:p>
          </table:table-cell>
          <table:table-cell office:value-type="string">
            <text:p>Infiniband</text:p>
          </table:table-cell>
          <table:table-cell office:value-type="string">
            <text:p>Infinband DDR 4x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/>
          <table:table-cell office:value-type="string">
            <text:p>BladeCenter HS21 Cluster, Xeon QC HT 2.66 GHz, Infiniband</text:p>
          </table:table-cell>
          <table:table-cell office:value-type="string">
            <text:p>Lockheed Martin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712">
            <text:p>9712</text:p>
          </table:table-cell>
          <table:table-cell office:value-type="float" office:value="0">
            <text:p>0</text:p>
          </table:table-cell>
          <table:table-cell office:value-type="float" office:value="77267">
            <text:p>77267</text:p>
          </table:table-cell>
          <table:table-cell office:value-type="float" office:value="103568.77">
            <text:p>103568,77</text:p>
          </table:table-cell>
          <table:table-cell office:value-type="float" office:value="74.6">
            <text:p>74,6</text:p>
          </table:table-cell>
          <table:table-cell table:number-columns-repeated="2" office:value-type="float" office:value="0">
            <text:p>0</text:p>
          </table:table-cell>
          <table:table-cell office:value-type="float" office:value="906.16">
            <text:p>906,16</text:p>
          </table:table-cell>
          <table:table-cell office:value-type="float" office:value="85.27">
            <text:p>85,27</text:p>
          </table:table-cell>
          <table:table-cell office:value-type="string">
            <text:p>Cluster</text:p>
          </table:table-cell>
          <table:table-cell office:value-type="string">
            <text:p>Xeon E5430 4C 2.67GHz</text:p>
          </table:table-cell>
          <table:table-cell office:value-type="string">
            <text:p>Intel Core</text:p>
          </table:table-cell>
          <table:table-cell office:value-type="float" office:value="2666">
            <text:p>2666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BladeCenter HS21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Colosse</text:p>
          </table:table-cell>
          <table:table-cell office:value-type="string">
            <text:p>Sun Blade x6048, Xeon X5560 2.8 Ghz, Infiniband QDR</text:p>
          </table:table-cell>
          <table:table-cell office:value-type="string">
            <text:p>CLUMEQ - Universit Laval</text:p>
          </table:table-cell>
          <table:table-cell office:value-type="string">
            <text:p>Sun Microsystems</text:p>
          </table:table-cell>
          <table:table-cell office:value-type="string">
            <text:p>Canada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7616">
            <text:p>7616</text:p>
          </table:table-cell>
          <table:table-cell office:value-type="float" office:value="0">
            <text:p>0</text:p>
          </table:table-cell>
          <table:table-cell office:value-type="float" office:value="77170">
            <text:p>77170</text:p>
          </table:table-cell>
          <table:table-cell office:value-type="float" office:value="85299">
            <text:p>85299</text:p>
          </table:table-cell>
          <table:table-cell office:value-type="float" office:value="90.47">
            <text:p>90,47</text:p>
          </table:table-cell>
          <table:table-cell office:value-type="float" office:value="1160376">
            <text:p>1160376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232.44">
            <text:p>232,44</text:p>
          </table:table-cell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un Blade 6048</text:p>
          </table:table-cell>
          <table:table-cell office:value-type="string">
            <text:p>Sun Blade System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/>
          <table:table-cell office:value-type="string">
            <text:p>Cray XT5 QC 2.3 GHz</text:p>
          </table:table-cell>
          <table:table-cell office:value-type="string">
            <text:p>US Army Research Laboratory (ARL)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76800">
            <text:p>76800</text:p>
          </table:table-cell>
          <table:table-cell office:value-type="float" office:value="95680">
            <text:p>95680</text:p>
          </table:table-cell>
          <table:table-cell office:value-type="float" office:value="80.27">
            <text:p>80,27</text:p>
          </table:table-cell>
          <table:table-cell table:number-columns-repeated="2"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159.67">
            <text:p>159,67</text:p>
          </table:table-cell>
          <table:table-cell office:value-type="string">
            <text:p>MPP</text:p>
          </table:table-cell>
          <table:table-cell office:value-type="string">
            <text:p>Opteron Quad Core 4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office:value-type="string">
            <text:p>CNL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Cray XT5 QuadCore</text:p>
          </table:table-cell>
          <table:table-cell office:value-type="string">
            <text:p>Cray XT</text:p>
          </table:table-cell>
          <table:table-cell office:value-type="string">
            <text:p>Proprietary Network</text:p>
          </table:table-cell>
          <table:table-cell office:value-type="string">
            <text:p>XT4 Internal Interconnec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Orcinus</text:p>
          </table:table-cell>
          <table:table-cell office:value-type="string">
            <text:p>Cluster Platform 3000 BL 2x220, Xeon X5650/E5450 4C 3.00 GHz, Infiniband QDR</text:p>
          </table:table-cell>
          <table:table-cell office:value-type="string">
            <text:p>Compute Canada/WestGrid/University of British Columbia</text:p>
          </table:table-cell>
          <table:table-cell office:value-type="string">
            <text:p>Hewlett-Packard</text:p>
          </table:table-cell>
          <table:table-cell office:value-type="string">
            <text:p>Canad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76658">
            <text:p>76658</text:p>
          </table:table-cell>
          <table:table-cell office:value-type="float" office:value="106322">
            <text:p>106322</text:p>
          </table:table-cell>
          <table:table-cell office:value-type="float" office:value="72.1">
            <text:p>72,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4xx (Harpertown)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96">
            <text:p>13596</text:p>
          </table:table-cell>
          <table:table-cell office:value-type="float" office:value="0">
            <text:p>0</text:p>
          </table:table-cell>
          <table:table-cell office:value-type="float" office:value="76614">
            <text:p>76614</text:p>
          </table:table-cell>
          <table:table-cell office:value-type="float" office:value="144661">
            <text:p>144661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21.48">
            <text:p>421,48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/>
          <table:table-cell office:value-type="string">
            <text:p>Cray XT5/XT4 QC 2.3 GHz</text:p>
          </table:table-cell>
          <table:table-cell office:value-type="string">
            <text:p>CSC (Center for Scientific Computing)</text:p>
          </table:table-cell>
          <table:table-cell office:value-type="string">
            <text:p>Cray Inc.</text:p>
          </table:table-cell>
          <table:table-cell office:value-type="string">
            <text:p>Finland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10864">
            <text:p>10864</text:p>
          </table:table-cell>
          <table:table-cell office:value-type="float" office:value="0">
            <text:p>0</text:p>
          </table:table-cell>
          <table:table-cell office:value-type="float" office:value="76510">
            <text:p>76510</text:p>
          </table:table-cell>
          <table:table-cell office:value-type="float" office:value="101996.8">
            <text:p>101996,8</text:p>
          </table:table-cell>
          <table:table-cell office:value-type="float" office:value="75.01">
            <text:p>75,01</text:p>
          </table:table-cell>
          <table:table-cell table:number-columns-repeated="2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147.13">
            <text:p>147,13</text:p>
          </table:table-cell>
          <table:table-cell office:value-type="string">
            <text:p>MPP</text:p>
          </table:table-cell>
          <table:table-cell office:value-type="string">
            <text:p>Opteron Quad Core 4C 2.30GHz</text:p>
          </table:table-cell>
          <table:table-cell office:value-type="string">
            <text:p>AMD x86_64</text:p>
          </table:table-cell>
          <table:table-cell office:value-type="float" office:value="2300">
            <text:p>2300</text:p>
          </table:table-cell>
          <table:table-cell office:value-type="string">
            <text:p>CNL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Cray XT5 QuadCore</text:p>
          </table:table-cell>
          <table:table-cell office:value-type="string">
            <text:p>Cray XT</text:p>
          </table:table-cell>
          <table:table-cell office:value-type="string">
            <text:p>Proprietary Network</text:p>
          </table:table-cell>
          <table:table-cell office:value-type="string">
            <text:p>XT4 Internal Interconnec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string">
            <text:p>Cluster Platform 3000 BL460c G7, Xeon X5670 6C 2.93 GHz, Gigabit Ethernet</text:p>
          </table:table-cell>
          <table:table-cell office:value-type="string">
            <text:p>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576">
            <text:p>12576</text:p>
          </table:table-cell>
          <table:table-cell office:value-type="float" office:value="0">
            <text:p>0</text:p>
          </table:table-cell>
          <table:table-cell office:value-type="float" office:value="76205">
            <text:p>76205</text:p>
          </table:table-cell>
          <table:table-cell office:value-type="float" office:value="147390.72">
            <text:p>147390,72</text:p>
          </table:table-cell>
          <table:table-cell office:value-type="float" office:value="51.7">
            <text:p>51,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/>
          <table:table-cell office:value-type="string">
            <text:p>BladeCenter HS22 Cluster, Xeon QC GT 2.53 GHz, GigEthernet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648">
            <text:p>13648</text:p>
          </table:table-cell>
          <table:table-cell office:value-type="float" office:value="0">
            <text:p>0</text:p>
          </table:table-cell>
          <table:table-cell office:value-type="float" office:value="76030">
            <text:p>76030</text:p>
          </table:table-cell>
          <table:table-cell office:value-type="float" office:value="138117.76">
            <text:p>138117,76</text:p>
          </table:table-cell>
          <table:table-cell office:value-type="float" office:value="55.05">
            <text:p>55,05</text:p>
          </table:table-cell>
          <table:table-cell table:number-columns-repeated="2" office:value-type="float" office:value="0">
            <text:p>0</text:p>
          </table:table-cell>
          <table:table-cell office:value-type="float" office:value="431.5">
            <text:p>431,5</text:p>
          </table:table-cell>
          <table:table-cell office:value-type="float" office:value="176.2">
            <text:p>176,2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OSAT Research Computation Facility</text:p>
          </table:table-cell>
          <table:table-cell office:value-type="string">
            <text:p>Asterism ID318, Intel Xeon E5530, NVIDIA C2050, Infiniband</text:p>
          </table:table-cell>
          <table:table-cell office:value-type="string">
            <text:p>National Institute for Environmental Studies</text:p>
          </table:table-cell>
          <table:table-cell office:value-type="string">
            <text:p>NSSOL / SGI Japan</text:p>
          </table:table-cell>
          <table:table-cell office:value-type="string">
            <text:p>Japan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5760">
            <text:p>5760</text:p>
          </table:table-cell>
          <table:table-cell office:value-type="float" office:value="4480">
            <text:p>4480</text:p>
          </table:table-cell>
          <table:table-cell office:value-type="float" office:value="75910">
            <text:p>75910</text:p>
          </table:table-cell>
          <table:table-cell office:value-type="float" office:value="177088">
            <text:p>177088</text:p>
          </table:table-cell>
          <table:table-cell office:value-type="float" office:value="42.87">
            <text:p>42,87</text:p>
          </table:table-cell>
          <table:table-cell office:value-type="float" office:value="661000">
            <text:p>661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3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Asterism ID318</text:p>
          </table:table-cell>
          <table:table-cell office:value-type="string">
            <text:p>Asterism Cluster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ASC Purple</text:p>
          </table:table-cell>
          <table:table-cell office:value-type="string">
            <text:p>eServer pSeries p5 575 1.9 GHz</text:p>
          </table:table-cell>
          <table:table-cell office:value-type="string">
            <text:p>DOE/NNSA/LLNL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6">
            <text:p>2006</text:p>
          </table:table-cell>
          <table:table-cell office:value-type="string">
            <text:p>Research</text:p>
          </table:table-cell>
          <table:table-cell office:value-type="float" office:value="12208">
            <text:p>12208</text:p>
          </table:table-cell>
          <table:table-cell office:value-type="float" office:value="0">
            <text:p>0</text:p>
          </table:table-cell>
          <table:table-cell office:value-type="float" office:value="75760">
            <text:p>75760</text:p>
          </table:table-cell>
          <table:table-cell office:value-type="float" office:value="92781">
            <text:p>92781</text:p>
          </table:table-cell>
          <table:table-cell office:value-type="float" office:value="81.65">
            <text:p>81,65</text:p>
          </table:table-cell>
          <table:table-cell office:value-type="float" office:value="1383600">
            <text:p>1383600</text:p>
          </table:table-cell>
          <table:table-cell office:value-type="float" office:value="0">
            <text:p>0</text:p>
          </table:table-cell>
          <table:table-cell office:value-type="float" office:value="1992">
            <text:p>1992</text:p>
          </table:table-cell>
          <table:table-cell office:value-type="float" office:value="38.03">
            <text:p>38,03</text:p>
          </table:table-cell>
          <table:table-cell office:value-type="string">
            <text:p>MPP</text:p>
          </table:table-cell>
          <table:table-cell office:value-type="string">
            <text:p>POWER5 2C 1.90GHz</text:p>
          </table:table-cell>
          <table:table-cell office:value-type="string">
            <text:p>Power</text:p>
          </table:table-cell>
          <table:table-cell office:value-type="float" office:value="1900">
            <text:p>19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5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office:value-type="string">
            <text:p>SP Switch</text:p>
          </table:table-cell>
          <table:table-cell office:value-type="string">
            <text:p>Federation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/>
          <table:table-cell office:value-type="string">
            <text:p>HP SL390s/170s <text:s/>G7, Xeon X5675 6C 3.06 GHz, Gigabit Ethernet</text:p>
          </table:table-cell>
          <table:table-cell office:value-type="string">
            <text:p>Retail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904">
            <text:p>11904</text:p>
          </table:table-cell>
          <table:table-cell office:value-type="float" office:value="0">
            <text:p>0</text:p>
          </table:table-cell>
          <table:table-cell office:value-type="float" office:value="75649">
            <text:p>75649</text:p>
          </table:table-cell>
          <table:table-cell office:value-type="float" office:value="145705">
            <text:p>145705</text:p>
          </table:table-cell>
          <table:table-cell office:value-type="float" office:value="51.92">
            <text:p>51,9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HP SL390s/170s <text:s/>G7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Rossmann</text:p>
          </table:table-cell>
          <table:table-cell office:value-type="string">
            <text:p>HP Cluster Platform 4000 DL165 G7 Cluster, Opteron 12-core 2.1 Ghz, 10G</text:p>
          </table:table-cell>
          <table:table-cell office:value-type="string">
            <text:p>Purdue Universit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11064">
            <text:p>11064</text:p>
          </table:table-cell>
          <table:table-cell office:value-type="float" office:value="0">
            <text:p>0</text:p>
          </table:table-cell>
          <table:table-cell office:value-type="float" office:value="75425.8">
            <text:p>75425,8</text:p>
          </table:table-cell>
          <table:table-cell office:value-type="float" office:value="95961.6">
            <text:p>95961,6</text:p>
          </table:table-cell>
          <table:table-cell office:value-type="float" office:value="78.6">
            <text:p>78,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HP Cluster Platform 4000 DL165 G7 Cluster</text:p>
          </table:table-cell>
          <table:table-cell office:value-type="string">
            <text:p>HP Cluster Platform 4000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Cluster Platform 3000 BL280c G6, Xeon X55xx 2.8Ghz, Infiniband</text:p>
          </table:table-cell>
          <table:table-cell office:value-type="string">
            <text:p>University of Minnesota/Supercomputing Institute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8568">
            <text:p>8568</text:p>
          </table:table-cell>
          <table:table-cell office:value-type="float" office:value="0">
            <text:p>0</text:p>
          </table:table-cell>
          <table:table-cell office:value-type="float" office:value="75425.8">
            <text:p>75425,8</text:p>
          </table:table-cell>
          <table:table-cell office:value-type="float" office:value="95961.6">
            <text:p>95961,6</text:p>
          </table:table-cell>
          <table:table-cell office:value-type="float" office:value="78.6">
            <text:p>78,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3000 BL28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string">
            <text:p>HP DL160 Cluster G6, Xeon E5620 4C 2.40 GHz, Gigabit Ethernet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5316">
            <text:p>15316</text:p>
          </table:table-cell>
          <table:table-cell office:value-type="float" office:value="0">
            <text:p>0</text:p>
          </table:table-cell>
          <table:table-cell office:value-type="float" office:value="75335">
            <text:p>75335</text:p>
          </table:table-cell>
          <table:table-cell office:value-type="float" office:value="147033.6">
            <text:p>147033,6</text:p>
          </table:table-cell>
          <table:table-cell office:value-type="float" office:value="51.24">
            <text:p>51,2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/>
          <table:table-cell office:value-type="string">
            <text:p>HP DL160 Cluster G6, Xeon E5620 4C 2.40 GHz, Gigabit Ethernet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5316">
            <text:p>15316</text:p>
          </table:table-cell>
          <table:table-cell office:value-type="float" office:value="0">
            <text:p>0</text:p>
          </table:table-cell>
          <table:table-cell office:value-type="float" office:value="75335">
            <text:p>75335</text:p>
          </table:table-cell>
          <table:table-cell office:value-type="float" office:value="147033.6">
            <text:p>147033,6</text:p>
          </table:table-cell>
          <table:table-cell office:value-type="float" office:value="51.24">
            <text:p>51,2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CSIRO GPU Cluster</text:p>
          </table:table-cell>
          <table:table-cell office:value-type="string">
            <text:p>Supermicro Xeon Cluster, E5462 2.8 Ghz, Nvidia Tesla s2050 GPU, Infiniband</text:p>
          </table:table-cell>
          <table:table-cell office:value-type="string">
            <text:p>CSIRO</text:p>
          </table:table-cell>
          <table:table-cell office:value-type="string">
            <text:p>Xenon Systems</text:p>
          </table:table-cell>
          <table:table-cell office:value-type="string">
            <text:p>Australia</text:p>
          </table:table-cell>
          <table:table-cell office:value-type="float" office:value="2010">
            <text:p>2010</text:p>
          </table:table-cell>
          <table:table-cell office:value-type="string">
            <text:p>Government</text:p>
          </table:table-cell>
          <table:table-cell office:value-type="float" office:value="4608">
            <text:p>4608</text:p>
          </table:table-cell>
          <table:table-cell office:value-type="float" office:value="3584">
            <text:p>3584</text:p>
          </table:table-cell>
          <table:table-cell office:value-type="float" office:value="75295">
            <text:p>75295</text:p>
          </table:table-cell>
          <table:table-cell office:value-type="float" office:value="143300">
            <text:p>143300</text:p>
          </table:table-cell>
          <table:table-cell office:value-type="float" office:value="52.54">
            <text:p>52,54</text:p>
          </table:table-cell>
          <table:table-cell office:value-type="float" office:value="685567">
            <text:p>685567</text:p>
          </table:table-cell>
          <table:table-cell office:value-type="float" office:value="0">
            <text:p>0</text:p>
          </table:table-cell>
          <table:table-cell office:value-type="float" office:value="105.94">
            <text:p>105,94</text:p>
          </table:table-cell>
          <table:table-cell office:value-type="float" office:value="710.73">
            <text:p>710,73</text:p>
          </table:table-cell>
          <table:table-cell office:value-type="string">
            <text:p>Cluster</text:p>
          </table:table-cell>
          <table:table-cell office:value-type="string">
            <text:p>Xeon E5462 4C 2.80GHz</text:p>
          </table:table-cell>
          <table:table-cell office:value-type="string">
            <text:p>Intel Core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table:number-columns-repeated="2" office:value-type="string">
            <text:p>Supermicro Xeon Cluster</text:p>
          </table:table-cell>
          <table:table-cell table:number-columns-repeated="2" office:value-type="string">
            <text:p>Infiniband</text:p>
          </table:table-cell>
          <table:table-cell office:value-type="string">
            <text:p>Australia and New Zealand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/>
          <table:table-cell office:value-type="string">
            <text:p>iDataPlex DX360M3, Xeon X5670 6C 2.93 GHz, Infiniband QDR</text:p>
          </table:table-cell>
          <table:table-cell office:value-type="string">
            <text:p>IBM Development Engineering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7248">
            <text:p>7248</text:p>
          </table:table-cell>
          <table:table-cell office:value-type="float" office:value="0">
            <text:p>0</text:p>
          </table:table-cell>
          <table:table-cell office:value-type="float" office:value="74967">
            <text:p>74967</text:p>
          </table:table-cell>
          <table:table-cell office:value-type="float" office:value="84947">
            <text:p>84947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226.5">
            <text:p>226,5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/>
          <table:table-cell office:value-type="string">
            <text:p>HP DL160 Cluster G6, Xeon X5650 2.66 GHz, GigE</text:p>
          </table:table-cell>
          <table:table-cell office:value-type="string">
            <text:p>Telecommunication Company</text:p>
          </table:table-cell>
          <table:table-cell office:value-type="string">
            <text:p>Hewlett-Packard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620">
            <text:p>13620</text:p>
          </table:table-cell>
          <table:table-cell office:value-type="float" office:value="0">
            <text:p>0</text:p>
          </table:table-cell>
          <table:table-cell office:value-type="float" office:value="74742.3">
            <text:p>74742,3</text:p>
          </table:table-cell>
          <table:table-cell office:value-type="float" office:value="144916.8">
            <text:p>144916,8</text:p>
          </table:table-cell>
          <table:table-cell office:value-type="float" office:value="51.58">
            <text:p>51,5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Cluster Platform 3000 BL460c, Xeon E5450 4C 3.00 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Industry</text:p>
          </table:table-cell>
          <table:table-cell office:value-type="float" office:value="11940">
            <text:p>11940</text:p>
          </table:table-cell>
          <table:table-cell office:value-type="float" office:value="0">
            <text:p>0</text:p>
          </table:table-cell>
          <table:table-cell office:value-type="float" office:value="74380">
            <text:p>74380</text:p>
          </table:table-cell>
          <table:table-cell office:value-type="float" office:value="143280">
            <text:p>143280</text:p>
          </table:table-cell>
          <table:table-cell office:value-type="float" office:value="51.91">
            <text:p>51,9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460c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/>
          <table:table-cell office:value-type="string">
            <text:p>Cluster Platform 3000 BL460c G7, Xeon X5650 2.66 Ghz, GigE</text:p>
          </table:table-cell>
          <table:table-cell office:value-type="string">
            <text:p>Arrow Enterprise Computing Solutions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42">
            <text:p>13542</text:p>
          </table:table-cell>
          <table:table-cell office:value-type="float" office:value="0">
            <text:p>0</text:p>
          </table:table-cell>
          <table:table-cell office:value-type="float" office:value="74336.7">
            <text:p>74336,7</text:p>
          </table:table-cell>
          <table:table-cell office:value-type="float" office:value="144086.9">
            <text:p>144086,9</text:p>
          </table:table-cell>
          <table:table-cell office:value-type="float" office:value="51.59">
            <text:p>51,5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/>
          <table:table-cell office:value-type="string">
            <text:p>xSeries x3550M3 Cluster, Xeon X5650 6C 2.66 GHz, Infiniband QDR</text:p>
          </table:table-cell>
          <table:table-cell office:value-type="string">
            <text:p>Electronics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73829">
            <text:p>73829</text:p>
          </table:table-cell>
          <table:table-cell office:value-type="float" office:value="82992">
            <text:p>82992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241.8">
            <text:p>241,8</text:p>
          </table:table-cell>
          <table:table-cell office:value-type="float" office:value="305.33">
            <text:p>305,33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550M3 Cluster</text:p>
          </table:table-cell>
          <table:table-cell office:value-type="string">
            <text:p>IBM xSeries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/>
          <table:table-cell office:value-type="string">
            <text:p>BladeCenter HS22 Cluster, Xeon QC X55xx 2.66 GHz, Infiniband</text:p>
          </table:table-cell>
          <table:table-cell office:value-type="string">
            <text:p>Energy Company (A)</text:p>
          </table:table-cell>
          <table:table-cell office:value-type="string">
            <text:p>IBM</text:p>
          </table:table-cell>
          <table:table-cell office:value-type="string">
            <text:p>Italy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224">
            <text:p>10224</text:p>
          </table:table-cell>
          <table:table-cell office:value-type="float" office:value="0">
            <text:p>0</text:p>
          </table:table-cell>
          <table:table-cell office:value-type="float" office:value="73639">
            <text:p>73639</text:p>
          </table:table-cell>
          <table:table-cell office:value-type="float" office:value="109028.74">
            <text:p>109028,74</text:p>
          </table:table-cell>
          <table:table-cell office:value-type="float" office:value="67.54">
            <text:p>67,54</text:p>
          </table:table-cell>
          <table:table-cell table:number-columns-repeated="2" office:value-type="float" office:value="0">
            <text:p>0</text:p>
          </table:table-cell>
          <table:table-cell office:value-type="float" office:value="335.48">
            <text:p>335,48</text:p>
          </table:table-cell>
          <table:table-cell office:value-type="float" office:value="219.5">
            <text:p>219,5</text:p>
          </table:table-cell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Sou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/>
          <table:table-cell office:value-type="string">
            <text:p>xSeries x3550M3 Cluster, Xeon X5650 6C 2.66 GHz, Gigabit Ethernet</text:p>
          </table:table-cell>
          <table:table-cell office:value-type="string">
            <text:p>Information Service</text:p>
          </table:table-cell>
          <table:table-cell office:value-type="string">
            <text:p>IBM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068">
            <text:p>13068</text:p>
          </table:table-cell>
          <table:table-cell office:value-type="float" office:value="0">
            <text:p>0</text:p>
          </table:table-cell>
          <table:table-cell office:value-type="float" office:value="73639">
            <text:p>73639</text:p>
          </table:table-cell>
          <table:table-cell office:value-type="float" office:value="139044">
            <text:p>139044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405.11">
            <text:p>405,11</text:p>
          </table:table-cell>
          <table:table-cell office:value-type="float" office:value="181.78">
            <text:p>181,7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5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Discover</text:p>
          </table:table-cell>
          <table:table-cell office:value-type="string">
            <text:p>iDataPlex, Xeon X55xx QC 2.8 GHz, Infiniband</text:p>
          </table:table-cell>
          <table:table-cell office:value-type="string">
            <text:p>NASA/Goddard Space Flight Cen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8192">
            <text:p>8192</text:p>
          </table:table-cell>
          <table:table-cell office:value-type="float" office:value="0">
            <text:p>0</text:p>
          </table:table-cell>
          <table:table-cell office:value-type="float" office:value="73639">
            <text:p>73639</text:p>
          </table:table-cell>
          <table:table-cell office:value-type="float" office:value="91750">
            <text:p>91750</text:p>
          </table:table-cell>
          <table:table-cell office:value-type="float" office:value="80.26">
            <text:p>80,26</text:p>
          </table:table-cell>
          <table:table-cell table:number-columns-repeated="2" office:value-type="float" office:value="0">
            <text:p>0</text:p>
          </table:table-cell>
          <table:table-cell office:value-type="float" office:value="286.72">
            <text:p>286,72</text:p>
          </table:table-cell>
          <table:table-cell office:value-type="float" office:value="256.83">
            <text:p>256,83</text:p>
          </table:table-cell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/>
          <table:table-cell office:value-type="string">
            <text:p>Hitachi SR16000 Model XM1/108, Power7 3.3Ghz, Infiniband</text:p>
          </table:table-cell>
          <table:table-cell office:value-type="string">
            <text:p>Yukawa Institute for Theoretical Physics (YITP)</text:p>
          </table:table-cell>
          <table:table-cell office:value-type="string">
            <text:p>Hitachi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3456">
            <text:p>3456</text:p>
          </table:table-cell>
          <table:table-cell office:value-type="float" office:value="0">
            <text:p>0</text:p>
          </table:table-cell>
          <table:table-cell office:value-type="float" office:value="73350">
            <text:p>73350</text:p>
          </table:table-cell>
          <table:table-cell office:value-type="float" office:value="91238.4">
            <text:p>91238,4</text:p>
          </table:table-cell>
          <table:table-cell office:value-type="float" office:value="80.39">
            <text:p>80,39</text:p>
          </table:table-cell>
          <table:table-cell office:value-type="float" office:value="1045440">
            <text:p>1045440</text:p>
          </table:table-cell>
          <table:table-cell office:value-type="float" office:value="0">
            <text:p>0</text:p>
          </table:table-cell>
          <table:table-cell office:value-type="float" office:value="129.6">
            <text:p>129,6</text:p>
          </table:table-cell>
          <table:table-cell office:value-type="float" office:value="565.97">
            <text:p>565,97</text:p>
          </table:table-cell>
          <table:table-cell office:value-type="string">
            <text:p>MPP</text:p>
          </table:table-cell>
          <table:table-cell office:value-type="string">
            <text:p>POWER7 8C 3.30GHz</text:p>
          </table:table-cell>
          <table:table-cell office:value-type="string">
            <text:p>Power</text:p>
          </table:table-cell>
          <table:table-cell office:value-type="float" office:value="3300">
            <text:p>33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Hitachi SR16000 Model XM1/108</text:p>
          </table:table-cell>
          <table:table-cell office:value-type="string">
            <text:p>Hitachi SR16000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/>
          <table:table-cell office:value-type="string">
            <text:p>Cluster Platform SL160z, Xeon X5550 4C 2.66 GHz, Gigabit Ethernet</text:p>
          </table:table-cell>
          <table:table-cell office:value-type="string">
            <text:p>Logistic Services (E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312">
            <text:p>13312</text:p>
          </table:table-cell>
          <table:table-cell office:value-type="float" office:value="0">
            <text:p>0</text:p>
          </table:table-cell>
          <table:table-cell office:value-type="float" office:value="73139">
            <text:p>73139</text:p>
          </table:table-cell>
          <table:table-cell office:value-type="float" office:value="141639.68">
            <text:p>141639,68</text:p>
          </table:table-cell>
          <table:table-cell office:value-type="float" office:value="51.64">
            <text:p>51,6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/>
          <table:table-cell office:value-type="string">
            <text:p>Power 575, p6 4.7 GHz, Infiniband</text:p>
          </table:table-cell>
          <table:table-cell office:value-type="string">
            <text:p>National Centers for Environment Prediction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4992">
            <text:p>4992</text:p>
          </table:table-cell>
          <table:table-cell office:value-type="float" office:value="0">
            <text:p>0</text:p>
          </table:table-cell>
          <table:table-cell office:value-type="float" office:value="73060">
            <text:p>73060</text:p>
          </table:table-cell>
          <table:table-cell office:value-type="float" office:value="93849.6">
            <text:p>93849,6</text:p>
          </table:table-cell>
          <table:table-cell office:value-type="float" office:value="77.85">
            <text:p>77,85</text:p>
          </table:table-cell>
          <table:table-cell table:number-columns-repeated="2"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91.67">
            <text:p>91,67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/>
          <table:table-cell office:value-type="string">
            <text:p>Power 575, p6 4.7 GHz, Infiniband</text:p>
          </table:table-cell>
          <table:table-cell office:value-type="string">
            <text:p>National Centers for Environment Prediction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4992">
            <text:p>4992</text:p>
          </table:table-cell>
          <table:table-cell office:value-type="float" office:value="0">
            <text:p>0</text:p>
          </table:table-cell>
          <table:table-cell office:value-type="float" office:value="73060">
            <text:p>73060</text:p>
          </table:table-cell>
          <table:table-cell office:value-type="float" office:value="93849.6">
            <text:p>93849,6</text:p>
          </table:table-cell>
          <table:table-cell office:value-type="float" office:value="77.85">
            <text:p>77,85</text:p>
          </table:table-cell>
          <table:table-cell table:number-columns-repeated="2" office:value-type="float" office:value="0">
            <text:p>0</text:p>
          </table:table-cell>
          <table:table-cell office:value-type="float" office:value="797">
            <text:p>797</text:p>
          </table:table-cell>
          <table:table-cell office:value-type="float" office:value="91.67">
            <text:p>91,67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string">
            <text:p>eServer Blue Gene Solution</text:p>
          </table:table-cell>
          <table:table-cell office:value-type="string">
            <text:p>Rensselaer Polytechnic Institute, Computational Center for Nanotechnology Innovations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7">
            <text:p>2007</text:p>
          </table:table-cell>
          <table:table-cell office:value-type="string">
            <text:p>Academic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office:value-type="float" office:value="73032">
            <text:p>73032</text:p>
          </table:table-cell>
          <table:table-cell office:value-type="float" office:value="91750">
            <text:p>91750</text:p>
          </table:table-cell>
          <table:table-cell office:value-type="float" office:value="79.6">
            <text:p>79,6</text:p>
          </table:table-cell>
          <table:table-cell office:value-type="float" office:value="884735">
            <text:p>884735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float" office:value="204">
            <text:p>204</text:p>
          </table:table-cell>
          <table:table-cell office:value-type="string">
            <text:p>MPP</text:p>
          </table:table-cell>
          <table:table-cell office:value-type="string">
            <text:p>PowerPC 440 2C 700MHz</text:p>
          </table:table-cell>
          <table:table-cell office:value-type="string">
            <text:p>Power</text:p>
          </table:table-cell>
          <table:table-cell office:value-type="float" office:value="700">
            <text:p>70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PC 440</text:p>
          </table:table-cell>
          <table:table-cell office:value-type="string">
            <text:p>BlueGene/L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oastal</text:p>
          </table:table-cell>
          <table:table-cell office:value-type="string">
            <text:p>Dell DCS Xanadu 2.5, Xeon E55xx 2.4Ghz, Infiniband DDR</text:p>
          </table:table-cell>
          <table:table-cell office:value-type="string">
            <text:p>Lawrence Livermore National Laboratory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8464">
            <text:p>8464</text:p>
          </table:table-cell>
          <table:table-cell office:value-type="float" office:value="0">
            <text:p>0</text:p>
          </table:table-cell>
          <table:table-cell office:value-type="float" office:value="72410">
            <text:p>72410</text:p>
          </table:table-cell>
          <table:table-cell office:value-type="float" office:value="81254">
            <text:p>81254</text:p>
          </table:table-cell>
          <table:table-cell office:value-type="float" office:value="89.12">
            <text:p>89,12</text:p>
          </table:table-cell>
          <table:table-cell office:value-type="float" office:value="1670352">
            <text:p>1670352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3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Dell DCS Xanadu 2.5</text:p>
          </table:table-cell>
          <table:table-cell office:value-type="string">
            <text:p>Dell Xanadu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/>
          <table:table-cell office:value-type="string">
            <text:p>BladeCenter HS22 Cluster, WM Xeon 6-core, Xeon X5650 6C 2.66 GHz, Infiniband</text:p>
          </table:table-cell>
          <table:table-cell office:value-type="string">
            <text:p>Electronics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7632">
            <text:p>7632</text:p>
          </table:table-cell>
          <table:table-cell office:value-type="float" office:value="0">
            <text:p>0</text:p>
          </table:table-cell>
          <table:table-cell office:value-type="float" office:value="72239">
            <text:p>72239</text:p>
          </table:table-cell>
          <table:table-cell office:value-type="float" office:value="81204">
            <text:p>81204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203.88">
            <text:p>203,88</text:p>
          </table:table-cell>
          <table:table-cell office:value-type="float" office:value="354.32">
            <text:p>354,32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agerit</text:p>
          </table:table-cell>
          <table:table-cell office:value-type="string">
            <text:p>BladeCenter PS702 Express, Power7 3.3GHz, Infiniband</text:p>
          </table:table-cell>
          <table:table-cell office:value-type="string">
            <text:p>CeSViMa - Centro de Supercomputacin y Visualizacin de Madrid</text:p>
          </table:table-cell>
          <table:table-cell office:value-type="string">
            <text:p>IBM</text:p>
          </table:table-cell>
          <table:table-cell office:value-type="string">
            <text:p>Spain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3920">
            <text:p>3920</text:p>
          </table:table-cell>
          <table:table-cell office:value-type="float" office:value="0">
            <text:p>0</text:p>
          </table:table-cell>
          <table:table-cell office:value-type="float" office:value="72030">
            <text:p>72030</text:p>
          </table:table-cell>
          <table:table-cell office:value-type="float" office:value="103488">
            <text:p>103488</text:p>
          </table:table-cell>
          <table:table-cell office:value-type="float" office:value="69.6">
            <text:p>69,6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467.73">
            <text:p>467,73</text:p>
          </table:table-cell>
          <table:table-cell office:value-type="string">
            <text:p>Cluster</text:p>
          </table:table-cell>
          <table:table-cell office:value-type="string">
            <text:p>POWER7 8C 3.30GHz</text:p>
          </table:table-cell>
          <table:table-cell office:value-type="string">
            <text:p>Power</text:p>
          </table:table-cell>
          <table:table-cell office:value-type="float" office:value="3300">
            <text:p>33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BladeCenter PS702 Express, POWER7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Sou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/>
          <table:table-cell office:value-type="string">
            <text:p>iDataPlex DX360M3, Xeon 2.66, Infiniband</text:p>
          </table:table-cell>
          <table:table-cell office:value-type="string">
            <text:p>RQCHP/Calcul Quebec/Compute Canada Universit de Montral</text:p>
          </table:table-cell>
          <table:table-cell office:value-type="string">
            <text:p>IBM</text:p>
          </table:table-cell>
          <table:table-cell office:value-type="string">
            <text:p>Canad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7560">
            <text:p>7560</text:p>
          </table:table-cell>
          <table:table-cell office:value-type="float" office:value="0">
            <text:p>0</text:p>
          </table:table-cell>
          <table:table-cell office:value-type="float" office:value="71557.5">
            <text:p>71557,5</text:p>
          </table:table-cell>
          <table:table-cell office:value-type="float" office:value="80438.4">
            <text:p>80438,4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197.79">
            <text:p>197,79</text:p>
          </table:table-cell>
          <table:table-cell office:value-type="float" office:value="361.79">
            <text:p>361,79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string">
            <text:p>BlueGene/P, PowerPC 450 4C 850 MHz, Proprietary</text:p>
          </table:table-cell>
          <table:table-cell office:value-type="string">
            <text:p>Rice University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24576">
            <text:p>24576</text:p>
          </table:table-cell>
          <table:table-cell office:value-type="float" office:value="0">
            <text:p>0</text:p>
          </table:table-cell>
          <table:table-cell office:value-type="float" office:value="71440">
            <text:p>71440</text:p>
          </table:table-cell>
          <table:table-cell office:value-type="float" office:value="83558">
            <text:p>83558</text:p>
          </table:table-cell>
          <table:table-cell office:value-type="float" office:value="85.5">
            <text:p>85,5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377.99">
            <text:p>377,99</text:p>
          </table:table-cell>
          <table:table-cell office:value-type="string">
            <text:p>MPP</text:p>
          </table:table-cell>
          <table:table-cell office:value-type="string">
            <text:p>PowerPC 450 4C 850MHz</text:p>
          </table:table-cell>
          <table:table-cell office:value-type="string">
            <text:p>Power</text:p>
          </table:table-cell>
          <table:table-cell office:value-type="float" office:value="850">
            <text:p>850</text:p>
          </table:table-cell>
          <table:table-cell office:value-type="string">
            <text:p>CNK/SLES 9</text:p>
          </table:table-cell>
          <table:table-cell office:value-type="string">
            <text:p>Mixed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PowerPC 450</text:p>
          </table:table-cell>
          <table:table-cell office:value-type="string">
            <text:p>BlueGene/P</text:p>
          </table:table-cell>
          <table:table-cell office:value-type="string">
            <text:p>IBM BlueGene</text:p>
          </table:table-cell>
          <table:table-cell office:value-type="string">
            <text:p>Proprietary Network</text:p>
          </table:table-cell>
          <table:table-cell office:value-type="string">
            <text:p>Proprietary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/>
          <table:table-cell office:value-type="string">
            <text:p>xSeries iDataPlex, Xeon X5650 6C 2.66 GHz, Gigabit Ethernet</text:p>
          </table:table-cell>
          <table:table-cell office:value-type="string">
            <text:p>Semiconductor Company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648">
            <text:p>12648</text:p>
          </table:table-cell>
          <table:table-cell office:value-type="float" office:value="0">
            <text:p>0</text:p>
          </table:table-cell>
          <table:table-cell office:value-type="float" office:value="71272">
            <text:p>71272</text:p>
          </table:table-cell>
          <table:table-cell office:value-type="float" office:value="134574.72">
            <text:p>134574,72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330.91">
            <text:p>330,91</text:p>
          </table:table-cell>
          <table:table-cell office:value-type="float" office:value="215.38">
            <text:p>215,3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/>
          <table:table-cell office:value-type="string">
            <text:p>Cluster Platform 3000 BL460c G7, Xeon X5650 6C 2.66 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930">
            <text:p>12930</text:p>
          </table:table-cell>
          <table:table-cell office:value-type="float" office:value="0">
            <text:p>0</text:p>
          </table:table-cell>
          <table:table-cell office:value-type="float" office:value="71146">
            <text:p>71146</text:p>
          </table:table-cell>
          <table:table-cell office:value-type="float" office:value="137575.2">
            <text:p>137575,2</text:p>
          </table:table-cell>
          <table:table-cell office:value-type="float" office:value="51.71">
            <text:p>51,7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/>
          <table:table-cell office:value-type="string">
            <text:p>Power 775, Power7 3.836 GHz</text:p>
          </table:table-cell>
          <table:table-cell office:value-type="string">
            <text:p>IBM Poughkeepsie Benchmarking Cen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Vendor</text:p>
          </table:table-cell>
          <table:table-cell office:value-type="float" office:value="2816">
            <text:p>2816</text:p>
          </table:table-cell>
          <table:table-cell office:value-type="float" office:value="0">
            <text:p>0</text:p>
          </table:table-cell>
          <table:table-cell office:value-type="float" office:value="70760">
            <text:p>70760</text:p>
          </table:table-cell>
          <table:table-cell office:value-type="float" office:value="86395">
            <text:p>86395</text:p>
          </table:table-cell>
          <table:table-cell office:value-type="float" office:value="81.9">
            <text:p>81,9</text:p>
          </table:table-cell>
          <table:table-cell office:value-type="float" office:value="907776">
            <text:p>907776</text:p>
          </table:table-cell>
          <table:table-cell office:value-type="float" office:value="0">
            <text:p>0</text:p>
          </table:table-cell>
          <table:table-cell office:value-type="float" office:value="172.38">
            <text:p>172,38</text:p>
          </table:table-cell>
          <table:table-cell office:value-type="float" office:value="410.49">
            <text:p>410,49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Formosa 4</text:p>
          </table:table-cell>
          <table:table-cell office:value-type="string">
            <text:p>ASUS ESC4000, Xeon X5670 6C 2.93GHz, Infiniband QDR, NVIDIA 2070</text:p>
          </table:table-cell>
          <table:table-cell office:value-type="string">
            <text:p>National Center for High Performance Computing</text:p>
          </table:table-cell>
          <table:table-cell office:value-type="string">
            <text:p>Asus</text:p>
          </table:table-cell>
          <table:table-cell office:value-type="string">
            <text:p>Taiwan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4752">
            <text:p>4752</text:p>
          </table:table-cell>
          <table:table-cell office:value-type="float" office:value="3696">
            <text:p>3696</text:p>
          </table:table-cell>
          <table:table-cell office:value-type="float" office:value="70430">
            <text:p>70430</text:p>
          </table:table-cell>
          <table:table-cell office:value-type="float" office:value="148336">
            <text:p>148336</text:p>
          </table:table-cell>
          <table:table-cell office:value-type="float" office:value="47.48">
            <text:p>47,48</text:p>
          </table:table-cell>
          <table:table-cell office:value-type="float" office:value="666624">
            <text:p>666624</text:p>
          </table:table-cell>
          <table:table-cell office:value-type="float" office:value="0">
            <text:p>0</text:p>
          </table:table-cell>
          <table:table-cell office:value-type="float" office:value="91.98">
            <text:p>91,98</text:p>
          </table:table-cell>
          <table:table-cell office:value-type="float" office:value="765.71">
            <text:p>765,7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7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ASUS ESC4000</text:p>
          </table:table-cell>
          <table:table-cell office:value-type="string">
            <text:p>Asus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Dawson2</text:p>
          </table:table-cell>
          <table:table-cell office:value-type="string">
            <text:p>HP ProLiant SL390s G7 Xeon X5650, Nvidia M2070, Infiniband QDR</text:p>
          </table:table-cell>
          <table:table-cell office:value-type="string">
            <text:p>University of California, Los Angeles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5184">
            <text:p>5184</text:p>
          </table:table-cell>
          <table:table-cell office:value-type="float" office:value="4032">
            <text:p>4032</text:p>
          </table:table-cell>
          <table:table-cell office:value-type="float" office:value="70280">
            <text:p>70280</text:p>
          </table:table-cell>
          <table:table-cell office:value-type="float" office:value="160577.28">
            <text:p>160577,28</text:p>
          </table:table-cell>
          <table:table-cell office:value-type="float" office:value="43.77">
            <text:p>43,77</text:p>
          </table:table-cell>
          <table:table-cell office:value-type="float" office:value="717910">
            <text:p>717910</text:p>
          </table:table-cell>
          <table:table-cell office:value-type="float" office:value="0">
            <text:p>0</text:p>
          </table:table-cell>
          <table:table-cell office:value-type="float" office:value="96.03">
            <text:p>96,03</text:p>
          </table:table-cell>
          <table:table-cell office:value-type="float" office:value="731.85">
            <text:p>731,85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7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SL390s G7</text:p>
          </table:table-cell>
          <table:table-cell office:value-type="string">
            <text:p>HP Cluster Platform 3000S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/>
          <table:table-cell office:value-type="string">
            <text:p>HP DL160 Cluster G6, Xeon E5620 2.4 GHz, GigE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4208">
            <text:p>14208</text:p>
          </table:table-cell>
          <table:table-cell office:value-type="float" office:value="0">
            <text:p>0</text:p>
          </table:table-cell>
          <table:table-cell office:value-type="float" office:value="70187.6">
            <text:p>70187,6</text:p>
          </table:table-cell>
          <table:table-cell office:value-type="float" office:value="136396.8">
            <text:p>136396,8</text:p>
          </table:table-cell>
          <table:table-cell office:value-type="float" office:value="51.46">
            <text:p>51,4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/>
          <table:table-cell office:value-type="string">
            <text:p>SGI Altix ICE 8200 Enhanced LX, Xeon X5560 quad core 2.8 GHz</text:p>
          </table:table-cell>
          <table:table-cell office:value-type="string">
            <text:p>US Army Research Laboratory (ARL)</text:p>
          </table:table-cell>
          <table:table-cell office:value-type="string">
            <text:p>SGI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6656">
            <text:p>6656</text:p>
          </table:table-cell>
          <table:table-cell office:value-type="float" office:value="0">
            <text:p>0</text:p>
          </table:table-cell>
          <table:table-cell office:value-type="float" office:value="70000">
            <text:p>70000</text:p>
          </table:table-cell>
          <table:table-cell office:value-type="float" office:value="74547.2">
            <text:p>74547,2</text:p>
          </table:table-cell>
          <table:table-cell office:value-type="float" office:value="93.9">
            <text:p>93,9</text:p>
          </table:table-cell>
          <table:table-cell office:value-type="float" office:value="1501752">
            <text:p>1501752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string">
            <text:p>MPP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office:value-type="string">
            <text:p>SLES10 + SGI ProPack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GI Altix ICE 8200EX</text:p>
          </table:table-cell>
          <table:table-cell office:value-type="string">
            <text:p>SGI Alti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420">
            <text:p>12420</text:p>
          </table:table-cell>
          <table:table-cell office:value-type="float" office:value="0">
            <text:p>0</text:p>
          </table:table-cell>
          <table:table-cell office:value-type="float" office:value="69987.03">
            <text:p>69987,03</text:p>
          </table:table-cell>
          <table:table-cell office:value-type="float" office:value="145562.4">
            <text:p>145562,4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95.37">
            <text:p>395,37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420">
            <text:p>12420</text:p>
          </table:table-cell>
          <table:table-cell office:value-type="float" office:value="0">
            <text:p>0</text:p>
          </table:table-cell>
          <table:table-cell office:value-type="float" office:value="69987.03">
            <text:p>69987,03</text:p>
          </table:table-cell>
          <table:table-cell office:value-type="float" office:value="145562.4">
            <text:p>145562,4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95.37">
            <text:p>395,37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420">
            <text:p>12420</text:p>
          </table:table-cell>
          <table:table-cell office:value-type="float" office:value="0">
            <text:p>0</text:p>
          </table:table-cell>
          <table:table-cell office:value-type="float" office:value="69987.03">
            <text:p>69987,03</text:p>
          </table:table-cell>
          <table:table-cell office:value-type="float" office:value="145562.4">
            <text:p>145562,4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95.37">
            <text:p>395,37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/>
          <table:table-cell office:value-type="string">
            <text:p>Cluster Platform 3000 BL460c G7, Xeon X5660 2.80 GHz, 10G Ethernet</text:p>
          </table:table-cell>
          <table:table-cell office:value-type="string">
            <text:p>Gaming Compan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640">
            <text:p>8640</text:p>
          </table:table-cell>
          <table:table-cell office:value-type="float" office:value="0">
            <text:p>0</text:p>
          </table:table-cell>
          <table:table-cell office:value-type="float" office:value="69576">
            <text:p>69576</text:p>
          </table:table-cell>
          <table:table-cell office:value-type="float" office:value="96768">
            <text:p>96768</text:p>
          </table:table-cell>
          <table:table-cell office:value-type="float" office:value="71.9">
            <text:p>7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/>
          <table:table-cell office:value-type="string">
            <text:p>Cluster Platform 3000 BL460c G7, Xeon X5660 2.80 GHz, 10G Ethernet</text:p>
          </table:table-cell>
          <table:table-cell office:value-type="string">
            <text:p>Gaming Compan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640">
            <text:p>8640</text:p>
          </table:table-cell>
          <table:table-cell office:value-type="float" office:value="0">
            <text:p>0</text:p>
          </table:table-cell>
          <table:table-cell office:value-type="float" office:value="69576">
            <text:p>69576</text:p>
          </table:table-cell>
          <table:table-cell office:value-type="float" office:value="96768">
            <text:p>96768</text:p>
          </table:table-cell>
          <table:table-cell office:value-type="float" office:value="71.9">
            <text:p>7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/>
          <table:table-cell office:value-type="string">
            <text:p>Cluster Platform 3000 BL460c G7, Xeon X5660 2.80 GHz, 10G Ethernet</text:p>
          </table:table-cell>
          <table:table-cell office:value-type="string">
            <text:p>Gaming Compan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640">
            <text:p>8640</text:p>
          </table:table-cell>
          <table:table-cell office:value-type="float" office:value="0">
            <text:p>0</text:p>
          </table:table-cell>
          <table:table-cell office:value-type="float" office:value="69576">
            <text:p>69576</text:p>
          </table:table-cell>
          <table:table-cell office:value-type="float" office:value="96768">
            <text:p>96768</text:p>
          </table:table-cell>
          <table:table-cell office:value-type="float" office:value="71.9">
            <text:p>7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/>
          <table:table-cell office:value-type="string">
            <text:p>Cluster Platform SL160z, Xeon X5550 4C 2.66 GHz, Gigabit Ethernet</text:p>
          </table:table-cell>
          <table:table-cell office:value-type="string">
            <text:p>Logistic Services (E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512">
            <text:p>12512</text:p>
          </table:table-cell>
          <table:table-cell office:value-type="float" office:value="0">
            <text:p>0</text:p>
          </table:table-cell>
          <table:table-cell office:value-type="float" office:value="68905">
            <text:p>68905</text:p>
          </table:table-cell>
          <table:table-cell office:value-type="float" office:value="133127.68">
            <text:p>133127,68</text:p>
          </table:table-cell>
          <table:table-cell office:value-type="float" office:value="51.76">
            <text:p>51,7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string">
            <text:p>Cluster Platform 3000 BL280c G6, Xeon X5650 2.67Ghz, Infiniband QDR</text:p>
          </table:table-cell>
          <table:table-cell office:value-type="string">
            <text:p>Carrillo Business Technologies, Inc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328">
            <text:p>8328</text:p>
          </table:table-cell>
          <table:table-cell office:value-type="float" office:value="0">
            <text:p>0</text:p>
          </table:table-cell>
          <table:table-cell office:value-type="float" office:value="68829.2">
            <text:p>68829,2</text:p>
          </table:table-cell>
          <table:table-cell office:value-type="float" office:value="88609.9">
            <text:p>88609,9</text:p>
          </table:table-cell>
          <table:table-cell office:value-type="float" office:value="77.68">
            <text:p>77,6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280c G6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/>
          <table:table-cell office:value-type="string">
            <text:p>Cluster Platform 3000 BL460c G7, Xeon X5670 6C 2.93 GHz, 10G Ethernet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7968">
            <text:p>7968</text:p>
          </table:table-cell>
          <table:table-cell office:value-type="float" office:value="0">
            <text:p>0</text:p>
          </table:table-cell>
          <table:table-cell office:value-type="float" office:value="68638">
            <text:p>68638</text:p>
          </table:table-cell>
          <table:table-cell office:value-type="float" office:value="93385">
            <text:p>93385</text:p>
          </table:table-cell>
          <table:table-cell office:value-type="float" office:value="73.5">
            <text:p>73,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/>
          <table:table-cell office:value-type="string">
            <text:p>Cluster Platform SL170s/160z, Xeon X5650 6C 2.66 GHz, Gigabit Ethernet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444">
            <text:p>12444</text:p>
          </table:table-cell>
          <table:table-cell office:value-type="float" office:value="0">
            <text:p>0</text:p>
          </table:table-cell>
          <table:table-cell office:value-type="float" office:value="68600">
            <text:p>68600</text:p>
          </table:table-cell>
          <table:table-cell office:value-type="float" office:value="132404">
            <text:p>132404</text:p>
          </table:table-cell>
          <table:table-cell office:value-type="float" office:value="51.81">
            <text:p>51,8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SL SL170s/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/>
          <table:table-cell office:value-type="string">
            <text:p>Cluster Platform SL170s/160z, Xeon X5650 6C 2.66 GHz, Gigabit Ethernet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444">
            <text:p>12444</text:p>
          </table:table-cell>
          <table:table-cell office:value-type="float" office:value="0">
            <text:p>0</text:p>
          </table:table-cell>
          <table:table-cell office:value-type="float" office:value="68600">
            <text:p>68600</text:p>
          </table:table-cell>
          <table:table-cell office:value-type="float" office:value="132404">
            <text:p>132404</text:p>
          </table:table-cell>
          <table:table-cell office:value-type="float" office:value="51.81">
            <text:p>51,8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SL SL170s/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156">
            <text:p>12156</text:p>
          </table:table-cell>
          <table:table-cell office:value-type="float" office:value="0">
            <text:p>0</text:p>
          </table:table-cell>
          <table:table-cell office:value-type="float" office:value="68499">
            <text:p>68499</text:p>
          </table:table-cell>
          <table:table-cell office:value-type="float" office:value="142468">
            <text:p>14246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86.97">
            <text:p>386,97</text:p>
          </table:table-cell>
          <table:table-cell office:value-type="float" office:value="177.01">
            <text:p>177,0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156">
            <text:p>12156</text:p>
          </table:table-cell>
          <table:table-cell office:value-type="float" office:value="0">
            <text:p>0</text:p>
          </table:table-cell>
          <table:table-cell office:value-type="float" office:value="68499">
            <text:p>68499</text:p>
          </table:table-cell>
          <table:table-cell office:value-type="float" office:value="142468">
            <text:p>14246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86.97">
            <text:p>386,97</text:p>
          </table:table-cell>
          <table:table-cell office:value-type="float" office:value="177.01">
            <text:p>177,0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156">
            <text:p>12156</text:p>
          </table:table-cell>
          <table:table-cell office:value-type="float" office:value="0">
            <text:p>0</text:p>
          </table:table-cell>
          <table:table-cell office:value-type="float" office:value="68499">
            <text:p>68499</text:p>
          </table:table-cell>
          <table:table-cell office:value-type="float" office:value="142468">
            <text:p>14246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86.97">
            <text:p>386,97</text:p>
          </table:table-cell>
          <table:table-cell office:value-type="float" office:value="177.01">
            <text:p>177,0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156">
            <text:p>12156</text:p>
          </table:table-cell>
          <table:table-cell office:value-type="float" office:value="0">
            <text:p>0</text:p>
          </table:table-cell>
          <table:table-cell office:value-type="float" office:value="68499">
            <text:p>68499</text:p>
          </table:table-cell>
          <table:table-cell office:value-type="float" office:value="142468">
            <text:p>14246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86.97">
            <text:p>386,97</text:p>
          </table:table-cell>
          <table:table-cell office:value-type="float" office:value="177.01">
            <text:p>177,0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Abe</text:p>
          </table:table-cell>
          <table:table-cell office:value-type="string">
            <text:p>PowerEdge 1955, 2.33 GHz, Infiniband, Windows Server 2008/Red Hat Enterprise Linux 4</text:p>
          </table:table-cell>
          <table:table-cell office:value-type="string">
            <text:p>NCSA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07">
            <text:p>2007</text:p>
          </table:table-cell>
          <table:table-cell office:value-type="string">
            <text:p>Academic</text:p>
          </table:table-cell>
          <table:table-cell office:value-type="float" office:value="9600">
            <text:p>9600</text:p>
          </table:table-cell>
          <table:table-cell office:value-type="float" office:value="0">
            <text:p>0</text:p>
          </table:table-cell>
          <table:table-cell office:value-type="float" office:value="68480">
            <text:p>68480</text:p>
          </table:table-cell>
          <table:table-cell office:value-type="float" office:value="89587.2">
            <text:p>89587,2</text:p>
          </table:table-cell>
          <table:table-cell office:value-type="float" office:value="76.44">
            <text:p>76,44</text:p>
          </table:table-cell>
          <table:table-cell office:value-type="float" office:value="1008384">
            <text:p>1008384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53xx (Clovertown) 4C 2.33GHz</text:p>
          </table:table-cell>
          <table:table-cell office:value-type="string">
            <text:p>Intel Core</text:p>
          </table:table-cell>
          <table:table-cell office:value-type="float" office:value="2333">
            <text:p>2333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300-series "Clovertown"</text:p>
          </table:table-cell>
          <table:table-cell office:value-type="string">
            <text:p>PowerEdge 1955</text:p>
          </table:table-cell>
          <table:table-cell office:value-type="string">
            <text:p>Dell PowerEdge Cluster</text:p>
          </table:table-cell>
          <table:table-cell office:value-type="string">
            <text:p>Infiniband</text:p>
          </table:table-cell>
          <table:table-cell office:value-type="string">
            <text:p>Infiniband S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Hrothgar</text:p>
          </table:table-cell>
          <table:table-cell office:value-type="string">
            <text:p>Poweredge Cluster, Xeon X5660 2.8Ghz, Infiniband DDR</text:p>
          </table:table-cell>
          <table:table-cell office:value-type="string">
            <text:p>Texas Tech University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7524">
            <text:p>7524</text:p>
          </table:table-cell>
          <table:table-cell office:value-type="float" office:value="0">
            <text:p>0</text:p>
          </table:table-cell>
          <table:table-cell office:value-type="float" office:value="68270">
            <text:p>68270</text:p>
          </table:table-cell>
          <table:table-cell office:value-type="float" office:value="84538">
            <text:p>84538</text:p>
          </table:table-cell>
          <table:table-cell office:value-type="float" office:value="80.76">
            <text:p>80,76</text:p>
          </table:table-cell>
          <table:table-cell office:value-type="float" office:value="1270976">
            <text:p>127097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PowerEdge R410 Cluster</text:p>
          </table:table-cell>
          <table:table-cell office:value-type="string">
            <text:p>Dell PowerEdge Cluster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/>
          <table:table-cell office:value-type="string">
            <text:p>BladeCenter HS22 Cluster (WM), Xeon L5640 6C 2.26 GHz, Gigabit Ethernet</text:p>
          </table:table-cell>
          <table:table-cell office:value-type="string">
            <text:p>Financial Services (H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548">
            <text:p>13548</text:p>
          </table:table-cell>
          <table:table-cell office:value-type="float" office:value="0">
            <text:p>0</text:p>
          </table:table-cell>
          <table:table-cell office:value-type="float" office:value="68196">
            <text:p>68196</text:p>
          </table:table-cell>
          <table:table-cell office:value-type="float" office:value="122474">
            <text:p>12247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93.46">
            <text:p>293,46</text:p>
          </table:table-cell>
          <table:table-cell office:value-type="float" office:value="232.39">
            <text:p>232,39</text:p>
          </table:table-cell>
          <table:table-cell office:value-type="string">
            <text:p>Cluster</text:p>
          </table:table-cell>
          <table:table-cell office:value-type="string">
            <text:p>Xeon L5640 6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L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string">
            <text:p>iDataPlex DX360M3, Xeon X5650 6C 2.66 GHz, Infiniband QDR, NVIDIA 2070</text:p>
          </table:table-cell>
          <table:table-cell office:value-type="string">
            <text:p>Forschungszentrum Juelich (FZJ)</text:p>
          </table:table-cell>
          <table:table-cell office:value-type="string">
            <text:p>IBM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4880">
            <text:p>4880</text:p>
          </table:table-cell>
          <table:table-cell office:value-type="float" office:value="3416">
            <text:p>3416</text:p>
          </table:table-cell>
          <table:table-cell office:value-type="float" office:value="68005">
            <text:p>68005</text:p>
          </table:table-cell>
          <table:table-cell office:value-type="float" office:value="141236.96">
            <text:p>141236,96</text:p>
          </table:table-cell>
          <table:table-cell office:value-type="float" office:value="48.15">
            <text:p>48,15</text:p>
          </table:table-cell>
          <table:table-cell table:number-columns-repeated="2" office:value-type="float" office:value="0">
            <text:p>0</text:p>
          </table:table-cell>
          <table:table-cell office:value-type="float" office:value="76.25">
            <text:p>76,25</text:p>
          </table:table-cell>
          <table:table-cell office:value-type="float" office:value="891.87">
            <text:p>891,8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70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/>
          <table:table-cell office:value-type="string">
            <text:p>BladeCenter HS22 Cluster, WM Xeon 6-core 2.93Ghz, GigE</text:p>
          </table:table-cell>
          <table:table-cell office:value-type="string">
            <text:p>Communications</text:p>
          </table:table-cell>
          <table:table-cell office:value-type="string">
            <text:p>IBM</text:p>
          </table:table-cell>
          <table:table-cell office:value-type="string">
            <text:p>Israel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964">
            <text:p>11964</text:p>
          </table:table-cell>
          <table:table-cell office:value-type="float" office:value="0">
            <text:p>0</text:p>
          </table:table-cell>
          <table:table-cell office:value-type="float" office:value="67680.28">
            <text:p>67680,28</text:p>
          </table:table-cell>
          <table:table-cell office:value-type="float" office:value="140218.08">
            <text:p>140218,08</text:p>
          </table:table-cell>
          <table:table-cell office:value-type="float" office:value="48.27">
            <text:p>48,27</text:p>
          </table:table-cell>
          <table:table-cell table:number-columns-repeated="2" office:value-type="float" office:value="0">
            <text:p>0</text:p>
          </table:table-cell>
          <table:table-cell office:value-type="float" office:value="335.7">
            <text:p>335,7</text:p>
          </table:table-cell>
          <table:table-cell office:value-type="float" office:value="201.61">
            <text:p>201,6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/>
          <table:table-cell office:value-type="string">
            <text:p>BladeCenter HS22 Cluster, WM Xeon 6-core 2.93Ghz, GigE</text:p>
          </table:table-cell>
          <table:table-cell office:value-type="string">
            <text:p>Communications</text:p>
          </table:table-cell>
          <table:table-cell office:value-type="string">
            <text:p>IBM</text:p>
          </table:table-cell>
          <table:table-cell office:value-type="string">
            <text:p>Israel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964">
            <text:p>11964</text:p>
          </table:table-cell>
          <table:table-cell office:value-type="float" office:value="0">
            <text:p>0</text:p>
          </table:table-cell>
          <table:table-cell office:value-type="float" office:value="67680.28">
            <text:p>67680,28</text:p>
          </table:table-cell>
          <table:table-cell office:value-type="float" office:value="140218.08">
            <text:p>140218,08</text:p>
          </table:table-cell>
          <table:table-cell office:value-type="float" office:value="48.27">
            <text:p>48,27</text:p>
          </table:table-cell>
          <table:table-cell table:number-columns-repeated="2" office:value-type="float" office:value="0">
            <text:p>0</text:p>
          </table:table-cell>
          <table:table-cell office:value-type="float" office:value="335.7">
            <text:p>335,7</text:p>
          </table:table-cell>
          <table:table-cell office:value-type="float" office:value="201.61">
            <text:p>201,6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Trestles</text:p>
          </table:table-cell>
          <table:table-cell office:value-type="string">
            <text:p>Appro 1U-1143H Cluster, Opteron 8C 2.4Ghz, Infiniband QDR</text:p>
          </table:table-cell>
          <table:table-cell office:value-type="string">
            <text:p>UCSD/San Diego Supercomputer Center</text:p>
          </table:table-cell>
          <table:table-cell office:value-type="string">
            <text:p>Appro International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10112">
            <text:p>10112</text:p>
          </table:table-cell>
          <table:table-cell office:value-type="float" office:value="0">
            <text:p>0</text:p>
          </table:table-cell>
          <table:table-cell office:value-type="float" office:value="67320">
            <text:p>67320</text:p>
          </table:table-cell>
          <table:table-cell office:value-type="float" office:value="99532.8">
            <text:p>99532,8</text:p>
          </table:table-cell>
          <table:table-cell office:value-type="float" office:value="67.64">
            <text:p>67,64</text:p>
          </table:table-cell>
          <table:table-cell office:value-type="float" office:value="1200000">
            <text:p>1200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36 8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Appro Opteron Cluster</text:p>
          </table:table-cell>
          <table:table-cell office:value-type="string">
            <text:p>Appro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string">
            <text:p>Cluster Platform 3000 BL460c G7, Xeon X5660 6C 2.80 GHz, Gigabit Ethernet</text:p>
          </table:table-cell>
          <table:table-cell office:value-type="string">
            <text:p>IT Services Provider (C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556">
            <text:p>11556</text:p>
          </table:table-cell>
          <table:table-cell office:value-type="float" office:value="0">
            <text:p>0</text:p>
          </table:table-cell>
          <table:table-cell office:value-type="float" office:value="67288">
            <text:p>67288</text:p>
          </table:table-cell>
          <table:table-cell office:value-type="float" office:value="129427.2">
            <text:p>129427,2</text:p>
          </table:table-cell>
          <table:table-cell office:value-type="float" office:value="51.99">
            <text:p>51,9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/>
          <table:table-cell office:value-type="string">
            <text:p>Cluster Platform 3000 BL460c G7, Xeon X5660 6C 2.80 GHz, Gigabit Ethernet</text:p>
          </table:table-cell>
          <table:table-cell office:value-type="string">
            <text:p>IT Services Provider (C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556">
            <text:p>11556</text:p>
          </table:table-cell>
          <table:table-cell office:value-type="float" office:value="0">
            <text:p>0</text:p>
          </table:table-cell>
          <table:table-cell office:value-type="float" office:value="67288">
            <text:p>67288</text:p>
          </table:table-cell>
          <table:table-cell office:value-type="float" office:value="129427.2">
            <text:p>129427,2</text:p>
          </table:table-cell>
          <table:table-cell office:value-type="float" office:value="51.99">
            <text:p>51,9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/>
          <table:table-cell office:value-type="string">
            <text:p>Cluster Platform 3000 BL460c G6, Xeon L5450 3 GHz, Infiniband</text:p>
          </table:table-cell>
          <table:table-cell office:value-type="string">
            <text:p>Government Classified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Government</text:p>
          </table:table-cell>
          <table:table-cell office:value-type="float" office:value="7168">
            <text:p>7168</text:p>
          </table:table-cell>
          <table:table-cell office:value-type="float" office:value="0">
            <text:p>0</text:p>
          </table:table-cell>
          <table:table-cell office:value-type="float" office:value="67116.6">
            <text:p>67116,6</text:p>
          </table:table-cell>
          <table:table-cell office:value-type="float" office:value="86016">
            <text:p>86016</text:p>
          </table:table-cell>
          <table:table-cell office:value-type="float" office:value="78.03">
            <text:p>78,0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/>
          <table:table-cell office:value-type="string">
            <text:p>Cluster Platform SL160z, Xeon X5550 4C 2.66 GHz, Gigabit Ethernet</text:p>
          </table:table-cell>
          <table:table-cell office:value-type="string">
            <text:p>Logistic Services (E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152">
            <text:p>12152</text:p>
          </table:table-cell>
          <table:table-cell office:value-type="float" office:value="0">
            <text:p>0</text:p>
          </table:table-cell>
          <table:table-cell office:value-type="float" office:value="67000">
            <text:p>67000</text:p>
          </table:table-cell>
          <table:table-cell office:value-type="float" office:value="129297.28">
            <text:p>129297,28</text:p>
          </table:table-cell>
          <table:table-cell office:value-type="float" office:value="51.82">
            <text:p>51,8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/>
          <table:table-cell office:value-type="string">
            <text:p>Cluster Platform 3000 BL460c G6, Xeon X5570 2.93 GHz, GigE</text:p>
          </table:table-cell>
          <table:table-cell office:value-type="string">
            <text:p>IT Services Provider (C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968">
            <text:p>10968</text:p>
          </table:table-cell>
          <table:table-cell office:value-type="float" office:value="0">
            <text:p>0</text:p>
          </table:table-cell>
          <table:table-cell office:value-type="float" office:value="66980">
            <text:p>66980</text:p>
          </table:table-cell>
          <table:table-cell office:value-type="float" office:value="128544.96">
            <text:p>128544,96</text:p>
          </table:table-cell>
          <table:table-cell office:value-type="float" office:value="52.11">
            <text:p>52,1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/>
          <table:table-cell office:value-type="string">
            <text:p>iDataPlex, Xeon E55xx QC 2.26 GHz, Infiniband, Windows HPC2008 R2</text:p>
          </table:table-cell>
          <table:table-cell office:value-type="string">
            <text:p>University of Southampton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66680">
            <text:p>66680</text:p>
          </table:table-cell>
          <table:table-cell office:value-type="float" office:value="72320">
            <text:p>72320</text:p>
          </table:table-cell>
          <table:table-cell office:value-type="float" office:value="92.2">
            <text:p>92,2</text:p>
          </table:table-cell>
          <table:table-cell office:value-type="float" office:value="1610000">
            <text:p>1610000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300.36">
            <text:p>300,36</text:p>
          </table:table-cell>
          <table:table-cell office:value-type="string">
            <text:p>Cluster</text:p>
          </table:table-cell>
          <table:table-cell office:value-type="string">
            <text:p>Xeon E5520 4C 2.27GHz</text:p>
          </table:table-cell>
          <table:table-cell office:value-type="string">
            <text:p>Intel EM64T</text:p>
          </table:table-cell>
          <table:table-cell office:value-type="float" office:value="2267">
            <text:p>2267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/>
          <table:table-cell office:value-type="string">
            <text:p>Atipa Cluster, Xeon X56xx (Westmere-EP) 2.66 GHz, Infiniband QDR</text:p>
          </table:table-cell>
          <table:table-cell office:value-type="string">
            <text:p>DOE/Bettis Atomic Power Laboratory</text:p>
          </table:table-cell>
          <table:table-cell office:value-type="string">
            <text:p>Atipa Technology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6864">
            <text:p>6864</text:p>
          </table:table-cell>
          <table:table-cell office:value-type="float" office:value="0">
            <text:p>0</text:p>
          </table:table-cell>
          <table:table-cell office:value-type="float" office:value="66670">
            <text:p>66670</text:p>
          </table:table-cell>
          <table:table-cell office:value-type="float" office:value="73230">
            <text:p>73230</text:p>
          </table:table-cell>
          <table:table-cell office:value-type="float" office:value="91.04">
            <text:p>91,04</text:p>
          </table:table-cell>
          <table:table-cell office:value-type="float" office:value="1727544">
            <text:p>1727544</text:p>
          </table:table-cell>
          <table:table-cell office:value-type="float" office:value="270000">
            <text:p>27000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office:value-type="string">
            <text:p>SUSE Linux Enterprise Server 11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table:number-columns-repeated="2" office:value-type="string">
            <text:p>Atipa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/>
          <table:table-cell office:value-type="string">
            <text:p>Atipa Cluster, Xeon X56xx (Westmere-EP) 2.66 GHz, Infiniband QDR</text:p>
          </table:table-cell>
          <table:table-cell office:value-type="string">
            <text:p>Knolls Atomic Power Laboratory</text:p>
          </table:table-cell>
          <table:table-cell office:value-type="string">
            <text:p>Atipa Technology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6864">
            <text:p>6864</text:p>
          </table:table-cell>
          <table:table-cell office:value-type="float" office:value="0">
            <text:p>0</text:p>
          </table:table-cell>
          <table:table-cell office:value-type="float" office:value="66670">
            <text:p>66670</text:p>
          </table:table-cell>
          <table:table-cell office:value-type="float" office:value="73230">
            <text:p>73230</text:p>
          </table:table-cell>
          <table:table-cell office:value-type="float" office:value="91.04">
            <text:p>91,04</text:p>
          </table:table-cell>
          <table:table-cell office:value-type="float" office:value="1727544">
            <text:p>1727544</text:p>
          </table:table-cell>
          <table:table-cell office:value-type="float" office:value="270000">
            <text:p>27000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office:value-type="string">
            <text:p>SUSE Linux Enterprise Server 11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table:number-columns-repeated="2" office:value-type="string">
            <text:p>Atipa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Columbia</text:p>
          </table:table-cell>
          <table:table-cell office:value-type="string">
            <text:p>SGI Altix 1.5/1.6/1.66 GHz, Voltaire Infiniband</text:p>
          </table:table-cell>
          <table:table-cell office:value-type="string">
            <text:p>NASA/Ames Research Center/NAS</text:p>
          </table:table-cell>
          <table:table-cell office:value-type="string">
            <text:p>SGI</text:p>
          </table:table-cell>
          <table:table-cell office:value-type="string">
            <text:p>United States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13824">
            <text:p>13824</text:p>
          </table:table-cell>
          <table:table-cell office:value-type="float" office:value="0">
            <text:p>0</text:p>
          </table:table-cell>
          <table:table-cell office:value-type="float" office:value="66567">
            <text:p>66567</text:p>
          </table:table-cell>
          <table:table-cell office:value-type="float" office:value="82944">
            <text:p>82944</text:p>
          </table:table-cell>
          <table:table-cell office:value-type="float" office:value="80.26">
            <text:p>80,26</text:p>
          </table:table-cell>
          <table:table-cell office:value-type="float" office:value="1478736">
            <text:p>1478736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Itanium2 Montecito Dual Core 2C 1.60GHz</text:p>
          </table:table-cell>
          <table:table-cell office:value-type="string">
            <text:p>Intel IA-64</text:p>
          </table:table-cell>
          <table:table-cell office:value-type="float" office:value="1600">
            <text:p>1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Itanium2 Montecito Dual Core</text:p>
          </table:table-cell>
          <table:table-cell office:value-type="string">
            <text:p>SGI Altix 3700</text:p>
          </table:table-cell>
          <table:table-cell office:value-type="string">
            <text:p>SGI Altix</text:p>
          </table:table-cell>
          <table:table-cell office:value-type="string">
            <text:p>Mixed Network</text:p>
          </table:table-cell>
          <table:table-cell office:value-type="string">
            <text:p>Numalink/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0864">
            <text:p>10864</text:p>
          </table:table-cell>
          <table:table-cell office:value-type="float" office:value="0">
            <text:p>0</text:p>
          </table:table-cell>
          <table:table-cell office:value-type="float" office:value="66371.5">
            <text:p>66371,5</text:p>
          </table:table-cell>
          <table:table-cell office:value-type="float" office:value="127326.1">
            <text:p>127326,1</text:p>
          </table:table-cell>
          <table:table-cell office:value-type="float" office:value="52.13">
            <text:p>52,1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string">
            <text:p>BladeCenter HS22 Cluster, Xeon QC E5xx 2.53 GHz, GigEthernet</text:p>
          </table:table-cell>
          <table:table-cell office:value-type="string">
            <text:p>Logistics</text:p>
          </table:table-cell>
          <table:table-cell office:value-type="string">
            <text:p>IBM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728">
            <text:p>11728</text:p>
          </table:table-cell>
          <table:table-cell office:value-type="float" office:value="0">
            <text:p>0</text:p>
          </table:table-cell>
          <table:table-cell office:value-type="float" office:value="66345.23">
            <text:p>66345,23</text:p>
          </table:table-cell>
          <table:table-cell office:value-type="float" office:value="118687.36">
            <text:p>118687,36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70.79">
            <text:p>370,79</text:p>
          </table:table-cell>
          <table:table-cell office:value-type="float" office:value="178.93">
            <text:p>178,9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/>
          <table:table-cell office:value-type="string">
            <text:p>HP DL160 Cluster G6, Xeon E5640 2.53 GHz, GigE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640">
            <text:p>12640</text:p>
          </table:table-cell>
          <table:table-cell office:value-type="float" office:value="0">
            <text:p>0</text:p>
          </table:table-cell>
          <table:table-cell office:value-type="float" office:value="66225.1">
            <text:p>66225,1</text:p>
          </table:table-cell>
          <table:table-cell office:value-type="float" office:value="127916.8">
            <text:p>127916,8</text:p>
          </table:table-cell>
          <table:table-cell office:value-type="float" office:value="51.77">
            <text:p>51,7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/>
          <table:table-cell office:value-type="string">
            <text:p>Cluster Platform 3000 BL460c G7, Xeon X5650 2.66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988">
            <text:p>11988</text:p>
          </table:table-cell>
          <table:table-cell office:value-type="float" office:value="0">
            <text:p>0</text:p>
          </table:table-cell>
          <table:table-cell office:value-type="float" office:value="66202.7">
            <text:p>66202,7</text:p>
          </table:table-cell>
          <table:table-cell office:value-type="float" office:value="127552.3">
            <text:p>127552,3</text:p>
          </table:table-cell>
          <table:table-cell office:value-type="float" office:value="51.9">
            <text:p>5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/>
          <table:table-cell office:value-type="string">
            <text:p>Cluster Platform 3000 BL460c G7, Xeon X5650 6C 2.66 GHz, 10G Ethernet</text:p>
          </table:table-cell>
          <table:table-cell office:value-type="string">
            <text:p>Government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Government</text:p>
          </table:table-cell>
          <table:table-cell office:value-type="float" office:value="8448">
            <text:p>8448</text:p>
          </table:table-cell>
          <table:table-cell office:value-type="float" office:value="0">
            <text:p>0</text:p>
          </table:table-cell>
          <table:table-cell office:value-type="float" office:value="66066.7">
            <text:p>66066,7</text:p>
          </table:table-cell>
          <table:table-cell office:value-type="float" office:value="89887">
            <text:p>89887</text:p>
          </table:table-cell>
          <table:table-cell office:value-type="float" office:value="73.5">
            <text:p>73,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/>
          <table:table-cell office:value-type="string">
            <text:p>BladeCenter HS22 Cluster (WM), Xeon X5650 6C 2.66 GHz, Gigabit Ethernet</text:p>
          </table:table-cell>
          <table:table-cell office:value-type="string">
            <text:p>Netwok Equipment Provider</text:p>
          </table:table-cell>
          <table:table-cell office:value-type="string">
            <text:p>IBM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700">
            <text:p>11700</text:p>
          </table:table-cell>
          <table:table-cell office:value-type="float" office:value="0">
            <text:p>0</text:p>
          </table:table-cell>
          <table:table-cell office:value-type="float" office:value="65930">
            <text:p>65930</text:p>
          </table:table-cell>
          <table:table-cell office:value-type="float" office:value="124488">
            <text:p>124488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312.56">
            <text:p>312,56</text:p>
          </table:table-cell>
          <table:table-cell office:value-type="float" office:value="210.94">
            <text:p>210,94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/>
          <table:table-cell office:value-type="string">
            <text:p>Cluster Platform 4000 BL685c G7, Opteron 12C 2.2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4556">
            <text:p>14556</text:p>
          </table:table-cell>
          <table:table-cell office:value-type="float" office:value="0">
            <text:p>0</text:p>
          </table:table-cell>
          <table:table-cell office:value-type="float" office:value="65825.4">
            <text:p>65825,4</text:p>
          </table:table-cell>
          <table:table-cell office:value-type="float" office:value="128092.8">
            <text:p>128092,8</text:p>
          </table:table-cell>
          <table:table-cell office:value-type="float" office:value="51.39">
            <text:p>51,3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4 12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4000 BL685c G7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/>
          <table:table-cell office:value-type="string">
            <text:p>BladeCenter HS22 Cluster, Xeon QC X55xx 2.26 GHz, Infiniband</text:p>
          </table:table-cell>
          <table:table-cell office:value-type="string">
            <text:p>Classified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Classified</text:p>
          </table:table-cell>
          <table:table-cell office:value-type="float" office:value="8496">
            <text:p>8496</text:p>
          </table:table-cell>
          <table:table-cell office:value-type="float" office:value="0">
            <text:p>0</text:p>
          </table:table-cell>
          <table:table-cell office:value-type="float" office:value="65780">
            <text:p>65780</text:p>
          </table:table-cell>
          <table:table-cell office:value-type="float" office:value="76803.84">
            <text:p>76803,84</text:p>
          </table:table-cell>
          <table:table-cell office:value-type="float" office:value="85.65">
            <text:p>85,65</text:p>
          </table:table-cell>
          <table:table-cell table:number-columns-repeated="2" office:value-type="float" office:value="0">
            <text:p>0</text:p>
          </table:table-cell>
          <table:table-cell office:value-type="float" office:value="184.03">
            <text:p>184,03</text:p>
          </table:table-cell>
          <table:table-cell office:value-type="float" office:value="357.44">
            <text:p>357,44</text:p>
          </table:table-cell>
          <table:table-cell office:value-type="string">
            <text:p>Cluster</text:p>
          </table:table-cell>
          <table:table-cell office:value-type="string">
            <text:p>Xeon L5520 4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L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/>
          <table:table-cell office:value-type="string">
            <text:p>Cluster Platform 4000 BL465c G7, Opteron O6174 12C 2.20 GHz, Gigabit Ethernet</text:p>
          </table:table-cell>
          <table:table-cell office:value-type="string">
            <text:p>Carrillo Business Technologies, Inc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4544">
            <text:p>14544</text:p>
          </table:table-cell>
          <table:table-cell office:value-type="float" office:value="0">
            <text:p>0</text:p>
          </table:table-cell>
          <table:table-cell office:value-type="float" office:value="65774">
            <text:p>65774</text:p>
          </table:table-cell>
          <table:table-cell office:value-type="float" office:value="127987.2">
            <text:p>127987,2</text:p>
          </table:table-cell>
          <table:table-cell office:value-type="float" office:value="51.39">
            <text:p>51,3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4 12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4000 BL465c G7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/>
          <table:table-cell office:value-type="string">
            <text:p>xSeries x3650M3, Xeon X56xx 2.66 GHz, GigE</text:p>
          </table:table-cell>
          <table:table-cell office:value-type="string">
            <text:p>Financial Institution</text:p>
          </table:table-cell>
          <table:table-cell office:value-type="string">
            <text:p>IBM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640">
            <text:p>11640</text:p>
          </table:table-cell>
          <table:table-cell office:value-type="float" office:value="0">
            <text:p>0</text:p>
          </table:table-cell>
          <table:table-cell office:value-type="float" office:value="65591.71">
            <text:p>65591,71</text:p>
          </table:table-cell>
          <table:table-cell office:value-type="float" office:value="123849.6">
            <text:p>123849,6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360.84">
            <text:p>360,84</text:p>
          </table:table-cell>
          <table:table-cell office:value-type="float" office:value="181.78">
            <text:p>181,7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Galera Plus</text:p>
          </table:table-cell>
          <table:table-cell office:value-type="string">
            <text:p>ACTION Xeon HP BL2x220/BL490 E5345/L5640 Infiniband</text:p>
          </table:table-cell>
          <table:table-cell office:value-type="string">
            <text:p>Gdansk University of Technology, CI Task</text:p>
          </table:table-cell>
          <table:table-cell office:value-type="string">
            <text:p>ACTION</text:p>
          </table:table-cell>
          <table:table-cell office:value-type="string">
            <text:p>Poland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10384">
            <text:p>10384</text:p>
          </table:table-cell>
          <table:table-cell office:value-type="float" office:value="0">
            <text:p>0</text:p>
          </table:table-cell>
          <table:table-cell office:value-type="float" office:value="65588">
            <text:p>65588</text:p>
          </table:table-cell>
          <table:table-cell office:value-type="float" office:value="97758">
            <text:p>97758</text:p>
          </table:table-cell>
          <table:table-cell office:value-type="float" office:value="67.09">
            <text:p>67,09</text:p>
          </table:table-cell>
          <table:table-cell office:value-type="float" office:value="998000">
            <text:p>998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640 6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L56xx (Westmere-EP)</text:p>
          </table:table-cell>
          <table:table-cell table:number-columns-repeated="2" office:value-type="string">
            <text:p>ACTION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628">
            <text:p>11628</text:p>
          </table:table-cell>
          <table:table-cell office:value-type="float" office:value="0">
            <text:p>0</text:p>
          </table:table-cell>
          <table:table-cell office:value-type="float" office:value="65524">
            <text:p>65524</text:p>
          </table:table-cell>
          <table:table-cell office:value-type="float" office:value="123722">
            <text:p>123722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360.47">
            <text:p>360,47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628">
            <text:p>11628</text:p>
          </table:table-cell>
          <table:table-cell office:value-type="float" office:value="0">
            <text:p>0</text:p>
          </table:table-cell>
          <table:table-cell office:value-type="float" office:value="65524">
            <text:p>65524</text:p>
          </table:table-cell>
          <table:table-cell office:value-type="float" office:value="123722">
            <text:p>123722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360.47">
            <text:p>360,47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628">
            <text:p>11628</text:p>
          </table:table-cell>
          <table:table-cell office:value-type="float" office:value="0">
            <text:p>0</text:p>
          </table:table-cell>
          <table:table-cell office:value-type="float" office:value="65524">
            <text:p>65524</text:p>
          </table:table-cell>
          <table:table-cell office:value-type="float" office:value="123722">
            <text:p>123722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360.47">
            <text:p>360,47</text:p>
          </table:table-cell>
          <table:table-cell office:value-type="float" office:value="181.77">
            <text:p>181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604">
            <text:p>11604</text:p>
          </table:table-cell>
          <table:table-cell office:value-type="float" office:value="0">
            <text:p>0</text:p>
          </table:table-cell>
          <table:table-cell office:value-type="float" office:value="65389">
            <text:p>65389</text:p>
          </table:table-cell>
          <table:table-cell office:value-type="float" office:value="117432">
            <text:p>117432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351.99">
            <text:p>351,99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/>
          <table:table-cell office:value-type="string">
            <text:p>NNSA/SC Blue Gene/Q Prototype 1</text:p>
          </table:table-cell>
          <table:table-cell office:value-type="string">
            <text:p>IBM Thomas J. Watson Research Cen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8192">
            <text:p>8192</text:p>
          </table:table-cell>
          <table:table-cell office:value-type="float" office:value="0">
            <text:p>0</text:p>
          </table:table-cell>
          <table:table-cell office:value-type="float" office:value="65347">
            <text:p>65347</text:p>
          </table:table-cell>
          <table:table-cell office:value-type="float" office:value="104857.6">
            <text:p>104857,6</text:p>
          </table:table-cell>
          <table:table-cell office:value-type="float" office:value="62.32">
            <text:p>62,32</text:p>
          </table:table-cell>
          <table:table-cell office:value-type="float" office:value="434175">
            <text:p>434175</text:p>
          </table:table-cell>
          <table:table-cell office:value-type="float" office:value="0">
            <text:p>0</text:p>
          </table:table-cell>
          <table:table-cell office:value-type="float" office:value="38.67">
            <text:p>38,67</text:p>
          </table:table-cell>
          <table:table-cell office:value-type="float" office:value="1689.86">
            <text:p>1689,86</text:p>
          </table:table-cell>
          <table:table-cell office:value-type="string">
            <text:p>MPP</text:p>
          </table:table-cell>
          <table:table-cell office:value-type="string">
            <text:p>BQC 16C 1.60GHz</text:p>
          </table:table-cell>
          <table:table-cell office:value-type="string">
            <text:p>PowerPC</text:p>
          </table:table-cell>
          <table:table-cell office:value-type="float" office:value="1600">
            <text:p>1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6">
            <text:p>16</text:p>
          </table:table-cell>
          <table:table-cell office:value-type="string">
            <text:p>Power BQC</text:p>
          </table:table-cell>
          <table:table-cell office:value-type="string">
            <text:p>BlueGene/Q</text:p>
          </table:table-cell>
          <table:table-cell office:value-type="string">
            <text:p>IBM BlueGene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/>
          <table:table-cell office:value-type="string">
            <text:p>Cluster Platform 3000 BL460c G7, Xeon X5660 6C 2.80 GHz, 10G Ethernet</text:p>
          </table:table-cell>
          <table:table-cell office:value-type="string">
            <text:p>Gaming Company</text:p>
          </table:table-cell>
          <table:table-cell office:value-type="string">
            <text:p>Hewlett-Packard</text:p>
          </table:table-cell>
          <table:table-cell office:value-type="string">
            <text:p>Ireland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064">
            <text:p>8064</text:p>
          </table:table-cell>
          <table:table-cell office:value-type="float" office:value="0">
            <text:p>0</text:p>
          </table:table-cell>
          <table:table-cell office:value-type="float" office:value="64938">
            <text:p>64938</text:p>
          </table:table-cell>
          <table:table-cell office:value-type="float" office:value="90316.8">
            <text:p>90316,8</text:p>
          </table:table-cell>
          <table:table-cell office:value-type="float" office:value="71.9">
            <text:p>7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/>
          <table:table-cell office:value-type="string">
            <text:p>Cluster Platform 3000 BL460c G7, Xeon X5660 6C 2.80 GHz, 10G Ethernet</text:p>
          </table:table-cell>
          <table:table-cell office:value-type="string">
            <text:p>Gaming Company</text:p>
          </table:table-cell>
          <table:table-cell office:value-type="string">
            <text:p>Hewlett-Packard</text:p>
          </table:table-cell>
          <table:table-cell office:value-type="string">
            <text:p>Ireland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064">
            <text:p>8064</text:p>
          </table:table-cell>
          <table:table-cell office:value-type="float" office:value="0">
            <text:p>0</text:p>
          </table:table-cell>
          <table:table-cell office:value-type="float" office:value="64938">
            <text:p>64938</text:p>
          </table:table-cell>
          <table:table-cell office:value-type="float" office:value="90316.8">
            <text:p>90316,8</text:p>
          </table:table-cell>
          <table:table-cell office:value-type="float" office:value="71.9">
            <text:p>7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/>
          <table:table-cell office:value-type="string">
            <text:p>Cluster Platform 3000 BL460c G7, Xeon X5660 6C 2.80 GHz, 10G Ethernet</text:p>
          </table:table-cell>
          <table:table-cell office:value-type="string">
            <text:p>Gaming Company</text:p>
          </table:table-cell>
          <table:table-cell office:value-type="string">
            <text:p>Hewlett-Packard</text:p>
          </table:table-cell>
          <table:table-cell office:value-type="string">
            <text:p>Ireland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064">
            <text:p>8064</text:p>
          </table:table-cell>
          <table:table-cell office:value-type="float" office:value="0">
            <text:p>0</text:p>
          </table:table-cell>
          <table:table-cell office:value-type="float" office:value="64938">
            <text:p>64938</text:p>
          </table:table-cell>
          <table:table-cell office:value-type="float" office:value="90316.8">
            <text:p>90316,8</text:p>
          </table:table-cell>
          <table:table-cell office:value-type="float" office:value="71.9">
            <text:p>7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/>
          <table:table-cell office:value-type="string">
            <text:p>BladeCenter HX5, Xeon E7-4870 10C 2.40 GHz, Infiniband QDR</text:p>
          </table:table-cell>
          <table:table-cell office:value-type="string">
            <text:p>Defence</text:p>
          </table:table-cell>
          <table:table-cell office:value-type="string">
            <text:p>IBM</text:p>
          </table:table-cell>
          <table:table-cell office:value-type="string">
            <text:p>Australia</text:p>
          </table:table-cell>
          <table:table-cell office:value-type="float" office:value="2011">
            <text:p>2011</text:p>
          </table:table-cell>
          <table:table-cell office:value-type="string">
            <text:p>Government</text:p>
          </table:table-cell>
          <table:table-cell office:value-type="float" office:value="9280">
            <text:p>9280</text:p>
          </table:table-cell>
          <table:table-cell office:value-type="float" office:value="0">
            <text:p>0</text:p>
          </table:table-cell>
          <table:table-cell office:value-type="float" office:value="64860">
            <text:p>64860</text:p>
          </table:table-cell>
          <table:table-cell office:value-type="float" office:value="89088">
            <text:p>89088</text:p>
          </table:table-cell>
          <table:table-cell office:value-type="float" office:value="72.8">
            <text:p>72,8</text:p>
          </table:table-cell>
          <table:table-cell table:number-columns-repeated="2" office:value-type="float" office:value="0">
            <text:p>0</text:p>
          </table:table-cell>
          <table:table-cell office:value-type="float" office:value="226.2">
            <text:p>226,2</text:p>
          </table:table-cell>
          <table:table-cell office:value-type="float" office:value="286.74">
            <text:p>286,74</text:p>
          </table:table-cell>
          <table:table-cell office:value-type="string">
            <text:p>Cluster</text:p>
          </table:table-cell>
          <table:table-cell office:value-type="string">
            <text:p>Xeon E7-4870 10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0">
            <text:p>10</text:p>
          </table:table-cell>
          <table:table-cell office:value-type="string">
            <text:p>Xeon E7-48xx (Westmere-EX)</text:p>
          </table:table-cell>
          <table:table-cell office:value-type="string">
            <text:p>BladeCenter HX5</text:p>
          </table:table-cell>
          <table:table-cell office:value-type="string">
            <text:p>IBM BladeCen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Australia and New Zealand</text:p>
          </table:table-cell>
          <table:table-cell office:value-type="string">
            <text:p>Oceania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SuperMIG</text:p>
          </table:table-cell>
          <table:table-cell office:value-type="string">
            <text:p>BladeCenter HX5, Xeon E7-4870 10C 2.40 GHz, Infiniband QDR</text:p>
          </table:table-cell>
          <table:table-cell office:value-type="string">
            <text:p>Leibniz Rechenzentrum</text:p>
          </table:table-cell>
          <table:table-cell office:value-type="string">
            <text:p>IBM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64860">
            <text:p>64860</text:p>
          </table:table-cell>
          <table:table-cell office:value-type="float" office:value="76800">
            <text:p>76800</text:p>
          </table:table-cell>
          <table:table-cell office:value-type="float" office:value="84.45">
            <text:p>84,45</text:p>
          </table:table-cell>
          <table:table-cell office:value-type="float" office:value="1099224">
            <text:p>1099224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332.62">
            <text:p>332,62</text:p>
          </table:table-cell>
          <table:table-cell office:value-type="string">
            <text:p>Cluster</text:p>
          </table:table-cell>
          <table:table-cell office:value-type="string">
            <text:p>Xeon E7-4870 10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0">
            <text:p>10</text:p>
          </table:table-cell>
          <table:table-cell office:value-type="string">
            <text:p>Xeon E7-48xx (Westmere-EX)</text:p>
          </table:table-cell>
          <table:table-cell office:value-type="string">
            <text:p>BladeCenter HX5</text:p>
          </table:table-cell>
          <table:table-cell office:value-type="string">
            <text:p>IBM BladeCen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Galileu</text:p>
          </table:table-cell>
          <table:table-cell office:value-type="string">
            <text:p>Sun Blade x6048, Xeon X5560 2.8 Ghz, Infiniband QDR</text:p>
          </table:table-cell>
          <table:table-cell office:value-type="string">
            <text:p>NACAD/COPPE/UFRJ</text:p>
          </table:table-cell>
          <table:table-cell office:value-type="string">
            <text:p>Sun Microsystems</text:p>
          </table:table-cell>
          <table:table-cell office:value-type="string">
            <text:p>Brazil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6464">
            <text:p>6464</text:p>
          </table:table-cell>
          <table:table-cell office:value-type="float" office:value="0">
            <text:p>0</text:p>
          </table:table-cell>
          <table:table-cell office:value-type="float" office:value="64630">
            <text:p>64630</text:p>
          </table:table-cell>
          <table:table-cell office:value-type="float" office:value="72396.8">
            <text:p>72396,8</text:p>
          </table:table-cell>
          <table:table-cell office:value-type="float" office:value="89.27">
            <text:p>89,27</text:p>
          </table:table-cell>
          <table:table-cell office:value-type="float" office:value="1405152">
            <text:p>1405152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150.3">
            <text:p>150,3</text:p>
          </table:table-cell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un Blade 6048</text:p>
          </table:table-cell>
          <table:table-cell office:value-type="string">
            <text:p>Sun Blade System</text:p>
          </table:table-cell>
          <table:table-cell table:number-columns-repeated="2" office:value-type="string">
            <text:p>Infiniband</text:p>
          </table:table-cell>
          <table:table-cell office:value-type="string">
            <text:p>Sou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/>
          <table:table-cell office:value-type="string">
            <text:p>iDataPlex, Xeon E55xx QC 2.26 GHz, GigEthernet</text:p>
          </table:table-cell>
          <table:table-cell office:value-type="string">
            <text:p>Financial Institution ()</text:p>
          </table:table-cell>
          <table:table-cell office:value-type="string">
            <text:p>IBM</text:p>
          </table:table-cell>
          <table:table-cell office:value-type="string">
            <text:p>Belgium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6704">
            <text:p>16704</text:p>
          </table:table-cell>
          <table:table-cell office:value-type="float" office:value="0">
            <text:p>0</text:p>
          </table:table-cell>
          <table:table-cell office:value-type="float" office:value="64597">
            <text:p>64597</text:p>
          </table:table-cell>
          <table:table-cell office:value-type="float" office:value="151471.87">
            <text:p>151471,87</text:p>
          </table:table-cell>
          <table:table-cell office:value-type="float" office:value="42.65">
            <text:p>42,65</text:p>
          </table:table-cell>
          <table:table-cell table:number-columns-repeated="2" office:value-type="float" office:value="0">
            <text:p>0</text:p>
          </table:table-cell>
          <table:table-cell office:value-type="float" office:value="480.24">
            <text:p>480,24</text:p>
          </table:table-cell>
          <table:table-cell office:value-type="float" office:value="134.51">
            <text:p>134,51</text:p>
          </table:table-cell>
          <table:table-cell office:value-type="string">
            <text:p>Cluster</text:p>
          </table:table-cell>
          <table:table-cell office:value-type="string">
            <text:p>Xeon E5520 4C 2.27GHz</text:p>
          </table:table-cell>
          <table:table-cell office:value-type="string">
            <text:p>Intel EM64T</text:p>
          </table:table-cell>
          <table:table-cell office:value-type="float" office:value="2267">
            <text:p>2267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/>
          <table:table-cell office:value-type="string">
            <text:p>xSeries x3650M2 Cluster, Xeon QC E55xx 2.26 Ghz, GigE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4432">
            <text:p>14432</text:p>
          </table:table-cell>
          <table:table-cell office:value-type="float" office:value="0">
            <text:p>0</text:p>
          </table:table-cell>
          <table:table-cell office:value-type="float" office:value="64596">
            <text:p>64596</text:p>
          </table:table-cell>
          <table:table-cell office:value-type="float" office:value="130869.38">
            <text:p>130869,38</text:p>
          </table:table-cell>
          <table:table-cell office:value-type="float" office:value="49.36">
            <text:p>49,36</text:p>
          </table:table-cell>
          <table:table-cell table:number-columns-repeated="2" office:value-type="float" office:value="0">
            <text:p>0</text:p>
          </table:table-cell>
          <table:table-cell office:value-type="float" office:value="633.2">
            <text:p>633,2</text:p>
          </table:table-cell>
          <table:table-cell office:value-type="float" office:value="102.02">
            <text:p>102,02</text:p>
          </table:table-cell>
          <table:table-cell office:value-type="string">
            <text:p>Cluster</text:p>
          </table:table-cell>
          <table:table-cell office:value-type="string">
            <text:p>Xeon E5520 4C 2.27GHz</text:p>
          </table:table-cell>
          <table:table-cell office:value-type="string">
            <text:p>Intel EM64T</text:p>
          </table:table-cell>
          <table:table-cell office:value-type="float" office:value="2267">
            <text:p>2267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650M2 Cluster Xeon QC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/>
          <table:table-cell office:value-type="string">
            <text:p>BladeCenter HS22 Cluster, Xeon E5540 4C 2.53 GHz, Gigabit Ethernet</text:p>
          </table:table-cell>
          <table:table-cell office:value-type="string">
            <text:p>IT Service Provider (B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64490">
            <text:p>64490</text:p>
          </table:table-cell>
          <table:table-cell office:value-type="float" office:value="115368">
            <text:p>115368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60.42">
            <text:p>360,42</text:p>
          </table:table-cell>
          <table:table-cell office:value-type="float" office:value="178.93">
            <text:p>178,9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/>
          <table:table-cell office:value-type="string">
            <text:p>BladeCenter HS22 Cluster, Xeon QC X55xx 2.53 GHz, GigEthernet</text:p>
          </table:table-cell>
          <table:table-cell office:value-type="string">
            <text:p>IT Service Provider (B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400">
            <text:p>11400</text:p>
          </table:table-cell>
          <table:table-cell office:value-type="float" office:value="0">
            <text:p>0</text:p>
          </table:table-cell>
          <table:table-cell office:value-type="float" office:value="64490">
            <text:p>64490</text:p>
          </table:table-cell>
          <table:table-cell office:value-type="float" office:value="115368">
            <text:p>115368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60.42">
            <text:p>360,42</text:p>
          </table:table-cell>
          <table:table-cell office:value-type="float" office:value="178.93">
            <text:p>178,9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/>
          <table:table-cell office:value-type="string">
            <text:p>BladeCenter HS22 Cluster (WM), Xeon E5649 6C 2.53 GHz, Gigabit Ethernet</text:p>
          </table:table-cell>
          <table:table-cell office:value-type="string">
            <text:p>Network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424">
            <text:p>11424</text:p>
          </table:table-cell>
          <table:table-cell office:value-type="float" office:value="0">
            <text:p>0</text:p>
          </table:table-cell>
          <table:table-cell office:value-type="float" office:value="64375">
            <text:p>64375</text:p>
          </table:table-cell>
          <table:table-cell office:value-type="float" office:value="115611">
            <text:p>115611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91.38">
            <text:p>291,38</text:p>
          </table:table-cell>
          <table:table-cell office:value-type="float" office:value="220.93">
            <text:p>220,93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Boreas</text:p>
          </table:table-cell>
          <table:table-cell office:value-type="string">
            <text:p>Power 775, POWER7 8C 3.84 GHz, Custom</text:p>
          </table:table-cell>
          <table:table-cell office:value-type="string">
            <text:p>Interdisciplinary Centre for Mathematical and Computational Modelling, University of Warsaw</text:p>
          </table:table-cell>
          <table:table-cell office:value-type="string">
            <text:p>IBM</text:p>
          </table:table-cell>
          <table:table-cell office:value-type="string">
            <text:p>Poland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2560">
            <text:p>2560</text:p>
          </table:table-cell>
          <table:table-cell office:value-type="float" office:value="0">
            <text:p>0</text:p>
          </table:table-cell>
          <table:table-cell office:value-type="float" office:value="64327">
            <text:p>64327</text:p>
          </table:table-cell>
          <table:table-cell office:value-type="float" office:value="78561">
            <text:p>78561</text:p>
          </table:table-cell>
          <table:table-cell office:value-type="float" office:value="81.88">
            <text:p>81,88</text:p>
          </table:table-cell>
          <table:table-cell table:number-columns-repeated="2" office:value-type="float" office:value="0">
            <text:p>0</text:p>
          </table:table-cell>
          <table:table-cell office:value-type="float" office:value="156.71">
            <text:p>156,71</text:p>
          </table:table-cell>
          <table:table-cell office:value-type="float" office:value="410.48">
            <text:p>410,48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/>
          <table:table-cell office:value-type="string">
            <text:p>BladeCenter HS22 Cluster (WM), Xeon X5670 6C 2.93 GHz, Gigabit Ethernet</text:p>
          </table:table-cell>
          <table:table-cell office:value-type="string">
            <text:p>Government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Government</text:p>
          </table:table-cell>
          <table:table-cell office:value-type="float" office:value="11340">
            <text:p>11340</text:p>
          </table:table-cell>
          <table:table-cell office:value-type="float" office:value="0">
            <text:p>0</text:p>
          </table:table-cell>
          <table:table-cell office:value-type="float" office:value="64150">
            <text:p>64150</text:p>
          </table:table-cell>
          <table:table-cell office:value-type="float" office:value="132904.8">
            <text:p>132904,8</text:p>
          </table:table-cell>
          <table:table-cell office:value-type="float" office:value="48.27">
            <text:p>48,27</text:p>
          </table:table-cell>
          <table:table-cell table:number-columns-repeated="2" office:value-type="float" office:value="0">
            <text:p>0</text:p>
          </table:table-cell>
          <table:table-cell office:value-type="float" office:value="318.2">
            <text:p>318,2</text:p>
          </table:table-cell>
          <table:table-cell office:value-type="float" office:value="201.6">
            <text:p>201,6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/>
          <table:table-cell office:value-type="string">
            <text:p>Rackable C1103-G15, Opteron 6234 12C 2.40 GHz, Infiniband QDR</text:p>
          </table:table-cell>
          <table:table-cell office:value-type="string">
            <text:p>Poznan Supercomputing and Networking Center, Institute of Bioorganic Chemistry</text:p>
          </table:table-cell>
          <table:table-cell office:value-type="string">
            <text:p>SGI</text:p>
          </table:table-cell>
          <table:table-cell office:value-type="string">
            <text:p>Poland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5640">
            <text:p>5640</text:p>
          </table:table-cell>
          <table:table-cell office:value-type="float" office:value="3024">
            <text:p>3024</text:p>
          </table:table-cell>
          <table:table-cell office:value-type="float" office:value="63890">
            <text:p>63890</text:p>
          </table:table-cell>
          <table:table-cell office:value-type="float" office:value="136353.6">
            <text:p>136353,6</text:p>
          </table:table-cell>
          <table:table-cell office:value-type="float" office:value="46.86">
            <text:p>46,86</text:p>
          </table:table-cell>
          <table:table-cell office:value-type="float" office:value="589824">
            <text:p>589824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234 12C 12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VIDIA 2050</text:p>
          </table:table-cell>
          <table:table-cell office:value-type="float" office:value="12">
            <text:p>12</text:p>
          </table:table-cell>
          <table:table-cell office:value-type="string">
            <text:p>Opteron 6200 Series</text:p>
          </table:table-cell>
          <table:table-cell office:value-type="string">
            <text:p>Rackable C1103-G15</text:p>
          </table:table-cell>
          <table:table-cell office:value-type="string">
            <text:p>Rackable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areNostrum</text:p>
          </table:table-cell>
          <table:table-cell office:value-type="string">
            <text:p>BladeCenter JS21 Cluster, PPC 970, 2.3 GHz, Myrinet</text:p>
          </table:table-cell>
          <table:table-cell office:value-type="string">
            <text:p>Barcelona Supercomputing Center</text:p>
          </table:table-cell>
          <table:table-cell office:value-type="string">
            <text:p>IBM</text:p>
          </table:table-cell>
          <table:table-cell office:value-type="string">
            <text:p>Spain</text:p>
          </table:table-cell>
          <table:table-cell office:value-type="float" office:value="2006">
            <text:p>2006</text:p>
          </table:table-cell>
          <table:table-cell office:value-type="string">
            <text:p>Academic</text:p>
          </table:table-cell>
          <table:table-cell office:value-type="float" office:value="10240">
            <text:p>10240</text:p>
          </table:table-cell>
          <table:table-cell office:value-type="float" office:value="0">
            <text:p>0</text:p>
          </table:table-cell>
          <table:table-cell office:value-type="float" office:value="63830">
            <text:p>63830</text:p>
          </table:table-cell>
          <table:table-cell office:value-type="float" office:value="94208">
            <text:p>94208</text:p>
          </table:table-cell>
          <table:table-cell office:value-type="float" office:value="67.75">
            <text:p>67,7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PowerPC 970 2C 2.30GHz</text:p>
          </table:table-cell>
          <table:table-cell office:value-type="string">
            <text:p>Power</text:p>
          </table:table-cell>
          <table:table-cell office:value-type="float" office:value="2300">
            <text:p>23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PC 970</text:p>
          </table:table-cell>
          <table:table-cell office:value-type="string">
            <text:p>BladeCenter JS21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Myrinet</text:p>
          </table:table-cell>
          <table:table-cell office:value-type="string">
            <text:p>Sou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BladeCenter HS22 Cluster, Xeon QC X55xx 2.26 GHz, GigE</text:p>
          </table:table-cell>
          <table:table-cell office:value-type="string">
            <text:p>Financial Services (H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280">
            <text:p>13280</text:p>
          </table:table-cell>
          <table:table-cell office:value-type="float" office:value="0">
            <text:p>0</text:p>
          </table:table-cell>
          <table:table-cell office:value-type="float" office:value="63828">
            <text:p>63828</text:p>
          </table:table-cell>
          <table:table-cell office:value-type="float" office:value="120051.2">
            <text:p>120051,2</text:p>
          </table:table-cell>
          <table:table-cell office:value-type="float" office:value="53.17">
            <text:p>53,17</text:p>
          </table:table-cell>
          <table:table-cell table:number-columns-repeated="2" office:value-type="float" office:value="0">
            <text:p>0</text:p>
          </table:table-cell>
          <table:table-cell office:value-type="float" office:value="435.75">
            <text:p>435,75</text:p>
          </table:table-cell>
          <table:table-cell office:value-type="float" office:value="146.48">
            <text:p>146,48</text:p>
          </table:table-cell>
          <table:table-cell office:value-type="string">
            <text:p>Cluster</text:p>
          </table:table-cell>
          <table:table-cell office:value-type="string">
            <text:p>Xeon L5520 4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L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/>
          <table:table-cell office:value-type="string">
            <text:p>BladeCenter HS22 Cluster, Xeon QC X55xx 2.26 GHz, GigE</text:p>
          </table:table-cell>
          <table:table-cell office:value-type="string">
            <text:p>Financial Services (H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280">
            <text:p>13280</text:p>
          </table:table-cell>
          <table:table-cell office:value-type="float" office:value="0">
            <text:p>0</text:p>
          </table:table-cell>
          <table:table-cell office:value-type="float" office:value="63828">
            <text:p>63828</text:p>
          </table:table-cell>
          <table:table-cell office:value-type="float" office:value="120051.2">
            <text:p>120051,2</text:p>
          </table:table-cell>
          <table:table-cell office:value-type="float" office:value="53.17">
            <text:p>53,17</text:p>
          </table:table-cell>
          <table:table-cell table:number-columns-repeated="2" office:value-type="float" office:value="0">
            <text:p>0</text:p>
          </table:table-cell>
          <table:table-cell office:value-type="float" office:value="435.75">
            <text:p>435,75</text:p>
          </table:table-cell>
          <table:table-cell office:value-type="float" office:value="146.48">
            <text:p>146,48</text:p>
          </table:table-cell>
          <table:table-cell office:value-type="string">
            <text:p>Cluster</text:p>
          </table:table-cell>
          <table:table-cell office:value-type="string">
            <text:p>Xeon L5520 4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L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/>
          <table:table-cell office:value-type="string">
            <text:p>xSeries x3850M2 Cluster Xeon QC GT 2.53 GHz, GigEthernet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264">
            <text:p>11264</text:p>
          </table:table-cell>
          <table:table-cell office:value-type="float" office:value="0">
            <text:p>0</text:p>
          </table:table-cell>
          <table:table-cell office:value-type="float" office:value="63720">
            <text:p>63720</text:p>
          </table:table-cell>
          <table:table-cell office:value-type="float" office:value="113992">
            <text:p>113992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23.84">
            <text:p>323,84</text:p>
          </table:table-cell>
          <table:table-cell office:value-type="float" office:value="196.76">
            <text:p>196,76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850 Cluster Xeon quad core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/>
          <table:table-cell office:value-type="string">
            <text:p>xSeries x3650M3 Cluster, Xeon X5650 6C 2.66 GHz, Gigabit Ethernet</text:p>
          </table:table-cell>
          <table:table-cell office:value-type="string">
            <text:p>Network Company (B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304">
            <text:p>11304</text:p>
          </table:table-cell>
          <table:table-cell office:value-type="float" office:value="0">
            <text:p>0</text:p>
          </table:table-cell>
          <table:table-cell office:value-type="float" office:value="63698">
            <text:p>63698</text:p>
          </table:table-cell>
          <table:table-cell office:value-type="float" office:value="120275">
            <text:p>120275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350.42">
            <text:p>350,42</text:p>
          </table:table-cell>
          <table:table-cell office:value-type="float" office:value="181.78">
            <text:p>181,7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/>
          <table:table-cell office:value-type="string">
            <text:p>Cluster Platform 3000 BL280c G6, Xeon X5670 2.93Ghz, Infiniband QDR</text:p>
          </table:table-cell>
          <table:table-cell office:value-type="string">
            <text:p>Saudi Aramco</text:p>
          </table:table-cell>
          <table:table-cell office:value-type="string">
            <text:p>Hewlett-Packard</text:p>
          </table:table-cell>
          <table:table-cell office:value-type="string">
            <text:p>Saudi Arabia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6144">
            <text:p>6144</text:p>
          </table:table-cell>
          <table:table-cell office:value-type="float" office:value="0">
            <text:p>0</text:p>
          </table:table-cell>
          <table:table-cell office:value-type="float" office:value="63420">
            <text:p>63420</text:p>
          </table:table-cell>
          <table:table-cell office:value-type="float" office:value="72007">
            <text:p>72007</text:p>
          </table:table-cell>
          <table:table-cell office:value-type="float" office:value="88.07">
            <text:p>88,07</text:p>
          </table:table-cell>
          <table:table-cell office:value-type="float" office:value="1130112">
            <text:p>1130112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280c G6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LCI</text:p>
          </table:table-cell>
          <table:table-cell office:value-type="string">
            <text:p>Dell PowerEdge M610 Cluster, Xeon X5670 2.93Ghz, Infiniband QDR</text:p>
          </table:table-cell>
          <table:table-cell office:value-type="string">
            <text:p>Saudi Aramco</text:p>
          </table:table-cell>
          <table:table-cell office:value-type="string">
            <text:p>ClusterVision/Dell</text:p>
          </table:table-cell>
          <table:table-cell office:value-type="string">
            <text:p>Saudi Arabia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6144">
            <text:p>6144</text:p>
          </table:table-cell>
          <table:table-cell office:value-type="float" office:value="0">
            <text:p>0</text:p>
          </table:table-cell>
          <table:table-cell office:value-type="float" office:value="63150">
            <text:p>63150</text:p>
          </table:table-cell>
          <table:table-cell office:value-type="float" office:value="72007">
            <text:p>72007</text:p>
          </table:table-cell>
          <table:table-cell office:value-type="float" office:value="87.7">
            <text:p>87,7</text:p>
          </table:table-cell>
          <table:table-cell office:value-type="float" office:value="1048704">
            <text:p>1048704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PowerEdge M610 Cluster</text:p>
          </table:table-cell>
          <table:table-cell office:value-type="string">
            <text:p>Dell PowerEdge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/>
          <table:table-cell office:value-type="string">
            <text:p>Cluster Platform 3000 BL460c G7, Xeon X5670 2.93 Ghz, GigE</text:p>
          </table:table-cell>
          <table:table-cell office:value-type="string">
            <text:p>Arrow Enterprise Computing Solutions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314">
            <text:p>10314</text:p>
          </table:table-cell>
          <table:table-cell office:value-type="float" office:value="0">
            <text:p>0</text:p>
          </table:table-cell>
          <table:table-cell office:value-type="float" office:value="63144.4">
            <text:p>63144,4</text:p>
          </table:table-cell>
          <table:table-cell office:value-type="float" office:value="120880.1">
            <text:p>120880,1</text:p>
          </table:table-cell>
          <table:table-cell office:value-type="float" office:value="52.24">
            <text:p>52,2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/>
          <table:table-cell office:value-type="string">
            <text:p>BladeCenter HS22 Cluster, Xeon QC GT 2.66 GHz, GigEthernet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144">
            <text:p>11144</text:p>
          </table:table-cell>
          <table:table-cell office:value-type="float" office:value="0">
            <text:p>0</text:p>
          </table:table-cell>
          <table:table-cell office:value-type="float" office:value="63042">
            <text:p>63042</text:p>
          </table:table-cell>
          <table:table-cell office:value-type="float" office:value="118572.16">
            <text:p>118572,16</text:p>
          </table:table-cell>
          <table:table-cell office:value-type="float" office:value="53.17">
            <text:p>53,17</text:p>
          </table:table-cell>
          <table:table-cell table:number-columns-repeated="2" office:value-type="float" office:value="0">
            <text:p>0</text:p>
          </table:table-cell>
          <table:table-cell office:value-type="float" office:value="365.66">
            <text:p>365,66</text:p>
          </table:table-cell>
          <table:table-cell office:value-type="float" office:value="172.41">
            <text:p>172,41</text:p>
          </table:table-cell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/>
          <table:table-cell office:value-type="string">
            <text:p>BladeCenter HS22 Cluster, Xeon QC GT 2.66 GHz, GigEthernet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1144">
            <text:p>11144</text:p>
          </table:table-cell>
          <table:table-cell office:value-type="float" office:value="0">
            <text:p>0</text:p>
          </table:table-cell>
          <table:table-cell office:value-type="float" office:value="63042">
            <text:p>63042</text:p>
          </table:table-cell>
          <table:table-cell office:value-type="float" office:value="118572.16">
            <text:p>118572,16</text:p>
          </table:table-cell>
          <table:table-cell office:value-type="float" office:value="53.17">
            <text:p>53,17</text:p>
          </table:table-cell>
          <table:table-cell table:number-columns-repeated="2" office:value-type="float" office:value="0">
            <text:p>0</text:p>
          </table:table-cell>
          <table:table-cell office:value-type="float" office:value="365.66">
            <text:p>365,66</text:p>
          </table:table-cell>
          <table:table-cell office:value-type="float" office:value="172.41">
            <text:p>172,41</text:p>
          </table:table-cell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/>
          <table:table-cell office:value-type="string">
            <text:p>BladeCenter HS22 Cluster, Xeon QC GT 2.66 GHz, GigEthernet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144">
            <text:p>11144</text:p>
          </table:table-cell>
          <table:table-cell office:value-type="float" office:value="0">
            <text:p>0</text:p>
          </table:table-cell>
          <table:table-cell office:value-type="float" office:value="63042">
            <text:p>63042</text:p>
          </table:table-cell>
          <table:table-cell office:value-type="float" office:value="118572.16">
            <text:p>118572,16</text:p>
          </table:table-cell>
          <table:table-cell office:value-type="float" office:value="53.17">
            <text:p>53,17</text:p>
          </table:table-cell>
          <table:table-cell table:number-columns-repeated="2" office:value-type="float" office:value="0">
            <text:p>0</text:p>
          </table:table-cell>
          <table:table-cell office:value-type="float" office:value="365.66">
            <text:p>365,66</text:p>
          </table:table-cell>
          <table:table-cell office:value-type="float" office:value="172.41">
            <text:p>172,41</text:p>
          </table:table-cell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/>
          <table:table-cell office:value-type="string">
            <text:p>HP DL160 Cluster G6, Xeon E5645 6C 2.40 GHz, Gigabit Ethernet</text:p>
          </table:table-cell>
          <table:table-cell office:value-type="string">
            <text:p>Telecommunication Company</text:p>
          </table:table-cell>
          <table:table-cell office:value-type="string">
            <text:p>Hewlett-Packard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640">
            <text:p>12640</text:p>
          </table:table-cell>
          <table:table-cell office:value-type="float" office:value="0">
            <text:p>0</text:p>
          </table:table-cell>
          <table:table-cell office:value-type="float" office:value="62822">
            <text:p>62822</text:p>
          </table:table-cell>
          <table:table-cell office:value-type="float" office:value="121344">
            <text:p>121344</text:p>
          </table:table-cell>
          <table:table-cell office:value-type="float" office:value="51.77">
            <text:p>51,7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45 6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iDataPlex, Xeon E55xx QC 2.26 GHz, GigEthernet</text:p>
          </table:table-cell>
          <table:table-cell office:value-type="string">
            <text:p>Financial Institution (P)</text:p>
          </table:table-cell>
          <table:table-cell office:value-type="string">
            <text:p>IBM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056">
            <text:p>13056</text:p>
          </table:table-cell>
          <table:table-cell office:value-type="float" office:value="0">
            <text:p>0</text:p>
          </table:table-cell>
          <table:table-cell office:value-type="float" office:value="62751">
            <text:p>62751</text:p>
          </table:table-cell>
          <table:table-cell office:value-type="float" office:value="118026">
            <text:p>118026</text:p>
          </table:table-cell>
          <table:table-cell office:value-type="float" office:value="53.17">
            <text:p>53,17</text:p>
          </table:table-cell>
          <table:table-cell table:number-columns-repeated="2" office:value-type="float" office:value="0">
            <text:p>0</text:p>
          </table:table-cell>
          <table:table-cell office:value-type="float" office:value="375.36">
            <text:p>375,36</text:p>
          </table:table-cell>
          <table:table-cell office:value-type="float" office:value="167.18">
            <text:p>167,18</text:p>
          </table:table-cell>
          <table:table-cell office:value-type="string">
            <text:p>Cluster</text:p>
          </table:table-cell>
          <table:table-cell office:value-type="string">
            <text:p>Xeon E5520 4C 2.27GHz</text:p>
          </table:table-cell>
          <table:table-cell office:value-type="string">
            <text:p>Intel EM64T</text:p>
          </table:table-cell>
          <table:table-cell office:value-type="float" office:value="2267">
            <text:p>2267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/>
          <table:table-cell office:value-type="string">
            <text:p>xSeries x3650 Cluster Xeon QC GT 2.66 GHz, Infiniband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6808">
            <text:p>6808</text:p>
          </table:table-cell>
          <table:table-cell office:value-type="float" office:value="0">
            <text:p>0</text:p>
          </table:table-cell>
          <table:table-cell office:value-type="float" office:value="62729.52">
            <text:p>62729,52</text:p>
          </table:table-cell>
          <table:table-cell office:value-type="float" office:value="72600.51">
            <text:p>72600,51</text:p>
          </table:table-cell>
          <table:table-cell office:value-type="float" office:value="86.4">
            <text:p>86,4</text:p>
          </table:table-cell>
          <table:table-cell table:number-columns-repeated="2"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210.5">
            <text:p>210,5</text:p>
          </table:table-cell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xSeries x3650 Cluster Xeon quad core</text:p>
          </table:table-cell>
          <table:table-cell office:value-type="string">
            <text:p>IBM x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/>
          <table:table-cell office:value-type="string">
            <text:p>BladeCenter HS22 Cluster, Xeon QC X55xx 2.53 GHz, GigEthernet</text:p>
          </table:table-cell>
          <table:table-cell office:value-type="string">
            <text:p>IT Services Provider (C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48">
            <text:p>11048</text:p>
          </table:table-cell>
          <table:table-cell office:value-type="float" office:value="0">
            <text:p>0</text:p>
          </table:table-cell>
          <table:table-cell office:value-type="float" office:value="62498">
            <text:p>62498</text:p>
          </table:table-cell>
          <table:table-cell office:value-type="float" office:value="111805.76">
            <text:p>111805,76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49.3">
            <text:p>349,3</text:p>
          </table:table-cell>
          <table:table-cell office:value-type="float" office:value="178.92">
            <text:p>178,92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/>
          <table:table-cell office:value-type="string">
            <text:p>BladeCenter HS22 Cluster, Xeon QC X55xx 2.53 GHz, GigEthernet</text:p>
          </table:table-cell>
          <table:table-cell office:value-type="string">
            <text:p>IT Services Provider (C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48">
            <text:p>11048</text:p>
          </table:table-cell>
          <table:table-cell office:value-type="float" office:value="0">
            <text:p>0</text:p>
          </table:table-cell>
          <table:table-cell office:value-type="float" office:value="62498">
            <text:p>62498</text:p>
          </table:table-cell>
          <table:table-cell office:value-type="float" office:value="111805.76">
            <text:p>111805,76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49.3">
            <text:p>349,3</text:p>
          </table:table-cell>
          <table:table-cell office:value-type="float" office:value="178.92">
            <text:p>178,92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/>
          <table:table-cell office:value-type="string">
            <text:p>BladeCenter HS22 Cluster (WM), Xeon X5670 6C 2.93 GHz, Gigabit Ethernet</text:p>
          </table:table-cell>
          <table:table-cell office:value-type="string">
            <text:p>Telecommunication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16">
            <text:p>11016</text:p>
          </table:table-cell>
          <table:table-cell office:value-type="float" office:value="0">
            <text:p>0</text:p>
          </table:table-cell>
          <table:table-cell office:value-type="float" office:value="62317">
            <text:p>62317</text:p>
          </table:table-cell>
          <table:table-cell office:value-type="float" office:value="129108">
            <text:p>129108</text:p>
          </table:table-cell>
          <table:table-cell office:value-type="float" office:value="48.27">
            <text:p>48,27</text:p>
          </table:table-cell>
          <table:table-cell table:number-columns-repeated="2" office:value-type="float" office:value="0">
            <text:p>0</text:p>
          </table:table-cell>
          <table:table-cell office:value-type="float" office:value="309.1">
            <text:p>309,1</text:p>
          </table:table-cell>
          <table:table-cell office:value-type="float" office:value="201.61">
            <text:p>201,6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BladeCenter HS22 Cluster, WM Xeon 6-core 2.66Ghz, Infiniband</text:p>
          </table:table-cell>
          <table:table-cell office:value-type="string">
            <text:p>Electronics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576">
            <text:p>6576</text:p>
          </table:table-cell>
          <table:table-cell office:value-type="float" office:value="0">
            <text:p>0</text:p>
          </table:table-cell>
          <table:table-cell office:value-type="float" office:value="62244">
            <text:p>62244</text:p>
          </table:table-cell>
          <table:table-cell office:value-type="float" office:value="69968.64">
            <text:p>69968,64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175.67">
            <text:p>175,67</text:p>
          </table:table-cell>
          <table:table-cell office:value-type="float" office:value="354.32">
            <text:p>354,32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/>
          <table:table-cell office:value-type="string">
            <text:p>BladeCenter HS22 Cluster, WM Xeon 6-core 2.66Ghz, Infiniband</text:p>
          </table:table-cell>
          <table:table-cell office:value-type="string">
            <text:p>Electronics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576">
            <text:p>6576</text:p>
          </table:table-cell>
          <table:table-cell office:value-type="float" office:value="0">
            <text:p>0</text:p>
          </table:table-cell>
          <table:table-cell office:value-type="float" office:value="62244">
            <text:p>62244</text:p>
          </table:table-cell>
          <table:table-cell office:value-type="float" office:value="69968.64">
            <text:p>69968,64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175.67">
            <text:p>175,67</text:p>
          </table:table-cell>
          <table:table-cell office:value-type="float" office:value="354.32">
            <text:p>354,32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28">
            <text:p>11028</text:p>
          </table:table-cell>
          <table:table-cell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129248">
            <text:p>1292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51.06">
            <text:p>351,06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28">
            <text:p>11028</text:p>
          </table:table-cell>
          <table:table-cell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129248">
            <text:p>1292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51.06">
            <text:p>351,06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28">
            <text:p>11028</text:p>
          </table:table-cell>
          <table:table-cell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129248">
            <text:p>1292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51.06">
            <text:p>351,06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28">
            <text:p>11028</text:p>
          </table:table-cell>
          <table:table-cell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129248">
            <text:p>1292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51.06">
            <text:p>351,06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28">
            <text:p>11028</text:p>
          </table:table-cell>
          <table:table-cell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129248">
            <text:p>1292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51.06">
            <text:p>351,06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/>
          <table:table-cell office:value-type="string">
            <text:p>xSeries x3650M3 Cluster, Xeon X5670 6C 2.93 GHz, Gigabit Ethernet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28">
            <text:p>11028</text:p>
          </table:table-cell>
          <table:table-cell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129248">
            <text:p>1292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51.06">
            <text:p>351,06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/>
          <table:table-cell office:value-type="string">
            <text:p>Cluster Platform 3000 BL460c G7, Xeon X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110">
            <text:p>10110</text:p>
          </table:table-cell>
          <table:table-cell office:value-type="float" office:value="0">
            <text:p>0</text:p>
          </table:table-cell>
          <table:table-cell office:value-type="float" office:value="61943.8">
            <text:p>61943,8</text:p>
          </table:table-cell>
          <table:table-cell office:value-type="float" office:value="118489.2">
            <text:p>118489,2</text:p>
          </table:table-cell>
          <table:table-cell office:value-type="float" office:value="52.28">
            <text:p>52,2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/>
          <table:table-cell office:value-type="string">
            <text:p>Cluster Platform 4000 BL465c G7, Opteron 6174 12C 2.20 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3632">
            <text:p>13632</text:p>
          </table:table-cell>
          <table:table-cell office:value-type="float" office:value="0">
            <text:p>0</text:p>
          </table:table-cell>
          <table:table-cell office:value-type="float" office:value="61810">
            <text:p>61810</text:p>
          </table:table-cell>
          <table:table-cell office:value-type="float" office:value="119961.6">
            <text:p>119961,6</text:p>
          </table:table-cell>
          <table:table-cell office:value-type="float" office:value="51.52">
            <text:p>51,5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4 12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4000 BL465c G7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Ekman</text:p>
          </table:table-cell>
          <table:table-cell office:value-type="string">
            <text:p>PowerEdge SC1435 Dual core Opteron 2.2 GHz, Infiniband</text:p>
          </table:table-cell>
          <table:table-cell office:value-type="string">
            <text:p>KTH - Royal Institute of Technology</text:p>
          </table:table-cell>
          <table:table-cell office:value-type="string">
            <text:p>Dell</text:p>
          </table:table-cell>
          <table:table-cell office:value-type="string">
            <text:p>Sweden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61760">
            <text:p>61760</text:p>
          </table:table-cell>
          <table:table-cell office:value-type="float" office:value="86024.4">
            <text:p>86024,4</text:p>
          </table:table-cell>
          <table:table-cell office:value-type="float" office:value="71.79">
            <text:p>71,79</text:p>
          </table:table-cell>
          <table:table-cell office:value-type="float" office:value="1450624">
            <text:p>1450624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Dual Core 2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Opteron Dual Core</text:p>
          </table:table-cell>
          <table:table-cell office:value-type="string">
            <text:p>PowerEdge SC1435</text:p>
          </table:table-cell>
          <table:table-cell office:value-type="string">
            <text:p>Dell PowerEdge Clus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0056">
            <text:p>10056</text:p>
          </table:table-cell>
          <table:table-cell office:value-type="float" office:value="0">
            <text:p>0</text:p>
          </table:table-cell>
          <table:table-cell office:value-type="float" office:value="61625.7">
            <text:p>61625,7</text:p>
          </table:table-cell>
          <table:table-cell office:value-type="float" office:value="117856.3">
            <text:p>117856,3</text:p>
          </table:table-cell>
          <table:table-cell office:value-type="float" office:value="52.29">
            <text:p>52,2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DEGIMA</text:p>
          </table:table-cell>
          <table:table-cell office:value-type="string">
            <text:p>DEGIMA Cluster, Intel i5, ATI Radeon GPU, Infiniband QDR</text:p>
          </table:table-cell>
          <table:table-cell office:value-type="string">
            <text:p>Nagasaki University</text:p>
          </table:table-cell>
          <table:table-cell office:value-type="string">
            <text:p>Self-made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9900">
            <text:p>9900</text:p>
          </table:table-cell>
          <table:table-cell office:value-type="float" office:value="9000">
            <text:p>9000</text:p>
          </table:table-cell>
          <table:table-cell office:value-type="float" office:value="61410">
            <text:p>61410</text:p>
          </table:table-cell>
          <table:table-cell office:value-type="float" office:value="138930">
            <text:p>138930</text:p>
          </table:table-cell>
          <table:table-cell office:value-type="float" office:value="44.2">
            <text:p>44,2</text:p>
          </table:table-cell>
          <table:table-cell office:value-type="float" office:value="604800">
            <text:p>6048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Core i5 4C 2.93GHz</text:p>
          </table:table-cell>
          <table:table-cell office:value-type="string">
            <text:p>Intel Core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ATI GPU</text:p>
          </table:table-cell>
          <table:table-cell office:value-type="float" office:value="4">
            <text:p>4</text:p>
          </table:table-cell>
          <table:table-cell office:value-type="string">
            <text:p>Core i5</text:p>
          </table:table-cell>
          <table:table-cell office:value-type="string">
            <text:p>DEGIMA Cluster</text:p>
          </table:table-cell>
          <table:table-cell office:value-type="string">
            <text:p>NOW - Inte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essebe</text:p>
          </table:table-cell>
          <table:table-cell office:value-type="string">
            <text:p>Blade X6275/ PowerEdge C6100 Cluster, Xeon X5570/X5670/ 4C 2.93 GHz, Infiniband QDR</text:p>
          </table:table-cell>
          <table:table-cell office:value-type="string">
            <text:p>Centre for High Performance Computing</text:p>
          </table:table-cell>
          <table:table-cell office:value-type="string">
            <text:p>Dell/Oracle</text:p>
          </table:table-cell>
          <table:table-cell office:value-type="string">
            <text:p>South Africa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6336">
            <text:p>6336</text:p>
          </table:table-cell>
          <table:table-cell office:value-type="float" office:value="0">
            <text:p>0</text:p>
          </table:table-cell>
          <table:table-cell office:value-type="float" office:value="61330">
            <text:p>61330</text:p>
          </table:table-cell>
          <table:table-cell office:value-type="float" office:value="74257.92">
            <text:p>74257,92</text:p>
          </table:table-cell>
          <table:table-cell office:value-type="float" office:value="82.59">
            <text:p>82,5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70 4C 2.93GHz</text:p>
          </table:table-cell>
          <table:table-cell office:value-type="string">
            <text:p>Intel EM64T</text:p>
          </table:table-cell>
          <table:table-cell office:value-type="float" office:value="2930">
            <text:p>2930</text:p>
          </table:table-cell>
          <table:table-cell office:value-type="string">
            <text:p>CentOS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Blade X6275/ PowerEdge C6100 Cluster</text:p>
          </table:table-cell>
          <table:table-cell office:value-type="string">
            <text:p>Dell/Sun Cluster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Southern Africa</text:p>
          </table:table-cell>
          <table:table-cell office:value-type="string">
            <text:p>Africa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Todi</text:p>
          </table:table-cell>
          <table:table-cell office:value-type="string">
            <text:p>Cray XK6, Opteron 6272 16C 2.10 GHz, Cray Gemini interconnect, NVIDIA 2090</text:p>
          </table:table-cell>
          <table:table-cell office:value-type="string">
            <text:p>Swiss Scientific Computing Center (CSCS)</text:p>
          </table:table-cell>
          <table:table-cell office:value-type="string">
            <text:p>Cray Inc.</text:p>
          </table:table-cell>
          <table:table-cell office:value-type="string">
            <text:p>Switzerland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5632">
            <text:p>5632</text:p>
          </table:table-cell>
          <table:table-cell office:value-type="float" office:value="2816">
            <text:p>2816</text:p>
          </table:table-cell>
          <table:table-cell office:value-type="float" office:value="60810">
            <text:p>60810</text:p>
          </table:table-cell>
          <table:table-cell office:value-type="float" office:value="140694.4">
            <text:p>140694,4</text:p>
          </table:table-cell>
          <table:table-cell office:value-type="float" office:value="43.22">
            <text:p>43,2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272 16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office:value-type="string">
            <text:p>Cray Linux Environment </text:p>
          </table:table-cell>
          <table:table-cell office:value-type="string">
            <text:p>Linux</text:p>
          </table:table-cell>
          <table:table-cell office:value-type="string">
            <text:p>NVIDIA 2090</text:p>
          </table:table-cell>
          <table:table-cell office:value-type="float" office:value="16">
            <text:p>16</text:p>
          </table:table-cell>
          <table:table-cell office:value-type="string">
            <text:p>Opteron 6200 Series</text:p>
          </table:table-cell>
          <table:table-cell office:value-type="string">
            <text:p>Cray XK6</text:p>
          </table:table-cell>
          <table:table-cell office:value-type="string">
            <text:p>Cray XK9</text:p>
          </table:table-cell>
          <table:table-cell office:value-type="string">
            <text:p>Cray Interconnect</text:p>
          </table:table-cell>
          <table:table-cell office:value-type="string">
            <text:p>Cray Gemini interconnec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/>
          <table:table-cell office:value-type="string">
            <text:p>iDataPlex DX360M3, Xeon X5660 6C 2.80 GHz, Infiniband QDR</text:p>
          </table:table-cell>
          <table:table-cell office:value-type="string">
            <text:p>NASA/Goddard Space Flight Cen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6144">
            <text:p>6144</text:p>
          </table:table-cell>
          <table:table-cell office:value-type="float" office:value="0">
            <text:p>0</text:p>
          </table:table-cell>
          <table:table-cell office:value-type="float" office:value="60729">
            <text:p>60729</text:p>
          </table:table-cell>
          <table:table-cell office:value-type="float" office:value="68813">
            <text:p>68813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21.73">
            <text:p>421,73</text:p>
          </table:table-cell>
          <table:table-cell office:value-type="string">
            <text:p>Cluster</text:p>
          </table:table-cell>
          <table:table-cell office:value-type="string">
            <text:p>Xeon X5660 6C 2.80GHz</text:p>
          </table:table-cell>
          <table:table-cell office:value-type="string">
            <text:p>Intel Nehalem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/>
          <table:table-cell office:value-type="string">
            <text:p>BladeCenter HS22 Cluster, WM Xeon 6-core 2.66Ghz, Infiniband</text:p>
          </table:table-cell>
          <table:table-cell office:value-type="string">
            <text:p>Lockheed Martin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372">
            <text:p>6372</text:p>
          </table:table-cell>
          <table:table-cell office:value-type="float" office:value="0">
            <text:p>0</text:p>
          </table:table-cell>
          <table:table-cell office:value-type="float" office:value="60313">
            <text:p>60313</text:p>
          </table:table-cell>
          <table:table-cell office:value-type="float" office:value="67798">
            <text:p>67798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170.22">
            <text:p>170,22</text:p>
          </table:table-cell>
          <table:table-cell office:value-type="float" office:value="354.32">
            <text:p>354,32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/>
          <table:table-cell office:value-type="string">
            <text:p>BladeCenter HS22 Cluster, WM Xeon 6-core 2.66Ghz, Infiniband</text:p>
          </table:table-cell>
          <table:table-cell office:value-type="string">
            <text:p>Lockheed Martin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372">
            <text:p>6372</text:p>
          </table:table-cell>
          <table:table-cell office:value-type="float" office:value="0">
            <text:p>0</text:p>
          </table:table-cell>
          <table:table-cell office:value-type="float" office:value="60313">
            <text:p>60313</text:p>
          </table:table-cell>
          <table:table-cell office:value-type="float" office:value="67798">
            <text:p>67798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170.22">
            <text:p>170,22</text:p>
          </table:table-cell>
          <table:table-cell office:value-type="float" office:value="354.32">
            <text:p>354,32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/>
          <table:table-cell office:value-type="string">
            <text:p>Cluster Platform 3000 SL2x170z, Xeon L5680 3.33 GHz, Infiniband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60193">
            <text:p>60193</text:p>
          </table:table-cell>
          <table:table-cell office:value-type="float" office:value="76723.2">
            <text:p>76723,2</text:p>
          </table:table-cell>
          <table:table-cell office:value-type="float" office:value="78.45">
            <text:p>78,4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260 2C 3.33GHz</text:p>
          </table:table-cell>
          <table:table-cell office:value-type="string">
            <text:p>Intel Core</text:p>
          </table:table-cell>
          <table:table-cell office:value-type="float" office:value="3330">
            <text:p>33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Xeon X52xx (Wolfdale)</text:p>
          </table:table-cell>
          <table:table-cell office:value-type="string">
            <text:p>Cluster Platform SL2x170z</text:p>
          </table:table-cell>
          <table:table-cell office:value-type="string">
            <text:p>HP Cluster Platform 3000S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/>
          <table:table-cell office:value-type="string">
            <text:p>Cluster Platform 3000 SL2x170z, Xeon L5680 3.33 GHz, Infiniband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60193">
            <text:p>60193</text:p>
          </table:table-cell>
          <table:table-cell office:value-type="float" office:value="76723.2">
            <text:p>76723,2</text:p>
          </table:table-cell>
          <table:table-cell office:value-type="float" office:value="78.45">
            <text:p>78,4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260 2C 3.33GHz</text:p>
          </table:table-cell>
          <table:table-cell office:value-type="string">
            <text:p>Intel Core</text:p>
          </table:table-cell>
          <table:table-cell office:value-type="float" office:value="3330">
            <text:p>33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Xeon X52xx (Wolfdale)</text:p>
          </table:table-cell>
          <table:table-cell office:value-type="string">
            <text:p>Cluster Platform SL2x170z</text:p>
          </table:table-cell>
          <table:table-cell office:value-type="string">
            <text:p>HP Cluster Platform 3000S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/>
          <table:table-cell office:value-type="string">
            <text:p>Cluster Platform 3000 SL2x170z, Xeon L5680 3.33 GHz, Infiniband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60193">
            <text:p>60193</text:p>
          </table:table-cell>
          <table:table-cell office:value-type="float" office:value="76723.2">
            <text:p>76723,2</text:p>
          </table:table-cell>
          <table:table-cell office:value-type="float" office:value="78.45">
            <text:p>78,4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260 2C 3.33GHz</text:p>
          </table:table-cell>
          <table:table-cell office:value-type="string">
            <text:p>Intel Core</text:p>
          </table:table-cell>
          <table:table-cell office:value-type="float" office:value="3330">
            <text:p>33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Xeon X52xx (Wolfdale)</text:p>
          </table:table-cell>
          <table:table-cell office:value-type="string">
            <text:p>Cluster Platform SL2x170z</text:p>
          </table:table-cell>
          <table:table-cell office:value-type="string">
            <text:p>HP Cluster Platform 3000S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/>
          <table:table-cell office:value-type="string">
            <text:p>Cluster Platform 3000 BL460c G7, Xeon X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768">
            <text:p>9768</text:p>
          </table:table-cell>
          <table:table-cell office:value-type="float" office:value="0">
            <text:p>0</text:p>
          </table:table-cell>
          <table:table-cell office:value-type="float" office:value="59926.7">
            <text:p>59926,7</text:p>
          </table:table-cell>
          <table:table-cell office:value-type="float" office:value="114481">
            <text:p>114481</text:p>
          </table:table-cell>
          <table:table-cell office:value-type="float" office:value="52.35">
            <text:p>52,3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/>
          <table:table-cell office:value-type="string">
            <text:p>HP DL160 Cluster G6, Xeon E5645 6C 2.40 GHz, Gigabit Ethernet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Russi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024">
            <text:p>12024</text:p>
          </table:table-cell>
          <table:table-cell office:value-type="float" office:value="0">
            <text:p>0</text:p>
          </table:table-cell>
          <table:table-cell office:value-type="float" office:value="59903">
            <text:p>59903</text:p>
          </table:table-cell>
          <table:table-cell office:value-type="float" office:value="115430.4">
            <text:p>115430,4</text:p>
          </table:table-cell>
          <table:table-cell office:value-type="float" office:value="51.9">
            <text:p>5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45 6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bluefire</text:p>
          </table:table-cell>
          <table:table-cell office:value-type="string">
            <text:p>Power 575, p6 4.7 GHz, Infiniband</text:p>
          </table:table-cell>
          <table:table-cell office:value-type="string">
            <text:p>NCAR (National Center for Atmospheric Research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4064">
            <text:p>4064</text:p>
          </table:table-cell>
          <table:table-cell office:value-type="float" office:value="0">
            <text:p>0</text:p>
          </table:table-cell>
          <table:table-cell office:value-type="float" office:value="59684.14">
            <text:p>59684,14</text:p>
          </table:table-cell>
          <table:table-cell office:value-type="float" office:value="76403.2">
            <text:p>76403,2</text:p>
          </table:table-cell>
          <table:table-cell office:value-type="float" office:value="78.12">
            <text:p>78,12</text:p>
          </table:table-cell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91.96">
            <text:p>91,96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/>
          <table:table-cell office:value-type="string">
            <text:p>Cluster Platform 3000 BL460c G7, Xeon X5650 6C 2.66 GHz, Gigabit Ethernet</text:p>
          </table:table-cell>
          <table:table-cell office:value-type="string">
            <text:p>IT Services Provider 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752">
            <text:p>10752</text:p>
          </table:table-cell>
          <table:table-cell office:value-type="float" office:value="0">
            <text:p>0</text:p>
          </table:table-cell>
          <table:table-cell office:value-type="float" office:value="59640">
            <text:p>59640</text:p>
          </table:table-cell>
          <table:table-cell office:value-type="float" office:value="114401.28">
            <text:p>114401,28</text:p>
          </table:table-cell>
          <table:table-cell office:value-type="float" office:value="52.13">
            <text:p>52,1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/>
          <table:table-cell office:value-type="string">
            <text:p>Cluster Platform 3000 BL460c G7, Xeon X5650 6C 2.66 GHz, Gigabit Ethernet</text:p>
          </table:table-cell>
          <table:table-cell office:value-type="string">
            <text:p>IT Services Provider 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752">
            <text:p>10752</text:p>
          </table:table-cell>
          <table:table-cell office:value-type="float" office:value="0">
            <text:p>0</text:p>
          </table:table-cell>
          <table:table-cell office:value-type="float" office:value="59640">
            <text:p>59640</text:p>
          </table:table-cell>
          <table:table-cell office:value-type="float" office:value="114401.28">
            <text:p>114401,28</text:p>
          </table:table-cell>
          <table:table-cell office:value-type="float" office:value="52.13">
            <text:p>52,1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/>
          <table:table-cell office:value-type="string">
            <text:p>Cluster Platform 3000 BL460c G7, Xeon X5650 6C 2.66 GHz, Gigabit Ethernet</text:p>
          </table:table-cell>
          <table:table-cell office:value-type="string">
            <text:p>IT Services Provider 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752">
            <text:p>10752</text:p>
          </table:table-cell>
          <table:table-cell office:value-type="float" office:value="0">
            <text:p>0</text:p>
          </table:table-cell>
          <table:table-cell office:value-type="float" office:value="59640">
            <text:p>59640</text:p>
          </table:table-cell>
          <table:table-cell office:value-type="float" office:value="114401.28">
            <text:p>114401,28</text:p>
          </table:table-cell>
          <table:table-cell office:value-type="float" office:value="52.13">
            <text:p>52,1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/>
          <table:table-cell office:value-type="string">
            <text:p>Cluster Platform 3000 BL460c G7, Xeon X5675 6C 3.06 GHz, Infiniband QDR</text:p>
          </table:table-cell>
          <table:table-cell office:value-type="string">
            <text:p>IT Services Provider </text:p>
          </table:table-cell>
          <table:table-cell office:value-type="string">
            <text:p>Hewlett-Packard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204">
            <text:p>6204</text:p>
          </table:table-cell>
          <table:table-cell office:value-type="float" office:value="0">
            <text:p>0</text:p>
          </table:table-cell>
          <table:table-cell office:value-type="float" office:value="59474">
            <text:p>59474</text:p>
          </table:table-cell>
          <table:table-cell office:value-type="float" office:value="75936.96">
            <text:p>75936,96</text:p>
          </table:table-cell>
          <table:table-cell office:value-type="float" office:value="78.32">
            <text:p>78,3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/>
          <table:table-cell office:value-type="string">
            <text:p>Cluster Platform 3000 BL460c G7, Xeon X5675 6C 3.06 GHz, Infiniband QDR</text:p>
          </table:table-cell>
          <table:table-cell office:value-type="string">
            <text:p>IT Services Provider </text:p>
          </table:table-cell>
          <table:table-cell office:value-type="string">
            <text:p>Hewlett-Packard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204">
            <text:p>6204</text:p>
          </table:table-cell>
          <table:table-cell office:value-type="float" office:value="0">
            <text:p>0</text:p>
          </table:table-cell>
          <table:table-cell office:value-type="float" office:value="59474">
            <text:p>59474</text:p>
          </table:table-cell>
          <table:table-cell office:value-type="float" office:value="75936.96">
            <text:p>75936,96</text:p>
          </table:table-cell>
          <table:table-cell office:value-type="float" office:value="78.32">
            <text:p>78,3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/>
          <table:table-cell office:value-type="string">
            <text:p>Cluster Platform 3000 BL2x220, L54xx 2.33 Ghz, GigE</text:p>
          </table:table-cell>
          <table:table-cell office:value-type="string">
            <text:p>Web Content Provider (W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Industry</text:p>
          </table:table-cell>
          <table:table-cell office:value-type="float" office:value="12288">
            <text:p>12288</text:p>
          </table:table-cell>
          <table:table-cell office:value-type="float" office:value="0">
            <text:p>0</text:p>
          </table:table-cell>
          <table:table-cell office:value-type="float" office:value="59372">
            <text:p>59372</text:p>
          </table:table-cell>
          <table:table-cell office:value-type="float" office:value="114671.62">
            <text:p>114671,62</text:p>
          </table:table-cell>
          <table:table-cell office:value-type="float" office:value="51.78">
            <text:p>51,7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410 4C 2.33GHz</text:p>
          </table:table-cell>
          <table:table-cell office:value-type="string">
            <text:p>Intel Core</text:p>
          </table:table-cell>
          <table:table-cell office:value-type="float" office:value="2333">
            <text:p>2333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L54xx (Harpertown)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/>
          <table:table-cell office:value-type="string">
            <text:p>BladeCenter HS22 Cluster, WM Xeon 6-core 2.93Ghz, GigE</text:p>
          </table:table-cell>
          <table:table-cell office:value-type="string">
            <text:p>Financial Services (H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452">
            <text:p>10452</text:p>
          </table:table-cell>
          <table:table-cell office:value-type="float" office:value="0">
            <text:p>0</text:p>
          </table:table-cell>
          <table:table-cell office:value-type="float" office:value="59126.9">
            <text:p>59126,9</text:p>
          </table:table-cell>
          <table:table-cell office:value-type="float" office:value="122497.44">
            <text:p>122497,44</text:p>
          </table:table-cell>
          <table:table-cell office:value-type="float" office:value="48.27">
            <text:p>48,27</text:p>
          </table:table-cell>
          <table:table-cell table:number-columns-repeated="2" office:value-type="float" office:value="0">
            <text:p>0</text:p>
          </table:table-cell>
          <table:table-cell office:value-type="float" office:value="293.28">
            <text:p>293,28</text:p>
          </table:table-cell>
          <table:table-cell office:value-type="float" office:value="201.61">
            <text:p>201,6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/>
          <table:table-cell office:value-type="string">
            <text:p>BladeCenter HS22 Cluster, WM Xeon 6-core 2.93Ghz, GigE</text:p>
          </table:table-cell>
          <table:table-cell office:value-type="string">
            <text:p>Financial Services (H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452">
            <text:p>10452</text:p>
          </table:table-cell>
          <table:table-cell office:value-type="float" office:value="0">
            <text:p>0</text:p>
          </table:table-cell>
          <table:table-cell office:value-type="float" office:value="59126.9">
            <text:p>59126,9</text:p>
          </table:table-cell>
          <table:table-cell office:value-type="float" office:value="122497.44">
            <text:p>122497,44</text:p>
          </table:table-cell>
          <table:table-cell office:value-type="float" office:value="48.27">
            <text:p>48,27</text:p>
          </table:table-cell>
          <table:table-cell table:number-columns-repeated="2" office:value-type="float" office:value="0">
            <text:p>0</text:p>
          </table:table-cell>
          <table:table-cell office:value-type="float" office:value="293.28">
            <text:p>293,28</text:p>
          </table:table-cell>
          <table:table-cell office:value-type="float" office:value="201.61">
            <text:p>201,6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/>
          <table:table-cell office:value-type="string">
            <text:p>Cluster Platform 3000 BL 2x220, Xeon L5420 4C 2.50 GHz, Gigabit Ethernet</text:p>
          </table:table-cell>
          <table:table-cell office:value-type="string">
            <text:p>Grupa Allegro</text:p>
          </table:table-cell>
          <table:table-cell office:value-type="string">
            <text:p>Hewlett-Packard</text:p>
          </table:table-cell>
          <table:table-cell office:value-type="string">
            <text:p>Poland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748">
            <text:p>10748</text:p>
          </table:table-cell>
          <table:table-cell office:value-type="float" office:value="0">
            <text:p>0</text:p>
          </table:table-cell>
          <table:table-cell office:value-type="float" office:value="59114">
            <text:p>59114</text:p>
          </table:table-cell>
          <table:table-cell office:value-type="float" office:value="107480">
            <text:p>10748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420 4C 2.50GHz</text:p>
          </table:table-cell>
          <table:table-cell office:value-type="string">
            <text:p>Intel Core</text:p>
          </table:table-cell>
          <table:table-cell office:value-type="float" office:value="2500">
            <text:p>25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/>
          <table:table-cell office:value-type="string">
            <text:p>Cluster Platform 3000 BL490c, Xeon X5670 6C 2.93 GHz, Gigabit Ethernet</text:p>
          </table:table-cell>
          <table:table-cell office:value-type="string">
            <text:p>Computacenter AG &amp; Co. oHG</text:p>
          </table:table-cell>
          <table:table-cell office:value-type="string">
            <text:p>Hewlett-Packard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564">
            <text:p>9564</text:p>
          </table:table-cell>
          <table:table-cell office:value-type="float" office:value="0">
            <text:p>0</text:p>
          </table:table-cell>
          <table:table-cell office:value-type="float" office:value="58721">
            <text:p>58721</text:p>
          </table:table-cell>
          <table:table-cell office:value-type="float" office:value="112090.08">
            <text:p>112090,08</text:p>
          </table:table-cell>
          <table:table-cell office:value-type="float" office:value="52.39">
            <text:p>52,3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90c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/>
          <table:table-cell office:value-type="string">
            <text:p>Cluster Platform 3000 BL460c G1, Xeon L5420 2.5 GHz, GigE</text:p>
          </table:table-cell>
          <table:table-cell office:value-type="string">
            <text:p>Computacenter (UK) LTD</text:p>
          </table:table-cell>
          <table:table-cell office:value-type="string">
            <text:p>Hewlett-Packard</text:p>
          </table:table-cell>
          <table:table-cell office:value-type="string">
            <text:p>United Kingdom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1280">
            <text:p>11280</text:p>
          </table:table-cell>
          <table:table-cell office:value-type="float" office:value="0">
            <text:p>0</text:p>
          </table:table-cell>
          <table:table-cell office:value-type="float" office:value="58705.6">
            <text:p>58705,6</text:p>
          </table:table-cell>
          <table:table-cell office:value-type="float" office:value="112800">
            <text:p>112800</text:p>
          </table:table-cell>
          <table:table-cell office:value-type="float" office:value="52.04">
            <text:p>52,0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420 4C 2.50GHz</text:p>
          </table:table-cell>
          <table:table-cell office:value-type="string">
            <text:p>Intel Core</text:p>
          </table:table-cell>
          <table:table-cell office:value-type="float" office:value="2500">
            <text:p>25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460c G1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/>
          <table:table-cell office:value-type="string">
            <text:p>xSeries x3650 Cluster Xeon QC GT 2.66 GHz, Infiniband</text:p>
          </table:table-cell>
          <table:table-cell office:value-type="string">
            <text:p>Classified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Classified</text:p>
          </table:table-cell>
          <table:table-cell office:value-type="float" office:value="6368">
            <text:p>6368</text:p>
          </table:table-cell>
          <table:table-cell office:value-type="float" office:value="0">
            <text:p>0</text:p>
          </table:table-cell>
          <table:table-cell office:value-type="float" office:value="58675.32">
            <text:p>58675,32</text:p>
          </table:table-cell>
          <table:table-cell office:value-type="float" office:value="67908.35">
            <text:p>67908,35</text:p>
          </table:table-cell>
          <table:table-cell office:value-type="float" office:value="86.4">
            <text:p>86,4</text:p>
          </table:table-cell>
          <table:table-cell table:number-columns-repeated="2" office:value-type="float" office:value="0">
            <text:p>0</text:p>
          </table:table-cell>
          <table:table-cell office:value-type="float" office:value="279.4">
            <text:p>279,4</text:p>
          </table:table-cell>
          <table:table-cell office:value-type="float" office:value="210">
            <text:p>210</text:p>
          </table:table-cell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xSeries x3650 Cluster Xeon quad core</text:p>
          </table:table-cell>
          <table:table-cell office:value-type="string">
            <text:p>IBM x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/>
          <table:table-cell office:value-type="string">
            <text:p>BladeCenter HS22 Cluster (WM), Xeon X5670 6C 2.93 GHz, Infiniband</text:p>
          </table:table-cell>
          <table:table-cell office:value-type="string">
            <text:p>Lockheed Martin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640">
            <text:p>5640</text:p>
          </table:table-cell>
          <table:table-cell office:value-type="float" office:value="0">
            <text:p>0</text:p>
          </table:table-cell>
          <table:table-cell office:value-type="float" office:value="58335">
            <text:p>58335</text:p>
          </table:table-cell>
          <table:table-cell office:value-type="float" office:value="66101">
            <text:p>66101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8.26">
            <text:p>158,26</text:p>
          </table:table-cell>
          <table:table-cell office:value-type="float" office:value="368.6">
            <text:p>368,6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/>
          <table:table-cell office:value-type="string">
            <text:p>Cluster Platform 3000 BL460c G7, Xeon X5675 6C 3.06 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078">
            <text:p>9078</text:p>
          </table:table-cell>
          <table:table-cell office:value-type="float" office:value="0">
            <text:p>0</text:p>
          </table:table-cell>
          <table:table-cell office:value-type="float" office:value="58318">
            <text:p>58318</text:p>
          </table:table-cell>
          <table:table-cell office:value-type="float" office:value="111114.72">
            <text:p>111114,72</text:p>
          </table:table-cell>
          <table:table-cell office:value-type="float" office:value="52.48">
            <text:p>52,4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/>
          <table:table-cell office:value-type="string">
            <text:p>Power 750, Power7 3.86 GHz, 10GigE</text:p>
          </table:table-cell>
          <table:table-cell office:value-type="string">
            <text:p>IBM Thomas J. Watson Research Center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2560">
            <text:p>2560</text:p>
          </table:table-cell>
          <table:table-cell office:value-type="float" office:value="0">
            <text:p>0</text:p>
          </table:table-cell>
          <table:table-cell office:value-type="float" office:value="58310">
            <text:p>58310</text:p>
          </table:table-cell>
          <table:table-cell office:value-type="float" office:value="79053">
            <text:p>79053</text:p>
          </table:table-cell>
          <table:table-cell office:value-type="float" office:value="73.76">
            <text:p>73,76</text:p>
          </table:table-cell>
          <table:table-cell table:number-columns-repeated="2" office:value-type="float" office:value="0">
            <text:p>0</text:p>
          </table:table-cell>
          <table:table-cell office:value-type="float" office:value="120.56">
            <text:p>120,56</text:p>
          </table:table-cell>
          <table:table-cell office:value-type="float" office:value="483.66">
            <text:p>483,66</text:p>
          </table:table-cell>
          <table:table-cell office:value-type="string">
            <text:p>MPP</text:p>
          </table:table-cell>
          <table:table-cell office:value-type="string">
            <text:p>POWER7 8C 3.86GHz</text:p>
          </table:table-cell>
          <table:table-cell office:value-type="string">
            <text:p>Power</text:p>
          </table:table-cell>
          <table:table-cell office:value-type="float" office:value="3860">
            <text:p>3860</text:p>
          </table:table-cell>
          <table:table-cell office:value-type="string">
            <text:p>SUSE Linux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50</text:p>
          </table:table-cell>
          <table:table-cell office:value-type="string">
            <text:p>IBM pSeries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/>
          <table:table-cell office:value-type="string">
            <text:p>Cluster Platform SL2x170z, Xeon L5640 6C 2.26 GHz, Gigabit Ethernet</text:p>
          </table:table-cell>
          <table:table-cell office:value-type="string">
            <text:p>Bank</text:p>
          </table:table-cell>
          <table:table-cell office:value-type="string">
            <text:p>Hewlett-Packard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384">
            <text:p>12384</text:p>
          </table:table-cell>
          <table:table-cell office:value-type="float" office:value="0">
            <text:p>0</text:p>
          </table:table-cell>
          <table:table-cell office:value-type="float" office:value="58017">
            <text:p>58017</text:p>
          </table:table-cell>
          <table:table-cell office:value-type="float" office:value="111951.36">
            <text:p>111951,36</text:p>
          </table:table-cell>
          <table:table-cell office:value-type="float" office:value="51.82">
            <text:p>51,8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640 6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L56xx (Westmere-EP)</text:p>
          </table:table-cell>
          <table:table-cell office:value-type="string">
            <text:p>Cluster Platform SL2x17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Yale - Omega</text:p>
          </table:table-cell>
          <table:table-cell office:value-type="string">
            <text:p>Cluster Platform 3000 BL460c G6, Xeon X5560 4C 2.80GHz, Infiniband QDR</text:p>
          </table:table-cell>
          <table:table-cell office:value-type="string">
            <text:p>Yale Universit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5632">
            <text:p>5632</text:p>
          </table:table-cell>
          <table:table-cell office:value-type="float" office:value="0">
            <text:p>0</text:p>
          </table:table-cell>
          <table:table-cell office:value-type="float" office:value="57800">
            <text:p>57800</text:p>
          </table:table-cell>
          <table:table-cell office:value-type="float" office:value="63078.4">
            <text:p>63078,4</text:p>
          </table:table-cell>
          <table:table-cell office:value-type="float" office:value="91.63">
            <text:p>91,63</text:p>
          </table:table-cell>
          <table:table-cell office:value-type="float" office:value="1486952">
            <text:p>1486952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/>
          <table:table-cell office:value-type="string">
            <text:p>Cluster Platform 4000 BL685c G7, Opteron 6136 8C 2.40 GHz, Gigabit Ethernet</text:p>
          </table:table-cell>
          <table:table-cell office:value-type="string">
            <text:p>IT Services Provider (B)</text:p>
          </table:table-cell>
          <table:table-cell office:value-type="string">
            <text:p>Hewlett-Packard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616">
            <text:p>11616</text:p>
          </table:table-cell>
          <table:table-cell office:value-type="float" office:value="0">
            <text:p>0</text:p>
          </table:table-cell>
          <table:table-cell office:value-type="float" office:value="57628">
            <text:p>57628</text:p>
          </table:table-cell>
          <table:table-cell office:value-type="float" office:value="111513.6">
            <text:p>111513,6</text:p>
          </table:table-cell>
          <table:table-cell office:value-type="float" office:value="51.68">
            <text:p>51,6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36 8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Opteron 8 Core</text:p>
          </table:table-cell>
          <table:table-cell office:value-type="string">
            <text:p>Cluster Platform 4000 BL685c G7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/>
          <table:table-cell office:value-type="string">
            <text:p>HP SL390s/170s <text:s/>G7, Xeon X5650 6C 2.66 GHz, Gigabit Ethernet</text:p>
          </table:table-cell>
          <table:table-cell office:value-type="string">
            <text:p>Geoscience (P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368">
            <text:p>10368</text:p>
          </table:table-cell>
          <table:table-cell office:value-type="float" office:value="0">
            <text:p>0</text:p>
          </table:table-cell>
          <table:table-cell office:value-type="float" office:value="57614">
            <text:p>57614</text:p>
          </table:table-cell>
          <table:table-cell office:value-type="float" office:value="110315.52">
            <text:p>110315,52</text:p>
          </table:table-cell>
          <table:table-cell office:value-type="float" office:value="52.23">
            <text:p>52,2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HP SL390s/170s <text:s/>G7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/>
          <table:table-cell office:value-type="string">
            <text:p>Cluster Platform 3000 BL460c G6, Xeon L5520 2.26 GHz, Infiniband</text:p>
          </table:table-cell>
          <table:table-cell office:value-type="string">
            <text:p>Financial Institution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192">
            <text:p>8192</text:p>
          </table:table-cell>
          <table:table-cell office:value-type="float" office:value="0">
            <text:p>0</text:p>
          </table:table-cell>
          <table:table-cell office:value-type="float" office:value="57554.5">
            <text:p>57554,5</text:p>
          </table:table-cell>
          <table:table-cell office:value-type="float" office:value="74055.7">
            <text:p>74055,7</text:p>
          </table:table-cell>
          <table:table-cell office:value-type="float" office:value="77.72">
            <text:p>77,7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520 4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L55xx (Nehalem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Supernova</text:p>
          </table:table-cell>
          <table:table-cell office:value-type="string">
            <text:p>Cluster Platform 3000 BL2x220, X56xx 2.66 Ghz, Infiniband</text:p>
          </table:table-cell>
          <table:table-cell office:value-type="string">
            <text:p>Wroclaw Centre for Networking and Supercomputing</text:p>
          </table:table-cell>
          <table:table-cell office:value-type="string">
            <text:p>Hewlett-Packard</text:p>
          </table:table-cell>
          <table:table-cell office:value-type="string">
            <text:p>Poland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6348">
            <text:p>6348</text:p>
          </table:table-cell>
          <table:table-cell office:value-type="float" office:value="0">
            <text:p>0</text:p>
          </table:table-cell>
          <table:table-cell office:value-type="float" office:value="57410">
            <text:p>57410</text:p>
          </table:table-cell>
          <table:table-cell office:value-type="float" office:value="67542">
            <text:p>67542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 2x220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/>
          <table:table-cell office:value-type="string">
            <text:p>Cluster Platform BL460c/280c G7, Xeon X5650 6C 2.66 GHz, Gigabit Ethernet</text:p>
          </table:table-cell>
          <table:table-cell office:value-type="string">
            <text:p>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320">
            <text:p>10320</text:p>
          </table:table-cell>
          <table:table-cell office:value-type="float" office:value="0">
            <text:p>0</text:p>
          </table:table-cell>
          <table:table-cell office:value-type="float" office:value="57358">
            <text:p>57358</text:p>
          </table:table-cell>
          <table:table-cell office:value-type="float" office:value="109804.8">
            <text:p>109804,8</text:p>
          </table:table-cell>
          <table:table-cell office:value-type="float" office:value="52.24">
            <text:p>52,2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/28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/>
          <table:table-cell office:value-type="string">
            <text:p>Cluster Platform 3000 BL460c G7, Xeon X5675 6C 3.06 GHz, Gigabit Ethernet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56903">
            <text:p>56903</text:p>
          </table:table-cell>
          <table:table-cell office:value-type="float" office:value="108324">
            <text:p>108324</text:p>
          </table:table-cell>
          <table:table-cell office:value-type="float" office:value="52.53">
            <text:p>52,5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/>
          <table:table-cell office:value-type="string">
            <text:p>Cluster Platform 3000 BL460c G7, Xeon X5675 6C 3.06 GHz, Gigabit Ethernet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56903">
            <text:p>56903</text:p>
          </table:table-cell>
          <table:table-cell office:value-type="float" office:value="108324">
            <text:p>108324</text:p>
          </table:table-cell>
          <table:table-cell office:value-type="float" office:value="52.53">
            <text:p>52,5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/>
          <table:table-cell office:value-type="string">
            <text:p>Cluster Platform 3000 BL460c G7, Xeon X5675 6C 3.06 GHz, Gigabit Ethernet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56903">
            <text:p>56903</text:p>
          </table:table-cell>
          <table:table-cell office:value-type="float" office:value="108324">
            <text:p>108324</text:p>
          </table:table-cell>
          <table:table-cell office:value-type="float" office:value="52.53">
            <text:p>52,5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/>
          <table:table-cell office:value-type="string">
            <text:p>iDataPlex, Xeon X56xx 6C 2.66 GHz, Infiniband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6048">
            <text:p>6048</text:p>
          </table:table-cell>
          <table:table-cell office:value-type="float" office:value="0">
            <text:p>0</text:p>
          </table:table-cell>
          <table:table-cell office:value-type="float" office:value="56790.8">
            <text:p>56790,8</text:p>
          </table:table-cell>
          <table:table-cell office:value-type="float" office:value="64350.72">
            <text:p>64350,72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402.77">
            <text:p>402,77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/>
          <table:table-cell office:value-type="string">
            <text:p>NEC LX-2400 Cluster, Xeon X5550 2.66 Ghz, Infiniband</text:p>
          </table:table-cell>
          <table:table-cell office:value-type="string">
            <text:p>Universitaet Erlangen</text:p>
          </table:table-cell>
          <table:table-cell office:value-type="string">
            <text:p>NEC</text:p>
          </table:table-cell>
          <table:table-cell office:value-type="string">
            <text:p>Germany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5880">
            <text:p>5880</text:p>
          </table:table-cell>
          <table:table-cell office:value-type="float" office:value="0">
            <text:p>0</text:p>
          </table:table-cell>
          <table:table-cell office:value-type="float" office:value="56730">
            <text:p>56730</text:p>
          </table:table-cell>
          <table:table-cell office:value-type="float" office:value="62563">
            <text:p>62563</text:p>
          </table:table-cell>
          <table:table-cell office:value-type="float" office:value="90.68">
            <text:p>90,68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54.56">
            <text:p>354,56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NEC LX-2400</text:p>
          </table:table-cell>
          <table:table-cell office:value-type="string">
            <text:p>NEC Cluster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Plasma Simulator</text:p>
          </table:table-cell>
          <table:table-cell office:value-type="string">
            <text:p>Hitachi SR16000 Model L2/128, Power6 4.7Ghz, Infiniband</text:p>
          </table:table-cell>
          <table:table-cell office:value-type="string">
            <text:p>National Institute for Fusion Science (NIFS)</text:p>
          </table:table-cell>
          <table:table-cell office:value-type="string">
            <text:p>Hitachi</text:p>
          </table:table-cell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56650">
            <text:p>56650</text:p>
          </table:table-cell>
          <table:table-cell office:value-type="float" office:value="77004.8">
            <text:p>77004,8</text:p>
          </table:table-cell>
          <table:table-cell office:value-type="float" office:value="73.57">
            <text:p>73,57</text:p>
          </table:table-cell>
          <table:table-cell office:value-type="float" office:value="1100000">
            <text:p>1100000</text:p>
          </table:table-cell>
          <table:table-cell office:value-type="float" office:value="0">
            <text:p>0</text:p>
          </table:table-cell>
          <table:table-cell office:value-type="float" office:value="645">
            <text:p>645</text:p>
          </table:table-cell>
          <table:table-cell office:value-type="float" office:value="87.83">
            <text:p>87,83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Hitachi SR16000 Model L2</text:p>
          </table:table-cell>
          <table:table-cell office:value-type="string">
            <text:p>Hitachi SR16000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HLRB-II</text:p>
          </table:table-cell>
          <table:table-cell office:value-type="string">
            <text:p>Altix 4700 1.6 GHz</text:p>
          </table:table-cell>
          <table:table-cell office:value-type="string">
            <text:p>Leibniz Rechenzentrum</text:p>
          </table:table-cell>
          <table:table-cell office:value-type="string">
            <text:p>SGI</text:p>
          </table:table-cell>
          <table:table-cell office:value-type="string">
            <text:p>Germany</text:p>
          </table:table-cell>
          <table:table-cell office:value-type="float" office:value="2007">
            <text:p>2007</text:p>
          </table:table-cell>
          <table:table-cell office:value-type="string">
            <text:p>Academic</text:p>
          </table:table-cell>
          <table:table-cell office:value-type="float" office:value="9728">
            <text:p>9728</text:p>
          </table:table-cell>
          <table:table-cell office:value-type="float" office:value="0">
            <text:p>0</text:p>
          </table:table-cell>
          <table:table-cell office:value-type="float" office:value="56520">
            <text:p>56520</text:p>
          </table:table-cell>
          <table:table-cell office:value-type="float" office:value="62259.2">
            <text:p>62259,2</text:p>
          </table:table-cell>
          <table:table-cell office:value-type="float" office:value="90.78">
            <text:p>90,78</text:p>
          </table:table-cell>
          <table:table-cell office:value-type="float" office:value="1583232">
            <text:p>1583232</text:p>
          </table:table-cell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float" office:value="57.09">
            <text:p>57,09</text:p>
          </table:table-cell>
          <table:table-cell office:value-type="string">
            <text:p>MPP</text:p>
          </table:table-cell>
          <table:table-cell office:value-type="string">
            <text:p>Itanium2 Montecito Dual Core 2C 1.60GHz</text:p>
          </table:table-cell>
          <table:table-cell office:value-type="string">
            <text:p>Intel IA-64</text:p>
          </table:table-cell>
          <table:table-cell office:value-type="float" office:value="1600">
            <text:p>1600</text:p>
          </table:table-cell>
          <table:table-cell office:value-type="string">
            <text:p>SUSE Linux Enterprise Server 10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Itanium2 Montecito Dual Core</text:p>
          </table:table-cell>
          <table:table-cell office:value-type="string">
            <text:p>SGI Altix 4700</text:p>
          </table:table-cell>
          <table:table-cell office:value-type="string">
            <text:p>SGI Altix</text:p>
          </table:table-cell>
          <table:table-cell table:number-columns-repeated="2" office:value-type="string">
            <text:p>NUMAlink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/>
          <table:table-cell office:value-type="string">
            <text:p>Cluster Platform 3000 BL460c G7, Xeon E5620 2.4 Ghz, GigE</text:p>
          </table:table-cell>
          <table:table-cell office:value-type="string">
            <text:p>Web Company (C)</text:p>
          </table:table-cell>
          <table:table-cell office:value-type="string">
            <text:p>Hewlett-Packard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292">
            <text:p>11292</text:p>
          </table:table-cell>
          <table:table-cell office:value-type="float" office:value="0">
            <text:p>0</text:p>
          </table:table-cell>
          <table:table-cell office:value-type="float" office:value="56414.8">
            <text:p>56414,8</text:p>
          </table:table-cell>
          <table:table-cell office:value-type="float" office:value="108403.2">
            <text:p>108403,2</text:p>
          </table:table-cell>
          <table:table-cell office:value-type="float" office:value="52.04">
            <text:p>52,0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/>
          <table:table-cell office:value-type="string">
            <text:p>xSeries x3550M3 Cluster, Xeon X5670 6C 2.93 GHz, Gigabit Ethernet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984">
            <text:p>9984</text:p>
          </table:table-cell>
          <table:table-cell office:value-type="float" office:value="0">
            <text:p>0</text:p>
          </table:table-cell>
          <table:table-cell office:value-type="float" office:value="56260">
            <text:p>56260</text:p>
          </table:table-cell>
          <table:table-cell office:value-type="float" office:value="117012">
            <text:p>117012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17.82">
            <text:p>317,82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5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/>
          <table:table-cell office:value-type="string">
            <text:p>xSeries x3550M3 Cluster, Xeon X5670 6C 2.93 GHz, Gigabit Ethernet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984">
            <text:p>9984</text:p>
          </table:table-cell>
          <table:table-cell office:value-type="float" office:value="0">
            <text:p>0</text:p>
          </table:table-cell>
          <table:table-cell office:value-type="float" office:value="56260">
            <text:p>56260</text:p>
          </table:table-cell>
          <table:table-cell office:value-type="float" office:value="117012">
            <text:p>117012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17.82">
            <text:p>317,82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5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Jade</text:p>
          </table:table-cell>
          <table:table-cell office:value-type="string">
            <text:p>Cray XT4 QuadCore 2.1 GHz</text:p>
          </table:table-cell>
          <table:table-cell office:value-type="string">
            <text:p>ERDC DSRC</text:p>
          </table:table-cell>
          <table:table-cell office:value-type="string">
            <text:p>Cray Inc.</text:p>
          </table:table-cell>
          <table:table-cell office:value-type="string">
            <text:p>United States</text:p>
          </table:table-cell>
          <table:table-cell office:value-type="float" office:value="2008">
            <text:p>2008</text:p>
          </table:table-cell>
          <table:table-cell office:value-type="string">
            <text:p>Research</text:p>
          </table:table-cell>
          <table:table-cell office:value-type="float" office:value="8464">
            <text:p>8464</text:p>
          </table:table-cell>
          <table:table-cell office:value-type="float" office:value="0">
            <text:p>0</text:p>
          </table:table-cell>
          <table:table-cell office:value-type="float" office:value="56250">
            <text:p>56250</text:p>
          </table:table-cell>
          <table:table-cell office:value-type="float" office:value="71097">
            <text:p>71097</text:p>
          </table:table-cell>
          <table:table-cell office:value-type="float" office:value="79.12">
            <text:p>79,12</text:p>
          </table:table-cell>
          <table:table-cell table:number-columns-repeated="2"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134.57">
            <text:p>134,57</text:p>
          </table:table-cell>
          <table:table-cell office:value-type="string">
            <text:p>MPP</text:p>
          </table:table-cell>
          <table:table-cell office:value-type="string">
            <text:p>Opteron Quad Core 4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office:value-type="string">
            <text:p>CNL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Cray XT4 QuadCore</text:p>
          </table:table-cell>
          <table:table-cell office:value-type="string">
            <text:p>Cray XT</text:p>
          </table:table-cell>
          <table:table-cell office:value-type="string">
            <text:p>Proprietary Network</text:p>
          </table:table-cell>
          <table:table-cell office:value-type="string">
            <text:p>XT4 Internal Interconnec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960">
            <text:p>9960</text:p>
          </table:table-cell>
          <table:table-cell office:value-type="float" office:value="0">
            <text:p>0</text:p>
          </table:table-cell>
          <table:table-cell office:value-type="float" office:value="56124.99">
            <text:p>56124,99</text:p>
          </table:table-cell>
          <table:table-cell office:value-type="float" office:value="100795.2">
            <text:p>100795,2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302.12">
            <text:p>302,12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960">
            <text:p>9960</text:p>
          </table:table-cell>
          <table:table-cell office:value-type="float" office:value="0">
            <text:p>0</text:p>
          </table:table-cell>
          <table:table-cell office:value-type="float" office:value="56124.99">
            <text:p>56124,99</text:p>
          </table:table-cell>
          <table:table-cell office:value-type="float" office:value="100795.2">
            <text:p>100795,2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302.12">
            <text:p>302,12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960">
            <text:p>9960</text:p>
          </table:table-cell>
          <table:table-cell office:value-type="float" office:value="0">
            <text:p>0</text:p>
          </table:table-cell>
          <table:table-cell office:value-type="float" office:value="56124.99">
            <text:p>56124,99</text:p>
          </table:table-cell>
          <table:table-cell office:value-type="float" office:value="100795.2">
            <text:p>100795,2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302.12">
            <text:p>302,12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/>
          <table:table-cell office:value-type="string">
            <text:p>BladeCenter HS22 Cluster (WM), Xeon X5670 6C 2.93 GHz, Infiniband</text:p>
          </table:table-cell>
          <table:table-cell office:value-type="string">
            <text:p>Classified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Classified</text:p>
          </table:table-cell>
          <table:table-cell office:value-type="float" office:value="5412">
            <text:p>5412</text:p>
          </table:table-cell>
          <table:table-cell office:value-type="float" office:value="0">
            <text:p>0</text:p>
          </table:table-cell>
          <table:table-cell office:value-type="float" office:value="55977">
            <text:p>55977</text:p>
          </table:table-cell>
          <table:table-cell office:value-type="float" office:value="63429">
            <text:p>63429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1.86">
            <text:p>151,86</text:p>
          </table:table-cell>
          <table:table-cell office:value-type="float" office:value="368.61">
            <text:p>368,61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/>
          <table:table-cell office:value-type="string">
            <text:p>Cluster Platform 3000 280c G7, Xeon X5672 4C 3.20 GHz, Infiniband QDR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568">
            <text:p>5568</text:p>
          </table:table-cell>
          <table:table-cell office:value-type="float" office:value="0">
            <text:p>0</text:p>
          </table:table-cell>
          <table:table-cell office:value-type="float" office:value="55957">
            <text:p>55957</text:p>
          </table:table-cell>
          <table:table-cell office:value-type="float" office:value="71270.4">
            <text:p>71270,4</text:p>
          </table:table-cell>
          <table:table-cell office:value-type="float" office:value="78.51">
            <text:p>78,5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2 4C 3.20GHz</text:p>
          </table:table-cell>
          <table:table-cell office:value-type="string">
            <text:p>Intel Nehalem</text:p>
          </table:table-cell>
          <table:table-cell office:value-type="float" office:value="3200">
            <text:p>3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6xx (Westmere-EP)</text:p>
          </table:table-cell>
          <table:table-cell office:value-type="string">
            <text:p>Cluster Platform 3000 280c G7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/>
          <table:table-cell office:value-type="string">
            <text:p>xSeries x3650M2 Cluster, Xeon QC E55xx 2.26 Ghz, GigE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Japan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1640">
            <text:p>11640</text:p>
          </table:table-cell>
          <table:table-cell office:value-type="float" office:value="0">
            <text:p>0</text:p>
          </table:table-cell>
          <table:table-cell office:value-type="float" office:value="55944.75">
            <text:p>55944,75</text:p>
          </table:table-cell>
          <table:table-cell office:value-type="float" office:value="105551.52">
            <text:p>105551,5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109.7">
            <text:p>109,7</text:p>
          </table:table-cell>
          <table:table-cell office:value-type="string">
            <text:p>Cluster</text:p>
          </table:table-cell>
          <table:table-cell office:value-type="string">
            <text:p>Xeon E5520 4C 2.27GHz</text:p>
          </table:table-cell>
          <table:table-cell office:value-type="string">
            <text:p>Intel EM64T</text:p>
          </table:table-cell>
          <table:table-cell office:value-type="float" office:value="2267">
            <text:p>2267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650M2 Cluster Xeon QC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9072">
            <text:p>9072</text:p>
          </table:table-cell>
          <table:table-cell office:value-type="float" office:value="0">
            <text:p>0</text:p>
          </table:table-cell>
          <table:table-cell office:value-type="float" office:value="55804.7">
            <text:p>55804,7</text:p>
          </table:table-cell>
          <table:table-cell office:value-type="float" office:value="106323.8">
            <text:p>106323,8</text:p>
          </table:table-cell>
          <table:table-cell office:value-type="float" office:value="52.49">
            <text:p>52,4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9072">
            <text:p>9072</text:p>
          </table:table-cell>
          <table:table-cell office:value-type="float" office:value="0">
            <text:p>0</text:p>
          </table:table-cell>
          <table:table-cell office:value-type="float" office:value="55804.7">
            <text:p>55804,7</text:p>
          </table:table-cell>
          <table:table-cell office:value-type="float" office:value="106323.8">
            <text:p>106323,8</text:p>
          </table:table-cell>
          <table:table-cell office:value-type="float" office:value="52.49">
            <text:p>52,4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/>
          <table:table-cell office:value-type="string">
            <text:p>BladeCenter HS22 Cluster, Xeon QC E5xx 2.53 GHz, GigEthernet</text:p>
          </table:table-cell>
          <table:table-cell office:value-type="string">
            <text:p>Network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856">
            <text:p>9856</text:p>
          </table:table-cell>
          <table:table-cell office:value-type="float" office:value="0">
            <text:p>0</text:p>
          </table:table-cell>
          <table:table-cell office:value-type="float" office:value="55755">
            <text:p>55755</text:p>
          </table:table-cell>
          <table:table-cell office:value-type="float" office:value="99742.72">
            <text:p>99742,72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11.61">
            <text:p>311,61</text:p>
          </table:table-cell>
          <table:table-cell office:value-type="float" office:value="178.93">
            <text:p>178,9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/>
          <table:table-cell office:value-type="string">
            <text:p>BladeCenter HS22 Cluster, Xeon QC E5xx 2.53 GHz, GigEthernet</text:p>
          </table:table-cell>
          <table:table-cell office:value-type="string">
            <text:p>Network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856">
            <text:p>9856</text:p>
          </table:table-cell>
          <table:table-cell office:value-type="float" office:value="0">
            <text:p>0</text:p>
          </table:table-cell>
          <table:table-cell office:value-type="float" office:value="55755">
            <text:p>55755</text:p>
          </table:table-cell>
          <table:table-cell office:value-type="float" office:value="99742.72">
            <text:p>99742,72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11.61">
            <text:p>311,61</text:p>
          </table:table-cell>
          <table:table-cell office:value-type="float" office:value="178.93">
            <text:p>178,9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/>
          <table:table-cell office:value-type="string">
            <text:p>iDataPlex, Xeon X55xx QC 2.8 GHz, Infiniband</text:p>
          </table:table-cell>
          <table:table-cell office:value-type="string">
            <text:p>Geoscienc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048">
            <text:p>6048</text:p>
          </table:table-cell>
          <table:table-cell office:value-type="float" office:value="0">
            <text:p>0</text:p>
          </table:table-cell>
          <table:table-cell office:value-type="float" office:value="55727">
            <text:p>55727</text:p>
          </table:table-cell>
          <table:table-cell office:value-type="float" office:value="67738">
            <text:p>67738</text:p>
          </table:table-cell>
          <table:table-cell office:value-type="float" office:value="82.27">
            <text:p>82,27</text:p>
          </table:table-cell>
          <table:table-cell table:number-columns-repeated="2" office:value-type="float" office:value="0">
            <text:p>0</text:p>
          </table:table-cell>
          <table:table-cell office:value-type="float" office:value="211.68">
            <text:p>211,68</text:p>
          </table:table-cell>
          <table:table-cell office:value-type="float" office:value="263.26">
            <text:p>263,26</text:p>
          </table:table-cell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/>
          <table:table-cell office:value-type="string">
            <text:p>iDataPlex, Xeon X55xx QC 2.8 GHz, Infiniband</text:p>
          </table:table-cell>
          <table:table-cell office:value-type="string">
            <text:p>Geoscienc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048">
            <text:p>6048</text:p>
          </table:table-cell>
          <table:table-cell office:value-type="float" office:value="0">
            <text:p>0</text:p>
          </table:table-cell>
          <table:table-cell office:value-type="float" office:value="55727">
            <text:p>55727</text:p>
          </table:table-cell>
          <table:table-cell office:value-type="float" office:value="67738">
            <text:p>67738</text:p>
          </table:table-cell>
          <table:table-cell office:value-type="float" office:value="82.27">
            <text:p>82,27</text:p>
          </table:table-cell>
          <table:table-cell table:number-columns-repeated="2" office:value-type="float" office:value="0">
            <text:p>0</text:p>
          </table:table-cell>
          <table:table-cell office:value-type="float" office:value="211.68">
            <text:p>211,68</text:p>
          </table:table-cell>
          <table:table-cell office:value-type="float" office:value="263.26">
            <text:p>263,26</text:p>
          </table:table-cell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/>
          <table:table-cell office:value-type="string">
            <text:p>iDataPlex, Xeon X55xx QC 2.8 GHz, Infiniband</text:p>
          </table:table-cell>
          <table:table-cell office:value-type="string">
            <text:p>Geoscienc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048">
            <text:p>6048</text:p>
          </table:table-cell>
          <table:table-cell office:value-type="float" office:value="0">
            <text:p>0</text:p>
          </table:table-cell>
          <table:table-cell office:value-type="float" office:value="55727">
            <text:p>55727</text:p>
          </table:table-cell>
          <table:table-cell office:value-type="float" office:value="67738">
            <text:p>67738</text:p>
          </table:table-cell>
          <table:table-cell office:value-type="float" office:value="82.27">
            <text:p>82,27</text:p>
          </table:table-cell>
          <table:table-cell table:number-columns-repeated="2" office:value-type="float" office:value="0">
            <text:p>0</text:p>
          </table:table-cell>
          <table:table-cell office:value-type="float" office:value="211.68">
            <text:p>211,68</text:p>
          </table:table-cell>
          <table:table-cell office:value-type="float" office:value="263.26">
            <text:p>263,26</text:p>
          </table:table-cell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/>
          <table:table-cell office:value-type="string">
            <text:p>iDataPlex, Xeon X55xx QC 2.8 GHz, Infiniband</text:p>
          </table:table-cell>
          <table:table-cell office:value-type="string">
            <text:p>Geoscience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048">
            <text:p>6048</text:p>
          </table:table-cell>
          <table:table-cell office:value-type="float" office:value="0">
            <text:p>0</text:p>
          </table:table-cell>
          <table:table-cell office:value-type="float" office:value="55727">
            <text:p>55727</text:p>
          </table:table-cell>
          <table:table-cell office:value-type="float" office:value="67738">
            <text:p>67738</text:p>
          </table:table-cell>
          <table:table-cell office:value-type="float" office:value="82.27">
            <text:p>82,27</text:p>
          </table:table-cell>
          <table:table-cell table:number-columns-repeated="2" office:value-type="float" office:value="0">
            <text:p>0</text:p>
          </table:table-cell>
          <table:table-cell office:value-type="float" office:value="211.68">
            <text:p>211,68</text:p>
          </table:table-cell>
          <table:table-cell office:value-type="float" office:value="263.26">
            <text:p>263,26</text:p>
          </table:table-cell>
          <table:table-cell office:value-type="string">
            <text:p>Cluster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/>
          <table:table-cell office:value-type="string">
            <text:p>Cluster Platform 3000 BL460c G7, Xeon X5650 2.66 Ghz, GigE</text:p>
          </table:table-cell>
          <table:table-cell office:value-type="string">
            <text:p>IT Services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014">
            <text:p>10014</text:p>
          </table:table-cell>
          <table:table-cell office:value-type="float" office:value="0">
            <text:p>0</text:p>
          </table:table-cell>
          <table:table-cell office:value-type="float" office:value="55722.1">
            <text:p>55722,1</text:p>
          </table:table-cell>
          <table:table-cell office:value-type="float" office:value="106549">
            <text:p>106549</text:p>
          </table:table-cell>
          <table:table-cell office:value-type="float" office:value="52.3">
            <text:p>52,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/>
          <table:table-cell office:value-type="string">
            <text:p>BladeCenter HS22 Cluster, WM Xeon 6-core 2.66Ghz, Infiniband</text:p>
          </table:table-cell>
          <table:table-cell office:value-type="string">
            <text:p>Classified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Classified</text:p>
          </table:table-cell>
          <table:table-cell office:value-type="float" office:value="5880">
            <text:p>5880</text:p>
          </table:table-cell>
          <table:table-cell office:value-type="float" office:value="0">
            <text:p>0</text:p>
          </table:table-cell>
          <table:table-cell office:value-type="float" office:value="55656">
            <text:p>55656</text:p>
          </table:table-cell>
          <table:table-cell office:value-type="float" office:value="62563">
            <text:p>62563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157.08">
            <text:p>157,08</text:p>
          </table:table-cell>
          <table:table-cell office:value-type="float" office:value="354.32">
            <text:p>354,32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/>
          <table:table-cell office:value-type="string">
            <text:p>BladeCenter HS22 Cluster, WM Xeon 6-core 2.66Ghz, Infiniband</text:p>
          </table:table-cell>
          <table:table-cell office:value-type="string">
            <text:p>Classified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Classified</text:p>
          </table:table-cell>
          <table:table-cell office:value-type="float" office:value="5880">
            <text:p>5880</text:p>
          </table:table-cell>
          <table:table-cell office:value-type="float" office:value="0">
            <text:p>0</text:p>
          </table:table-cell>
          <table:table-cell office:value-type="float" office:value="55656">
            <text:p>55656</text:p>
          </table:table-cell>
          <table:table-cell office:value-type="float" office:value="62563">
            <text:p>62563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157.08">
            <text:p>157,08</text:p>
          </table:table-cell>
          <table:table-cell office:value-type="float" office:value="354.32">
            <text:p>354,32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/>
          <table:table-cell office:value-type="string">
            <text:p>BladeCenter HS22 Cluster, WM Xeon 6-core 2.66Ghz, Infiniband</text:p>
          </table:table-cell>
          <table:table-cell office:value-type="string">
            <text:p>Classified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Classified</text:p>
          </table:table-cell>
          <table:table-cell office:value-type="float" office:value="5880">
            <text:p>5880</text:p>
          </table:table-cell>
          <table:table-cell office:value-type="float" office:value="0">
            <text:p>0</text:p>
          </table:table-cell>
          <table:table-cell office:value-type="float" office:value="55656">
            <text:p>55656</text:p>
          </table:table-cell>
          <table:table-cell office:value-type="float" office:value="62563">
            <text:p>62563</text:p>
          </table:table-cell>
          <table:table-cell office:value-type="float" office:value="88.96">
            <text:p>88,96</text:p>
          </table:table-cell>
          <table:table-cell table:number-columns-repeated="2" office:value-type="float" office:value="0">
            <text:p>0</text:p>
          </table:table-cell>
          <table:table-cell office:value-type="float" office:value="157.08">
            <text:p>157,08</text:p>
          </table:table-cell>
          <table:table-cell office:value-type="float" office:value="354.32">
            <text:p>354,32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/>
          <table:table-cell office:value-type="string">
            <text:p>HP DL180 Cluster G6, Xeon E5620 2.4 GHz, GigE</text:p>
          </table:table-cell>
          <table:table-cell office:value-type="string">
            <text:p>Social NW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120">
            <text:p>11120</text:p>
          </table:table-cell>
          <table:table-cell office:value-type="float" office:value="0">
            <text:p>0</text:p>
          </table:table-cell>
          <table:table-cell office:value-type="float" office:value="55592">
            <text:p>55592</text:p>
          </table:table-cell>
          <table:table-cell office:value-type="float" office:value="106752">
            <text:p>106752</text:p>
          </table:table-cell>
          <table:table-cell office:value-type="float" office:value="52.08">
            <text:p>52,0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HP DL18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/>
          <table:table-cell office:value-type="string">
            <text:p>Cluster Platform 3000 BL460c G7, Xeon X5670 6C 2.93 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042">
            <text:p>9042</text:p>
          </table:table-cell>
          <table:table-cell office:value-type="float" office:value="0">
            <text:p>0</text:p>
          </table:table-cell>
          <table:table-cell office:value-type="float" office:value="55591">
            <text:p>55591</text:p>
          </table:table-cell>
          <table:table-cell office:value-type="float" office:value="105972.24">
            <text:p>105972,24</text:p>
          </table:table-cell>
          <table:table-cell office:value-type="float" office:value="52.46">
            <text:p>52,4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Bank (J)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864">
            <text:p>9864</text:p>
          </table:table-cell>
          <table:table-cell office:value-type="float" office:value="0">
            <text:p>0</text:p>
          </table:table-cell>
          <table:table-cell office:value-type="float" office:value="55584">
            <text:p>55584</text:p>
          </table:table-cell>
          <table:table-cell office:value-type="float" office:value="115606.08">
            <text:p>115606,0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Bank (J)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864">
            <text:p>9864</text:p>
          </table:table-cell>
          <table:table-cell office:value-type="float" office:value="0">
            <text:p>0</text:p>
          </table:table-cell>
          <table:table-cell office:value-type="float" office:value="55584">
            <text:p>55584</text:p>
          </table:table-cell>
          <table:table-cell office:value-type="float" office:value="115606.08">
            <text:p>115606,0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/>
          <table:table-cell office:value-type="string">
            <text:p>iDataPlex, Xeon E55xx QC 2.26 GHz, Infiniband</text:p>
          </table:table-cell>
          <table:table-cell office:value-type="string">
            <text:p>Digital Media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6752">
            <text:p>6752</text:p>
          </table:table-cell>
          <table:table-cell office:value-type="float" office:value="0">
            <text:p>0</text:p>
          </table:table-cell>
          <table:table-cell office:value-type="float" office:value="55573.89">
            <text:p>55573,89</text:p>
          </table:table-cell>
          <table:table-cell office:value-type="float" office:value="61227.14">
            <text:p>61227,14</text:p>
          </table:table-cell>
          <table:table-cell office:value-type="float" office:value="90.77">
            <text:p>90,77</text:p>
          </table:table-cell>
          <table:table-cell table:number-columns-repeated="2" office:value-type="float" office:value="0">
            <text:p>0</text:p>
          </table:table-cell>
          <table:table-cell office:value-type="float" office:value="187.89">
            <text:p>187,89</text:p>
          </table:table-cell>
          <table:table-cell office:value-type="float" office:value="295.78">
            <text:p>295,78</text:p>
          </table:table-cell>
          <table:table-cell office:value-type="string">
            <text:p>Cluster</text:p>
          </table:table-cell>
          <table:table-cell office:value-type="string">
            <text:p>Xeon E5520 4C 2.27GHz</text:p>
          </table:table-cell>
          <table:table-cell office:value-type="string">
            <text:p>Intel EM64T</text:p>
          </table:table-cell>
          <table:table-cell office:value-type="float" office:value="2267">
            <text:p>2267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/>
          <table:table-cell office:value-type="string">
            <text:p>Cluster Platform 3000 BL460c, Xeon E5450 4C 3.00GHz, Gigabit Ethernet</text:p>
          </table:table-cell>
          <table:table-cell office:value-type="string">
            <text:p>Logistic Services (C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Industry</text:p>
          </table:table-cell>
          <table:table-cell office:value-type="float" office:value="8800">
            <text:p>8800</text:p>
          </table:table-cell>
          <table:table-cell office:value-type="float" office:value="0">
            <text:p>0</text:p>
          </table:table-cell>
          <table:table-cell office:value-type="float" office:value="55429">
            <text:p>55429</text:p>
          </table:table-cell>
          <table:table-cell office:value-type="float" office:value="105600">
            <text:p>105600</text:p>
          </table:table-cell>
          <table:table-cell office:value-type="float" office:value="52.49">
            <text:p>52,4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460c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/>
          <table:table-cell office:value-type="string">
            <text:p>HP DL160 Cluster G6, Xeon E5640 2.53 GHz, GigE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480">
            <text:p>10480</text:p>
          </table:table-cell>
          <table:table-cell office:value-type="float" office:value="0">
            <text:p>0</text:p>
          </table:table-cell>
          <table:table-cell office:value-type="float" office:value="55366.3">
            <text:p>55366,3</text:p>
          </table:table-cell>
          <table:table-cell office:value-type="float" office:value="106057.6">
            <text:p>106057,6</text:p>
          </table:table-cell>
          <table:table-cell office:value-type="float" office:value="52.2">
            <text:p>52,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/>
          <table:table-cell office:value-type="string">
            <text:p>Cluster Platform 3000 SL160z, Xeon X5650 2.66 GHz, GigE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918">
            <text:p>9918</text:p>
          </table:table-cell>
          <table:table-cell office:value-type="float" office:value="0">
            <text:p>0</text:p>
          </table:table-cell>
          <table:table-cell office:value-type="float" office:value="55208.2">
            <text:p>55208,2</text:p>
          </table:table-cell>
          <table:table-cell office:value-type="float" office:value="105527.5">
            <text:p>105527,5</text:p>
          </table:table-cell>
          <table:table-cell office:value-type="float" office:value="52.32">
            <text:p>52,3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/>
          <table:table-cell office:value-type="string">
            <text:p>Cluster Platform 3000 SL160z, Xeon X5650 2.66 GHz, GigE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918">
            <text:p>9918</text:p>
          </table:table-cell>
          <table:table-cell office:value-type="float" office:value="0">
            <text:p>0</text:p>
          </table:table-cell>
          <table:table-cell office:value-type="float" office:value="55208.2">
            <text:p>55208,2</text:p>
          </table:table-cell>
          <table:table-cell office:value-type="float" office:value="105527.5">
            <text:p>105527,5</text:p>
          </table:table-cell>
          <table:table-cell office:value-type="float" office:value="52.32">
            <text:p>52,3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Cluster Platform 3000 SL160z, Xeon X5650 2.66 GHz, GigE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918">
            <text:p>9918</text:p>
          </table:table-cell>
          <table:table-cell office:value-type="float" office:value="0">
            <text:p>0</text:p>
          </table:table-cell>
          <table:table-cell office:value-type="float" office:value="55208.2">
            <text:p>55208,2</text:p>
          </table:table-cell>
          <table:table-cell office:value-type="float" office:value="105527.5">
            <text:p>105527,5</text:p>
          </table:table-cell>
          <table:table-cell office:value-type="float" office:value="52.32">
            <text:p>52,3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/>
          <table:table-cell office:value-type="string">
            <text:p>BladeCenter HS22 Cluster, Xeon E5540 4C 2.53 GHz, Gigabit Ethernet</text:p>
          </table:table-cell>
          <table:table-cell office:value-type="string">
            <text:p>Network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744">
            <text:p>9744</text:p>
          </table:table-cell>
          <table:table-cell office:value-type="float" office:value="0">
            <text:p>0</text:p>
          </table:table-cell>
          <table:table-cell office:value-type="float" office:value="55122">
            <text:p>55122</text:p>
          </table:table-cell>
          <table:table-cell office:value-type="float" office:value="98609.28">
            <text:p>98609,28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">
            <text:p>308,07</text:p>
          </table:table-cell>
          <table:table-cell office:value-type="float" office:value="178.93">
            <text:p>178,9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/>
          <table:table-cell office:value-type="string">
            <text:p>BladeCenter HS22 Cluster, Xeon E5540 4C 2.53 GHz, Gigabit Ethernet</text:p>
          </table:table-cell>
          <table:table-cell office:value-type="string">
            <text:p>Network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744">
            <text:p>9744</text:p>
          </table:table-cell>
          <table:table-cell office:value-type="float" office:value="0">
            <text:p>0</text:p>
          </table:table-cell>
          <table:table-cell office:value-type="float" office:value="55122">
            <text:p>55122</text:p>
          </table:table-cell>
          <table:table-cell office:value-type="float" office:value="98609.28">
            <text:p>98609,28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">
            <text:p>308,07</text:p>
          </table:table-cell>
          <table:table-cell office:value-type="float" office:value="178.93">
            <text:p>178,9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/>
          <table:table-cell office:value-type="string">
            <text:p>Power 575, p6 4.7 GHz, Infiniband</text:p>
          </table:table-cell>
          <table:table-cell office:value-type="string">
            <text:p>Indian Institute of Tropical Meteorology</text:p>
          </table:table-cell>
          <table:table-cell office:value-type="string">
            <text:p>IBM</text:p>
          </table:table-cell>
          <table:table-cell office:value-type="string">
            <text:p>India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3744">
            <text:p>3744</text:p>
          </table:table-cell>
          <table:table-cell office:value-type="float" office:value="0">
            <text:p>0</text:p>
          </table:table-cell>
          <table:table-cell office:value-type="float" office:value="55110">
            <text:p>55110</text:p>
          </table:table-cell>
          <table:table-cell office:value-type="float" office:value="70387.2">
            <text:p>70387,2</text:p>
          </table:table-cell>
          <table:table-cell office:value-type="float" office:value="78.3">
            <text:p>78,3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92.16">
            <text:p>92,16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South-central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/>
          <table:table-cell office:value-type="string">
            <text:p>HP DL160 Cluster G6, Xeon E5620 2.4 GHz, GigE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012">
            <text:p>11012</text:p>
          </table:table-cell>
          <table:table-cell office:value-type="float" office:value="0">
            <text:p>0</text:p>
          </table:table-cell>
          <table:table-cell office:value-type="float" office:value="55075.1">
            <text:p>55075,1</text:p>
          </table:table-cell>
          <table:table-cell office:value-type="float" office:value="105715.2">
            <text:p>105715,2</text:p>
          </table:table-cell>
          <table:table-cell office:value-type="float" office:value="52.1">
            <text:p>52,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/>
          <table:table-cell office:value-type="string">
            <text:p>Cluster Platform 3000 BL460c G7, Xeon X5670 6C 2.93 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952">
            <text:p>8952</text:p>
          </table:table-cell>
          <table:table-cell office:value-type="float" office:value="0">
            <text:p>0</text:p>
          </table:table-cell>
          <table:table-cell office:value-type="float" office:value="55054">
            <text:p>55054</text:p>
          </table:table-cell>
          <table:table-cell office:value-type="float" office:value="104917.44">
            <text:p>104917,44</text:p>
          </table:table-cell>
          <table:table-cell office:value-type="float" office:value="52.47">
            <text:p>52,4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/>
          <table:table-cell office:value-type="string">
            <text:p>HP DL180 Cluster G6, Xeon E5540 2.53 GHz, GigE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416">
            <text:p>10416</text:p>
          </table:table-cell>
          <table:table-cell office:value-type="float" office:value="0">
            <text:p>0</text:p>
          </table:table-cell>
          <table:table-cell office:value-type="float" office:value="55041.7">
            <text:p>55041,7</text:p>
          </table:table-cell>
          <table:table-cell office:value-type="float" office:value="105409.9">
            <text:p>105409,9</text:p>
          </table:table-cell>
          <table:table-cell office:value-type="float" office:value="52.22">
            <text:p>52,2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HP DL18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HP DL180 Cluster G6, Xeon E5540 2.53 GHz, GigE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416">
            <text:p>10416</text:p>
          </table:table-cell>
          <table:table-cell office:value-type="float" office:value="0">
            <text:p>0</text:p>
          </table:table-cell>
          <table:table-cell office:value-type="float" office:value="55041.7">
            <text:p>55041,7</text:p>
          </table:table-cell>
          <table:table-cell office:value-type="float" office:value="105409.9">
            <text:p>105409,9</text:p>
          </table:table-cell>
          <table:table-cell office:value-type="float" office:value="52.22">
            <text:p>52,2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HP DL18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732">
            <text:p>9732</text:p>
          </table:table-cell>
          <table:table-cell office:value-type="float" office:value="0">
            <text:p>0</text:p>
          </table:table-cell>
          <table:table-cell office:value-type="float" office:value="54840.21">
            <text:p>54840,21</text:p>
          </table:table-cell>
          <table:table-cell office:value-type="float" office:value="98487.84">
            <text:p>98487,8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95.2">
            <text:p>295,2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732">
            <text:p>9732</text:p>
          </table:table-cell>
          <table:table-cell office:value-type="float" office:value="0">
            <text:p>0</text:p>
          </table:table-cell>
          <table:table-cell office:value-type="float" office:value="54840.21">
            <text:p>54840,21</text:p>
          </table:table-cell>
          <table:table-cell office:value-type="float" office:value="98487.84">
            <text:p>98487,8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95.2">
            <text:p>295,2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Japan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732">
            <text:p>9732</text:p>
          </table:table-cell>
          <table:table-cell office:value-type="float" office:value="0">
            <text:p>0</text:p>
          </table:table-cell>
          <table:table-cell office:value-type="float" office:value="54840.21">
            <text:p>54840,21</text:p>
          </table:table-cell>
          <table:table-cell office:value-type="float" office:value="98487.84">
            <text:p>98487,8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95.2">
            <text:p>295,2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/>
          <table:table-cell office:value-type="string">
            <text:p>Cluster Platform SL165z G7, Opteron 6174 2.2 Ghz, Infiniband</text:p>
          </table:table-cell>
          <table:table-cell office:value-type="string">
            <text:p>Web Content Provider(P)</text:p>
          </table:table-cell>
          <table:table-cell office:value-type="string">
            <text:p>Hewlett-Packard</text:p>
          </table:table-cell>
          <table:table-cell office:value-type="string">
            <text:p>Germany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54806">
            <text:p>54806</text:p>
          </table:table-cell>
          <table:table-cell office:value-type="float" office:value="105600">
            <text:p>105600</text:p>
          </table:table-cell>
          <table:table-cell office:value-type="float" office:value="51.9">
            <text:p>51,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4 12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SL165z G7</text:p>
          </table:table-cell>
          <table:table-cell office:value-type="string">
            <text:p>HP Cluster Platform 3000S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/>
          <table:table-cell office:value-type="string">
            <text:p>Cluster Platform 4000 BL685c G7, Opteron 12C 2.1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2552">
            <text:p>12552</text:p>
          </table:table-cell>
          <table:table-cell office:value-type="float" office:value="0">
            <text:p>0</text:p>
          </table:table-cell>
          <table:table-cell office:value-type="float" office:value="54605.3">
            <text:p>54605,3</text:p>
          </table:table-cell>
          <table:table-cell office:value-type="float" office:value="105436.8">
            <text:p>105436,8</text:p>
          </table:table-cell>
          <table:table-cell office:value-type="float" office:value="51.79">
            <text:p>51,7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4000 BL685c G7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/>
          <table:table-cell office:value-type="string">
            <text:p>Cluster Platform 3000 BL460c, Xeon E5450 4C 3.00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09">
            <text:p>2009</text:p>
          </table:table-cell>
          <table:table-cell office:value-type="string">
            <text:p>Industry</text:p>
          </table:table-cell>
          <table:table-cell office:value-type="float" office:value="8640">
            <text:p>8640</text:p>
          </table:table-cell>
          <table:table-cell office:value-type="float" office:value="0">
            <text:p>0</text:p>
          </table:table-cell>
          <table:table-cell office:value-type="float" office:value="54463">
            <text:p>54463</text:p>
          </table:table-cell>
          <table:table-cell office:value-type="float" office:value="103680">
            <text:p>103680</text:p>
          </table:table-cell>
          <table:table-cell office:value-type="float" office:value="52.53">
            <text:p>52,5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460c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SHIROKANE</text:p>
          </table:table-cell>
          <table:table-cell office:value-type="string">
            <text:p>SunBlade x6250, Xeon E5450 3GHz, Infiniband</text:p>
          </table:table-cell>
          <table:table-cell office:value-type="string">
            <text:p>University of Tokyo/Human Genome Center, IMS</text:p>
          </table:table-cell>
          <table:table-cell office:value-type="string">
            <text:p>Sun Microsystems</text:p>
          </table:table-cell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5760">
            <text:p>5760</text:p>
          </table:table-cell>
          <table:table-cell office:value-type="float" office:value="0">
            <text:p>0</text:p>
          </table:table-cell>
          <table:table-cell office:value-type="float" office:value="54210">
            <text:p>54210</text:p>
          </table:table-cell>
          <table:table-cell office:value-type="float" office:value="69120">
            <text:p>69120</text:p>
          </table:table-cell>
          <table:table-cell office:value-type="float" office:value="78.43">
            <text:p>78,43</text:p>
          </table:table-cell>
          <table:table-cell office:value-type="float" office:value="786712">
            <text:p>786712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Sun Blade x6250</text:p>
          </table:table-cell>
          <table:table-cell office:value-type="string">
            <text:p>Sun Blade System</text:p>
          </table:table-cell>
          <table:table-cell office:value-type="string">
            <text:p>Infiniband</text:p>
          </table:table-cell>
          <table:table-cell office:value-type="string">
            <text:p>Infiniband DDR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/>
          <table:table-cell office:value-type="string">
            <text:p>HP DL180 Cluster G6, Xeon E5540 2.53 GHz, GigE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240">
            <text:p>10240</text:p>
          </table:table-cell>
          <table:table-cell office:value-type="float" office:value="0">
            <text:p>0</text:p>
          </table:table-cell>
          <table:table-cell office:value-type="float" office:value="54148.1">
            <text:p>54148,1</text:p>
          </table:table-cell>
          <table:table-cell office:value-type="float" office:value="103628.8">
            <text:p>103628,8</text:p>
          </table:table-cell>
          <table:table-cell office:value-type="float" office:value="52.25">
            <text:p>52,2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HP DL18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/>
          <table:table-cell office:value-type="string">
            <text:p>HP DL180 Cluster G6, Xeon E5540 2.53 GHz, GigE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240">
            <text:p>10240</text:p>
          </table:table-cell>
          <table:table-cell office:value-type="float" office:value="0">
            <text:p>0</text:p>
          </table:table-cell>
          <table:table-cell office:value-type="float" office:value="54148.1">
            <text:p>54148,1</text:p>
          </table:table-cell>
          <table:table-cell office:value-type="float" office:value="103628.8">
            <text:p>103628,8</text:p>
          </table:table-cell>
          <table:table-cell office:value-type="float" office:value="52.25">
            <text:p>52,2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HP DL18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/>
          <table:table-cell office:value-type="string">
            <text:p>HP DL180 Cluster G6, Xeon E5540 2.53 GHz, GigE</text:p>
          </table:table-cell>
          <table:table-cell office:value-type="string">
            <text:p>Web Company (F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240">
            <text:p>10240</text:p>
          </table:table-cell>
          <table:table-cell office:value-type="float" office:value="0">
            <text:p>0</text:p>
          </table:table-cell>
          <table:table-cell office:value-type="float" office:value="54148.1">
            <text:p>54148,1</text:p>
          </table:table-cell>
          <table:table-cell office:value-type="float" office:value="103628.8">
            <text:p>103628,8</text:p>
          </table:table-cell>
          <table:table-cell office:value-type="float" office:value="52.25">
            <text:p>52,2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HP DL18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/>
          <table:table-cell office:value-type="string">
            <text:p>Cluster Platform 3000 BL460c G7, Xeon X5650 6C 2.66 GHz, Gigabit Ethernet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720">
            <text:p>9720</text:p>
          </table:table-cell>
          <table:table-cell office:value-type="float" office:value="0">
            <text:p>0</text:p>
          </table:table-cell>
          <table:table-cell office:value-type="float" office:value="54139">
            <text:p>54139</text:p>
          </table:table-cell>
          <table:table-cell office:value-type="float" office:value="103420.8">
            <text:p>103420,8</text:p>
          </table:table-cell>
          <table:table-cell office:value-type="float" office:value="52.35">
            <text:p>52,3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/>
          <table:table-cell office:value-type="string">
            <text:p>Cluster Platform 3000 BL460c G7, Xeon X5650 6C 2.66 GHz, Gigabit Ethernet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720">
            <text:p>9720</text:p>
          </table:table-cell>
          <table:table-cell office:value-type="float" office:value="0">
            <text:p>0</text:p>
          </table:table-cell>
          <table:table-cell office:value-type="float" office:value="54139">
            <text:p>54139</text:p>
          </table:table-cell>
          <table:table-cell office:value-type="float" office:value="103420.8">
            <text:p>103420,8</text:p>
          </table:table-cell>
          <table:table-cell office:value-type="float" office:value="52.35">
            <text:p>52,3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/>
          <table:table-cell office:value-type="string">
            <text:p>Cluster Platform SL160z, Xeon L5520 4C 2.26 GHz, Gigabit Ethernet</text:p>
          </table:table-cell>
          <table:table-cell office:value-type="string">
            <text:p>Financial Institution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504">
            <text:p>11504</text:p>
          </table:table-cell>
          <table:table-cell office:value-type="float" office:value="0">
            <text:p>0</text:p>
          </table:table-cell>
          <table:table-cell office:value-type="float" office:value="54077">
            <text:p>54077</text:p>
          </table:table-cell>
          <table:table-cell office:value-type="float" office:value="103996.16">
            <text:p>103996,16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520 4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L55xx (Nehalem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/>
          <table:table-cell office:value-type="string">
            <text:p>Cluster Platform 3000 BL460c G7, Xeon X5675 6C 3.06 GHz, Infiniband QDR</text:p>
          </table:table-cell>
          <table:table-cell office:value-type="string">
            <text:p>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628">
            <text:p>5628</text:p>
          </table:table-cell>
          <table:table-cell office:value-type="float" office:value="0">
            <text:p>0</text:p>
          </table:table-cell>
          <table:table-cell office:value-type="float" office:value="54072">
            <text:p>54072</text:p>
          </table:table-cell>
          <table:table-cell office:value-type="float" office:value="68886.72">
            <text:p>68886,72</text:p>
          </table:table-cell>
          <table:table-cell office:value-type="float" office:value="78.49">
            <text:p>78,4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5 6C 3.06GHz</text:p>
          </table:table-cell>
          <table:table-cell office:value-type="string">
            <text:p>Intel Nehalem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/>
          <table:table-cell office:value-type="string">
            <text:p>BladeCenter HS22 Cluster (WM), Xeon E5649 6C 2.53 GHz, Gigabit Ethernet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576">
            <text:p>9576</text:p>
          </table:table-cell>
          <table:table-cell office:value-type="float" office:value="0">
            <text:p>0</text:p>
          </table:table-cell>
          <table:table-cell office:value-type="float" office:value="53961">
            <text:p>53961</text:p>
          </table:table-cell>
          <table:table-cell office:value-type="float" office:value="96909">
            <text:p>96909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44.24">
            <text:p>244,24</text:p>
          </table:table-cell>
          <table:table-cell office:value-type="float" office:value="220.93">
            <text:p>220,93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/>
          <table:table-cell office:value-type="string">
            <text:p>Cluster Platform 4000 BL685c G7, Opteron 6172 12C 2.10 GHz, 10G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184">
            <text:p>8184</text:p>
          </table:table-cell>
          <table:table-cell office:value-type="float" office:value="0">
            <text:p>0</text:p>
          </table:table-cell>
          <table:table-cell office:value-type="float" office:value="53429">
            <text:p>53429</text:p>
          </table:table-cell>
          <table:table-cell office:value-type="float" office:value="68745.6">
            <text:p>68745,6</text:p>
          </table:table-cell>
          <table:table-cell office:value-type="float" office:value="77.72">
            <text:p>77,7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4000 BL685c G7</text:p>
          </table:table-cell>
          <table:table-cell office:value-type="string">
            <text:p>HP Cluster Platform 4000BL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/>
          <table:table-cell office:value-type="string">
            <text:p>iDataPlex, Xeon X56xx 6C 2.66 GHz, GigE</text:p>
          </table:table-cell>
          <table:table-cell office:value-type="string">
            <text:p>Financial Institution (P)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80">
            <text:p>9480</text:p>
          </table:table-cell>
          <table:table-cell office:value-type="float" office:value="0">
            <text:p>0</text:p>
          </table:table-cell>
          <table:table-cell office:value-type="float" office:value="53420">
            <text:p>53420</text:p>
          </table:table-cell>
          <table:table-cell office:value-type="float" office:value="100867">
            <text:p>100867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248.03">
            <text:p>248,03</text:p>
          </table:table-cell>
          <table:table-cell office:value-type="float" office:value="215.38">
            <text:p>215,3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/>
          <table:table-cell office:value-type="string">
            <text:p>iDataPlex, Xeon X56xx 6C 2.66 GHz, GigE</text:p>
          </table:table-cell>
          <table:table-cell office:value-type="string">
            <text:p>Financial Institution (P)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80">
            <text:p>9480</text:p>
          </table:table-cell>
          <table:table-cell office:value-type="float" office:value="0">
            <text:p>0</text:p>
          </table:table-cell>
          <table:table-cell office:value-type="float" office:value="53420">
            <text:p>53420</text:p>
          </table:table-cell>
          <table:table-cell office:value-type="float" office:value="100867">
            <text:p>100867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248.03">
            <text:p>248,03</text:p>
          </table:table-cell>
          <table:table-cell office:value-type="float" office:value="215.38">
            <text:p>215,38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iDataPlex</text:p>
          </table:table-cell>
          <table:table-cell office:value-type="string">
            <text:p>IBM iDataPlex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/>
          <table:table-cell office:value-type="string">
            <text:p>SGI Altix ICE 8200EX, Xeon X5560 2.8 GHz/X5675 3.06 GHz, Infiniband</text:p>
          </table:table-cell>
          <table:table-cell office:value-type="string">
            <text:p>ONERA</text:p>
          </table:table-cell>
          <table:table-cell office:value-type="string">
            <text:p>SGI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4992">
            <text:p>4992</text:p>
          </table:table-cell>
          <table:table-cell office:value-type="float" office:value="0">
            <text:p>0</text:p>
          </table:table-cell>
          <table:table-cell office:value-type="float" office:value="53300">
            <text:p>53300</text:p>
          </table:table-cell>
          <table:table-cell office:value-type="float" office:value="57907.2">
            <text:p>57907,2</text:p>
          </table:table-cell>
          <table:table-cell office:value-type="float" office:value="92.04">
            <text:p>92,04</text:p>
          </table:table-cell>
          <table:table-cell office:value-type="float" office:value="1418760">
            <text:p>141876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Xeon X5560 4C 2.80GHz</text:p>
          </table:table-cell>
          <table:table-cell office:value-type="string">
            <text:p>Intel EM64T</text:p>
          </table:table-cell>
          <table:table-cell office:value-type="float" office:value="2800">
            <text:p>2800</text:p>
          </table:table-cell>
          <table:table-cell office:value-type="string">
            <text:p>SLES10 + SGI ProPack 5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GI Altix ICE 8200EX</text:p>
          </table:table-cell>
          <table:table-cell office:value-type="string">
            <text:p>SGI Altix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/>
          <table:table-cell office:value-type="string">
            <text:p>xSeries x3650M3 Cluster, Xeon E5649 6C 2.53 GHz, Gigabit Ethernet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44">
            <text:p>9444</text:p>
          </table:table-cell>
          <table:table-cell office:value-type="float" office:value="0">
            <text:p>0</text:p>
          </table:table-cell>
          <table:table-cell office:value-type="float" office:value="53217">
            <text:p>53217</text:p>
          </table:table-cell>
          <table:table-cell office:value-type="float" office:value="95573">
            <text:p>95573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6.47">
            <text:p>286,47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/>
          <table:table-cell office:value-type="string">
            <text:p>xSeries x3650M3 Cluster, Xeon E5649 6C 2.53 GHz, Gigabit Ethernet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44">
            <text:p>9444</text:p>
          </table:table-cell>
          <table:table-cell office:value-type="float" office:value="0">
            <text:p>0</text:p>
          </table:table-cell>
          <table:table-cell office:value-type="float" office:value="53217">
            <text:p>53217</text:p>
          </table:table-cell>
          <table:table-cell office:value-type="float" office:value="95573">
            <text:p>95573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6.47">
            <text:p>286,47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/>
          <table:table-cell office:value-type="string">
            <text:p>HP DL160 Cluster G6, Xeon E5620 4C 2.40 GHz, Gigabit Ethernet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608">
            <text:p>10608</text:p>
          </table:table-cell>
          <table:table-cell office:value-type="float" office:value="0">
            <text:p>0</text:p>
          </table:table-cell>
          <table:table-cell office:value-type="float" office:value="53132">
            <text:p>53132</text:p>
          </table:table-cell>
          <table:table-cell office:value-type="float" office:value="101836.8">
            <text:p>101836,8</text:p>
          </table:table-cell>
          <table:table-cell office:value-type="float" office:value="52.17">
            <text:p>52,1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/>
          <table:table-cell office:value-type="string">
            <text:p>HP DL160 Cluster G6, Xeon E5620 4C 2.40 GHz, Gigabit Ethernet</text:p>
          </table:table-cell>
          <table:table-cell office:value-type="string">
            <text:p>Web Content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608">
            <text:p>10608</text:p>
          </table:table-cell>
          <table:table-cell office:value-type="float" office:value="0">
            <text:p>0</text:p>
          </table:table-cell>
          <table:table-cell office:value-type="float" office:value="53132">
            <text:p>53132</text:p>
          </table:table-cell>
          <table:table-cell office:value-type="float" office:value="101836.8">
            <text:p>101836,8</text:p>
          </table:table-cell>
          <table:table-cell office:value-type="float" office:value="52.17">
            <text:p>52,1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HP DL16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/>
          <table:table-cell office:value-type="string">
            <text:p>xSeries x3650M3, Xeon X56xx 2.53 GHz, GigE</text:p>
          </table:table-cell>
          <table:table-cell office:value-type="string">
            <text:p>Internet Service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20">
            <text:p>9420</text:p>
          </table:table-cell>
          <table:table-cell office:value-type="float" office:value="0">
            <text:p>0</text:p>
          </table:table-cell>
          <table:table-cell office:value-type="float" office:value="53082.07">
            <text:p>53082,07</text:p>
          </table:table-cell>
          <table:table-cell office:value-type="float" office:value="95330.4">
            <text:p>95330,4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74">
            <text:p>285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Vienna Scientific Cluster</text:p>
          </table:table-cell>
          <table:table-cell office:value-type="string">
            <text:p>Sun Blade x2270/Supermicro SC827T-R1400, Xeon X5550 2.66 Ghz, Infiniband QDR</text:p>
          </table:table-cell>
          <table:table-cell office:value-type="string">
            <text:p>Technische Universitaet Wien</text:p>
          </table:table-cell>
          <table:table-cell office:value-type="string">
            <text:p>Sun Microsystems</text:p>
          </table:table-cell>
          <table:table-cell office:value-type="string">
            <text:p>Austria</text:p>
          </table:table-cell>
          <table:table-cell office:value-type="float" office:value="2011">
            <text:p>2011</text:p>
          </table:table-cell>
          <table:table-cell office:value-type="string">
            <text:p>Academic</text:p>
          </table:table-cell>
          <table:table-cell office:value-type="float" office:value="5472">
            <text:p>5472</text:p>
          </table:table-cell>
          <table:table-cell office:value-type="float" office:value="0">
            <text:p>0</text:p>
          </table:table-cell>
          <table:table-cell office:value-type="float" office:value="53070">
            <text:p>53070</text:p>
          </table:table-cell>
          <table:table-cell office:value-type="float" office:value="58375">
            <text:p>58375</text:p>
          </table:table-cell>
          <table:table-cell office:value-type="float" office:value="90.91">
            <text:p>90,9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office:value-type="string">
            <text:p>Cell OS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Sun Blade X2270</text:p>
          </table:table-cell>
          <table:table-cell office:value-type="string">
            <text:p>Sun Blade System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Razor-II</text:p>
          </table:table-cell>
          <table:table-cell office:value-type="string">
            <text:p>Altus 704 Cluster, 6C Opteron 8431 2.4 Ghz, Infiniband</text:p>
          </table:table-cell>
          <table:table-cell office:value-type="string">
            <text:p>Georgia Institute of Technology</text:p>
          </table:table-cell>
          <table:table-cell office:value-type="string">
            <text:p>Penguin Computing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Research</text:p>
          </table:table-cell>
          <table:table-cell office:value-type="float" office:value="8640">
            <text:p>8640</text:p>
          </table:table-cell>
          <table:table-cell office:value-type="float" office:value="0">
            <text:p>0</text:p>
          </table:table-cell>
          <table:table-cell office:value-type="float" office:value="53050">
            <text:p>53050</text:p>
          </table:table-cell>
          <table:table-cell office:value-type="float" office:value="82944">
            <text:p>82944</text:p>
          </table:table-cell>
          <table:table-cell office:value-type="float" office:value="63.96">
            <text:p>63,96</text:p>
          </table:table-cell>
          <table:table-cell office:value-type="float" office:value="1152000">
            <text:p>1152000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15.65">
            <text:p>215,65</text:p>
          </table:table-cell>
          <table:table-cell office:value-type="string">
            <text:p>Cluster</text:p>
          </table:table-cell>
          <table:table-cell office:value-type="string">
            <text:p>Opteron Six Core 6C 2.40GHz</text:p>
          </table:table-cell>
          <table:table-cell office:value-type="string">
            <text:p>AMD x86_64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Opteron Six Core</text:p>
          </table:table-cell>
          <table:table-cell office:value-type="string">
            <text:p>Altus 704 Cluster</text:p>
          </table:table-cell>
          <table:table-cell office:value-type="string">
            <text:p>Penguin Computing Cluster</text:p>
          </table:table-cell>
          <table:table-cell office:value-type="string">
            <text:p>Infiniband</text:p>
          </table:table-cell>
          <table:table-cell office:value-type="string">
            <text:p>Infinband DDR 4x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Thunderbird</text:p>
          </table:table-cell>
          <table:table-cell office:value-type="string">
            <text:p>PowerEdge 1850, 3.6 GHz, Infiniband</text:p>
          </table:table-cell>
          <table:table-cell office:value-type="string">
            <text:p>NNSA/Sandia National Laboratories</text:p>
          </table:table-cell>
          <table:table-cell office:value-type="string">
            <text:p>Dell</text:p>
          </table:table-cell>
          <table:table-cell office:value-type="string">
            <text:p>United States</text:p>
          </table:table-cell>
          <table:table-cell office:value-type="float" office:value="2006">
            <text:p>2006</text:p>
          </table:table-cell>
          <table:table-cell office:value-type="string">
            <text:p>Research</text:p>
          </table:table-cell>
          <table:table-cell office:value-type="float" office:value="9024">
            <text:p>9024</text:p>
          </table:table-cell>
          <table:table-cell office:value-type="float" office:value="0">
            <text:p>0</text:p>
          </table:table-cell>
          <table:table-cell office:value-type="float" office:value="53000">
            <text:p>53000</text:p>
          </table:table-cell>
          <table:table-cell office:value-type="float" office:value="64972.8">
            <text:p>64972,8</text:p>
          </table:table-cell>
          <table:table-cell office:value-type="float" office:value="81.57">
            <text:p>81,5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M64T <text:s/>3.60GHz</text:p>
          </table:table-cell>
          <table:table-cell office:value-type="string">
            <text:p>Intel EM64T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">
            <text:p>1</text:p>
          </table:table-cell>
          <table:table-cell office:value-type="string">
            <text:p>Xeon EM64T</text:p>
          </table:table-cell>
          <table:table-cell office:value-type="string">
            <text:p>PowerEdge 1850</text:p>
          </table:table-cell>
          <table:table-cell office:value-type="string">
            <text:p>Dell PowerEdge Clus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/>
          <table:table-cell office:value-type="string">
            <text:p>Cluster Platform 3000 SL160z, Xeon L55xx 2.26 GHz, GigE</text:p>
          </table:table-cell>
          <table:table-cell office:value-type="string">
            <text:p>Financial Institution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264">
            <text:p>11264</text:p>
          </table:table-cell>
          <table:table-cell office:value-type="float" office:value="0">
            <text:p>0</text:p>
          </table:table-cell>
          <table:table-cell office:value-type="float" office:value="52997.9">
            <text:p>52997,9</text:p>
          </table:table-cell>
          <table:table-cell office:value-type="float" office:value="101826.6">
            <text:p>101826,6</text:p>
          </table:table-cell>
          <table:table-cell office:value-type="float" office:value="52.05">
            <text:p>52,0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L5520 4C 2.26GHz</text:p>
          </table:table-cell>
          <table:table-cell office:value-type="string">
            <text:p>Intel EM64T</text:p>
          </table:table-cell>
          <table:table-cell office:value-type="float" office:value="2260">
            <text:p>22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L55xx (Nehalem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/>
          <table:table-cell office:value-type="string">
            <text:p>Cluster Platform 3000 BL460c G6, Xeon X5650 6C 2.66 GHz, Gigabit Ethernet</text:p>
          </table:table-cell>
          <table:table-cell office:value-type="string">
            <text:p>Logistic Services (C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504">
            <text:p>9504</text:p>
          </table:table-cell>
          <table:table-cell office:value-type="float" office:value="0">
            <text:p>0</text:p>
          </table:table-cell>
          <table:table-cell office:value-type="float" office:value="52987">
            <text:p>52987</text:p>
          </table:table-cell>
          <table:table-cell office:value-type="float" office:value="101122.56">
            <text:p>101122,56</text:p>
          </table:table-cell>
          <table:table-cell office:value-type="float" office:value="52.4">
            <text:p>52,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/>
          <table:table-cell office:value-type="string">
            <text:p>Cluster Platform 3000 SL160z, Xeon X5550 2.66 GHz, GigE</text:p>
          </table:table-cell>
          <table:table-cell office:value-type="string">
            <text:p>Logistic Services (E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92">
            <text:p>9492</text:p>
          </table:table-cell>
          <table:table-cell office:value-type="float" office:value="0">
            <text:p>0</text:p>
          </table:table-cell>
          <table:table-cell office:value-type="float" office:value="52922.9">
            <text:p>52922,9</text:p>
          </table:table-cell>
          <table:table-cell office:value-type="float" office:value="100994.9">
            <text:p>100994,9</text:p>
          </table:table-cell>
          <table:table-cell office:value-type="float" office:value="52.4">
            <text:p>52,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/>
          <table:table-cell office:value-type="string">
            <text:p>Cluster Platform 3000 SL160z, Xeon X5550 2.66 GHz, GigE</text:p>
          </table:table-cell>
          <table:table-cell office:value-type="string">
            <text:p>Logistic Services (E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92">
            <text:p>9492</text:p>
          </table:table-cell>
          <table:table-cell office:value-type="float" office:value="0">
            <text:p>0</text:p>
          </table:table-cell>
          <table:table-cell office:value-type="float" office:value="52922.9">
            <text:p>52922,9</text:p>
          </table:table-cell>
          <table:table-cell office:value-type="float" office:value="100994.9">
            <text:p>100994,9</text:p>
          </table:table-cell>
          <table:table-cell office:value-type="float" office:value="52.4">
            <text:p>52,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/>
          <table:table-cell office:value-type="string">
            <text:p>Cluster Platform 3000 SL160z, Xeon X5550 2.66 GHz, GigE</text:p>
          </table:table-cell>
          <table:table-cell office:value-type="string">
            <text:p>Logistic Services (E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92">
            <text:p>9492</text:p>
          </table:table-cell>
          <table:table-cell office:value-type="float" office:value="0">
            <text:p>0</text:p>
          </table:table-cell>
          <table:table-cell office:value-type="float" office:value="52922.9">
            <text:p>52922,9</text:p>
          </table:table-cell>
          <table:table-cell office:value-type="float" office:value="100994.9">
            <text:p>100994,9</text:p>
          </table:table-cell>
          <table:table-cell office:value-type="float" office:value="52.4">
            <text:p>52,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/>
          <table:table-cell office:value-type="string">
            <text:p>Cluster Platform 3000 SL160z, Xeon X5550 2.66 GHz, GigE</text:p>
          </table:table-cell>
          <table:table-cell office:value-type="string">
            <text:p>Logistic Services (E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492">
            <text:p>9492</text:p>
          </table:table-cell>
          <table:table-cell office:value-type="float" office:value="0">
            <text:p>0</text:p>
          </table:table-cell>
          <table:table-cell office:value-type="float" office:value="52922.9">
            <text:p>52922,9</text:p>
          </table:table-cell>
          <table:table-cell office:value-type="float" office:value="100994.9">
            <text:p>100994,9</text:p>
          </table:table-cell>
          <table:table-cell office:value-type="float" office:value="52.4">
            <text:p>52,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Cluster Platform SL160z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/>
          <table:table-cell office:value-type="string">
            <text:p>iDataPlex DX360M3, Xeon 2.93, Infiniband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52874.12">
            <text:p>52874,12</text:p>
          </table:table-cell>
          <table:table-cell office:value-type="float" office:value="59912.64">
            <text:p>59912,64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9.75">
            <text:p>159,75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/>
          <table:table-cell office:value-type="string">
            <text:p>iDataPlex DX360M3, Xeon 2.93, Infiniband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52874.12">
            <text:p>52874,12</text:p>
          </table:table-cell>
          <table:table-cell office:value-type="float" office:value="59912.64">
            <text:p>59912,64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9.75">
            <text:p>159,75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/>
          <table:table-cell office:value-type="string">
            <text:p>iDataPlex DX360M3, Xeon 2.93, Infiniband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52874.12">
            <text:p>52874,12</text:p>
          </table:table-cell>
          <table:table-cell office:value-type="float" office:value="59912.64">
            <text:p>59912,64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9.75">
            <text:p>159,75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/>
          <table:table-cell office:value-type="string">
            <text:p>iDataPlex DX360M3, Xeon 2.93, Infiniband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52874.12">
            <text:p>52874,12</text:p>
          </table:table-cell>
          <table:table-cell office:value-type="float" office:value="59912.64">
            <text:p>59912,64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9.75">
            <text:p>159,75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/>
          <table:table-cell office:value-type="string">
            <text:p>iDataPlex DX360M3, Xeon 2.93, Infiniband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52874.12">
            <text:p>52874,12</text:p>
          </table:table-cell>
          <table:table-cell office:value-type="float" office:value="59912.64">
            <text:p>59912,64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9.75">
            <text:p>159,75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/>
          <table:table-cell office:value-type="string">
            <text:p>iDataPlex DX360M3, Xeon 2.93, Infiniband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52874.12">
            <text:p>52874,12</text:p>
          </table:table-cell>
          <table:table-cell office:value-type="float" office:value="59912.64">
            <text:p>59912,64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9.75">
            <text:p>159,75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/>
          <table:table-cell office:value-type="string">
            <text:p>iDataPlex DX360M3, Xeon 2.93, Infiniband</text:p>
          </table:table-cell>
          <table:table-cell office:value-type="string">
            <text:p>Geoscience (P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112">
            <text:p>5112</text:p>
          </table:table-cell>
          <table:table-cell office:value-type="float" office:value="0">
            <text:p>0</text:p>
          </table:table-cell>
          <table:table-cell office:value-type="float" office:value="52874.12">
            <text:p>52874,12</text:p>
          </table:table-cell>
          <table:table-cell office:value-type="float" office:value="59912.64">
            <text:p>59912,64</text:p>
          </table:table-cell>
          <table:table-cell office:value-type="float" office:value="88.25">
            <text:p>88,25</text:p>
          </table:table-cell>
          <table:table-cell table:number-columns-repeated="2" office:value-type="float" office:value="0">
            <text:p>0</text:p>
          </table:table-cell>
          <table:table-cell office:value-type="float" office:value="159.75">
            <text:p>159,75</text:p>
          </table:table-cell>
          <table:table-cell office:value-type="float" office:value="330.98">
            <text:p>330,98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iDataPlex DX360M3</text:p>
          </table:table-cell>
          <table:table-cell office:value-type="string">
            <text:p>IBM iDataPlex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Tera-10</text:p>
          </table:table-cell>
          <table:table-cell office:value-type="string">
            <text:p>NovaScale 5160, Itanium2 1.6 GHz, Quadrics</text:p>
          </table:table-cell>
          <table:table-cell office:value-type="string">
            <text:p>Commissariat a l'Energie Atomique (CEA)</text:p>
          </table:table-cell>
          <table:table-cell office:value-type="string">
            <text:p>Bull SA</text:p>
          </table:table-cell>
          <table:table-cell office:value-type="string">
            <text:p>France</text:p>
          </table:table-cell>
          <table:table-cell office:value-type="float" office:value="2006">
            <text:p>2006</text:p>
          </table:table-cell>
          <table:table-cell office:value-type="string">
            <text:p>Research</text:p>
          </table:table-cell>
          <table:table-cell office:value-type="float" office:value="9968">
            <text:p>9968</text:p>
          </table:table-cell>
          <table:table-cell office:value-type="float" office:value="0">
            <text:p>0</text:p>
          </table:table-cell>
          <table:table-cell office:value-type="float" office:value="52840">
            <text:p>52840</text:p>
          </table:table-cell>
          <table:table-cell office:value-type="float" office:value="63795.2">
            <text:p>63795,2</text:p>
          </table:table-cell>
          <table:table-cell office:value-type="float" office:value="82.83">
            <text:p>82,8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onstellations</text:p>
          </table:table-cell>
          <table:table-cell office:value-type="string">
            <text:p>Itanium2 Montecito Dual Core 2C 1.60GHz</text:p>
          </table:table-cell>
          <table:table-cell office:value-type="string">
            <text:p>Intel IA-64</text:p>
          </table:table-cell>
          <table:table-cell office:value-type="float" office:value="1600">
            <text:p>16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Itanium2 Montecito Dual Core</text:p>
          </table:table-cell>
          <table:table-cell office:value-type="string">
            <text:p>NovaScale 5160</text:p>
          </table:table-cell>
          <table:table-cell office:value-type="string">
            <text:p>Bull SMP Cluster</text:p>
          </table:table-cell>
          <table:table-cell table:number-columns-repeated="2" office:value-type="string">
            <text:p>Quadrics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/>
          <table:table-cell office:value-type="string">
            <text:p>xSeries x3650M2 Cluster, Xeon QC E55xx 2.53 Ghz, GigE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336">
            <text:p>9336</text:p>
          </table:table-cell>
          <table:table-cell office:value-type="float" office:value="0">
            <text:p>0</text:p>
          </table:table-cell>
          <table:table-cell office:value-type="float" office:value="52814">
            <text:p>52814</text:p>
          </table:table-cell>
          <table:table-cell office:value-type="float" office:value="94480">
            <text:p>94480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283.19">
            <text:p>283,19</text:p>
          </table:table-cell>
          <table:table-cell office:value-type="float" office:value="186.5">
            <text:p>186,5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650M2 Cluster Xeon QC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/>
          <table:table-cell office:value-type="string">
            <text:p>xSeries x3650M2 Cluster, Xeon QC E55xx 2.53 Ghz, GigE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336">
            <text:p>9336</text:p>
          </table:table-cell>
          <table:table-cell office:value-type="float" office:value="0">
            <text:p>0</text:p>
          </table:table-cell>
          <table:table-cell office:value-type="float" office:value="52814">
            <text:p>52814</text:p>
          </table:table-cell>
          <table:table-cell office:value-type="float" office:value="94480">
            <text:p>94480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283.19">
            <text:p>283,19</text:p>
          </table:table-cell>
          <table:table-cell office:value-type="float" office:value="186.5">
            <text:p>186,5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650M2 Cluster Xeon QC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/>
          <table:table-cell office:value-type="string">
            <text:p>xSeries x3650M2 Cluster, Xeon QC E55xx 2.53 Ghz, GigE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336">
            <text:p>9336</text:p>
          </table:table-cell>
          <table:table-cell office:value-type="float" office:value="0">
            <text:p>0</text:p>
          </table:table-cell>
          <table:table-cell office:value-type="float" office:value="52814">
            <text:p>52814</text:p>
          </table:table-cell>
          <table:table-cell office:value-type="float" office:value="94480">
            <text:p>94480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283.19">
            <text:p>283,19</text:p>
          </table:table-cell>
          <table:table-cell office:value-type="float" office:value="186.5">
            <text:p>186,5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650M2 Cluster Xeon QC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/>
          <table:table-cell office:value-type="string">
            <text:p>xSeries x3650M2 Cluster, Xeon QC E55xx 2.53 Ghz, GigE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336">
            <text:p>9336</text:p>
          </table:table-cell>
          <table:table-cell office:value-type="float" office:value="0">
            <text:p>0</text:p>
          </table:table-cell>
          <table:table-cell office:value-type="float" office:value="52814">
            <text:p>52814</text:p>
          </table:table-cell>
          <table:table-cell office:value-type="float" office:value="94480">
            <text:p>94480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283.19">
            <text:p>283,19</text:p>
          </table:table-cell>
          <table:table-cell office:value-type="float" office:value="186.5">
            <text:p>186,5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650M2 Cluster Xeon QC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/>
          <table:table-cell office:value-type="string">
            <text:p>Power 575, p6 4.7 GHz, Infiniband</text:p>
          </table:table-cell>
          <table:table-cell office:value-type="string">
            <text:p>IDRIS</text:p>
          </table:table-cell>
          <table:table-cell office:value-type="string">
            <text:p>IBM</text:p>
          </table:table-cell>
          <table:table-cell office:value-type="string">
            <text:p>France</text:p>
          </table:table-cell>
          <table:table-cell office:value-type="float" office:value="2008">
            <text:p>2008</text:p>
          </table:table-cell>
          <table:table-cell office:value-type="string">
            <text:p>Academic</text:p>
          </table:table-cell>
          <table:table-cell office:value-type="float" office:value="3584">
            <text:p>3584</text:p>
          </table:table-cell>
          <table:table-cell office:value-type="float" office:value="0">
            <text:p>0</text:p>
          </table:table-cell>
          <table:table-cell office:value-type="float" office:value="52810">
            <text:p>52810</text:p>
          </table:table-cell>
          <table:table-cell office:value-type="float" office:value="67379.2">
            <text:p>67379,2</text:p>
          </table:table-cell>
          <table:table-cell office:value-type="float" office:value="78.38">
            <text:p>78,38</text:p>
          </table:table-cell>
          <table:table-cell table:number-columns-repeated="2"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92.33">
            <text:p>92,33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/>
          <table:table-cell office:value-type="string">
            <text:p>Cluster Platform 4000 BL465c G7, 12C Opteron 2.2Ghz, Infiniband</text:p>
          </table:table-cell>
          <table:table-cell office:value-type="string">
            <text:p>Carrillo Business Technologies, Inc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7704">
            <text:p>7704</text:p>
          </table:table-cell>
          <table:table-cell office:value-type="float" office:value="0">
            <text:p>0</text:p>
          </table:table-cell>
          <table:table-cell office:value-type="float" office:value="52789.2">
            <text:p>52789,2</text:p>
          </table:table-cell>
          <table:table-cell office:value-type="float" office:value="67795.2">
            <text:p>67795,2</text:p>
          </table:table-cell>
          <table:table-cell office:value-type="float" office:value="77.87">
            <text:p>77,8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4 12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4000 BL465c G7</text:p>
          </table:table-cell>
          <table:table-cell office:value-type="string">
            <text:p>HP Cluster Platform 4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8556">
            <text:p>8556</text:p>
          </table:table-cell>
          <table:table-cell office:value-type="float" office:value="0">
            <text:p>0</text:p>
          </table:table-cell>
          <table:table-cell office:value-type="float" office:value="52734.1">
            <text:p>52734,1</text:p>
          </table:table-cell>
          <table:table-cell office:value-type="float" office:value="100276.3">
            <text:p>100276,3</text:p>
          </table:table-cell>
          <table:table-cell office:value-type="float" office:value="52.59">
            <text:p>52,59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/>
          <table:table-cell office:value-type="string">
            <text:p>xSeries x3650M2 Cluster Xeon QC GT 2.66 GHz, GigEthernet</text:p>
          </table:table-cell>
          <table:table-cell office:value-type="string">
            <text:p>Digital Media</text:p>
          </table:table-cell>
          <table:table-cell office:value-type="string">
            <text:p>IBM</text:p>
          </table:table-cell>
          <table:table-cell office:value-type="string">
            <text:p>Singapore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304">
            <text:p>9304</text:p>
          </table:table-cell>
          <table:table-cell office:value-type="float" office:value="0">
            <text:p>0</text:p>
          </table:table-cell>
          <table:table-cell office:value-type="float" office:value="52633">
            <text:p>52633</text:p>
          </table:table-cell>
          <table:table-cell office:value-type="float" office:value="98995">
            <text:p>98995</text:p>
          </table:table-cell>
          <table:table-cell office:value-type="float" office:value="53.17">
            <text:p>53,17</text:p>
          </table:table-cell>
          <table:table-cell table:number-columns-repeated="2" office:value-type="float" office:value="0">
            <text:p>0</text:p>
          </table:table-cell>
          <table:table-cell office:value-type="float" office:value="408.21">
            <text:p>408,21</text:p>
          </table:table-cell>
          <table:table-cell office:value-type="float" office:value="128.94">
            <text:p>128,94</text:p>
          </table:table-cell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xSeries x3650 Cluster Xeon quad core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South-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/>
          <table:table-cell office:value-type="string">
            <text:p>HP DL180 Cluster G6, Xeon E5620 4C 2.40 GHz, Gigabit Ethernet</text:p>
          </table:table-cell>
          <table:table-cell office:value-type="string">
            <text:p>Internet Service</text:p>
          </table:table-cell>
          <table:table-cell office:value-type="string">
            <text:p>Hewlett-Packard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0464">
            <text:p>10464</text:p>
          </table:table-cell>
          <table:table-cell office:value-type="float" office:value="0">
            <text:p>0</text:p>
          </table:table-cell>
          <table:table-cell office:value-type="float" office:value="52418">
            <text:p>52418</text:p>
          </table:table-cell>
          <table:table-cell office:value-type="float" office:value="100454.4">
            <text:p>100454,4</text:p>
          </table:table-cell>
          <table:table-cell office:value-type="float" office:value="52.18">
            <text:p>52,1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62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6xx (Westmere-EP)</text:p>
          </table:table-cell>
          <table:table-cell office:value-type="string">
            <text:p>HP DL180 Cluster G6</text:p>
          </table:table-cell>
          <table:table-cell office:value-type="string">
            <text:p>HP Cluster Platform 3000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/>
          <table:table-cell office:value-type="string">
            <text:p>BladeCenter HS22 Cluster, WM Xeon 6-core 2.66Ghz, GigE</text:p>
          </table:table-cell>
          <table:table-cell office:value-type="string">
            <text:p>Telecommunication Company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300">
            <text:p>9300</text:p>
          </table:table-cell>
          <table:table-cell office:value-type="float" office:value="0">
            <text:p>0</text:p>
          </table:table-cell>
          <table:table-cell office:value-type="float" office:value="52406">
            <text:p>52406</text:p>
          </table:table-cell>
          <table:table-cell office:value-type="float" office:value="98952">
            <text:p>98952</text:p>
          </table:table-cell>
          <table:table-cell office:value-type="float" office:value="52.96">
            <text:p>52,96</text:p>
          </table:table-cell>
          <table:table-cell table:number-columns-repeated="2" office:value-type="float" office:value="0">
            <text:p>0</text:p>
          </table:table-cell>
          <table:table-cell office:value-type="float" office:value="248.44">
            <text:p>248,44</text:p>
          </table:table-cell>
          <table:table-cell office:value-type="float" office:value="210.94">
            <text:p>210,94</text:p>
          </table:table-cell>
          <table:table-cell office:value-type="string">
            <text:p>Cluster</text:p>
          </table:table-cell>
          <table:table-cell office:value-type="string">
            <text:p>Xeon X5650 6C 2.66GHz</text:p>
          </table:table-cell>
          <table:table-cell office:value-type="string">
            <text:p>Intel Nehalem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BladeCenter HS22 Cluster (WM)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/>
          <table:table-cell office:value-type="string">
            <text:p>xSeries x3550M3, Xeon X56xx 2.53 GHz, GigE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288">
            <text:p>9288</text:p>
          </table:table-cell>
          <table:table-cell office:value-type="float" office:value="0">
            <text:p>0</text:p>
          </table:table-cell>
          <table:table-cell office:value-type="float" office:value="52338">
            <text:p>52338</text:p>
          </table:table-cell>
          <table:table-cell office:value-type="float" office:value="93994.56">
            <text:p>93994,56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1.74">
            <text:p>281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5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/>
          <table:table-cell office:value-type="string">
            <text:p>xSeries x3550M3, Xeon X56xx 2.53 GHz, GigE</text:p>
          </table:table-cell>
          <table:table-cell office:value-type="string">
            <text:p>Service Provider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288">
            <text:p>9288</text:p>
          </table:table-cell>
          <table:table-cell office:value-type="float" office:value="0">
            <text:p>0</text:p>
          </table:table-cell>
          <table:table-cell office:value-type="float" office:value="52338">
            <text:p>52338</text:p>
          </table:table-cell>
          <table:table-cell office:value-type="float" office:value="93994.56">
            <text:p>93994,56</text:p>
          </table:table-cell>
          <table:table-cell office:value-type="float" office:value="55.68">
            <text:p>55,68</text:p>
          </table:table-cell>
          <table:table-cell table:number-columns-repeated="2" office:value-type="float" office:value="0">
            <text:p>0</text:p>
          </table:table-cell>
          <table:table-cell office:value-type="float" office:value="281.74">
            <text:p>281,74</text:p>
          </table:table-cell>
          <table:table-cell office:value-type="float" office:value="185.77">
            <text:p>185,77</text:p>
          </table:table-cell>
          <table:table-cell office:value-type="string">
            <text:p>Cluster</text:p>
          </table:table-cell>
          <table:table-cell office:value-type="string">
            <text:p>Xeon E5649 6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E56xx (Westmere-EP)</text:p>
          </table:table-cell>
          <table:table-cell office:value-type="string">
            <text:p>xSeries x35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/>
          <table:table-cell office:value-type="string">
            <text:p>Cluster Platform 4000 BL465c G7, Opteron 6174 12C 2.20 GHz, Gigabit Ethernet</text:p>
          </table:table-cell>
          <table:table-cell office:value-type="string">
            <text:p>IT Services Provider (C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448">
            <text:p>11448</text:p>
          </table:table-cell>
          <table:table-cell office:value-type="float" office:value="0">
            <text:p>0</text:p>
          </table:table-cell>
          <table:table-cell office:value-type="float" office:value="52318">
            <text:p>52318</text:p>
          </table:table-cell>
          <table:table-cell office:value-type="float" office:value="100742.4">
            <text:p>100742,4</text:p>
          </table:table-cell>
          <table:table-cell office:value-type="float" office:value="51.93">
            <text:p>51,9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4 12C 2.20GHz</text:p>
          </table:table-cell>
          <table:table-cell office:value-type="string">
            <text:p>AMD x86_64</text:p>
          </table:table-cell>
          <table:table-cell office:value-type="float" office:value="2200">
            <text:p>22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4000 BL465c G7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Financial Institution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472">
            <text:p>8472</text:p>
          </table:table-cell>
          <table:table-cell office:value-type="float" office:value="0">
            <text:p>0</text:p>
          </table:table-cell>
          <table:table-cell office:value-type="float" office:value="52233">
            <text:p>52233</text:p>
          </table:table-cell>
          <table:table-cell office:value-type="float" office:value="99291.84">
            <text:p>99291,84</text:p>
          </table:table-cell>
          <table:table-cell office:value-type="float" office:value="52.61">
            <text:p>52,6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Coates</text:p>
          </table:table-cell>
          <table:table-cell office:value-type="string">
            <text:p>Cluster Platform 3000 DL165, Opteron 2.5 GHz, 10GigE</text:p>
          </table:table-cell>
          <table:table-cell office:value-type="string">
            <text:p>Purdue University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Academic</text:p>
          </table:table-cell>
          <table:table-cell office:value-type="float" office:value="7944">
            <text:p>7944</text:p>
          </table:table-cell>
          <table:table-cell office:value-type="float" office:value="0">
            <text:p>0</text:p>
          </table:table-cell>
          <table:table-cell office:value-type="float" office:value="52192.1">
            <text:p>52192,1</text:p>
          </table:table-cell>
          <table:table-cell office:value-type="float" office:value="79440">
            <text:p>79440</text:p>
          </table:table-cell>
          <table:table-cell office:value-type="float" office:value="65.7">
            <text:p>65,7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Quad Core 4C 2.50GHz</text:p>
          </table:table-cell>
          <table:table-cell office:value-type="string">
            <text:p>AMD x86_64</text:p>
          </table:table-cell>
          <table:table-cell office:value-type="float" office:value="2500">
            <text:p>25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HP DL165 Cluster</text:p>
          </table:table-cell>
          <table:table-cell office:value-type="string">
            <text:p>HP Cluster Platform 3000</text:p>
          </table:table-cell>
          <table:table-cell office:value-type="string">
            <text:p>Gigabit Ethernet</text:p>
          </table:table-cell>
          <table:table-cell office:value-type="string">
            <text:p>10G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/>
          <table:table-cell office:value-type="string">
            <text:p>Cluster Platform 3000 BL460c G7, Xeon X5670 6C 2.93 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466">
            <text:p>8466</text:p>
          </table:table-cell>
          <table:table-cell office:value-type="float" office:value="0">
            <text:p>0</text:p>
          </table:table-cell>
          <table:table-cell office:value-type="float" office:value="52152">
            <text:p>52152</text:p>
          </table:table-cell>
          <table:table-cell office:value-type="float" office:value="99221.52">
            <text:p>99221,52</text:p>
          </table:table-cell>
          <table:table-cell office:value-type="float" office:value="52.56">
            <text:p>52,5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7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/>
          <table:table-cell office:value-type="string">
            <text:p>Cluster Platform 4000 BL465c, Opteron 2389 4C 2.90 GHz, Gigabit Ethernet</text:p>
          </table:table-cell>
          <table:table-cell office:value-type="string">
            <text:p>IT Service Provider (D)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512">
            <text:p>8512</text:p>
          </table:table-cell>
          <table:table-cell office:value-type="float" office:value="0">
            <text:p>0</text:p>
          </table:table-cell>
          <table:table-cell office:value-type="float" office:value="51934">
            <text:p>51934</text:p>
          </table:table-cell>
          <table:table-cell office:value-type="float" office:value="98739.2">
            <text:p>98739,2</text:p>
          </table:table-cell>
          <table:table-cell office:value-type="float" office:value="52.6">
            <text:p>52,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2389 4C 2.90GHz</text:p>
          </table:table-cell>
          <table:table-cell office:value-type="string">
            <text:p>AMD x86_64</text:p>
          </table:table-cell>
          <table:table-cell office:value-type="float" office:value="2900">
            <text:p>29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Cluster Platform 4000 BL465c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Brutus</text:p>
          </table:table-cell>
          <table:table-cell office:value-type="string">
            <text:p>Sun Blade X6440, Opteron 2.5 Ghz, Infiniband QDR</text:p>
          </table:table-cell>
          <table:table-cell office:value-type="string">
            <text:p>ETH Zuerich</text:p>
          </table:table-cell>
          <table:table-cell office:value-type="string">
            <text:p>Sun Microsystems</text:p>
          </table:table-cell>
          <table:table-cell office:value-type="string">
            <text:p>Switzerland</text:p>
          </table:table-cell>
          <table:table-cell office:value-type="float" office:value="2009">
            <text:p>2009</text:p>
          </table:table-cell>
          <table:table-cell office:value-type="string">
            <text:p>Academic</text:p>
          </table:table-cell>
          <table:table-cell office:value-type="float" office:value="6464">
            <text:p>6464</text:p>
          </table:table-cell>
          <table:table-cell office:value-type="float" office:value="0">
            <text:p>0</text:p>
          </table:table-cell>
          <table:table-cell office:value-type="float" office:value="51880">
            <text:p>51880</text:p>
          </table:table-cell>
          <table:table-cell office:value-type="float" office:value="64640">
            <text:p>64640</text:p>
          </table:table-cell>
          <table:table-cell office:value-type="float" office:value="80.26">
            <text:p>80,26</text:p>
          </table:table-cell>
          <table:table-cell office:value-type="float" office:value="1032192">
            <text:p>103219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341.32">
            <text:p>341,32</text:p>
          </table:table-cell>
          <table:table-cell office:value-type="string">
            <text:p>Cluster</text:p>
          </table:table-cell>
          <table:table-cell office:value-type="string">
            <text:p>Opteron Quad Core 4C 2.50GHz</text:p>
          </table:table-cell>
          <table:table-cell office:value-type="string">
            <text:p>AMD x86_64</text:p>
          </table:table-cell>
          <table:table-cell office:value-type="float" office:value="2500">
            <text:p>25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Opteron Quad Core</text:p>
          </table:table-cell>
          <table:table-cell office:value-type="string">
            <text:p>Sun Blade x6440</text:p>
          </table:table-cell>
          <table:table-cell office:value-type="string">
            <text:p>Sun Blade System</text:p>
          </table:table-cell>
          <table:table-cell table:number-columns-repeated="2" office:value-type="string">
            <text:p>Infiniband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UKMO B</text:p>
          </table:table-cell>
          <table:table-cell office:value-type="string">
            <text:p>Power 575, p6 4.7 GHz, Infiniband</text:p>
          </table:table-cell>
          <table:table-cell office:value-type="string">
            <text:p>United Kingdom Meteorological Office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3520">
            <text:p>3520</text:p>
          </table:table-cell>
          <table:table-cell office:value-type="float" office:value="0">
            <text:p>0</text:p>
          </table:table-cell>
          <table:table-cell office:value-type="float" office:value="51863.33">
            <text:p>51863,33</text:p>
          </table:table-cell>
          <table:table-cell office:value-type="float" office:value="66176">
            <text:p>66176</text:p>
          </table:table-cell>
          <table:table-cell office:value-type="float" office:value="78.37">
            <text:p>78,37</text:p>
          </table:table-cell>
          <table:table-cell table:number-columns-repeated="2"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92.28">
            <text:p>92,28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UKMO A</text:p>
          </table:table-cell>
          <table:table-cell office:value-type="string">
            <text:p>Power 575, p6 4.7 GHz, Infiniband</text:p>
          </table:table-cell>
          <table:table-cell office:value-type="string">
            <text:p>United Kingdom Meteorological Office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3520">
            <text:p>3520</text:p>
          </table:table-cell>
          <table:table-cell office:value-type="float" office:value="0">
            <text:p>0</text:p>
          </table:table-cell>
          <table:table-cell office:value-type="float" office:value="51863.33">
            <text:p>51863,33</text:p>
          </table:table-cell>
          <table:table-cell office:value-type="float" office:value="66176">
            <text:p>66176</text:p>
          </table:table-cell>
          <table:table-cell office:value-type="float" office:value="78.37">
            <text:p>78,37</text:p>
          </table:table-cell>
          <table:table-cell table:number-columns-repeated="2"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92.28">
            <text:p>92,28</text:p>
          </table:table-cell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pSeries 575</text:p>
          </table:table-cell>
          <table:table-cell office:value-type="string">
            <text:p>IBM pSeries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192">
            <text:p>9192</text:p>
          </table:table-cell>
          <table:table-cell office:value-type="float" office:value="0">
            <text:p>0</text:p>
          </table:table-cell>
          <table:table-cell office:value-type="float" office:value="51797.17">
            <text:p>51797,17</text:p>
          </table:table-cell>
          <table:table-cell office:value-type="float" office:value="107730.24">
            <text:p>107730,24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292.61">
            <text:p>292,61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192">
            <text:p>9192</text:p>
          </table:table-cell>
          <table:table-cell office:value-type="float" office:value="0">
            <text:p>0</text:p>
          </table:table-cell>
          <table:table-cell office:value-type="float" office:value="51797.17">
            <text:p>51797,17</text:p>
          </table:table-cell>
          <table:table-cell office:value-type="float" office:value="107730.24">
            <text:p>107730,24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292.61">
            <text:p>292,61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192">
            <text:p>9192</text:p>
          </table:table-cell>
          <table:table-cell office:value-type="float" office:value="0">
            <text:p>0</text:p>
          </table:table-cell>
          <table:table-cell office:value-type="float" office:value="51797.17">
            <text:p>51797,17</text:p>
          </table:table-cell>
          <table:table-cell office:value-type="float" office:value="107730.24">
            <text:p>107730,24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292.61">
            <text:p>292,61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/>
          <table:table-cell office:value-type="string">
            <text:p>Power 775, POWER7 8C 3.84 GHz, Custom</text:p>
          </table:table-cell>
          <table:table-cell office:value-type="string">
            <text:p>ECMWF</text:p>
          </table:table-cell>
          <table:table-cell office:value-type="string">
            <text:p>IBM</text:p>
          </table:table-cell>
          <table:table-cell office:value-type="string">
            <text:p>United Kingdom</text:p>
          </table:table-cell>
          <table:table-cell office:value-type="float" office:value="2011">
            <text:p>2011</text:p>
          </table:table-cell>
          <table:table-cell office:value-type="string">
            <text:p>Research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51462">
            <text:p>51462</text:p>
          </table:table-cell>
          <table:table-cell office:value-type="float" office:value="62849.02">
            <text:p>62849,02</text:p>
          </table:table-cell>
          <table:table-cell office:value-type="float" office:value="81.88">
            <text:p>81,88</text:p>
          </table:table-cell>
          <table:table-cell table:number-columns-repeated="2" office:value-type="float" office:value="0">
            <text:p>0</text:p>
          </table:table-cell>
          <table:table-cell office:value-type="float" office:value="125.37">
            <text:p>125,37</text:p>
          </table:table-cell>
          <table:table-cell office:value-type="float" office:value="410.48">
            <text:p>410,48</text:p>
          </table:table-cell>
          <table:table-cell office:value-type="string">
            <text:p>MPP</text:p>
          </table:table-cell>
          <table:table-cell office:value-type="string">
            <text:p>POWER7 8C 3.83GHz</text:p>
          </table:table-cell>
          <table:table-cell office:value-type="string">
            <text:p>Power</text:p>
          </table:table-cell>
          <table:table-cell office:value-type="float" office:value="3830">
            <text:p>383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8">
            <text:p>8</text:p>
          </table:table-cell>
          <table:table-cell office:value-type="string">
            <text:p>POWER7</text:p>
          </table:table-cell>
          <table:table-cell office:value-type="string">
            <text:p>Power 775</text:p>
          </table:table-cell>
          <table:table-cell office:value-type="string">
            <text:p>IBM pSeries</text:p>
          </table:table-cell>
          <table:table-cell office:value-type="string">
            <text:p>Custom Interconnect</text:p>
          </table:table-cell>
          <table:table-cell office:value-type="string">
            <text:p>Custom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Hawk</text:p>
          </table:table-cell>
          <table:table-cell office:value-type="string">
            <text:p>Altix 4700 1.6 GHz</text:p>
          </table:table-cell>
          <table:table-cell office:value-type="string">
            <text:p>Air Force Research Laboratory - ARFL DSRC</text:p>
          </table:table-cell>
          <table:table-cell office:value-type="string">
            <text:p>SGI</text:p>
          </table:table-cell>
          <table:table-cell office:value-type="string">
            <text:p>United States</text:p>
          </table:table-cell>
          <table:table-cell office:value-type="float" office:value="2007">
            <text:p>2007</text:p>
          </table:table-cell>
          <table:table-cell office:value-type="string">
            <text:p>Research</text:p>
          </table:table-cell>
          <table:table-cell office:value-type="float" office:value="9216">
            <text:p>9216</text:p>
          </table:table-cell>
          <table:table-cell office:value-type="float" office:value="0">
            <text:p>0</text:p>
          </table:table-cell>
          <table:table-cell office:value-type="float" office:value="51441">
            <text:p>51441</text:p>
          </table:table-cell>
          <table:table-cell office:value-type="float" office:value="58982">
            <text:p>58982</text:p>
          </table:table-cell>
          <table:table-cell office:value-type="float" office:value="87.21">
            <text:p>87,21</text:p>
          </table:table-cell>
          <table:table-cell office:value-type="float" office:value="1260000">
            <text:p>12600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Itanium 2 Dual Core 2C 1.60GHz</text:p>
          </table:table-cell>
          <table:table-cell office:value-type="string">
            <text:p>Intel IA-64</text:p>
          </table:table-cell>
          <table:table-cell office:value-type="float" office:value="1600">
            <text:p>1600</text:p>
          </table:table-cell>
          <table:table-cell office:value-type="string">
            <text:p>SUSE Linux Enterprise Server 10</text:p>
          </table:table-cell>
          <table:table-cell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Itanium 2 Dual Core</text:p>
          </table:table-cell>
          <table:table-cell office:value-type="string">
            <text:p>SGI Altix 4700</text:p>
          </table:table-cell>
          <table:table-cell office:value-type="string">
            <text:p>SGI Altix</text:p>
          </table:table-cell>
          <table:table-cell table:number-columns-repeated="2" office:value-type="string">
            <text:p>NUMAlink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/>
          <table:table-cell office:value-type="string">
            <text:p>Cluster Platform 4000 BL685c G7, Opteron 12C 2.1 Ghz, GigE</text:p>
          </table:table-cell>
          <table:table-cell office:value-type="string">
            <text:p>Web Company (C)</text:p>
          </table:table-cell>
          <table:table-cell office:value-type="string">
            <text:p>Hewlett-Packard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11784">
            <text:p>11784</text:p>
          </table:table-cell>
          <table:table-cell office:value-type="float" office:value="0">
            <text:p>0</text:p>
          </table:table-cell>
          <table:table-cell office:value-type="float" office:value="51416.3">
            <text:p>51416,3</text:p>
          </table:table-cell>
          <table:table-cell office:value-type="float" office:value="98985.6">
            <text:p>98985,6</text:p>
          </table:table-cell>
          <table:table-cell office:value-type="float" office:value="51.94">
            <text:p>51,9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Opteron 6172 12C 2.10GHz</text:p>
          </table:table-cell>
          <table:table-cell office:value-type="string">
            <text:p>AMD x86_64</text:p>
          </table:table-cell>
          <table:table-cell office:value-type="float" office:value="2100">
            <text:p>21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12">
            <text:p>12</text:p>
          </table:table-cell>
          <table:table-cell office:value-type="string">
            <text:p>Opteron 12 Core</text:p>
          </table:table-cell>
          <table:table-cell office:value-type="string">
            <text:p>Cluster Platform 4000 BL685c G7</text:p>
          </table:table-cell>
          <table:table-cell office:value-type="string">
            <text:p>HP Cluster Platform 4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334">
            <text:p>8334</text:p>
          </table:table-cell>
          <table:table-cell office:value-type="float" office:value="0">
            <text:p>0</text:p>
          </table:table-cell>
          <table:table-cell office:value-type="float" office:value="51409.2">
            <text:p>51409,2</text:p>
          </table:table-cell>
          <table:table-cell office:value-type="float" office:value="97647.5">
            <text:p>97647,5</text:p>
          </table:table-cell>
          <table:table-cell office:value-type="float" office:value="52.65">
            <text:p>52,6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334">
            <text:p>8334</text:p>
          </table:table-cell>
          <table:table-cell office:value-type="float" office:value="0">
            <text:p>0</text:p>
          </table:table-cell>
          <table:table-cell office:value-type="float" office:value="51409.2">
            <text:p>51409,2</text:p>
          </table:table-cell>
          <table:table-cell office:value-type="float" office:value="97647.5">
            <text:p>97647,5</text:p>
          </table:table-cell>
          <table:table-cell office:value-type="float" office:value="52.65">
            <text:p>52,6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/>
          <table:table-cell office:value-type="string">
            <text:p>Cluster Platform 3000 BL460c G6, Xeon E5670 2.9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8334">
            <text:p>8334</text:p>
          </table:table-cell>
          <table:table-cell office:value-type="float" office:value="0">
            <text:p>0</text:p>
          </table:table-cell>
          <table:table-cell office:value-type="float" office:value="51409.2">
            <text:p>51409,2</text:p>
          </table:table-cell>
          <table:table-cell office:value-type="float" office:value="97647.5">
            <text:p>97647,5</text:p>
          </table:table-cell>
          <table:table-cell office:value-type="float" office:value="52.65">
            <text:p>52,6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/>
          <table:table-cell office:value-type="string">
            <text:p>Cluster Platform 3000 BL460c G6, Xeon E5530 4C 2.40 GHz, Gigabit Ethernet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Denmark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10240">
            <text:p>10240</text:p>
          </table:table-cell>
          <table:table-cell office:value-type="float" office:value="0">
            <text:p>0</text:p>
          </table:table-cell>
          <table:table-cell office:value-type="float" office:value="51366">
            <text:p>51366</text:p>
          </table:table-cell>
          <table:table-cell office:value-type="float" office:value="98304">
            <text:p>98304</text:p>
          </table:table-cell>
          <table:table-cell office:value-type="float" office:value="52.25">
            <text:p>52,2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530 4C 2.40GHz</text:p>
          </table:table-cell>
          <table:table-cell office:value-type="string">
            <text:p>Intel EM64T</text:p>
          </table:table-cell>
          <table:table-cell office:value-type="float" office:value="2400">
            <text:p>24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/>
          <table:table-cell office:value-type="string">
            <text:p>BladeCenter HS22 Cluster, Xeon QC GT 2.66 GHz, Infiniband</text:p>
          </table:table-cell>
          <table:table-cell office:value-type="string">
            <text:p>Banking (M)</text:p>
          </table:table-cell>
          <table:table-cell office:value-type="string">
            <text:p>IBM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5568">
            <text:p>5568</text:p>
          </table:table-cell>
          <table:table-cell office:value-type="float" office:value="0">
            <text:p>0</text:p>
          </table:table-cell>
          <table:table-cell office:value-type="float" office:value="51304.05">
            <text:p>51304,05</text:p>
          </table:table-cell>
          <table:table-cell office:value-type="float" office:value="59377.15">
            <text:p>59377,15</text:p>
          </table:table-cell>
          <table:table-cell office:value-type="float" office:value="86.4">
            <text:p>86,4</text:p>
          </table:table-cell>
          <table:table-cell table:number-columns-repeated="2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81.89">
            <text:p>281,89</text:p>
          </table:table-cell>
          <table:table-cell office:value-type="string">
            <text:p>Cluster</text:p>
          </table:table-cell>
          <table:table-cell office:value-type="string">
            <text:p>Xeon X5550 4C 2.66GHz</text:p>
          </table:table-cell>
          <table:table-cell office:value-type="string">
            <text:p>Intel EM64T</text:p>
          </table:table-cell>
          <table:table-cell office:value-type="float" office:value="2660">
            <text:p>266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X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Infiniband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/>
          <table:table-cell office:value-type="string">
            <text:p>Cluster Platform 3000 BL460c G6, Xeon X5670 2.93 GHz, Infiniband</text:p>
          </table:table-cell>
          <table:table-cell office:value-type="string">
            <text:p>Financial Institution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5568">
            <text:p>5568</text:p>
          </table:table-cell>
          <table:table-cell office:value-type="float" office:value="0">
            <text:p>0</text:p>
          </table:table-cell>
          <table:table-cell office:value-type="float" office:value="51235">
            <text:p>51235</text:p>
          </table:table-cell>
          <table:table-cell office:value-type="float" office:value="65257">
            <text:p>65257</text:p>
          </table:table-cell>
          <table:table-cell office:value-type="float" office:value="78.51">
            <text:p>78,5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3000 BL460c G6</text:p>
          </table:table-cell>
          <table:table-cell office:value-type="string">
            <text:p>HP Cluster Platform 3000BL</text:p>
          </table:table-cell>
          <table:table-cell office:value-type="string">
            <text:p>Infiniband</text:p>
          </table:table-cell>
          <table:table-cell office:value-type="string">
            <text:p>Infiniband QDR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/>
          <table:table-cell office:value-type="string">
            <text:p>BladeCenter HS22 Cluster, Xeon QC E5xx 2.53 GHz, GigEthernet</text:p>
          </table:table-cell>
          <table:table-cell office:value-type="string">
            <text:p>Information Service</text:p>
          </table:table-cell>
          <table:table-cell office:value-type="string">
            <text:p>IBM</text:p>
          </table:table-cell>
          <table:table-cell office:value-type="string">
            <text:p>France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056">
            <text:p>9056</text:p>
          </table:table-cell>
          <table:table-cell office:value-type="float" office:value="0">
            <text:p>0</text:p>
          </table:table-cell>
          <table:table-cell office:value-type="float" office:value="51230">
            <text:p>51230</text:p>
          </table:table-cell>
          <table:table-cell office:value-type="float" office:value="91646.72">
            <text:p>91646,72</text:p>
          </table:table-cell>
          <table:table-cell office:value-type="float" office:value="55.9">
            <text:p>55,9</text:p>
          </table:table-cell>
          <table:table-cell table:number-columns-repeated="2" office:value-type="float" office:value="0">
            <text:p>0</text:p>
          </table:table-cell>
          <table:table-cell office:value-type="float" office:value="286.32">
            <text:p>286,32</text:p>
          </table:table-cell>
          <table:table-cell office:value-type="float" office:value="178.93">
            <text:p>178,93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BladeCenter HS22 Cluster</text:p>
          </table:table-cell>
          <table:table-cell office:value-type="string">
            <text:p>IBM BladeCenter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Western Europe</text:p>
          </table:table-cell>
          <table:table-cell office:value-type="string">
            <text:p>Europe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/>
          <table:table-cell office:value-type="string">
            <text:p>Hitachi SR16000 Model L2/121, Power6 4.7Ghz, Infiniband</text:p>
          </table:table-cell>
          <table:table-cell office:value-type="string">
            <text:p>Meteorological Research Institute (MRI)</text:p>
          </table:table-cell>
          <table:table-cell office:value-type="string">
            <text:p>Hitachi</text:p>
          </table:table-cell>
          <table:table-cell office:value-type="string">
            <text:p>Japan</text:p>
          </table:table-cell>
          <table:table-cell office:value-type="float" office:value="2009">
            <text:p>2009</text:p>
          </table:table-cell>
          <table:table-cell office:value-type="string">
            <text:p>Research</text:p>
          </table:table-cell>
          <table:table-cell office:value-type="float" office:value="3872">
            <text:p>3872</text:p>
          </table:table-cell>
          <table:table-cell office:value-type="float" office:value="0">
            <text:p>0</text:p>
          </table:table-cell>
          <table:table-cell office:value-type="float" office:value="51210">
            <text:p>51210</text:p>
          </table:table-cell>
          <table:table-cell office:value-type="float" office:value="72793.6">
            <text:p>72793,6</text:p>
          </table:table-cell>
          <table:table-cell office:value-type="float" office:value="70.35">
            <text:p>70,35</text:p>
          </table:table-cell>
          <table:table-cell office:value-type="float" office:value="844800">
            <text:p>84480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MPP</text:p>
          </table:table-cell>
          <table:table-cell office:value-type="string">
            <text:p>POWER6 2C 4.70GHz</text:p>
          </table:table-cell>
          <table:table-cell office:value-type="string">
            <text:p>Power</text:p>
          </table:table-cell>
          <table:table-cell office:value-type="float" office:value="4700">
            <text:p>4700</text:p>
          </table:table-cell>
          <table:table-cell office:value-type="string">
            <text:p>AIX</text:p>
          </table:table-cell>
          <table:table-cell office:value-type="string">
            <text:p>Unix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string">
            <text:p>POWER6</text:p>
          </table:table-cell>
          <table:table-cell office:value-type="string">
            <text:p>Hitachi SR16000 Model L2</text:p>
          </table:table-cell>
          <table:table-cell office:value-type="string">
            <text:p>Hitachi SR16000</text:p>
          </table:table-cell>
          <table:table-cell table:number-columns-repeated="2" office:value-type="string">
            <text:p>Infiniband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/>
          <table:table-cell office:value-type="string">
            <text:p>xSeries x3650M2 Cluster, Xeon QC E55xx 2.53 Ghz, GigE</text:p>
          </table:table-cell>
          <table:table-cell office:value-type="string">
            <text:p>Engineering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8960">
            <text:p>8960</text:p>
          </table:table-cell>
          <table:table-cell office:value-type="float" office:value="0">
            <text:p>0</text:p>
          </table:table-cell>
          <table:table-cell office:value-type="float" office:value="51203.33">
            <text:p>51203,33</text:p>
          </table:table-cell>
          <table:table-cell office:value-type="float" office:value="90675.2">
            <text:p>90675,2</text:p>
          </table:table-cell>
          <table:table-cell office:value-type="float" office:value="56.47">
            <text:p>56,47</text:p>
          </table:table-cell>
          <table:table-cell table:number-columns-repeated="2"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130.29">
            <text:p>130,29</text:p>
          </table:table-cell>
          <table:table-cell office:value-type="string">
            <text:p>Cluster</text:p>
          </table:table-cell>
          <table:table-cell office:value-type="string">
            <text:p>Xeon E5540 4C 2.53GHz</text:p>
          </table:table-cell>
          <table:table-cell office:value-type="string">
            <text:p>Intel EM64T</text:p>
          </table:table-cell>
          <table:table-cell office:value-type="float" office:value="2530">
            <text:p>25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E55xx (Nehalem-EP)</text:p>
          </table:table-cell>
          <table:table-cell office:value-type="string">
            <text:p>xSeries x3650M2 Cluster Xeon QC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Telecommunication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084">
            <text:p>9084</text:p>
          </table:table-cell>
          <table:table-cell office:value-type="float" office:value="0">
            <text:p>0</text:p>
          </table:table-cell>
          <table:table-cell office:value-type="float" office:value="51188.58">
            <text:p>51188,58</text:p>
          </table:table-cell>
          <table:table-cell office:value-type="float" office:value="106464.48">
            <text:p>106464,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289.17">
            <text:p>289,17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Telecommunication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084">
            <text:p>9084</text:p>
          </table:table-cell>
          <table:table-cell office:value-type="float" office:value="0">
            <text:p>0</text:p>
          </table:table-cell>
          <table:table-cell office:value-type="float" office:value="51188.58">
            <text:p>51188,58</text:p>
          </table:table-cell>
          <table:table-cell office:value-type="float" office:value="106464.48">
            <text:p>106464,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289.17">
            <text:p>289,17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Telecommunication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084">
            <text:p>9084</text:p>
          </table:table-cell>
          <table:table-cell office:value-type="float" office:value="0">
            <text:p>0</text:p>
          </table:table-cell>
          <table:table-cell office:value-type="float" office:value="51188.58">
            <text:p>51188,58</text:p>
          </table:table-cell>
          <table:table-cell office:value-type="float" office:value="106464.48">
            <text:p>106464,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289.17">
            <text:p>289,17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/>
          <table:table-cell office:value-type="string">
            <text:p>xSeries x3650M3, Xeon X56xx 2.93 GHz, GigE</text:p>
          </table:table-cell>
          <table:table-cell office:value-type="string">
            <text:p>Telecommunication Company</text:p>
          </table:table-cell>
          <table:table-cell office:value-type="string">
            <text:p>IBM</text:p>
          </table:table-cell>
          <table:table-cell office:value-type="string">
            <text:p>China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9084">
            <text:p>9084</text:p>
          </table:table-cell>
          <table:table-cell office:value-type="float" office:value="0">
            <text:p>0</text:p>
          </table:table-cell>
          <table:table-cell office:value-type="float" office:value="51188.58">
            <text:p>51188,58</text:p>
          </table:table-cell>
          <table:table-cell office:value-type="float" office:value="106464.48">
            <text:p>106464,48</text:p>
          </table:table-cell>
          <table:table-cell office:value-type="float" office:value="48.08">
            <text:p>48,08</text:p>
          </table:table-cell>
          <table:table-cell table:number-columns-repeated="2" office:value-type="float" office:value="0">
            <text:p>0</text:p>
          </table:table-cell>
          <table:table-cell office:value-type="float" office:value="289.17">
            <text:p>289,17</text:p>
          </table:table-cell>
          <table:table-cell office:value-type="float" office:value="177.02">
            <text:p>177,02</text:p>
          </table:table-cell>
          <table:table-cell office:value-type="string">
            <text:p>Cluster</text:p>
          </table:table-cell>
          <table:table-cell office:value-type="string">
            <text:p>Xeon X5670 6C 2.93GHz</text:p>
          </table:table-cell>
          <table:table-cell office:value-type="string">
            <text:p>Intel Nehalem</text:p>
          </table:table-cell>
          <table:table-cell office:value-type="float" office:value="2930">
            <text:p>29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xSeries x3650M3 Cluster</text:p>
          </table:table-cell>
          <table:table-cell office:value-type="string">
            <text:p>IBM xSeries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Eastern Asia</text:p>
          </table:table-cell>
          <table:table-cell office:value-type="string">
            <text:p>Asia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/>
          <table:table-cell office:value-type="string">
            <text:p>Cluster Platform 3000 BL460c, Xeon 54xx 3.0GHz, GigEthernet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0">
            <text:p>2010</text:p>
          </table:table-cell>
          <table:table-cell office:value-type="string">
            <text:p>Industry</text:p>
          </table:table-cell>
          <table:table-cell office:value-type="float" office:value="8096">
            <text:p>8096</text:p>
          </table:table-cell>
          <table:table-cell office:value-type="float" office:value="0">
            <text:p>0</text:p>
          </table:table-cell>
          <table:table-cell office:value-type="float" office:value="51180.5">
            <text:p>51180,5</text:p>
          </table:table-cell>
          <table:table-cell office:value-type="float" office:value="97152">
            <text:p>97152</text:p>
          </table:table-cell>
          <table:table-cell office:value-type="float" office:value="52.68">
            <text:p>52,68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E5450 4C 3.00GHz</text:p>
          </table:table-cell>
          <table:table-cell office:value-type="string">
            <text:p>Intel Core</text:p>
          </table:table-cell>
          <table:table-cell office:value-type="float" office:value="3000">
            <text:p>300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4">
            <text:p>4</text:p>
          </table:table-cell>
          <table:table-cell office:value-type="string">
            <text:p>Xeon 5400-series "Harpertown"</text:p>
          </table:table-cell>
          <table:table-cell office:value-type="string">
            <text:p>Cluster Platform 3000 BL460c</text:p>
          </table:table-cell>
          <table:table-cell office:value-type="string">
            <text:p>HP Cluster Platform 3000B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HP ProLiant SL390s G7 Xeon 6C X5680 3.3 Ghz, GigE</text:p>
          </table:table-cell>
          <table:table-cell office:value-type="string">
            <text:p>IT Service Provider</text:p>
          </table:table-cell>
          <table:table-cell office:value-type="string">
            <text:p>Hewlett-Packard</text:p>
          </table:table-cell>
          <table:table-cell office:value-type="string">
            <text:p>United States</text:p>
          </table:table-cell>
          <table:table-cell office:value-type="float" office:value="2011">
            <text:p>2011</text:p>
          </table:table-cell>
          <table:table-cell office:value-type="string">
            <text:p>Industry</text:p>
          </table:table-cell>
          <table:table-cell office:value-type="float" office:value="7236">
            <text:p>7236</text:p>
          </table:table-cell>
          <table:table-cell office:value-type="float" office:value="0">
            <text:p>0</text:p>
          </table:table-cell>
          <table:table-cell office:value-type="float" office:value="50941.4">
            <text:p>50941,4</text:p>
          </table:table-cell>
          <table:table-cell office:value-type="float" office:value="96383.5">
            <text:p>96383,5</text:p>
          </table:table-cell>
          <table:table-cell office:value-type="float" office:value="52.85">
            <text:p>52,8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/>
          <table:table-cell office:value-type="string">
            <text:p>Cluster</text:p>
          </table:table-cell>
          <table:table-cell office:value-type="string">
            <text:p>Xeon X5680 6C 3.33GHz</text:p>
          </table:table-cell>
          <table:table-cell office:value-type="string">
            <text:p>Intel Nehalem</text:p>
          </table:table-cell>
          <table:table-cell office:value-type="float" office:value="3330">
            <text:p>3330</text:p>
          </table:table-cell>
          <table:table-cell table:number-columns-repeated="2" office:value-type="string">
            <text:p>Linux</text:p>
          </table:table-cell>
          <table:table-cell office:value-type="string">
            <text:p>None</text:p>
          </table:table-cell>
          <table:table-cell office:value-type="float" office:value="6">
            <text:p>6</text:p>
          </table:table-cell>
          <table:table-cell office:value-type="string">
            <text:p>Xeon X56xx (Westmere-EP)</text:p>
          </table:table-cell>
          <table:table-cell office:value-type="string">
            <text:p>Cluster Platform SL390s G7</text:p>
          </table:table-cell>
          <table:table-cell office:value-type="string">
            <text:p>HP Cluster Platform 3000SL</text:p>
          </table:table-cell>
          <table:table-cell table:number-columns-repeated="2" office:value-type="string">
            <text:p>Gigabit Ethernet</text:p>
          </table:table-cell>
          <table:table-cell office:value-type="string">
            <text:p>North America</text:p>
          </table:table-cell>
          <table:table-cell office:value-type="string">
            <text:p>Americ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.01.2012</text:date>, <text:time>18:51:4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38" style:display-name="PageStyle_3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237" meta:object-count="0"/>
    <meta:generator>LibreOffice/3.4$Unix LibreOffice_project/340m1$Build-402</meta:generator>
  </office:meta>
</office:document-meta>
</file>